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11">
      <style:text-properties fo:color="#4c4c4c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G_METER</text:p>
          </table:table-cell>
          <table:table-cell table:style-name="Default" office:value-type="string" calcext:value-type="string">
            <text:p>X_ADJ</text:p>
          </table:table-cell>
          <table:table-cell table:style-name="Default" office:value-type="string" calcext:value-type="string">
            <text:p>Y_ADJ</text:p>
          </table:table-cell>
          <table:table-cell table:style-name="Default" office:value-type="string" calcext:value-type="string">
            <text:p>Z_ADJ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0.175" calcext:value-type="float">
            <text:p>0.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325]+[.B$2]" office:value-type="float" office:value="0.167325" calcext:value-type="float">
            <text:p>0.167325</text:p>
          </table:table-cell>
          <table:table-cell table:formula="of:=[.C325]+[.C$2]" office:value-type="float" office:value="0.131256" calcext:value-type="float">
            <text:p>0.131256</text:p>
          </table:table-cell>
          <table:table-cell table:formula="of:=[.D325]+[.D$2]" office:value-type="float" office:value="0.792337" calcext:value-type="float">
            <text:p>0.792337</text:p>
          </table:table-cell>
          <table:table-cell table:style-name="ce1" office:value-type="float" office:value="0.269485" calcext:value-type="float">
            <text:p>0.269485</text:p>
          </table:table-cell>
          <table:table-cell table:style-name="ce1" office:value-type="float" office:value="-0.915894" calcext:value-type="float">
            <text:p>-0.915894</text:p>
          </table:table-cell>
          <table:table-cell table:style-name="ce1" office:value-type="float" office:value="0.297531" calcext:value-type="float">
            <text:p>0.297531</text:p>
          </table:table-cell>
          <table:table-cell table:style-name="ce1" office:value-type="float" office:value="0.388748" calcext:value-type="float">
            <text:p>0.388748</text:p>
          </table:table-cell>
          <table:table-cell table:style-name="ce1" office:value-type="float" office:value="0.905731" calcext:value-type="float">
            <text:p>0.90573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26]+[.B$2]" office:value-type="float" office:value="0.172452" calcext:value-type="float">
            <text:p>0.172452</text:p>
          </table:table-cell>
          <table:table-cell table:formula="of:=[.C326]+[.C$2]" office:value-type="float" office:value="0.13208" calcext:value-type="float">
            <text:p>0.132080</text:p>
          </table:table-cell>
          <table:table-cell table:formula="of:=[.D326]+[.D$2]" office:value-type="float" office:value="0.792078" calcext:value-type="float">
            <text:p>0.792078</text:p>
          </table:table-cell>
          <table:table-cell table:style-name="ce1" office:value-type="float" office:value="0.082413" calcext:value-type="float">
            <text:p>0.082413</text:p>
          </table:table-cell>
          <table:table-cell table:style-name="ce1" office:value-type="float" office:value="-0.94783" calcext:value-type="float">
            <text:p>-0.947830</text:p>
          </table:table-cell>
          <table:table-cell table:style-name="ce1" office:value-type="float" office:value="0.307953" calcext:value-type="float">
            <text:p>0.307953</text:p>
          </table:table-cell>
          <table:table-cell table:style-name="ce1" office:value-type="float" office:value="0.462692" calcext:value-type="float">
            <text:p>0.462692</text:p>
          </table:table-cell>
          <table:table-cell table:style-name="ce1" office:value-type="float" office:value="0.91806" calcext:value-type="float">
            <text:p>0.91806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27]+[.B$2]" office:value-type="float" office:value="0.167325" calcext:value-type="float">
            <text:p>0.167325</text:p>
          </table:table-cell>
          <table:table-cell table:formula="of:=[.C327]+[.C$2]" office:value-type="float" office:value="0.129974" calcext:value-type="float">
            <text:p>0.129974</text:p>
          </table:table-cell>
          <table:table-cell table:formula="of:=[.D327]+[.D$2]" office:value-type="float" office:value="0.78837" calcext:value-type="float">
            <text:p>0.788370</text:p>
          </table:table-cell>
          <table:table-cell table:style-name="ce1" office:value-type="float" office:value="0.269485" calcext:value-type="float">
            <text:p>0.269485</text:p>
          </table:table-cell>
          <table:table-cell table:style-name="ce1" office:value-type="float" office:value="-0.915894" calcext:value-type="float">
            <text:p>-0.915894</text:p>
          </table:table-cell>
          <table:table-cell table:style-name="ce1" office:value-type="float" office:value="0.297531" calcext:value-type="float">
            <text:p>0.297531</text:p>
          </table:table-cell>
          <table:table-cell table:style-name="ce1" office:value-type="float" office:value="0.388748" calcext:value-type="float">
            <text:p>0.388748</text:p>
          </table:table-cell>
          <table:table-cell table:style-name="ce1" office:value-type="float" office:value="0.905731" calcext:value-type="float">
            <text:p>0.90573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28]+[.B$2]" office:value-type="float" office:value="0.172452" calcext:value-type="float">
            <text:p>0.172452</text:p>
          </table:table-cell>
          <table:table-cell table:formula="of:=[.C328]+[.C$2]" office:value-type="float" office:value="0.130783" calcext:value-type="float">
            <text:p>0.130783</text:p>
          </table:table-cell>
          <table:table-cell table:formula="of:=[.D328]+[.D$2]" office:value-type="float" office:value="0.788095" calcext:value-type="float">
            <text:p>0.788095</text:p>
          </table:table-cell>
          <table:table-cell table:style-name="ce1" office:value-type="float" office:value="0.082413" calcext:value-type="float">
            <text:p>0.082413</text:p>
          </table:table-cell>
          <table:table-cell table:style-name="ce1" office:value-type="float" office:value="-0.94783" calcext:value-type="float">
            <text:p>-0.947830</text:p>
          </table:table-cell>
          <table:table-cell table:style-name="ce1" office:value-type="float" office:value="0.307953" calcext:value-type="float">
            <text:p>0.307953</text:p>
          </table:table-cell>
          <table:table-cell table:style-name="ce1" office:value-type="float" office:value="0.462692" calcext:value-type="float">
            <text:p>0.462692</text:p>
          </table:table-cell>
          <table:table-cell table:style-name="ce1" office:value-type="float" office:value="0.91806" calcext:value-type="float">
            <text:p>0.91806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29]+[.B$2]" office:value-type="float" office:value="0.163052" calcext:value-type="float">
            <text:p>0.163052</text:p>
          </table:table-cell>
          <table:table-cell table:formula="of:=[.C329]+[.C$2]" office:value-type="float" office:value="0.129639" calcext:value-type="float">
            <text:p>0.129639</text:p>
          </table:table-cell>
          <table:table-cell table:formula="of:=[.D329]+[.D$2]" office:value-type="float" office:value="0.792871" calcext:value-type="float">
            <text:p>0.792871</text:p>
          </table:table-cell>
          <table:table-cell table:style-name="ce1" office:value-type="float" office:value="0.409729" calcext:value-type="float">
            <text:p>0.409729</text:p>
          </table:table-cell>
          <table:table-cell table:style-name="ce1" office:value-type="float" office:value="-0.867569" calcext:value-type="float">
            <text:p>-0.867569</text:p>
          </table:table-cell>
          <table:table-cell table:style-name="ce1" office:value-type="float" office:value="0.281845" calcext:value-type="float">
            <text:p>0.281845</text:p>
          </table:table-cell>
          <table:table-cell table:style-name="ce1" office:value-type="float" office:value="0.327133" calcext:value-type="float">
            <text:p>0.327133</text:p>
          </table:table-cell>
          <table:table-cell table:style-name="ce1" office:value-type="float" office:value="0.880997" calcext:value-type="float">
            <text:p>0.88099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0]+[.B$2]" office:value-type="float" office:value="0.163052" calcext:value-type="float">
            <text:p>0.163052</text:p>
          </table:table-cell>
          <table:table-cell table:formula="of:=[.C330]+[.C$2]" office:value-type="float" office:value="0.128342" calcext:value-type="float">
            <text:p>0.128342</text:p>
          </table:table-cell>
          <table:table-cell table:formula="of:=[.D330]+[.D$2]" office:value-type="float" office:value="0.788889" calcext:value-type="float">
            <text:p>0.788889</text:p>
          </table:table-cell>
          <table:table-cell table:style-name="ce1" office:value-type="float" office:value="0.409729" calcext:value-type="float">
            <text:p>0.409729</text:p>
          </table:table-cell>
          <table:table-cell table:style-name="ce1" office:value-type="float" office:value="-0.867569" calcext:value-type="float">
            <text:p>-0.867569</text:p>
          </table:table-cell>
          <table:table-cell table:style-name="ce1" office:value-type="float" office:value="0.281845" calcext:value-type="float">
            <text:p>0.281845</text:p>
          </table:table-cell>
          <table:table-cell table:style-name="ce1" office:value-type="float" office:value="0.327133" calcext:value-type="float">
            <text:p>0.327133</text:p>
          </table:table-cell>
          <table:table-cell table:style-name="ce1" office:value-type="float" office:value="0.880997" calcext:value-type="float">
            <text:p>0.88099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1]+[.B$2]" office:value-type="float" office:value="0.15965" calcext:value-type="float">
            <text:p>0.159650</text:p>
          </table:table-cell>
          <table:table-cell table:formula="of:=[.C331]+[.C$2]" office:value-type="float" office:value="0.128006" calcext:value-type="float">
            <text:p>0.128006</text:p>
          </table:table-cell>
          <table:table-cell table:formula="of:=[.D331]+[.D$2]" office:value-type="float" office:value="0.79339" calcext:value-type="float">
            <text:p>0.793390</text:p>
          </table:table-cell>
          <table:table-cell table:style-name="ce1" office:value-type="float" office:value="0.538864" calcext:value-type="float">
            <text:p>0.538864</text:p>
          </table:table-cell>
          <table:table-cell table:style-name="ce1" office:value-type="float" office:value="-0.801178" calcext:value-type="float">
            <text:p>-0.801178</text:p>
          </table:table-cell>
          <table:table-cell table:style-name="ce1" office:value-type="float" office:value="0.260269" calcext:value-type="float">
            <text:p>0.260269</text:p>
          </table:table-cell>
          <table:table-cell table:style-name="ce1" office:value-type="float" office:value="0.277832" calcext:value-type="float">
            <text:p>0.277832</text:p>
          </table:table-cell>
          <table:table-cell table:style-name="ce1" office:value-type="float" office:value="0.856308" calcext:value-type="float">
            <text:p>0.8563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2]+[.B$2]" office:value-type="float" office:value="0.15965" calcext:value-type="float">
            <text:p>0.159650</text:p>
          </table:table-cell>
          <table:table-cell table:formula="of:=[.C332]+[.C$2]" office:value-type="float" office:value="0.126724" calcext:value-type="float">
            <text:p>0.126724</text:p>
          </table:table-cell>
          <table:table-cell table:formula="of:=[.D332]+[.D$2]" office:value-type="float" office:value="0.789423" calcext:value-type="float">
            <text:p>0.789423</text:p>
          </table:table-cell>
          <table:table-cell table:style-name="ce1" office:value-type="float" office:value="0.538864" calcext:value-type="float">
            <text:p>0.538864</text:p>
          </table:table-cell>
          <table:table-cell table:style-name="ce1" office:value-type="float" office:value="-0.801178" calcext:value-type="float">
            <text:p>-0.801178</text:p>
          </table:table-cell>
          <table:table-cell table:style-name="ce1" office:value-type="float" office:value="0.260269" calcext:value-type="float">
            <text:p>0.260269</text:p>
          </table:table-cell>
          <table:table-cell table:style-name="ce1" office:value-type="float" office:value="0.277832" calcext:value-type="float">
            <text:p>0.277832</text:p>
          </table:table-cell>
          <table:table-cell table:style-name="ce1" office:value-type="float" office:value="0.856308" calcext:value-type="float">
            <text:p>0.8563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3]+[.B$2]" office:value-type="float" office:value="0.155362" calcext:value-type="float">
            <text:p>0.155362</text:p>
          </table:table-cell>
          <table:table-cell table:formula="of:=[.C333]+[.C$2]" office:value-type="float" office:value="0.124756" calcext:value-type="float">
            <text:p>0.124756</text:p>
          </table:table-cell>
          <table:table-cell table:formula="of:=[.D333]+[.D$2]" office:value-type="float" office:value="0.794458" calcext:value-type="float">
            <text:p>0.794458</text:p>
          </table:table-cell>
          <table:table-cell table:style-name="ce1" office:value-type="float" office:value="0.66684" calcext:value-type="float">
            <text:p>0.666840</text:p>
          </table:table-cell>
          <table:table-cell table:style-name="ce1" office:value-type="float" office:value="-0.70874" calcext:value-type="float">
            <text:p>-0.708740</text:p>
          </table:table-cell>
          <table:table-cell table:style-name="ce1" office:value-type="float" office:value="0.23024" calcext:value-type="float">
            <text:p>0.230240</text:p>
          </table:table-cell>
          <table:table-cell table:style-name="ce1" office:value-type="float" office:value="0.216217" calcext:value-type="float">
            <text:p>0.216217</text:p>
          </table:table-cell>
          <table:table-cell table:style-name="ce1" office:value-type="float" office:value="0.8069" calcext:value-type="float">
            <text:p>0.80690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4]+[.B$2]" office:value-type="float" office:value="0.155362" calcext:value-type="float">
            <text:p>0.155362</text:p>
          </table:table-cell>
          <table:table-cell table:formula="of:=[.C334]+[.C$2]" office:value-type="float" office:value="0.123474" calcext:value-type="float">
            <text:p>0.123474</text:p>
          </table:table-cell>
          <table:table-cell table:formula="of:=[.D334]+[.D$2]" office:value-type="float" office:value="0.790476" calcext:value-type="float">
            <text:p>0.790476</text:p>
          </table:table-cell>
          <table:table-cell table:style-name="ce1" office:value-type="float" office:value="0.66684" calcext:value-type="float">
            <text:p>0.666840</text:p>
          </table:table-cell>
          <table:table-cell table:style-name="ce1" office:value-type="float" office:value="-0.70874" calcext:value-type="float">
            <text:p>-0.708740</text:p>
          </table:table-cell>
          <table:table-cell table:style-name="ce1" office:value-type="float" office:value="0.23024" calcext:value-type="float">
            <text:p>0.230240</text:p>
          </table:table-cell>
          <table:table-cell table:style-name="ce1" office:value-type="float" office:value="0.216217" calcext:value-type="float">
            <text:p>0.216217</text:p>
          </table:table-cell>
          <table:table-cell table:style-name="ce1" office:value-type="float" office:value="0.8069" calcext:value-type="float">
            <text:p>0.80690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5]+[.B$2]" office:value-type="float" office:value="0.153653" calcext:value-type="float">
            <text:p>0.153653</text:p>
          </table:table-cell>
          <table:table-cell table:formula="of:=[.C335]+[.C$2]" office:value-type="float" office:value="0.123138" calcext:value-type="float">
            <text:p>0.123138</text:p>
          </table:table-cell>
          <table:table-cell table:formula="of:=[.D335]+[.D$2]" office:value-type="float" office:value="0.794977" calcext:value-type="float">
            <text:p>0.794977</text:p>
          </table:table-cell>
          <table:table-cell table:style-name="ce1" office:value-type="float" office:value="0.745102" calcext:value-type="float">
            <text:p>0.745102</text:p>
          </table:table-cell>
          <table:table-cell table:style-name="ce1" office:value-type="float" office:value="-0.634308" calcext:value-type="float">
            <text:p>-0.634308</text:p>
          </table:table-cell>
          <table:table-cell table:style-name="ce1" office:value-type="float" office:value="0.20607" calcext:value-type="float">
            <text:p>0.206070</text:p>
          </table:table-cell>
          <table:table-cell table:style-name="ce1" office:value-type="float" office:value="0.191559" calcext:value-type="float">
            <text:p>0.191559</text:p>
          </table:table-cell>
          <table:table-cell table:style-name="ce1" office:value-type="float" office:value="0.782196" calcext:value-type="float">
            <text:p>0.7821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6]+[.B$2]" office:value-type="float" office:value="0.153653" calcext:value-type="float">
            <text:p>0.153653</text:p>
          </table:table-cell>
          <table:table-cell table:formula="of:=[.C336]+[.C$2]" office:value-type="float" office:value="0.121841" calcext:value-type="float">
            <text:p>0.121841</text:p>
          </table:table-cell>
          <table:table-cell table:formula="of:=[.D336]+[.D$2]" office:value-type="float" office:value="0.79101" calcext:value-type="float">
            <text:p>0.791010</text:p>
          </table:table-cell>
          <table:table-cell table:style-name="ce1" office:value-type="float" office:value="0.745102" calcext:value-type="float">
            <text:p>0.745102</text:p>
          </table:table-cell>
          <table:table-cell table:style-name="ce1" office:value-type="float" office:value="-0.634308" calcext:value-type="float">
            <text:p>-0.634308</text:p>
          </table:table-cell>
          <table:table-cell table:style-name="ce1" office:value-type="float" office:value="0.20607" calcext:value-type="float">
            <text:p>0.206070</text:p>
          </table:table-cell>
          <table:table-cell table:style-name="ce1" office:value-type="float" office:value="0.191559" calcext:value-type="float">
            <text:p>0.191559</text:p>
          </table:table-cell>
          <table:table-cell table:style-name="ce1" office:value-type="float" office:value="0.782196" calcext:value-type="float">
            <text:p>0.7821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7]+[.B$2]" office:value-type="float" office:value="0.150235" calcext:value-type="float">
            <text:p>0.150235</text:p>
          </table:table-cell>
          <table:table-cell table:formula="of:=[.C337]+[.C$2]" office:value-type="float" office:value="0.11908" calcext:value-type="float">
            <text:p>0.119080</text:p>
          </table:table-cell>
          <table:table-cell table:formula="of:=[.D337]+[.D$2]" office:value-type="float" office:value="0.796304" calcext:value-type="float">
            <text:p>0.796304</text:p>
          </table:table-cell>
          <table:table-cell table:style-name="ce1" office:value-type="float" office:value="0.842331" calcext:value-type="float">
            <text:p>0.842331</text:p>
          </table:table-cell>
          <table:table-cell table:style-name="ce1" office:value-type="float" office:value="-0.512573" calcext:value-type="float">
            <text:p>-0.512573</text:p>
          </table:table-cell>
          <table:table-cell table:style-name="ce1" office:value-type="float" office:value="0.166565" calcext:value-type="float">
            <text:p>0.166565</text:p>
          </table:table-cell>
          <table:table-cell table:style-name="ce1" office:value-type="float" office:value="0.142258" calcext:value-type="float">
            <text:p>0.142258</text:p>
          </table:table-cell>
          <table:table-cell table:style-name="ce1" office:value-type="float" office:value="0.720413" calcext:value-type="float">
            <text:p>0.7204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8]+[.B$2]" office:value-type="float" office:value="0.150235" calcext:value-type="float">
            <text:p>0.150235</text:p>
          </table:table-cell>
          <table:table-cell table:formula="of:=[.C338]+[.C$2]" office:value-type="float" office:value="0.117783" calcext:value-type="float">
            <text:p>0.117783</text:p>
          </table:table-cell>
          <table:table-cell table:formula="of:=[.D338]+[.D$2]" office:value-type="float" office:value="0.792322" calcext:value-type="float">
            <text:p>0.792322</text:p>
          </table:table-cell>
          <table:table-cell table:style-name="ce1" office:value-type="float" office:value="0.842331" calcext:value-type="float">
            <text:p>0.842331</text:p>
          </table:table-cell>
          <table:table-cell table:style-name="ce1" office:value-type="float" office:value="-0.512573" calcext:value-type="float">
            <text:p>-0.512573</text:p>
          </table:table-cell>
          <table:table-cell table:style-name="ce1" office:value-type="float" office:value="0.166565" calcext:value-type="float">
            <text:p>0.166565</text:p>
          </table:table-cell>
          <table:table-cell table:style-name="ce1" office:value-type="float" office:value="0.142258" calcext:value-type="float">
            <text:p>0.142258</text:p>
          </table:table-cell>
          <table:table-cell table:style-name="ce1" office:value-type="float" office:value="0.720413" calcext:value-type="float">
            <text:p>0.7204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39]+[.B$2]" office:value-type="float" office:value="0.148526" calcext:value-type="float">
            <text:p>0.148526</text:p>
          </table:table-cell>
          <table:table-cell table:formula="of:=[.C339]+[.C$2]" office:value-type="float" office:value="0.115829" calcext:value-type="float">
            <text:p>0.115829</text:p>
          </table:table-cell>
          <table:table-cell table:formula="of:=[.D339]+[.D$2]" office:value-type="float" office:value="0.797357" calcext:value-type="float">
            <text:p>0.797357</text:p>
          </table:table-cell>
          <table:table-cell table:style-name="ce1" office:value-type="float" office:value="0.912247" calcext:value-type="float">
            <text:p>0.912247</text:p>
          </table:table-cell>
          <table:table-cell table:style-name="ce1" office:value-type="float" office:value="-0.389572" calcext:value-type="float">
            <text:p>-0.389572</text:p>
          </table:table-cell>
          <table:table-cell table:style-name="ce1" office:value-type="float" office:value="0.126663" calcext:value-type="float">
            <text:p>0.126663</text:p>
          </table:table-cell>
          <table:table-cell table:style-name="ce1" office:value-type="float" office:value="0.117615" calcext:value-type="float">
            <text:p>0.117615</text:p>
          </table:table-cell>
          <table:table-cell table:style-name="ce1" office:value-type="float" office:value="0.671005" calcext:value-type="float">
            <text:p>0.67100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0]+[.B$2]" office:value-type="float" office:value="0.148526" calcext:value-type="float">
            <text:p>0.148526</text:p>
          </table:table-cell>
          <table:table-cell table:formula="of:=[.C340]+[.C$2]" office:value-type="float" office:value="0.114532" calcext:value-type="float">
            <text:p>0.114532</text:p>
          </table:table-cell>
          <table:table-cell table:formula="of:=[.D340]+[.D$2]" office:value-type="float" office:value="0.793375" calcext:value-type="float">
            <text:p>0.793375</text:p>
          </table:table-cell>
          <table:table-cell table:style-name="ce1" office:value-type="float" office:value="0.912247" calcext:value-type="float">
            <text:p>0.912247</text:p>
          </table:table-cell>
          <table:table-cell table:style-name="ce1" office:value-type="float" office:value="-0.389572" calcext:value-type="float">
            <text:p>-0.389572</text:p>
          </table:table-cell>
          <table:table-cell table:style-name="ce1" office:value-type="float" office:value="0.126663" calcext:value-type="float">
            <text:p>0.126663</text:p>
          </table:table-cell>
          <table:table-cell table:style-name="ce1" office:value-type="float" office:value="0.117615" calcext:value-type="float">
            <text:p>0.117615</text:p>
          </table:table-cell>
          <table:table-cell table:style-name="ce1" office:value-type="float" office:value="0.671005" calcext:value-type="float">
            <text:p>0.67100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1]+[.B$2]" office:value-type="float" office:value="0.146817" calcext:value-type="float">
            <text:p>0.146817</text:p>
          </table:table-cell>
          <table:table-cell table:formula="of:=[.C341]+[.C$2]" office:value-type="float" office:value="0.111755" calcext:value-type="float">
            <text:p>0.111755</text:p>
          </table:table-cell>
          <table:table-cell table:formula="of:=[.D341]+[.D$2]" office:value-type="float" office:value="0.79867" calcext:value-type="float">
            <text:p>0.798670</text:p>
          </table:table-cell>
          <table:table-cell table:style-name="ce1" office:value-type="float" office:value="0.963043" calcext:value-type="float">
            <text:p>0.963043</text:p>
          </table:table-cell>
          <table:table-cell table:style-name="ce1" office:value-type="float" office:value="-0.25618" calcext:value-type="float">
            <text:p>-0.256180</text:p>
          </table:table-cell>
          <table:table-cell table:style-name="ce1" office:value-type="float" office:value="0.083282" calcext:value-type="float">
            <text:p>0.083282</text:p>
          </table:table-cell>
          <table:table-cell table:style-name="ce1" office:value-type="float" office:value="0.092972" calcext:value-type="float">
            <text:p>0.092972</text:p>
          </table:table-cell>
          <table:table-cell table:style-name="ce1" office:value-type="float" office:value="0.609253" calcext:value-type="float">
            <text:p>0.60925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2]+[.B$2]" office:value-type="float" office:value="0.146817" calcext:value-type="float">
            <text:p>0.146817</text:p>
          </table:table-cell>
          <table:table-cell table:formula="of:=[.C342]+[.C$2]" office:value-type="float" office:value="0.110474" calcext:value-type="float">
            <text:p>0.110474</text:p>
          </table:table-cell>
          <table:table-cell table:formula="of:=[.D342]+[.D$2]" office:value-type="float" office:value="0.794702" calcext:value-type="float">
            <text:p>0.794702</text:p>
          </table:table-cell>
          <table:table-cell table:style-name="ce1" office:value-type="float" office:value="0.963043" calcext:value-type="float">
            <text:p>0.963043</text:p>
          </table:table-cell>
          <table:table-cell table:style-name="ce1" office:value-type="float" office:value="-0.25618" calcext:value-type="float">
            <text:p>-0.256180</text:p>
          </table:table-cell>
          <table:table-cell table:style-name="ce1" office:value-type="float" office:value="0.083282" calcext:value-type="float">
            <text:p>0.083282</text:p>
          </table:table-cell>
          <table:table-cell table:style-name="ce1" office:value-type="float" office:value="0.092972" calcext:value-type="float">
            <text:p>0.092972</text:p>
          </table:table-cell>
          <table:table-cell table:style-name="ce1" office:value-type="float" office:value="0.609253" calcext:value-type="float">
            <text:p>0.60925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3]+[.B$2]" office:value-type="float" office:value="0.145978" calcext:value-type="float">
            <text:p>0.145978</text:p>
          </table:table-cell>
          <table:table-cell table:formula="of:=[.C343]+[.C$2]" office:value-type="float" office:value="0.106888" calcext:value-type="float">
            <text:p>0.106888</text:p>
          </table:table-cell>
          <table:table-cell table:formula="of:=[.D343]+[.D$2]" office:value-type="float" office:value="0.800256" calcext:value-type="float">
            <text:p>0.800256</text:p>
          </table:table-cell>
          <table:table-cell table:style-name="ce1" office:value-type="float" office:value="0.996597" calcext:value-type="float">
            <text:p>0.996597</text:p>
          </table:table-cell>
          <table:table-cell table:style-name="ce1" office:value-type="float" office:value="-0.078369" calcext:value-type="float">
            <text:p>-0.078369</text:p>
          </table:table-cell>
          <table:table-cell table:style-name="ce1" office:value-type="float" office:value="0.025467" calcext:value-type="float">
            <text:p>0.025467</text:p>
          </table:table-cell>
          <table:table-cell table:style-name="ce1" office:value-type="float" office:value="0.080658" calcext:value-type="float">
            <text:p>0.080658</text:p>
          </table:table-cell>
          <table:table-cell table:style-name="ce1" office:value-type="float" office:value="0.535126" calcext:value-type="float">
            <text:p>0.5351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4]+[.B$2]" office:value-type="float" office:value="0.145978" calcext:value-type="float">
            <text:p>0.145978</text:p>
          </table:table-cell>
          <table:table-cell table:formula="of:=[.C344]+[.C$2]" office:value-type="float" office:value="0.105591" calcext:value-type="float">
            <text:p>0.105591</text:p>
          </table:table-cell>
          <table:table-cell table:formula="of:=[.D344]+[.D$2]" office:value-type="float" office:value="0.796289" calcext:value-type="float">
            <text:p>0.796289</text:p>
          </table:table-cell>
          <table:table-cell table:style-name="ce1" office:value-type="float" office:value="0.996597" calcext:value-type="float">
            <text:p>0.996597</text:p>
          </table:table-cell>
          <table:table-cell table:style-name="ce1" office:value-type="float" office:value="-0.078369" calcext:value-type="float">
            <text:p>-0.078369</text:p>
          </table:table-cell>
          <table:table-cell table:style-name="ce1" office:value-type="float" office:value="0.025467" calcext:value-type="float">
            <text:p>0.025467</text:p>
          </table:table-cell>
          <table:table-cell table:style-name="ce1" office:value-type="float" office:value="0.080658" calcext:value-type="float">
            <text:p>0.080658</text:p>
          </table:table-cell>
          <table:table-cell table:style-name="ce1" office:value-type="float" office:value="0.535126" calcext:value-type="float">
            <text:p>0.5351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5]+[.B$2]" office:value-type="float" office:value="0.145978" calcext:value-type="float">
            <text:p>0.145978</text:p>
          </table:table-cell>
          <table:table-cell table:formula="of:=[.C345]+[.C$2]" office:value-type="float" office:value="0.102005" calcext:value-type="float">
            <text:p>0.102005</text:p>
          </table:table-cell>
          <table:table-cell table:formula="of:=[.D345]+[.D$2]" office:value-type="float" office:value="0.801843" calcext:value-type="float">
            <text:p>0.801843</text:p>
          </table:table-cell>
          <table:table-cell table:style-name="ce1" office:value-type="float" office:value="0.996597" calcext:value-type="float">
            <text:p>0.996597</text:p>
          </table:table-cell>
          <table:table-cell table:style-name="ce1" office:value-type="float" office:value="0.078369" calcext:value-type="float">
            <text:p>0.078369</text:p>
          </table:table-cell>
          <table:table-cell table:style-name="ce1" office:value-type="float" office:value="-0.025467" calcext:value-type="float">
            <text:p>-0.025467</text:p>
          </table:table-cell>
          <table:table-cell table:style-name="ce1" office:value-type="float" office:value="0.080658" calcext:value-type="float">
            <text:p>0.080658</text:p>
          </table:table-cell>
          <table:table-cell table:style-name="ce1" office:value-type="float" office:value="0.464813" calcext:value-type="float">
            <text:p>0.4648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6]+[.B$2]" office:value-type="float" office:value="0.145978" calcext:value-type="float">
            <text:p>0.145978</text:p>
          </table:table-cell>
          <table:table-cell table:formula="of:=[.C346]+[.C$2]" office:value-type="float" office:value="0.100708" calcext:value-type="float">
            <text:p>0.100708</text:p>
          </table:table-cell>
          <table:table-cell table:formula="of:=[.D346]+[.D$2]" office:value-type="float" office:value="0.797876" calcext:value-type="float">
            <text:p>0.797876</text:p>
          </table:table-cell>
          <table:table-cell table:style-name="ce1" office:value-type="float" office:value="0.996597" calcext:value-type="float">
            <text:p>0.996597</text:p>
          </table:table-cell>
          <table:table-cell table:style-name="ce1" office:value-type="float" office:value="0.078369" calcext:value-type="float">
            <text:p>0.078369</text:p>
          </table:table-cell>
          <table:table-cell table:style-name="ce1" office:value-type="float" office:value="-0.025467" calcext:value-type="float">
            <text:p>-0.025467</text:p>
          </table:table-cell>
          <table:table-cell table:style-name="ce1" office:value-type="float" office:value="0.080658" calcext:value-type="float">
            <text:p>0.080658</text:p>
          </table:table-cell>
          <table:table-cell table:style-name="ce1" office:value-type="float" office:value="0.464813" calcext:value-type="float">
            <text:p>0.4648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7]+[.B$2]" office:value-type="float" office:value="0.146817" calcext:value-type="float">
            <text:p>0.146817</text:p>
          </table:table-cell>
          <table:table-cell table:formula="of:=[.C347]+[.C$2]" office:value-type="float" office:value="0.097137" calcext:value-type="float">
            <text:p>0.097137</text:p>
          </table:table-cell>
          <table:table-cell table:formula="of:=[.D347]+[.D$2]" office:value-type="float" office:value="0.80343" calcext:value-type="float">
            <text:p>0.803430</text:p>
          </table:table-cell>
          <table:table-cell table:style-name="ce1" office:value-type="float" office:value="0.963043" calcext:value-type="float">
            <text:p>0.963043</text:p>
          </table:table-cell>
          <table:table-cell table:style-name="ce1" office:value-type="float" office:value="0.256149" calcext:value-type="float">
            <text:p>0.256149</text:p>
          </table:table-cell>
          <table:table-cell table:style-name="ce1" office:value-type="float" office:value="-0.083221" calcext:value-type="float">
            <text:p>-0.083221</text:p>
          </table:table-cell>
          <table:table-cell table:style-name="ce1" office:value-type="float" office:value="0.092972" calcext:value-type="float">
            <text:p>0.092972</text:p>
          </table:table-cell>
          <table:table-cell table:style-name="ce1" office:value-type="float" office:value="0.390701" calcext:value-type="float">
            <text:p>0.39070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8]+[.B$2]" office:value-type="float" office:value="0.146817" calcext:value-type="float">
            <text:p>0.146817</text:p>
          </table:table-cell>
          <table:table-cell table:formula="of:=[.C348]+[.C$2]" office:value-type="float" office:value="0.09584" calcext:value-type="float">
            <text:p>0.095840</text:p>
          </table:table-cell>
          <table:table-cell table:formula="of:=[.D348]+[.D$2]" office:value-type="float" office:value="0.799448" calcext:value-type="float">
            <text:p>0.799448</text:p>
          </table:table-cell>
          <table:table-cell table:style-name="ce1" office:value-type="float" office:value="0.963043" calcext:value-type="float">
            <text:p>0.963043</text:p>
          </table:table-cell>
          <table:table-cell table:style-name="ce1" office:value-type="float" office:value="0.256149" calcext:value-type="float">
            <text:p>0.256149</text:p>
          </table:table-cell>
          <table:table-cell table:style-name="ce1" office:value-type="float" office:value="-0.083221" calcext:value-type="float">
            <text:p>-0.083221</text:p>
          </table:table-cell>
          <table:table-cell table:style-name="ce1" office:value-type="float" office:value="0.092972" calcext:value-type="float">
            <text:p>0.092972</text:p>
          </table:table-cell>
          <table:table-cell table:style-name="ce1" office:value-type="float" office:value="0.390701" calcext:value-type="float">
            <text:p>0.39070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49]+[.B$2]" office:value-type="float" office:value="0.148526" calcext:value-type="float">
            <text:p>0.148526</text:p>
          </table:table-cell>
          <table:table-cell table:formula="of:=[.C349]+[.C$2]" office:value-type="float" office:value="0.093063" calcext:value-type="float">
            <text:p>0.093063</text:p>
          </table:table-cell>
          <table:table-cell table:formula="of:=[.D349]+[.D$2]" office:value-type="float" office:value="0.804743" calcext:value-type="float">
            <text:p>0.804743</text:p>
          </table:table-cell>
          <table:table-cell table:style-name="ce1" office:value-type="float" office:value="0.912247" calcext:value-type="float">
            <text:p>0.912247</text:p>
          </table:table-cell>
          <table:table-cell table:style-name="ce1" office:value-type="float" office:value="0.389587" calcext:value-type="float">
            <text:p>0.389587</text:p>
          </table:table-cell>
          <table:table-cell table:style-name="ce1" office:value-type="float" office:value="-0.126572" calcext:value-type="float">
            <text:p>-0.126572</text:p>
          </table:table-cell>
          <table:table-cell table:style-name="ce1" office:value-type="float" office:value="0.117615" calcext:value-type="float">
            <text:p>0.117615</text:p>
          </table:table-cell>
          <table:table-cell table:style-name="ce1" office:value-type="float" office:value="0.328934" calcext:value-type="float">
            <text:p>0.32893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0]+[.B$2]" office:value-type="float" office:value="0.148526" calcext:value-type="float">
            <text:p>0.148526</text:p>
          </table:table-cell>
          <table:table-cell table:formula="of:=[.C350]+[.C$2]" office:value-type="float" office:value="0.091782" calcext:value-type="float">
            <text:p>0.091782</text:p>
          </table:table-cell>
          <table:table-cell table:formula="of:=[.D350]+[.D$2]" office:value-type="float" office:value="0.800775" calcext:value-type="float">
            <text:p>0.800775</text:p>
          </table:table-cell>
          <table:table-cell table:style-name="ce1" office:value-type="float" office:value="0.912247" calcext:value-type="float">
            <text:p>0.912247</text:p>
          </table:table-cell>
          <table:table-cell table:style-name="ce1" office:value-type="float" office:value="0.389587" calcext:value-type="float">
            <text:p>0.389587</text:p>
          </table:table-cell>
          <table:table-cell table:style-name="ce1" office:value-type="float" office:value="-0.126572" calcext:value-type="float">
            <text:p>-0.126572</text:p>
          </table:table-cell>
          <table:table-cell table:style-name="ce1" office:value-type="float" office:value="0.117615" calcext:value-type="float">
            <text:p>0.117615</text:p>
          </table:table-cell>
          <table:table-cell table:style-name="ce1" office:value-type="float" office:value="0.328934" calcext:value-type="float">
            <text:p>0.32893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1]+[.B$2]" office:value-type="float" office:value="0.150235" calcext:value-type="float">
            <text:p>0.150235</text:p>
          </table:table-cell>
          <table:table-cell table:formula="of:=[.C351]+[.C$2]" office:value-type="float" office:value="0.089813" calcext:value-type="float">
            <text:p>0.089813</text:p>
          </table:table-cell>
          <table:table-cell table:formula="of:=[.D351]+[.D$2]" office:value-type="float" office:value="0.805811" calcext:value-type="float">
            <text:p>0.805811</text:p>
          </table:table-cell>
          <table:table-cell table:style-name="ce1" office:value-type="float" office:value="0.842285" calcext:value-type="float">
            <text:p>0.842285</text:p>
          </table:table-cell>
          <table:table-cell table:style-name="ce1" office:value-type="float" office:value="0.512665" calcext:value-type="float">
            <text:p>0.512665</text:p>
          </table:table-cell>
          <table:table-cell table:style-name="ce1" office:value-type="float" office:value="-0.16655" calcext:value-type="float">
            <text:p>-0.166550</text:p>
          </table:table-cell>
          <table:table-cell table:style-name="ce1" office:value-type="float" office:value="0.142258" calcext:value-type="float">
            <text:p>0.142258</text:p>
          </table:table-cell>
          <table:table-cell table:style-name="ce1" office:value-type="float" office:value="0.279526" calcext:value-type="float">
            <text:p>0.2795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2]+[.B$2]" office:value-type="float" office:value="0.150235" calcext:value-type="float">
            <text:p>0.150235</text:p>
          </table:table-cell>
          <table:table-cell table:formula="of:=[.C352]+[.C$2]" office:value-type="float" office:value="0.088531" calcext:value-type="float">
            <text:p>0.088531</text:p>
          </table:table-cell>
          <table:table-cell table:formula="of:=[.D352]+[.D$2]" office:value-type="float" office:value="0.801828" calcext:value-type="float">
            <text:p>0.801828</text:p>
          </table:table-cell>
          <table:table-cell table:style-name="ce1" office:value-type="float" office:value="0.842285" calcext:value-type="float">
            <text:p>0.842285</text:p>
          </table:table-cell>
          <table:table-cell table:style-name="ce1" office:value-type="float" office:value="0.512665" calcext:value-type="float">
            <text:p>0.512665</text:p>
          </table:table-cell>
          <table:table-cell table:style-name="ce1" office:value-type="float" office:value="-0.16655" calcext:value-type="float">
            <text:p>-0.166550</text:p>
          </table:table-cell>
          <table:table-cell table:style-name="ce1" office:value-type="float" office:value="0.142258" calcext:value-type="float">
            <text:p>0.142258</text:p>
          </table:table-cell>
          <table:table-cell table:style-name="ce1" office:value-type="float" office:value="0.279526" calcext:value-type="float">
            <text:p>0.2795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3]+[.B$2]" office:value-type="float" office:value="0.153653" calcext:value-type="float">
            <text:p>0.153653</text:p>
          </table:table-cell>
          <table:table-cell table:formula="of:=[.C353]+[.C$2]" office:value-type="float" office:value="0.085754" calcext:value-type="float">
            <text:p>0.085754</text:p>
          </table:table-cell>
          <table:table-cell table:formula="of:=[.D353]+[.D$2]" office:value-type="float" office:value="0.807123" calcext:value-type="float">
            <text:p>0.807123</text:p>
          </table:table-cell>
          <table:table-cell table:style-name="ce1" office:value-type="float" office:value="0.745117" calcext:value-type="float">
            <text:p>0.745117</text:p>
          </table:table-cell>
          <table:table-cell table:style-name="ce1" office:value-type="float" office:value="0.634277" calcext:value-type="float">
            <text:p>0.634277</text:p>
          </table:table-cell>
          <table:table-cell table:style-name="ce1" office:value-type="float" office:value="-0.206131" calcext:value-type="float">
            <text:p>-0.206131</text:p>
          </table:table-cell>
          <table:table-cell table:style-name="ce1" office:value-type="float" office:value="0.191559" calcext:value-type="float">
            <text:p>0.191559</text:p>
          </table:table-cell>
          <table:table-cell table:style-name="ce1" office:value-type="float" office:value="0.217758" calcext:value-type="float">
            <text:p>0.21775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4]+[.B$2]" office:value-type="float" office:value="0.153653" calcext:value-type="float">
            <text:p>0.153653</text:p>
          </table:table-cell>
          <table:table-cell table:formula="of:=[.C354]+[.C$2]" office:value-type="float" office:value="0.084457" calcext:value-type="float">
            <text:p>0.084457</text:p>
          </table:table-cell>
          <table:table-cell table:formula="of:=[.D354]+[.D$2]" office:value-type="float" office:value="0.803156" calcext:value-type="float">
            <text:p>0.803156</text:p>
          </table:table-cell>
          <table:table-cell table:style-name="ce1" office:value-type="float" office:value="0.745117" calcext:value-type="float">
            <text:p>0.745117</text:p>
          </table:table-cell>
          <table:table-cell table:style-name="ce1" office:value-type="float" office:value="0.634277" calcext:value-type="float">
            <text:p>0.634277</text:p>
          </table:table-cell>
          <table:table-cell table:style-name="ce1" office:value-type="float" office:value="-0.206131" calcext:value-type="float">
            <text:p>-0.206131</text:p>
          </table:table-cell>
          <table:table-cell table:style-name="ce1" office:value-type="float" office:value="0.191559" calcext:value-type="float">
            <text:p>0.191559</text:p>
          </table:table-cell>
          <table:table-cell table:style-name="ce1" office:value-type="float" office:value="0.217758" calcext:value-type="float">
            <text:p>0.21775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5]+[.B$2]" office:value-type="float" office:value="0.155362" calcext:value-type="float">
            <text:p>0.155362</text:p>
          </table:table-cell>
          <table:table-cell table:formula="of:=[.C355]+[.C$2]" office:value-type="float" office:value="0.084122" calcext:value-type="float">
            <text:p>0.084122</text:p>
          </table:table-cell>
          <table:table-cell table:formula="of:=[.D355]+[.D$2]" office:value-type="float" office:value="0.807657" calcext:value-type="float">
            <text:p>0.807657</text:p>
          </table:table-cell>
          <table:table-cell table:style-name="ce1" office:value-type="float" office:value="0.666916" calcext:value-type="float">
            <text:p>0.666916</text:p>
          </table:table-cell>
          <table:table-cell table:style-name="ce1" office:value-type="float" office:value="0.708649" calcext:value-type="float">
            <text:p>0.708649</text:p>
          </table:table-cell>
          <table:table-cell table:style-name="ce1" office:value-type="float" office:value="-0.230301" calcext:value-type="float">
            <text:p>-0.230301</text:p>
          </table:table-cell>
          <table:table-cell table:style-name="ce1" office:value-type="float" office:value="0.216217" calcext:value-type="float">
            <text:p>0.216217</text:p>
          </table:table-cell>
          <table:table-cell table:style-name="ce1" office:value-type="float" office:value="0.193054" calcext:value-type="float">
            <text:p>0.1930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6]+[.B$2]" office:value-type="float" office:value="0.155362" calcext:value-type="float">
            <text:p>0.155362</text:p>
          </table:table-cell>
          <table:table-cell table:formula="of:=[.C356]+[.C$2]" office:value-type="float" office:value="0.08284" calcext:value-type="float">
            <text:p>0.082840</text:p>
          </table:table-cell>
          <table:table-cell table:formula="of:=[.D356]+[.D$2]" office:value-type="float" office:value="0.803674" calcext:value-type="float">
            <text:p>0.803674</text:p>
          </table:table-cell>
          <table:table-cell table:style-name="ce1" office:value-type="float" office:value="0.666916" calcext:value-type="float">
            <text:p>0.666916</text:p>
          </table:table-cell>
          <table:table-cell table:style-name="ce1" office:value-type="float" office:value="0.708649" calcext:value-type="float">
            <text:p>0.708649</text:p>
          </table:table-cell>
          <table:table-cell table:style-name="ce1" office:value-type="float" office:value="-0.230301" calcext:value-type="float">
            <text:p>-0.230301</text:p>
          </table:table-cell>
          <table:table-cell table:style-name="ce1" office:value-type="float" office:value="0.216217" calcext:value-type="float">
            <text:p>0.216217</text:p>
          </table:table-cell>
          <table:table-cell table:style-name="ce1" office:value-type="float" office:value="0.193054" calcext:value-type="float">
            <text:p>0.1930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7]+[.B$2]" office:value-type="float" office:value="0.15965" calcext:value-type="float">
            <text:p>0.159650</text:p>
          </table:table-cell>
          <table:table-cell table:formula="of:=[.C357]+[.C$2]" office:value-type="float" office:value="0.080872" calcext:value-type="float">
            <text:p>0.080872</text:p>
          </table:table-cell>
          <table:table-cell table:formula="of:=[.D357]+[.D$2]" office:value-type="float" office:value="0.80871" calcext:value-type="float">
            <text:p>0.808710</text:p>
          </table:table-cell>
          <table:table-cell table:style-name="ce1" office:value-type="float" office:value="0.538895" calcext:value-type="float">
            <text:p>0.538895</text:p>
          </table:table-cell>
          <table:table-cell table:style-name="ce1" office:value-type="float" office:value="0.801163" calcext:value-type="float">
            <text:p>0.801163</text:p>
          </table:table-cell>
          <table:table-cell table:style-name="ce1" office:value-type="float" office:value="-0.260269" calcext:value-type="float">
            <text:p>-0.260269</text:p>
          </table:table-cell>
          <table:table-cell table:style-name="ce1" office:value-type="float" office:value="0.277832" calcext:value-type="float">
            <text:p>0.277832</text:p>
          </table:table-cell>
          <table:table-cell table:style-name="ce1" office:value-type="float" office:value="0.143646" calcext:value-type="float">
            <text:p>0.14364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8]+[.B$2]" office:value-type="float" office:value="0.15965" calcext:value-type="float">
            <text:p>0.159650</text:p>
          </table:table-cell>
          <table:table-cell table:formula="of:=[.C358]+[.C$2]" office:value-type="float" office:value="0.07959" calcext:value-type="float">
            <text:p>0.079590</text:p>
          </table:table-cell>
          <table:table-cell table:formula="of:=[.D358]+[.D$2]" office:value-type="float" office:value="0.804743" calcext:value-type="float">
            <text:p>0.804743</text:p>
          </table:table-cell>
          <table:table-cell table:style-name="ce1" office:value-type="float" office:value="0.538895" calcext:value-type="float">
            <text:p>0.538895</text:p>
          </table:table-cell>
          <table:table-cell table:style-name="ce1" office:value-type="float" office:value="0.801163" calcext:value-type="float">
            <text:p>0.801163</text:p>
          </table:table-cell>
          <table:table-cell table:style-name="ce1" office:value-type="float" office:value="-0.260269" calcext:value-type="float">
            <text:p>-0.260269</text:p>
          </table:table-cell>
          <table:table-cell table:style-name="ce1" office:value-type="float" office:value="0.277832" calcext:value-type="float">
            <text:p>0.277832</text:p>
          </table:table-cell>
          <table:table-cell table:style-name="ce1" office:value-type="float" office:value="0.143646" calcext:value-type="float">
            <text:p>0.14364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59]+[.B$2]" office:value-type="float" office:value="0.163052" calcext:value-type="float">
            <text:p>0.163052</text:p>
          </table:table-cell>
          <table:table-cell table:formula="of:=[.C359]+[.C$2]" office:value-type="float" office:value="0.079254" calcext:value-type="float">
            <text:p>0.079254</text:p>
          </table:table-cell>
          <table:table-cell table:formula="of:=[.D359]+[.D$2]" office:value-type="float" office:value="0.809244" calcext:value-type="float">
            <text:p>0.809244</text:p>
          </table:table-cell>
          <table:table-cell table:style-name="ce1" office:value-type="float" office:value="0.409729" calcext:value-type="float">
            <text:p>0.409729</text:p>
          </table:table-cell>
          <table:table-cell table:style-name="ce1" office:value-type="float" office:value="0.867569" calcext:value-type="float">
            <text:p>0.867569</text:p>
          </table:table-cell>
          <table:table-cell table:style-name="ce1" office:value-type="float" office:value="-0.281845" calcext:value-type="float">
            <text:p>-0.281845</text:p>
          </table:table-cell>
          <table:table-cell table:style-name="ce1" office:value-type="float" office:value="0.327133" calcext:value-type="float">
            <text:p>0.327133</text:p>
          </table:table-cell>
          <table:table-cell table:style-name="ce1" office:value-type="float" office:value="0.118942" calcext:value-type="float">
            <text:p>0.11894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0]+[.B$2]" office:value-type="float" office:value="0.163052" calcext:value-type="float">
            <text:p>0.163052</text:p>
          </table:table-cell>
          <table:table-cell table:formula="of:=[.C360]+[.C$2]" office:value-type="float" office:value="0.077957" calcext:value-type="float">
            <text:p>0.077957</text:p>
          </table:table-cell>
          <table:table-cell table:formula="of:=[.D360]+[.D$2]" office:value-type="float" office:value="0.805261" calcext:value-type="float">
            <text:p>0.805261</text:p>
          </table:table-cell>
          <table:table-cell table:style-name="ce1" office:value-type="float" office:value="0.409729" calcext:value-type="float">
            <text:p>0.409729</text:p>
          </table:table-cell>
          <table:table-cell table:style-name="ce1" office:value-type="float" office:value="0.867569" calcext:value-type="float">
            <text:p>0.867569</text:p>
          </table:table-cell>
          <table:table-cell table:style-name="ce1" office:value-type="float" office:value="-0.281845" calcext:value-type="float">
            <text:p>-0.281845</text:p>
          </table:table-cell>
          <table:table-cell table:style-name="ce1" office:value-type="float" office:value="0.327133" calcext:value-type="float">
            <text:p>0.327133</text:p>
          </table:table-cell>
          <table:table-cell table:style-name="ce1" office:value-type="float" office:value="0.118942" calcext:value-type="float">
            <text:p>0.11894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1]+[.B$2]" office:value-type="float" office:value="0.167325" calcext:value-type="float">
            <text:p>0.167325</text:p>
          </table:table-cell>
          <table:table-cell table:formula="of:=[.C361]+[.C$2]" office:value-type="float" office:value="0.077621" calcext:value-type="float">
            <text:p>0.077621</text:p>
          </table:table-cell>
          <table:table-cell table:formula="of:=[.D361]+[.D$2]" office:value-type="float" office:value="0.809763" calcext:value-type="float">
            <text:p>0.809763</text:p>
          </table:table-cell>
          <table:table-cell table:style-name="ce1" office:value-type="float" office:value="0.269577" calcext:value-type="float">
            <text:p>0.269577</text:p>
          </table:table-cell>
          <table:table-cell table:style-name="ce1" office:value-type="float" office:value="0.915848" calcext:value-type="float">
            <text:p>0.915848</text:p>
          </table:table-cell>
          <table:table-cell table:style-name="ce1" office:value-type="float" office:value="-0.297562" calcext:value-type="float">
            <text:p>-0.297562</text:p>
          </table:table-cell>
          <table:table-cell table:style-name="ce1" office:value-type="float" office:value="0.388748" calcext:value-type="float">
            <text:p>0.388748</text:p>
          </table:table-cell>
          <table:table-cell table:style-name="ce1" office:value-type="float" office:value="0.094223" calcext:value-type="float">
            <text:p>0.09422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2]+[.B$2]" office:value-type="float" office:value="0.167325" calcext:value-type="float">
            <text:p>0.167325</text:p>
          </table:table-cell>
          <table:table-cell table:formula="of:=[.C362]+[.C$2]" office:value-type="float" office:value="0.07634" calcext:value-type="float">
            <text:p>0.076340</text:p>
          </table:table-cell>
          <table:table-cell table:formula="of:=[.D362]+[.D$2]" office:value-type="float" office:value="0.805795" calcext:value-type="float">
            <text:p>0.805795</text:p>
          </table:table-cell>
          <table:table-cell table:style-name="ce1" office:value-type="float" office:value="0.269577" calcext:value-type="float">
            <text:p>0.269577</text:p>
          </table:table-cell>
          <table:table-cell table:style-name="ce1" office:value-type="float" office:value="0.915848" calcext:value-type="float">
            <text:p>0.915848</text:p>
          </table:table-cell>
          <table:table-cell table:style-name="ce1" office:value-type="float" office:value="-0.297562" calcext:value-type="float">
            <text:p>-0.297562</text:p>
          </table:table-cell>
          <table:table-cell table:style-name="ce1" office:value-type="float" office:value="0.388748" calcext:value-type="float">
            <text:p>0.388748</text:p>
          </table:table-cell>
          <table:table-cell table:style-name="ce1" office:value-type="float" office:value="0.094223" calcext:value-type="float">
            <text:p>0.09422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3]+[.B$2]" office:value-type="float" office:value="0.172452" calcext:value-type="float">
            <text:p>0.172452</text:p>
          </table:table-cell>
          <table:table-cell table:formula="of:=[.C363]+[.C$2]" office:value-type="float" office:value="0.076813" calcext:value-type="float">
            <text:p>0.076813</text:p>
          </table:table-cell>
          <table:table-cell table:formula="of:=[.D363]+[.D$2]" office:value-type="float" office:value="0.810022" calcext:value-type="float">
            <text:p>0.810022</text:p>
          </table:table-cell>
          <table:table-cell table:style-name="ce1" office:value-type="float" office:value="0.082504" calcext:value-type="float">
            <text:p>0.082504</text:p>
          </table:table-cell>
          <table:table-cell table:style-name="ce1" office:value-type="float" office:value="0.947815" calcext:value-type="float">
            <text:p>0.947815</text:p>
          </table:table-cell>
          <table:table-cell table:style-name="ce1" office:value-type="float" office:value="-0.307983" calcext:value-type="float">
            <text:p>-0.307983</text:p>
          </table:table-cell>
          <table:table-cell table:style-name="ce1" office:value-type="float" office:value="0.462692" calcext:value-type="float">
            <text:p>0.462692</text:p>
          </table:table-cell>
          <table:table-cell table:style-name="ce1" office:value-type="float" office:value="0.080338" calcext:value-type="float">
            <text:p>0.08033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4]+[.B$2]" office:value-type="float" office:value="0.172452" calcext:value-type="float">
            <text:p>0.172452</text:p>
          </table:table-cell>
          <table:table-cell table:formula="of:=[.C364]+[.C$2]" office:value-type="float" office:value="0.075516" calcext:value-type="float">
            <text:p>0.075516</text:p>
          </table:table-cell>
          <table:table-cell table:formula="of:=[.D364]+[.D$2]" office:value-type="float" office:value="0.806055" calcext:value-type="float">
            <text:p>0.806055</text:p>
          </table:table-cell>
          <table:table-cell table:style-name="ce1" office:value-type="float" office:value="0.082504" calcext:value-type="float">
            <text:p>0.082504</text:p>
          </table:table-cell>
          <table:table-cell table:style-name="ce1" office:value-type="float" office:value="0.947815" calcext:value-type="float">
            <text:p>0.947815</text:p>
          </table:table-cell>
          <table:table-cell table:style-name="ce1" office:value-type="float" office:value="-0.307983" calcext:value-type="float">
            <text:p>-0.307983</text:p>
          </table:table-cell>
          <table:table-cell table:style-name="ce1" office:value-type="float" office:value="0.462692" calcext:value-type="float">
            <text:p>0.462692</text:p>
          </table:table-cell>
          <table:table-cell table:style-name="ce1" office:value-type="float" office:value="0.080338" calcext:value-type="float">
            <text:p>0.08033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5]+[.B$2]" office:value-type="float" office:value="0.177579" calcext:value-type="float">
            <text:p>0.177579</text:p>
          </table:table-cell>
          <table:table-cell table:formula="of:=[.C365]+[.C$2]" office:value-type="float" office:value="0.076813" calcext:value-type="float">
            <text:p>0.076813</text:p>
          </table:table-cell>
          <table:table-cell table:formula="of:=[.D365]+[.D$2]" office:value-type="float" office:value="0.810022" calcext:value-type="float">
            <text:p>0.810022</text:p>
          </table:table-cell>
          <table:table-cell table:style-name="ce1" office:value-type="float" office:value="-0.082489" calcext:value-type="float">
            <text:p>-0.082489</text:p>
          </table:table-cell>
          <table:table-cell table:style-name="ce1" office:value-type="float" office:value="0.947815" calcext:value-type="float">
            <text:p>0.947815</text:p>
          </table:table-cell>
          <table:table-cell table:style-name="ce1" office:value-type="float" office:value="-0.307953" calcext:value-type="float">
            <text:p>-0.307953</text:p>
          </table:table-cell>
          <table:table-cell table:style-name="ce1" office:value-type="float" office:value="0.536636" calcext:value-type="float">
            <text:p>0.536636</text:p>
          </table:table-cell>
          <table:table-cell table:style-name="ce1" office:value-type="float" office:value="0.079254" calcext:value-type="float">
            <text:p>0.0792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6]+[.B$2]" office:value-type="float" office:value="0.177579" calcext:value-type="float">
            <text:p>0.177579</text:p>
          </table:table-cell>
          <table:table-cell table:formula="of:=[.C366]+[.C$2]" office:value-type="float" office:value="0.075516" calcext:value-type="float">
            <text:p>0.075516</text:p>
          </table:table-cell>
          <table:table-cell table:formula="of:=[.D366]+[.D$2]" office:value-type="float" office:value="0.806055" calcext:value-type="float">
            <text:p>0.806055</text:p>
          </table:table-cell>
          <table:table-cell table:style-name="ce1" office:value-type="float" office:value="-0.082489" calcext:value-type="float">
            <text:p>-0.082489</text:p>
          </table:table-cell>
          <table:table-cell table:style-name="ce1" office:value-type="float" office:value="0.947815" calcext:value-type="float">
            <text:p>0.947815</text:p>
          </table:table-cell>
          <table:table-cell table:style-name="ce1" office:value-type="float" office:value="-0.307953" calcext:value-type="float">
            <text:p>-0.307953</text:p>
          </table:table-cell>
          <table:table-cell table:style-name="ce1" office:value-type="float" office:value="0.536636" calcext:value-type="float">
            <text:p>0.536636</text:p>
          </table:table-cell>
          <table:table-cell table:style-name="ce1" office:value-type="float" office:value="0.079254" calcext:value-type="float">
            <text:p>0.0792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7]+[.B$2]" office:value-type="float" office:value="0.182706" calcext:value-type="float">
            <text:p>0.182706</text:p>
          </table:table-cell>
          <table:table-cell table:formula="of:=[.C367]+[.C$2]" office:value-type="float" office:value="0.077621" calcext:value-type="float">
            <text:p>0.077621</text:p>
          </table:table-cell>
          <table:table-cell table:formula="of:=[.D367]+[.D$2]" office:value-type="float" office:value="0.809763" calcext:value-type="float">
            <text:p>0.809763</text:p>
          </table:table-cell>
          <table:table-cell table:style-name="ce1" office:value-type="float" office:value="-0.269562" calcext:value-type="float">
            <text:p>-0.269562</text:p>
          </table:table-cell>
          <table:table-cell table:style-name="ce1" office:value-type="float" office:value="0.915863" calcext:value-type="float">
            <text:p>0.915863</text:p>
          </table:table-cell>
          <table:table-cell table:style-name="ce1" office:value-type="float" office:value="-0.297531" calcext:value-type="float">
            <text:p>-0.297531</text:p>
          </table:table-cell>
          <table:table-cell table:style-name="ce1" office:value-type="float" office:value="0.61058" calcext:value-type="float">
            <text:p>0.610580</text:p>
          </table:table-cell>
          <table:table-cell table:style-name="ce1" office:value-type="float" office:value="0.094223" calcext:value-type="float">
            <text:p>0.09422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8]+[.B$2]" office:value-type="float" office:value="0.182706" calcext:value-type="float">
            <text:p>0.182706</text:p>
          </table:table-cell>
          <table:table-cell table:formula="of:=[.C368]+[.C$2]" office:value-type="float" office:value="0.07634" calcext:value-type="float">
            <text:p>0.076340</text:p>
          </table:table-cell>
          <table:table-cell table:formula="of:=[.D368]+[.D$2]" office:value-type="float" office:value="0.805795" calcext:value-type="float">
            <text:p>0.805795</text:p>
          </table:table-cell>
          <table:table-cell table:style-name="ce1" office:value-type="float" office:value="-0.269562" calcext:value-type="float">
            <text:p>-0.269562</text:p>
          </table:table-cell>
          <table:table-cell table:style-name="ce1" office:value-type="float" office:value="0.915863" calcext:value-type="float">
            <text:p>0.915863</text:p>
          </table:table-cell>
          <table:table-cell table:style-name="ce1" office:value-type="float" office:value="-0.297531" calcext:value-type="float">
            <text:p>-0.297531</text:p>
          </table:table-cell>
          <table:table-cell table:style-name="ce1" office:value-type="float" office:value="0.61058" calcext:value-type="float">
            <text:p>0.610580</text:p>
          </table:table-cell>
          <table:table-cell table:style-name="ce1" office:value-type="float" office:value="0.094223" calcext:value-type="float">
            <text:p>0.09422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69]+[.B$2]" office:value-type="float" office:value="0.186978" calcext:value-type="float">
            <text:p>0.186978</text:p>
          </table:table-cell>
          <table:table-cell table:formula="of:=[.C369]+[.C$2]" office:value-type="float" office:value="0.079254" calcext:value-type="float">
            <text:p>0.079254</text:p>
          </table:table-cell>
          <table:table-cell table:formula="of:=[.D369]+[.D$2]" office:value-type="float" office:value="0.809244" calcext:value-type="float">
            <text:p>0.809244</text:p>
          </table:table-cell>
          <table:table-cell table:style-name="ce1" office:value-type="float" office:value="-0.409729" calcext:value-type="float">
            <text:p>-0.409729</text:p>
          </table:table-cell>
          <table:table-cell table:style-name="ce1" office:value-type="float" office:value="0.867569" calcext:value-type="float">
            <text:p>0.867569</text:p>
          </table:table-cell>
          <table:table-cell table:style-name="ce1" office:value-type="float" office:value="-0.281845" calcext:value-type="float">
            <text:p>-0.281845</text:p>
          </table:table-cell>
          <table:table-cell table:style-name="ce1" office:value-type="float" office:value="0.672211" calcext:value-type="float">
            <text:p>0.672211</text:p>
          </table:table-cell>
          <table:table-cell table:style-name="ce1" office:value-type="float" office:value="0.118942" calcext:value-type="float">
            <text:p>0.11894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0]+[.B$2]" office:value-type="float" office:value="0.186978" calcext:value-type="float">
            <text:p>0.186978</text:p>
          </table:table-cell>
          <table:table-cell table:formula="of:=[.C370]+[.C$2]" office:value-type="float" office:value="0.077957" calcext:value-type="float">
            <text:p>0.077957</text:p>
          </table:table-cell>
          <table:table-cell table:formula="of:=[.D370]+[.D$2]" office:value-type="float" office:value="0.805261" calcext:value-type="float">
            <text:p>0.805261</text:p>
          </table:table-cell>
          <table:table-cell table:style-name="ce1" office:value-type="float" office:value="-0.409729" calcext:value-type="float">
            <text:p>-0.409729</text:p>
          </table:table-cell>
          <table:table-cell table:style-name="ce1" office:value-type="float" office:value="0.867569" calcext:value-type="float">
            <text:p>0.867569</text:p>
          </table:table-cell>
          <table:table-cell table:style-name="ce1" office:value-type="float" office:value="-0.281845" calcext:value-type="float">
            <text:p>-0.281845</text:p>
          </table:table-cell>
          <table:table-cell table:style-name="ce1" office:value-type="float" office:value="0.672211" calcext:value-type="float">
            <text:p>0.672211</text:p>
          </table:table-cell>
          <table:table-cell table:style-name="ce1" office:value-type="float" office:value="0.118942" calcext:value-type="float">
            <text:p>0.11894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1]+[.B$2]" office:value-type="float" office:value="0.190396" calcext:value-type="float">
            <text:p>0.190396</text:p>
          </table:table-cell>
          <table:table-cell table:formula="of:=[.C371]+[.C$2]" office:value-type="float" office:value="0.080872" calcext:value-type="float">
            <text:p>0.080872</text:p>
          </table:table-cell>
          <table:table-cell table:formula="of:=[.D371]+[.D$2]" office:value-type="float" office:value="0.80871" calcext:value-type="float">
            <text:p>0.808710</text:p>
          </table:table-cell>
          <table:table-cell table:style-name="ce1" office:value-type="float" office:value="-0.538895" calcext:value-type="float">
            <text:p>-0.538895</text:p>
          </table:table-cell>
          <table:table-cell table:style-name="ce1" office:value-type="float" office:value="0.801132" calcext:value-type="float">
            <text:p>0.801132</text:p>
          </table:table-cell>
          <table:table-cell table:style-name="ce1" office:value-type="float" office:value="-0.260345" calcext:value-type="float">
            <text:p>-0.260345</text:p>
          </table:table-cell>
          <table:table-cell table:style-name="ce1" office:value-type="float" office:value="0.721497" calcext:value-type="float">
            <text:p>0.721497</text:p>
          </table:table-cell>
          <table:table-cell table:style-name="ce1" office:value-type="float" office:value="0.143646" calcext:value-type="float">
            <text:p>0.14364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2]+[.B$2]" office:value-type="float" office:value="0.190396" calcext:value-type="float">
            <text:p>0.190396</text:p>
          </table:table-cell>
          <table:table-cell table:formula="of:=[.C372]+[.C$2]" office:value-type="float" office:value="0.07959" calcext:value-type="float">
            <text:p>0.079590</text:p>
          </table:table-cell>
          <table:table-cell table:formula="of:=[.D372]+[.D$2]" office:value-type="float" office:value="0.804743" calcext:value-type="float">
            <text:p>0.804743</text:p>
          </table:table-cell>
          <table:table-cell table:style-name="ce1" office:value-type="float" office:value="-0.538895" calcext:value-type="float">
            <text:p>-0.538895</text:p>
          </table:table-cell>
          <table:table-cell table:style-name="ce1" office:value-type="float" office:value="0.801132" calcext:value-type="float">
            <text:p>0.801132</text:p>
          </table:table-cell>
          <table:table-cell table:style-name="ce1" office:value-type="float" office:value="-0.260345" calcext:value-type="float">
            <text:p>-0.260345</text:p>
          </table:table-cell>
          <table:table-cell table:style-name="ce1" office:value-type="float" office:value="0.721497" calcext:value-type="float">
            <text:p>0.721497</text:p>
          </table:table-cell>
          <table:table-cell table:style-name="ce1" office:value-type="float" office:value="0.143646" calcext:value-type="float">
            <text:p>0.14364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3]+[.B$2]" office:value-type="float" office:value="0.194669" calcext:value-type="float">
            <text:p>0.194669</text:p>
          </table:table-cell>
          <table:table-cell table:formula="of:=[.C373]+[.C$2]" office:value-type="float" office:value="0.084122" calcext:value-type="float">
            <text:p>0.084122</text:p>
          </table:table-cell>
          <table:table-cell table:formula="of:=[.D373]+[.D$2]" office:value-type="float" office:value="0.807657" calcext:value-type="float">
            <text:p>0.807657</text:p>
          </table:table-cell>
          <table:table-cell table:style-name="ce1" office:value-type="float" office:value="-0.666916" calcext:value-type="float">
            <text:p>-0.666916</text:p>
          </table:table-cell>
          <table:table-cell table:style-name="ce1" office:value-type="float" office:value="0.708649" calcext:value-type="float">
            <text:p>0.708649</text:p>
          </table:table-cell>
          <table:table-cell table:style-name="ce1" office:value-type="float" office:value="-0.230301" calcext:value-type="float">
            <text:p>-0.230301</text:p>
          </table:table-cell>
          <table:table-cell table:style-name="ce1" office:value-type="float" office:value="0.783127" calcext:value-type="float">
            <text:p>0.783127</text:p>
          </table:table-cell>
          <table:table-cell table:style-name="ce1" office:value-type="float" office:value="0.193054" calcext:value-type="float">
            <text:p>0.1930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4]+[.B$2]" office:value-type="float" office:value="0.194669" calcext:value-type="float">
            <text:p>0.194669</text:p>
          </table:table-cell>
          <table:table-cell table:formula="of:=[.C374]+[.C$2]" office:value-type="float" office:value="0.08284" calcext:value-type="float">
            <text:p>0.082840</text:p>
          </table:table-cell>
          <table:table-cell table:formula="of:=[.D374]+[.D$2]" office:value-type="float" office:value="0.803674" calcext:value-type="float">
            <text:p>0.803674</text:p>
          </table:table-cell>
          <table:table-cell table:style-name="ce1" office:value-type="float" office:value="-0.666916" calcext:value-type="float">
            <text:p>-0.666916</text:p>
          </table:table-cell>
          <table:table-cell table:style-name="ce1" office:value-type="float" office:value="0.708649" calcext:value-type="float">
            <text:p>0.708649</text:p>
          </table:table-cell>
          <table:table-cell table:style-name="ce1" office:value-type="float" office:value="-0.230301" calcext:value-type="float">
            <text:p>-0.230301</text:p>
          </table:table-cell>
          <table:table-cell table:style-name="ce1" office:value-type="float" office:value="0.783127" calcext:value-type="float">
            <text:p>0.783127</text:p>
          </table:table-cell>
          <table:table-cell table:style-name="ce1" office:value-type="float" office:value="0.193054" calcext:value-type="float">
            <text:p>0.1930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5]+[.B$2]" office:value-type="float" office:value="0.196378" calcext:value-type="float">
            <text:p>0.196378</text:p>
          </table:table-cell>
          <table:table-cell table:formula="of:=[.C375]+[.C$2]" office:value-type="float" office:value="0.085754" calcext:value-type="float">
            <text:p>0.085754</text:p>
          </table:table-cell>
          <table:table-cell table:formula="of:=[.D375]+[.D$2]" office:value-type="float" office:value="0.807123" calcext:value-type="float">
            <text:p>0.807123</text:p>
          </table:table-cell>
          <table:table-cell table:style-name="ce1" office:value-type="float" office:value="-0.745148" calcext:value-type="float">
            <text:p>-0.745148</text:p>
          </table:table-cell>
          <table:table-cell table:style-name="ce1" office:value-type="float" office:value="0.634262" calcext:value-type="float">
            <text:p>0.634262</text:p>
          </table:table-cell>
          <table:table-cell table:style-name="ce1" office:value-type="float" office:value="-0.206055" calcext:value-type="float">
            <text:p>-0.206055</text:p>
          </table:table-cell>
          <table:table-cell table:style-name="ce1" office:value-type="float" office:value="0.80777" calcext:value-type="float">
            <text:p>0.807770</text:p>
          </table:table-cell>
          <table:table-cell table:style-name="ce1" office:value-type="float" office:value="0.217758" calcext:value-type="float">
            <text:p>0.21775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6]+[.B$2]" office:value-type="float" office:value="0.196378" calcext:value-type="float">
            <text:p>0.196378</text:p>
          </table:table-cell>
          <table:table-cell table:formula="of:=[.C376]+[.C$2]" office:value-type="float" office:value="0.084457" calcext:value-type="float">
            <text:p>0.084457</text:p>
          </table:table-cell>
          <table:table-cell table:formula="of:=[.D376]+[.D$2]" office:value-type="float" office:value="0.803156" calcext:value-type="float">
            <text:p>0.803156</text:p>
          </table:table-cell>
          <table:table-cell table:style-name="ce1" office:value-type="float" office:value="-0.745148" calcext:value-type="float">
            <text:p>-0.745148</text:p>
          </table:table-cell>
          <table:table-cell table:style-name="ce1" office:value-type="float" office:value="0.634262" calcext:value-type="float">
            <text:p>0.634262</text:p>
          </table:table-cell>
          <table:table-cell table:style-name="ce1" office:value-type="float" office:value="-0.206055" calcext:value-type="float">
            <text:p>-0.206055</text:p>
          </table:table-cell>
          <table:table-cell table:style-name="ce1" office:value-type="float" office:value="0.80777" calcext:value-type="float">
            <text:p>0.807770</text:p>
          </table:table-cell>
          <table:table-cell table:style-name="ce1" office:value-type="float" office:value="0.217758" calcext:value-type="float">
            <text:p>0.21775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7]+[.B$2]" office:value-type="float" office:value="0.199796" calcext:value-type="float">
            <text:p>0.199796</text:p>
          </table:table-cell>
          <table:table-cell table:formula="of:=[.C377]+[.C$2]" office:value-type="float" office:value="0.089813" calcext:value-type="float">
            <text:p>0.089813</text:p>
          </table:table-cell>
          <table:table-cell table:formula="of:=[.D377]+[.D$2]" office:value-type="float" office:value="0.805811" calcext:value-type="float">
            <text:p>0.805811</text:p>
          </table:table-cell>
          <table:table-cell table:style-name="ce1" office:value-type="float" office:value="-0.842316" calcext:value-type="float">
            <text:p>-0.842316</text:p>
          </table:table-cell>
          <table:table-cell table:style-name="ce1" office:value-type="float" office:value="0.512604" calcext:value-type="float">
            <text:p>0.512604</text:p>
          </table:table-cell>
          <table:table-cell table:style-name="ce1" office:value-type="float" office:value="-0.166519" calcext:value-type="float">
            <text:p>-0.166519</text:p>
          </table:table-cell>
          <table:table-cell table:style-name="ce1" office:value-type="float" office:value="0.857056" calcext:value-type="float">
            <text:p>0.857056</text:p>
          </table:table-cell>
          <table:table-cell table:style-name="ce1" office:value-type="float" office:value="0.279526" calcext:value-type="float">
            <text:p>0.2795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8]+[.B$2]" office:value-type="float" office:value="0.199796" calcext:value-type="float">
            <text:p>0.199796</text:p>
          </table:table-cell>
          <table:table-cell table:formula="of:=[.C378]+[.C$2]" office:value-type="float" office:value="0.088531" calcext:value-type="float">
            <text:p>0.088531</text:p>
          </table:table-cell>
          <table:table-cell table:formula="of:=[.D378]+[.D$2]" office:value-type="float" office:value="0.801828" calcext:value-type="float">
            <text:p>0.801828</text:p>
          </table:table-cell>
          <table:table-cell table:style-name="ce1" office:value-type="float" office:value="-0.842316" calcext:value-type="float">
            <text:p>-0.842316</text:p>
          </table:table-cell>
          <table:table-cell table:style-name="ce1" office:value-type="float" office:value="0.512604" calcext:value-type="float">
            <text:p>0.512604</text:p>
          </table:table-cell>
          <table:table-cell table:style-name="ce1" office:value-type="float" office:value="-0.166519" calcext:value-type="float">
            <text:p>-0.166519</text:p>
          </table:table-cell>
          <table:table-cell table:style-name="ce1" office:value-type="float" office:value="0.857056" calcext:value-type="float">
            <text:p>0.857056</text:p>
          </table:table-cell>
          <table:table-cell table:style-name="ce1" office:value-type="float" office:value="0.279526" calcext:value-type="float">
            <text:p>0.2795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79]+[.B$2]" office:value-type="float" office:value="0.201505" calcext:value-type="float">
            <text:p>0.201505</text:p>
          </table:table-cell>
          <table:table-cell table:formula="of:=[.C379]+[.C$2]" office:value-type="float" office:value="0.093063" calcext:value-type="float">
            <text:p>0.093063</text:p>
          </table:table-cell>
          <table:table-cell table:formula="of:=[.D379]+[.D$2]" office:value-type="float" office:value="0.804743" calcext:value-type="float">
            <text:p>0.804743</text:p>
          </table:table-cell>
          <table:table-cell table:style-name="ce1" office:value-type="float" office:value="-0.912277" calcext:value-type="float">
            <text:p>-0.912277</text:p>
          </table:table-cell>
          <table:table-cell table:style-name="ce1" office:value-type="float" office:value="0.389526" calcext:value-type="float">
            <text:p>0.389526</text:p>
          </table:table-cell>
          <table:table-cell table:style-name="ce1" office:value-type="float" office:value="-0.126541" calcext:value-type="float">
            <text:p>-0.126541</text:p>
          </table:table-cell>
          <table:table-cell table:style-name="ce1" office:value-type="float" office:value="0.881714" calcext:value-type="float">
            <text:p>0.881714</text:p>
          </table:table-cell>
          <table:table-cell table:style-name="ce1" office:value-type="float" office:value="0.328934" calcext:value-type="float">
            <text:p>0.32893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0]+[.B$2]" office:value-type="float" office:value="0.201505" calcext:value-type="float">
            <text:p>0.201505</text:p>
          </table:table-cell>
          <table:table-cell table:formula="of:=[.C380]+[.C$2]" office:value-type="float" office:value="0.091782" calcext:value-type="float">
            <text:p>0.091782</text:p>
          </table:table-cell>
          <table:table-cell table:formula="of:=[.D380]+[.D$2]" office:value-type="float" office:value="0.800775" calcext:value-type="float">
            <text:p>0.800775</text:p>
          </table:table-cell>
          <table:table-cell table:style-name="ce1" office:value-type="float" office:value="-0.912277" calcext:value-type="float">
            <text:p>-0.912277</text:p>
          </table:table-cell>
          <table:table-cell table:style-name="ce1" office:value-type="float" office:value="0.389526" calcext:value-type="float">
            <text:p>0.389526</text:p>
          </table:table-cell>
          <table:table-cell table:style-name="ce1" office:value-type="float" office:value="-0.126541" calcext:value-type="float">
            <text:p>-0.126541</text:p>
          </table:table-cell>
          <table:table-cell table:style-name="ce1" office:value-type="float" office:value="0.881714" calcext:value-type="float">
            <text:p>0.881714</text:p>
          </table:table-cell>
          <table:table-cell table:style-name="ce1" office:value-type="float" office:value="0.328934" calcext:value-type="float">
            <text:p>0.32893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1]+[.B$2]" office:value-type="float" office:value="0.203214" calcext:value-type="float">
            <text:p>0.203214</text:p>
          </table:table-cell>
          <table:table-cell table:formula="of:=[.C381]+[.C$2]" office:value-type="float" office:value="0.097137" calcext:value-type="float">
            <text:p>0.097137</text:p>
          </table:table-cell>
          <table:table-cell table:formula="of:=[.D381]+[.D$2]" office:value-type="float" office:value="0.80343" calcext:value-type="float">
            <text:p>0.803430</text:p>
          </table:table-cell>
          <table:table-cell table:style-name="ce1" office:value-type="float" office:value="-0.963028" calcext:value-type="float">
            <text:p>-0.963028</text:p>
          </table:table-cell>
          <table:table-cell table:style-name="ce1" office:value-type="float" office:value="0.25621" calcext:value-type="float">
            <text:p>0.256210</text:p>
          </table:table-cell>
          <table:table-cell table:style-name="ce1" office:value-type="float" office:value="-0.083252" calcext:value-type="float">
            <text:p>-0.083252</text:p>
          </table:table-cell>
          <table:table-cell table:style-name="ce1" office:value-type="float" office:value="0.906357" calcext:value-type="float">
            <text:p>0.906357</text:p>
          </table:table-cell>
          <table:table-cell table:style-name="ce1" office:value-type="float" office:value="0.390701" calcext:value-type="float">
            <text:p>0.39070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2]+[.B$2]" office:value-type="float" office:value="0.203214" calcext:value-type="float">
            <text:p>0.203214</text:p>
          </table:table-cell>
          <table:table-cell table:formula="of:=[.C382]+[.C$2]" office:value-type="float" office:value="0.09584" calcext:value-type="float">
            <text:p>0.095840</text:p>
          </table:table-cell>
          <table:table-cell table:formula="of:=[.D382]+[.D$2]" office:value-type="float" office:value="0.799448" calcext:value-type="float">
            <text:p>0.799448</text:p>
          </table:table-cell>
          <table:table-cell table:style-name="ce1" office:value-type="float" office:value="-0.963028" calcext:value-type="float">
            <text:p>-0.963028</text:p>
          </table:table-cell>
          <table:table-cell table:style-name="ce1" office:value-type="float" office:value="0.25621" calcext:value-type="float">
            <text:p>0.256210</text:p>
          </table:table-cell>
          <table:table-cell table:style-name="ce1" office:value-type="float" office:value="-0.083252" calcext:value-type="float">
            <text:p>-0.083252</text:p>
          </table:table-cell>
          <table:table-cell table:style-name="ce1" office:value-type="float" office:value="0.906357" calcext:value-type="float">
            <text:p>0.906357</text:p>
          </table:table-cell>
          <table:table-cell table:style-name="ce1" office:value-type="float" office:value="0.390701" calcext:value-type="float">
            <text:p>0.39070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3]+[.B$2]" office:value-type="float" office:value="0.204068" calcext:value-type="float">
            <text:p>0.204068</text:p>
          </table:table-cell>
          <table:table-cell table:formula="of:=[.C383]+[.C$2]" office:value-type="float" office:value="0.102005" calcext:value-type="float">
            <text:p>0.102005</text:p>
          </table:table-cell>
          <table:table-cell table:formula="of:=[.D383]+[.D$2]" office:value-type="float" office:value="0.801843" calcext:value-type="float">
            <text:p>0.801843</text:p>
          </table:table-cell>
          <table:table-cell table:style-name="ce1" office:value-type="float" office:value="-0.996582" calcext:value-type="float">
            <text:p>-0.996582</text:p>
          </table:table-cell>
          <table:table-cell table:style-name="ce1" office:value-type="float" office:value="0.078506" calcext:value-type="float">
            <text:p>0.078506</text:p>
          </table:table-cell>
          <table:table-cell table:style-name="ce1" office:value-type="float" office:value="-0.025528" calcext:value-type="float">
            <text:p>-0.025528</text:p>
          </table:table-cell>
          <table:table-cell table:style-name="ce1" office:value-type="float" office:value="0.918686" calcext:value-type="float">
            <text:p>0.918686</text:p>
          </table:table-cell>
          <table:table-cell table:style-name="ce1" office:value-type="float" office:value="0.464813" calcext:value-type="float">
            <text:p>0.4648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4]+[.B$2]" office:value-type="float" office:value="0.204068" calcext:value-type="float">
            <text:p>0.204068</text:p>
          </table:table-cell>
          <table:table-cell table:formula="of:=[.C384]+[.C$2]" office:value-type="float" office:value="0.100708" calcext:value-type="float">
            <text:p>0.100708</text:p>
          </table:table-cell>
          <table:table-cell table:formula="of:=[.D384]+[.D$2]" office:value-type="float" office:value="0.797876" calcext:value-type="float">
            <text:p>0.797876</text:p>
          </table:table-cell>
          <table:table-cell table:style-name="ce1" office:value-type="float" office:value="-0.996582" calcext:value-type="float">
            <text:p>-0.996582</text:p>
          </table:table-cell>
          <table:table-cell table:style-name="ce1" office:value-type="float" office:value="0.078506" calcext:value-type="float">
            <text:p>0.078506</text:p>
          </table:table-cell>
          <table:table-cell table:style-name="ce1" office:value-type="float" office:value="-0.025528" calcext:value-type="float">
            <text:p>-0.025528</text:p>
          </table:table-cell>
          <table:table-cell table:style-name="ce1" office:value-type="float" office:value="0.918686" calcext:value-type="float">
            <text:p>0.918686</text:p>
          </table:table-cell>
          <table:table-cell table:style-name="ce1" office:value-type="float" office:value="0.464813" calcext:value-type="float">
            <text:p>0.4648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5]+[.B$2]" office:value-type="float" office:value="0.204068" calcext:value-type="float">
            <text:p>0.204068</text:p>
          </table:table-cell>
          <table:table-cell table:formula="of:=[.C385]+[.C$2]" office:value-type="float" office:value="0.106888" calcext:value-type="float">
            <text:p>0.106888</text:p>
          </table:table-cell>
          <table:table-cell table:formula="of:=[.D385]+[.D$2]" office:value-type="float" office:value="0.800256" calcext:value-type="float">
            <text:p>0.800256</text:p>
          </table:table-cell>
          <table:table-cell table:style-name="ce1" office:value-type="float" office:value="-0.996582" calcext:value-type="float">
            <text:p>-0.996582</text:p>
          </table:table-cell>
          <table:table-cell table:style-name="ce1" office:value-type="float" office:value="-0.078506" calcext:value-type="float">
            <text:p>-0.078506</text:p>
          </table:table-cell>
          <table:table-cell table:style-name="ce1" office:value-type="float" office:value="0.025528" calcext:value-type="float">
            <text:p>0.025528</text:p>
          </table:table-cell>
          <table:table-cell table:style-name="ce1" office:value-type="float" office:value="0.918686" calcext:value-type="float">
            <text:p>0.918686</text:p>
          </table:table-cell>
          <table:table-cell table:style-name="ce1" office:value-type="float" office:value="0.535126" calcext:value-type="float">
            <text:p>0.5351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6]+[.B$2]" office:value-type="float" office:value="0.204068" calcext:value-type="float">
            <text:p>0.204068</text:p>
          </table:table-cell>
          <table:table-cell table:formula="of:=[.C386]+[.C$2]" office:value-type="float" office:value="0.105591" calcext:value-type="float">
            <text:p>0.105591</text:p>
          </table:table-cell>
          <table:table-cell table:formula="of:=[.D386]+[.D$2]" office:value-type="float" office:value="0.796289" calcext:value-type="float">
            <text:p>0.796289</text:p>
          </table:table-cell>
          <table:table-cell table:style-name="ce1" office:value-type="float" office:value="-0.996582" calcext:value-type="float">
            <text:p>-0.996582</text:p>
          </table:table-cell>
          <table:table-cell table:style-name="ce1" office:value-type="float" office:value="-0.078506" calcext:value-type="float">
            <text:p>-0.078506</text:p>
          </table:table-cell>
          <table:table-cell table:style-name="ce1" office:value-type="float" office:value="0.025528" calcext:value-type="float">
            <text:p>0.025528</text:p>
          </table:table-cell>
          <table:table-cell table:style-name="ce1" office:value-type="float" office:value="0.918686" calcext:value-type="float">
            <text:p>0.918686</text:p>
          </table:table-cell>
          <table:table-cell table:style-name="ce1" office:value-type="float" office:value="0.535126" calcext:value-type="float">
            <text:p>0.5351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7]+[.B$2]" office:value-type="float" office:value="0.203214" calcext:value-type="float">
            <text:p>0.203214</text:p>
          </table:table-cell>
          <table:table-cell table:formula="of:=[.C387]+[.C$2]" office:value-type="float" office:value="0.111755" calcext:value-type="float">
            <text:p>0.111755</text:p>
          </table:table-cell>
          <table:table-cell table:formula="of:=[.D387]+[.D$2]" office:value-type="float" office:value="0.79867" calcext:value-type="float">
            <text:p>0.798670</text:p>
          </table:table-cell>
          <table:table-cell table:style-name="ce1" office:value-type="float" office:value="-0.963013" calcext:value-type="float">
            <text:p>-0.963013</text:p>
          </table:table-cell>
          <table:table-cell table:style-name="ce1" office:value-type="float" office:value="-0.256241" calcext:value-type="float">
            <text:p>-0.256241</text:p>
          </table:table-cell>
          <table:table-cell table:style-name="ce1" office:value-type="float" office:value="0.083313" calcext:value-type="float">
            <text:p>0.083313</text:p>
          </table:table-cell>
          <table:table-cell table:style-name="ce1" office:value-type="float" office:value="0.906357" calcext:value-type="float">
            <text:p>0.906357</text:p>
          </table:table-cell>
          <table:table-cell table:style-name="ce1" office:value-type="float" office:value="0.609253" calcext:value-type="float">
            <text:p>0.60925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8]+[.B$2]" office:value-type="float" office:value="0.203214" calcext:value-type="float">
            <text:p>0.203214</text:p>
          </table:table-cell>
          <table:table-cell table:formula="of:=[.C388]+[.C$2]" office:value-type="float" office:value="0.110474" calcext:value-type="float">
            <text:p>0.110474</text:p>
          </table:table-cell>
          <table:table-cell table:formula="of:=[.D388]+[.D$2]" office:value-type="float" office:value="0.794702" calcext:value-type="float">
            <text:p>0.794702</text:p>
          </table:table-cell>
          <table:table-cell table:style-name="ce1" office:value-type="float" office:value="-0.963013" calcext:value-type="float">
            <text:p>-0.963013</text:p>
          </table:table-cell>
          <table:table-cell table:style-name="ce1" office:value-type="float" office:value="-0.256241" calcext:value-type="float">
            <text:p>-0.256241</text:p>
          </table:table-cell>
          <table:table-cell table:style-name="ce1" office:value-type="float" office:value="0.083313" calcext:value-type="float">
            <text:p>0.083313</text:p>
          </table:table-cell>
          <table:table-cell table:style-name="ce1" office:value-type="float" office:value="0.906357" calcext:value-type="float">
            <text:p>0.906357</text:p>
          </table:table-cell>
          <table:table-cell table:style-name="ce1" office:value-type="float" office:value="0.609253" calcext:value-type="float">
            <text:p>0.60925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89]+[.B$2]" office:value-type="float" office:value="0.201505" calcext:value-type="float">
            <text:p>0.201505</text:p>
          </table:table-cell>
          <table:table-cell table:formula="of:=[.C389]+[.C$2]" office:value-type="float" office:value="0.115829" calcext:value-type="float">
            <text:p>0.115829</text:p>
          </table:table-cell>
          <table:table-cell table:formula="of:=[.D389]+[.D$2]" office:value-type="float" office:value="0.797357" calcext:value-type="float">
            <text:p>0.797357</text:p>
          </table:table-cell>
          <table:table-cell table:style-name="ce1" office:value-type="float" office:value="-0.912277" calcext:value-type="float">
            <text:p>-0.912277</text:p>
          </table:table-cell>
          <table:table-cell table:style-name="ce1" office:value-type="float" office:value="-0.389526" calcext:value-type="float">
            <text:p>-0.389526</text:p>
          </table:table-cell>
          <table:table-cell table:style-name="ce1" office:value-type="float" office:value="0.126587" calcext:value-type="float">
            <text:p>0.126587</text:p>
          </table:table-cell>
          <table:table-cell table:style-name="ce1" office:value-type="float" office:value="0.881714" calcext:value-type="float">
            <text:p>0.881714</text:p>
          </table:table-cell>
          <table:table-cell table:style-name="ce1" office:value-type="float" office:value="0.671005" calcext:value-type="float">
            <text:p>0.67100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0]+[.B$2]" office:value-type="float" office:value="0.201505" calcext:value-type="float">
            <text:p>0.201505</text:p>
          </table:table-cell>
          <table:table-cell table:formula="of:=[.C390]+[.C$2]" office:value-type="float" office:value="0.114532" calcext:value-type="float">
            <text:p>0.114532</text:p>
          </table:table-cell>
          <table:table-cell table:formula="of:=[.D390]+[.D$2]" office:value-type="float" office:value="0.793375" calcext:value-type="float">
            <text:p>0.793375</text:p>
          </table:table-cell>
          <table:table-cell table:style-name="ce1" office:value-type="float" office:value="-0.912277" calcext:value-type="float">
            <text:p>-0.912277</text:p>
          </table:table-cell>
          <table:table-cell table:style-name="ce1" office:value-type="float" office:value="-0.389526" calcext:value-type="float">
            <text:p>-0.389526</text:p>
          </table:table-cell>
          <table:table-cell table:style-name="ce1" office:value-type="float" office:value="0.126587" calcext:value-type="float">
            <text:p>0.126587</text:p>
          </table:table-cell>
          <table:table-cell table:style-name="ce1" office:value-type="float" office:value="0.881714" calcext:value-type="float">
            <text:p>0.881714</text:p>
          </table:table-cell>
          <table:table-cell table:style-name="ce1" office:value-type="float" office:value="0.671005" calcext:value-type="float">
            <text:p>0.67100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1]+[.B$2]" office:value-type="float" office:value="0.199796" calcext:value-type="float">
            <text:p>0.199796</text:p>
          </table:table-cell>
          <table:table-cell table:formula="of:=[.C391]+[.C$2]" office:value-type="float" office:value="0.11908" calcext:value-type="float">
            <text:p>0.119080</text:p>
          </table:table-cell>
          <table:table-cell table:formula="of:=[.D391]+[.D$2]" office:value-type="float" office:value="0.796304" calcext:value-type="float">
            <text:p>0.796304</text:p>
          </table:table-cell>
          <table:table-cell table:style-name="ce1" office:value-type="float" office:value="-0.842361" calcext:value-type="float">
            <text:p>-0.842361</text:p>
          </table:table-cell>
          <table:table-cell table:style-name="ce1" office:value-type="float" office:value="-0.512543" calcext:value-type="float">
            <text:p>-0.512543</text:p>
          </table:table-cell>
          <table:table-cell table:style-name="ce1" office:value-type="float" office:value="0.166504" calcext:value-type="float">
            <text:p>0.166504</text:p>
          </table:table-cell>
          <table:table-cell table:style-name="ce1" office:value-type="float" office:value="0.857056" calcext:value-type="float">
            <text:p>0.857056</text:p>
          </table:table-cell>
          <table:table-cell table:style-name="ce1" office:value-type="float" office:value="0.720413" calcext:value-type="float">
            <text:p>0.7204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2]+[.B$2]" office:value-type="float" office:value="0.199796" calcext:value-type="float">
            <text:p>0.199796</text:p>
          </table:table-cell>
          <table:table-cell table:formula="of:=[.C392]+[.C$2]" office:value-type="float" office:value="0.117783" calcext:value-type="float">
            <text:p>0.117783</text:p>
          </table:table-cell>
          <table:table-cell table:formula="of:=[.D392]+[.D$2]" office:value-type="float" office:value="0.792322" calcext:value-type="float">
            <text:p>0.792322</text:p>
          </table:table-cell>
          <table:table-cell table:style-name="ce1" office:value-type="float" office:value="-0.842361" calcext:value-type="float">
            <text:p>-0.842361</text:p>
          </table:table-cell>
          <table:table-cell table:style-name="ce1" office:value-type="float" office:value="-0.512543" calcext:value-type="float">
            <text:p>-0.512543</text:p>
          </table:table-cell>
          <table:table-cell table:style-name="ce1" office:value-type="float" office:value="0.166504" calcext:value-type="float">
            <text:p>0.166504</text:p>
          </table:table-cell>
          <table:table-cell table:style-name="ce1" office:value-type="float" office:value="0.857056" calcext:value-type="float">
            <text:p>0.857056</text:p>
          </table:table-cell>
          <table:table-cell table:style-name="ce1" office:value-type="float" office:value="0.720413" calcext:value-type="float">
            <text:p>0.7204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3]+[.B$2]" office:value-type="float" office:value="0.196378" calcext:value-type="float">
            <text:p>0.196378</text:p>
          </table:table-cell>
          <table:table-cell table:formula="of:=[.C393]+[.C$2]" office:value-type="float" office:value="0.123138" calcext:value-type="float">
            <text:p>0.123138</text:p>
          </table:table-cell>
          <table:table-cell table:formula="of:=[.D393]+[.D$2]" office:value-type="float" office:value="0.794977" calcext:value-type="float">
            <text:p>0.794977</text:p>
          </table:table-cell>
          <table:table-cell table:style-name="ce1" office:value-type="float" office:value="-0.745132" calcext:value-type="float">
            <text:p>-0.745132</text:p>
          </table:table-cell>
          <table:table-cell table:style-name="ce1" office:value-type="float" office:value="-0.634277" calcext:value-type="float">
            <text:p>-0.634277</text:p>
          </table:table-cell>
          <table:table-cell table:style-name="ce1" office:value-type="float" office:value="0.206055" calcext:value-type="float">
            <text:p>0.206055</text:p>
          </table:table-cell>
          <table:table-cell table:style-name="ce1" office:value-type="float" office:value="0.80777" calcext:value-type="float">
            <text:p>0.807770</text:p>
          </table:table-cell>
          <table:table-cell table:style-name="ce1" office:value-type="float" office:value="0.782196" calcext:value-type="float">
            <text:p>0.7821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4]+[.B$2]" office:value-type="float" office:value="0.196378" calcext:value-type="float">
            <text:p>0.196378</text:p>
          </table:table-cell>
          <table:table-cell table:formula="of:=[.C394]+[.C$2]" office:value-type="float" office:value="0.121841" calcext:value-type="float">
            <text:p>0.121841</text:p>
          </table:table-cell>
          <table:table-cell table:formula="of:=[.D394]+[.D$2]" office:value-type="float" office:value="0.79101" calcext:value-type="float">
            <text:p>0.791010</text:p>
          </table:table-cell>
          <table:table-cell table:style-name="ce1" office:value-type="float" office:value="-0.745132" calcext:value-type="float">
            <text:p>-0.745132</text:p>
          </table:table-cell>
          <table:table-cell table:style-name="ce1" office:value-type="float" office:value="-0.634277" calcext:value-type="float">
            <text:p>-0.634277</text:p>
          </table:table-cell>
          <table:table-cell table:style-name="ce1" office:value-type="float" office:value="0.206055" calcext:value-type="float">
            <text:p>0.206055</text:p>
          </table:table-cell>
          <table:table-cell table:style-name="ce1" office:value-type="float" office:value="0.80777" calcext:value-type="float">
            <text:p>0.807770</text:p>
          </table:table-cell>
          <table:table-cell table:style-name="ce1" office:value-type="float" office:value="0.782196" calcext:value-type="float">
            <text:p>0.7821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5]+[.B$2]" office:value-type="float" office:value="0.194669" calcext:value-type="float">
            <text:p>0.194669</text:p>
          </table:table-cell>
          <table:table-cell table:formula="of:=[.C395]+[.C$2]" office:value-type="float" office:value="0.124756" calcext:value-type="float">
            <text:p>0.124756</text:p>
          </table:table-cell>
          <table:table-cell table:formula="of:=[.D395]+[.D$2]" office:value-type="float" office:value="0.794458" calcext:value-type="float">
            <text:p>0.794458</text:p>
          </table:table-cell>
          <table:table-cell table:style-name="ce1" office:value-type="float" office:value="-0.66684" calcext:value-type="float">
            <text:p>-0.666840</text:p>
          </table:table-cell>
          <table:table-cell table:style-name="ce1" office:value-type="float" office:value="-0.70874" calcext:value-type="float">
            <text:p>-0.708740</text:p>
          </table:table-cell>
          <table:table-cell table:style-name="ce1" office:value-type="float" office:value="0.23024" calcext:value-type="float">
            <text:p>0.230240</text:p>
          </table:table-cell>
          <table:table-cell table:style-name="ce1" office:value-type="float" office:value="0.783127" calcext:value-type="float">
            <text:p>0.783127</text:p>
          </table:table-cell>
          <table:table-cell table:style-name="ce1" office:value-type="float" office:value="0.8069" calcext:value-type="float">
            <text:p>0.80690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6]+[.B$2]" office:value-type="float" office:value="0.194669" calcext:value-type="float">
            <text:p>0.194669</text:p>
          </table:table-cell>
          <table:table-cell table:formula="of:=[.C396]+[.C$2]" office:value-type="float" office:value="0.123474" calcext:value-type="float">
            <text:p>0.123474</text:p>
          </table:table-cell>
          <table:table-cell table:formula="of:=[.D396]+[.D$2]" office:value-type="float" office:value="0.790476" calcext:value-type="float">
            <text:p>0.790476</text:p>
          </table:table-cell>
          <table:table-cell table:style-name="ce1" office:value-type="float" office:value="-0.66684" calcext:value-type="float">
            <text:p>-0.666840</text:p>
          </table:table-cell>
          <table:table-cell table:style-name="ce1" office:value-type="float" office:value="-0.70874" calcext:value-type="float">
            <text:p>-0.708740</text:p>
          </table:table-cell>
          <table:table-cell table:style-name="ce1" office:value-type="float" office:value="0.23024" calcext:value-type="float">
            <text:p>0.230240</text:p>
          </table:table-cell>
          <table:table-cell table:style-name="ce1" office:value-type="float" office:value="0.783127" calcext:value-type="float">
            <text:p>0.783127</text:p>
          </table:table-cell>
          <table:table-cell table:style-name="ce1" office:value-type="float" office:value="0.8069" calcext:value-type="float">
            <text:p>0.80690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7]+[.B$2]" office:value-type="float" office:value="0.190396" calcext:value-type="float">
            <text:p>0.190396</text:p>
          </table:table-cell>
          <table:table-cell table:formula="of:=[.C397]+[.C$2]" office:value-type="float" office:value="0.128006" calcext:value-type="float">
            <text:p>0.128006</text:p>
          </table:table-cell>
          <table:table-cell table:formula="of:=[.D397]+[.D$2]" office:value-type="float" office:value="0.79339" calcext:value-type="float">
            <text:p>0.793390</text:p>
          </table:table-cell>
          <table:table-cell table:style-name="ce1" office:value-type="float" office:value="-0.538879" calcext:value-type="float">
            <text:p>-0.538879</text:p>
          </table:table-cell>
          <table:table-cell table:style-name="ce1" office:value-type="float" office:value="-0.801178" calcext:value-type="float">
            <text:p>-0.801178</text:p>
          </table:table-cell>
          <table:table-cell table:style-name="ce1" office:value-type="float" office:value="0.260269" calcext:value-type="float">
            <text:p>0.260269</text:p>
          </table:table-cell>
          <table:table-cell table:style-name="ce1" office:value-type="float" office:value="0.721497" calcext:value-type="float">
            <text:p>0.721497</text:p>
          </table:table-cell>
          <table:table-cell table:style-name="ce1" office:value-type="float" office:value="0.856308" calcext:value-type="float">
            <text:p>0.8563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8]+[.B$2]" office:value-type="float" office:value="0.190396" calcext:value-type="float">
            <text:p>0.190396</text:p>
          </table:table-cell>
          <table:table-cell table:formula="of:=[.C398]+[.C$2]" office:value-type="float" office:value="0.126724" calcext:value-type="float">
            <text:p>0.126724</text:p>
          </table:table-cell>
          <table:table-cell table:formula="of:=[.D398]+[.D$2]" office:value-type="float" office:value="0.789423" calcext:value-type="float">
            <text:p>0.789423</text:p>
          </table:table-cell>
          <table:table-cell table:style-name="ce1" office:value-type="float" office:value="-0.538879" calcext:value-type="float">
            <text:p>-0.538879</text:p>
          </table:table-cell>
          <table:table-cell table:style-name="ce1" office:value-type="float" office:value="-0.801178" calcext:value-type="float">
            <text:p>-0.801178</text:p>
          </table:table-cell>
          <table:table-cell table:style-name="ce1" office:value-type="float" office:value="0.260269" calcext:value-type="float">
            <text:p>0.260269</text:p>
          </table:table-cell>
          <table:table-cell table:style-name="ce1" office:value-type="float" office:value="0.721497" calcext:value-type="float">
            <text:p>0.721497</text:p>
          </table:table-cell>
          <table:table-cell table:style-name="ce1" office:value-type="float" office:value="0.856308" calcext:value-type="float">
            <text:p>0.8563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399]+[.B$2]" office:value-type="float" office:value="0.186978" calcext:value-type="float">
            <text:p>0.186978</text:p>
          </table:table-cell>
          <table:table-cell table:formula="of:=[.C399]+[.C$2]" office:value-type="float" office:value="0.129639" calcext:value-type="float">
            <text:p>0.129639</text:p>
          </table:table-cell>
          <table:table-cell table:formula="of:=[.D399]+[.D$2]" office:value-type="float" office:value="0.792871" calcext:value-type="float">
            <text:p>0.792871</text:p>
          </table:table-cell>
          <table:table-cell table:style-name="ce1" office:value-type="float" office:value="-0.409729" calcext:value-type="float">
            <text:p>-0.409729</text:p>
          </table:table-cell>
          <table:table-cell table:style-name="ce1" office:value-type="float" office:value="-0.867569" calcext:value-type="float">
            <text:p>-0.867569</text:p>
          </table:table-cell>
          <table:table-cell table:style-name="ce1" office:value-type="float" office:value="0.281845" calcext:value-type="float">
            <text:p>0.281845</text:p>
          </table:table-cell>
          <table:table-cell table:style-name="ce1" office:value-type="float" office:value="0.672211" calcext:value-type="float">
            <text:p>0.672211</text:p>
          </table:table-cell>
          <table:table-cell table:style-name="ce1" office:value-type="float" office:value="0.880997" calcext:value-type="float">
            <text:p>0.88099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0]+[.B$2]" office:value-type="float" office:value="0.186978" calcext:value-type="float">
            <text:p>0.186978</text:p>
          </table:table-cell>
          <table:table-cell table:formula="of:=[.C400]+[.C$2]" office:value-type="float" office:value="0.128342" calcext:value-type="float">
            <text:p>0.128342</text:p>
          </table:table-cell>
          <table:table-cell table:formula="of:=[.D400]+[.D$2]" office:value-type="float" office:value="0.788889" calcext:value-type="float">
            <text:p>0.788889</text:p>
          </table:table-cell>
          <table:table-cell table:style-name="ce1" office:value-type="float" office:value="-0.409729" calcext:value-type="float">
            <text:p>-0.409729</text:p>
          </table:table-cell>
          <table:table-cell table:style-name="ce1" office:value-type="float" office:value="-0.867569" calcext:value-type="float">
            <text:p>-0.867569</text:p>
          </table:table-cell>
          <table:table-cell table:style-name="ce1" office:value-type="float" office:value="0.281845" calcext:value-type="float">
            <text:p>0.281845</text:p>
          </table:table-cell>
          <table:table-cell table:style-name="ce1" office:value-type="float" office:value="0.672211" calcext:value-type="float">
            <text:p>0.672211</text:p>
          </table:table-cell>
          <table:table-cell table:style-name="ce1" office:value-type="float" office:value="0.880997" calcext:value-type="float">
            <text:p>0.88099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1]+[.B$2]" office:value-type="float" office:value="0.182706" calcext:value-type="float">
            <text:p>0.182706</text:p>
          </table:table-cell>
          <table:table-cell table:formula="of:=[.C401]+[.C$2]" office:value-type="float" office:value="0.131256" calcext:value-type="float">
            <text:p>0.131256</text:p>
          </table:table-cell>
          <table:table-cell table:formula="of:=[.D401]+[.D$2]" office:value-type="float" office:value="0.792337" calcext:value-type="float">
            <text:p>0.792337</text:p>
          </table:table-cell>
          <table:table-cell table:style-name="ce1" office:value-type="float" office:value="-0.269485" calcext:value-type="float">
            <text:p>-0.269485</text:p>
          </table:table-cell>
          <table:table-cell table:style-name="ce1" office:value-type="float" office:value="-0.915878" calcext:value-type="float">
            <text:p>-0.915878</text:p>
          </table:table-cell>
          <table:table-cell table:style-name="ce1" office:value-type="float" office:value="0.297577" calcext:value-type="float">
            <text:p>0.297577</text:p>
          </table:table-cell>
          <table:table-cell table:style-name="ce1" office:value-type="float" office:value="0.61058" calcext:value-type="float">
            <text:p>0.610580</text:p>
          </table:table-cell>
          <table:table-cell table:style-name="ce1" office:value-type="float" office:value="0.905731" calcext:value-type="float">
            <text:p>0.90573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2]+[.B$2]" office:value-type="float" office:value="0.182706" calcext:value-type="float">
            <text:p>0.182706</text:p>
          </table:table-cell>
          <table:table-cell table:formula="of:=[.C402]+[.C$2]" office:value-type="float" office:value="0.129974" calcext:value-type="float">
            <text:p>0.129974</text:p>
          </table:table-cell>
          <table:table-cell table:formula="of:=[.D402]+[.D$2]" office:value-type="float" office:value="0.78837" calcext:value-type="float">
            <text:p>0.788370</text:p>
          </table:table-cell>
          <table:table-cell table:style-name="ce1" office:value-type="float" office:value="-0.269485" calcext:value-type="float">
            <text:p>-0.269485</text:p>
          </table:table-cell>
          <table:table-cell table:style-name="ce1" office:value-type="float" office:value="-0.915878" calcext:value-type="float">
            <text:p>-0.915878</text:p>
          </table:table-cell>
          <table:table-cell table:style-name="ce1" office:value-type="float" office:value="0.297577" calcext:value-type="float">
            <text:p>0.297577</text:p>
          </table:table-cell>
          <table:table-cell table:style-name="ce1" office:value-type="float" office:value="0.61058" calcext:value-type="float">
            <text:p>0.610580</text:p>
          </table:table-cell>
          <table:table-cell table:style-name="ce1" office:value-type="float" office:value="0.905731" calcext:value-type="float">
            <text:p>0.90573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3]+[.B$2]" office:value-type="float" office:value="0.177579" calcext:value-type="float">
            <text:p>0.177579</text:p>
          </table:table-cell>
          <table:table-cell table:formula="of:=[.C403]+[.C$2]" office:value-type="float" office:value="0.13208" calcext:value-type="float">
            <text:p>0.132080</text:p>
          </table:table-cell>
          <table:table-cell table:formula="of:=[.D403]+[.D$2]" office:value-type="float" office:value="0.792078" calcext:value-type="float">
            <text:p>0.792078</text:p>
          </table:table-cell>
          <table:table-cell table:style-name="ce1" office:value-type="float" office:value="-0.082397" calcext:value-type="float">
            <text:p>-0.082397</text:p>
          </table:table-cell>
          <table:table-cell table:style-name="ce1" office:value-type="float" office:value="-0.947815" calcext:value-type="float">
            <text:p>-0.947815</text:p>
          </table:table-cell>
          <table:table-cell table:style-name="ce1" office:value-type="float" office:value="0.307983" calcext:value-type="float">
            <text:p>0.307983</text:p>
          </table:table-cell>
          <table:table-cell table:style-name="ce1" office:value-type="float" office:value="0.536636" calcext:value-type="float">
            <text:p>0.536636</text:p>
          </table:table-cell>
          <table:table-cell table:style-name="ce1" office:value-type="float" office:value="0.91806" calcext:value-type="float">
            <text:p>0.91806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4]+[.B$2]" office:value-type="float" office:value="0.177579" calcext:value-type="float">
            <text:p>0.177579</text:p>
          </table:table-cell>
          <table:table-cell table:formula="of:=[.C404]+[.C$2]" office:value-type="float" office:value="0.130783" calcext:value-type="float">
            <text:p>0.130783</text:p>
          </table:table-cell>
          <table:table-cell table:formula="of:=[.D404]+[.D$2]" office:value-type="float" office:value="0.788095" calcext:value-type="float">
            <text:p>0.788095</text:p>
          </table:table-cell>
          <table:table-cell table:style-name="ce1" office:value-type="float" office:value="-0.082397" calcext:value-type="float">
            <text:p>-0.082397</text:p>
          </table:table-cell>
          <table:table-cell table:style-name="ce1" office:value-type="float" office:value="-0.947815" calcext:value-type="float">
            <text:p>-0.947815</text:p>
          </table:table-cell>
          <table:table-cell table:style-name="ce1" office:value-type="float" office:value="0.307983" calcext:value-type="float">
            <text:p>0.307983</text:p>
          </table:table-cell>
          <table:table-cell table:style-name="ce1" office:value-type="float" office:value="0.536636" calcext:value-type="float">
            <text:p>0.536636</text:p>
          </table:table-cell>
          <table:table-cell table:style-name="ce1" office:value-type="float" office:value="0.91806" calcext:value-type="float">
            <text:p>0.91806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5]+[.B$2]" office:value-type="float" office:value="0.172513" calcext:value-type="float">
            <text:p>0.172513</text:p>
          </table:table-cell>
          <table:table-cell table:formula="of:=[.C405]+[.C$2]" office:value-type="float" office:value="0.135651" calcext:value-type="float">
            <text:p>0.135651</text:p>
          </table:table-cell>
          <table:table-cell table:formula="of:=[.D405]+[.D$2]" office:value-type="float" office:value="0.7913" calcext:value-type="float">
            <text:p>0.791300</text:p>
          </table:table-cell>
          <table:table-cell table:style-name="ce1" office:value-type="float" office:value="0.008621" calcext:value-type="float">
            <text:p>0.008621</text:p>
          </table:table-cell>
          <table:table-cell table:style-name="ce1" office:value-type="float" office:value="0.209732" calcext:value-type="float">
            <text:p>0.209732</text:p>
          </table:table-cell>
          <table:table-cell table:style-name="ce1" office:value-type="float" office:value="0.977722" calcext:value-type="float">
            <text:p>0.977722</text:p>
          </table:table-cell>
          <table:table-cell table:style-name="ce1" office:value-type="float" office:value="0.463715" calcext:value-type="float">
            <text:p>0.463715</text:p>
          </table:table-cell>
          <table:table-cell table:style-name="ce1" office:value-type="float" office:value="0.970657" calcext:value-type="float">
            <text:p>0.97065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6]+[.B$2]" office:value-type="float" office:value="0.172452" calcext:value-type="float">
            <text:p>0.172452</text:p>
          </table:table-cell>
          <table:table-cell table:formula="of:=[.C406]+[.C$2]" office:value-type="float" office:value="0.13208" calcext:value-type="float">
            <text:p>0.132080</text:p>
          </table:table-cell>
          <table:table-cell table:formula="of:=[.D406]+[.D$2]" office:value-type="float" office:value="0.792078" calcext:value-type="float">
            <text:p>0.792078</text:p>
          </table:table-cell>
          <table:table-cell table:style-name="ce1" office:value-type="float" office:value="0.008621" calcext:value-type="float">
            <text:p>0.008621</text:p>
          </table:table-cell>
          <table:table-cell table:style-name="ce1" office:value-type="float" office:value="0.209732" calcext:value-type="float">
            <text:p>0.209732</text:p>
          </table:table-cell>
          <table:table-cell table:style-name="ce1" office:value-type="float" office:value="0.977722" calcext:value-type="float">
            <text:p>0.977722</text:p>
          </table:table-cell>
          <table:table-cell table:style-name="ce1" office:value-type="float" office:value="0.462692" calcext:value-type="float">
            <text:p>0.462692</text:p>
          </table:table-cell>
          <table:table-cell table:style-name="ce1" office:value-type="float" office:value="0.91806" calcext:value-type="float">
            <text:p>0.91806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7]+[.B$2]" office:value-type="float" office:value="0.167477" calcext:value-type="float">
            <text:p>0.167477</text:p>
          </table:table-cell>
          <table:table-cell table:formula="of:=[.C407]+[.C$2]" office:value-type="float" office:value="0.134857" calcext:value-type="float">
            <text:p>0.134857</text:p>
          </table:table-cell>
          <table:table-cell table:formula="of:=[.D407]+[.D$2]" office:value-type="float" office:value="0.791559" calcext:value-type="float">
            <text:p>0.791559</text:p>
          </table:table-cell>
          <table:table-cell table:style-name="ce1" office:value-type="float" office:value="0.026001" calcext:value-type="float">
            <text:p>0.026001</text:p>
          </table:table-cell>
          <table:table-cell table:style-name="ce1" office:value-type="float" office:value="0.21312" calcext:value-type="float">
            <text:p>0.213120</text:p>
          </table:table-cell>
          <table:table-cell table:style-name="ce1" office:value-type="float" office:value="0.976685" calcext:value-type="float">
            <text:p>0.976685</text:p>
          </table:table-cell>
          <table:table-cell table:style-name="ce1" office:value-type="float" office:value="0.391815" calcext:value-type="float">
            <text:p>0.391815</text:p>
          </table:table-cell>
          <table:table-cell table:style-name="ce1" office:value-type="float" office:value="0.958633" calcext:value-type="float">
            <text:p>0.95863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8]+[.B$2]" office:value-type="float" office:value="0.167325" calcext:value-type="float">
            <text:p>0.167325</text:p>
          </table:table-cell>
          <table:table-cell table:formula="of:=[.C408]+[.C$2]" office:value-type="float" office:value="0.131256" calcext:value-type="float">
            <text:p>0.131256</text:p>
          </table:table-cell>
          <table:table-cell table:formula="of:=[.D408]+[.D$2]" office:value-type="float" office:value="0.792337" calcext:value-type="float">
            <text:p>0.792337</text:p>
          </table:table-cell>
          <table:table-cell table:style-name="ce1" office:value-type="float" office:value="0.026001" calcext:value-type="float">
            <text:p>0.026001</text:p>
          </table:table-cell>
          <table:table-cell table:style-name="ce1" office:value-type="float" office:value="0.21312" calcext:value-type="float">
            <text:p>0.213120</text:p>
          </table:table-cell>
          <table:table-cell table:style-name="ce1" office:value-type="float" office:value="0.976685" calcext:value-type="float">
            <text:p>0.976685</text:p>
          </table:table-cell>
          <table:table-cell table:style-name="ce1" office:value-type="float" office:value="0.388748" calcext:value-type="float">
            <text:p>0.388748</text:p>
          </table:table-cell>
          <table:table-cell table:style-name="ce1" office:value-type="float" office:value="0.905731" calcext:value-type="float">
            <text:p>0.90573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09]+[.B$2]" office:value-type="float" office:value="0.163052" calcext:value-type="float">
            <text:p>0.163052</text:p>
          </table:table-cell>
          <table:table-cell table:formula="of:=[.C409]+[.C$2]" office:value-type="float" office:value="0.129639" calcext:value-type="float">
            <text:p>0.129639</text:p>
          </table:table-cell>
          <table:table-cell table:formula="of:=[.D409]+[.D$2]" office:value-type="float" office:value="0.792871" calcext:value-type="float">
            <text:p>0.792871</text:p>
          </table:table-cell>
          <table:table-cell table:style-name="ce1" office:value-type="float" office:value="0.040726" calcext:value-type="float">
            <text:p>0.040726</text:p>
          </table:table-cell>
          <table:table-cell table:style-name="ce1" office:value-type="float" office:value="0.217667" calcext:value-type="float">
            <text:p>0.217667</text:p>
          </table:table-cell>
          <table:table-cell table:style-name="ce1" office:value-type="float" office:value="0.975174" calcext:value-type="float">
            <text:p>0.975174</text:p>
          </table:table-cell>
          <table:table-cell table:style-name="ce1" office:value-type="float" office:value="0.327133" calcext:value-type="float">
            <text:p>0.327133</text:p>
          </table:table-cell>
          <table:table-cell table:style-name="ce1" office:value-type="float" office:value="0.880997" calcext:value-type="float">
            <text:p>0.88099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0]+[.B$2]" office:value-type="float" office:value="0.162442" calcext:value-type="float">
            <text:p>0.162442</text:p>
          </table:table-cell>
          <table:table-cell table:formula="of:=[.C410]+[.C$2]" office:value-type="float" office:value="0.133255" calcext:value-type="float">
            <text:p>0.133255</text:p>
          </table:table-cell>
          <table:table-cell table:formula="of:=[.D410]+[.D$2]" office:value-type="float" office:value="0.792078" calcext:value-type="float">
            <text:p>0.792078</text:p>
          </table:table-cell>
          <table:table-cell table:style-name="ce1" office:value-type="float" office:value="0.040726" calcext:value-type="float">
            <text:p>0.040726</text:p>
          </table:table-cell>
          <table:table-cell table:style-name="ce1" office:value-type="float" office:value="0.217667" calcext:value-type="float">
            <text:p>0.217667</text:p>
          </table:table-cell>
          <table:table-cell table:style-name="ce1" office:value-type="float" office:value="0.975174" calcext:value-type="float">
            <text:p>0.975174</text:p>
          </table:table-cell>
          <table:table-cell table:style-name="ce1" office:value-type="float" office:value="0.319901" calcext:value-type="float">
            <text:p>0.319901</text:p>
          </table:table-cell>
          <table:table-cell table:style-name="ce1" office:value-type="float" office:value="0.934616" calcext:value-type="float">
            <text:p>0.93461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1]+[.B$2]" office:value-type="float" office:value="0.15965" calcext:value-type="float">
            <text:p>0.159650</text:p>
          </table:table-cell>
          <table:table-cell table:formula="of:=[.C411]+[.C$2]" office:value-type="float" office:value="0.128006" calcext:value-type="float">
            <text:p>0.128006</text:p>
          </table:table-cell>
          <table:table-cell table:formula="of:=[.D411]+[.D$2]" office:value-type="float" office:value="0.79339" calcext:value-type="float">
            <text:p>0.793390</text:p>
          </table:table-cell>
          <table:table-cell table:style-name="ce1" office:value-type="float" office:value="0.055328" calcext:value-type="float">
            <text:p>0.055328</text:p>
          </table:table-cell>
          <table:table-cell table:style-name="ce1" office:value-type="float" office:value="0.224945" calcext:value-type="float">
            <text:p>0.224945</text:p>
          </table:table-cell>
          <table:table-cell table:style-name="ce1" office:value-type="float" office:value="0.972794" calcext:value-type="float">
            <text:p>0.972794</text:p>
          </table:table-cell>
          <table:table-cell table:style-name="ce1" office:value-type="float" office:value="0.277832" calcext:value-type="float">
            <text:p>0.277832</text:p>
          </table:table-cell>
          <table:table-cell table:style-name="ce1" office:value-type="float" office:value="0.856308" calcext:value-type="float">
            <text:p>0.8563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2]+[.B$2]" office:value-type="float" office:value="0.157422" calcext:value-type="float">
            <text:p>0.157422</text:p>
          </table:table-cell>
          <table:table-cell table:formula="of:=[.C412]+[.C$2]" office:value-type="float" office:value="0.130859" calcext:value-type="float">
            <text:p>0.130859</text:p>
          </table:table-cell>
          <table:table-cell table:formula="of:=[.D412]+[.D$2]" office:value-type="float" office:value="0.792856" calcext:value-type="float">
            <text:p>0.792856</text:p>
          </table:table-cell>
          <table:table-cell table:style-name="ce1" office:value-type="float" office:value="0.055328" calcext:value-type="float">
            <text:p>0.055328</text:p>
          </table:table-cell>
          <table:table-cell table:style-name="ce1" office:value-type="float" office:value="0.224945" calcext:value-type="float">
            <text:p>0.224945</text:p>
          </table:table-cell>
          <table:table-cell table:style-name="ce1" office:value-type="float" office:value="0.972794" calcext:value-type="float">
            <text:p>0.972794</text:p>
          </table:table-cell>
          <table:table-cell table:style-name="ce1" office:value-type="float" office:value="0.248016" calcext:value-type="float">
            <text:p>0.248016</text:p>
          </table:table-cell>
          <table:table-cell table:style-name="ce1" office:value-type="float" office:value="0.89859" calcext:value-type="float">
            <text:p>0.89859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3]+[.B$2]" office:value-type="float" office:value="0.155362" calcext:value-type="float">
            <text:p>0.155362</text:p>
          </table:table-cell>
          <table:table-cell table:formula="of:=[.C413]+[.C$2]" office:value-type="float" office:value="0.124756" calcext:value-type="float">
            <text:p>0.124756</text:p>
          </table:table-cell>
          <table:table-cell table:formula="of:=[.D413]+[.D$2]" office:value-type="float" office:value="0.794458" calcext:value-type="float">
            <text:p>0.794458</text:p>
          </table:table-cell>
          <table:table-cell table:style-name="ce1" office:value-type="float" office:value="0.068634" calcext:value-type="float">
            <text:p>0.068634</text:p>
          </table:table-cell>
          <table:table-cell table:style-name="ce1" office:value-type="float" office:value="0.234497" calcext:value-type="float">
            <text:p>0.234497</text:p>
          </table:table-cell>
          <table:table-cell table:style-name="ce1" office:value-type="float" office:value="0.969696" calcext:value-type="float">
            <text:p>0.969696</text:p>
          </table:table-cell>
          <table:table-cell table:style-name="ce1" office:value-type="float" office:value="0.216217" calcext:value-type="float">
            <text:p>0.216217</text:p>
          </table:table-cell>
          <table:table-cell table:style-name="ce1" office:value-type="float" office:value="0.8069" calcext:value-type="float">
            <text:p>0.80690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4]+[.B$2]" office:value-type="float" office:value="0.153226" calcext:value-type="float">
            <text:p>0.153226</text:p>
          </table:table-cell>
          <table:table-cell table:formula="of:=[.C414]+[.C$2]" office:value-type="float" office:value="0.127686" calcext:value-type="float">
            <text:p>0.127686</text:p>
          </table:table-cell>
          <table:table-cell table:formula="of:=[.D414]+[.D$2]" office:value-type="float" office:value="0.793894" calcext:value-type="float">
            <text:p>0.793894</text:p>
          </table:table-cell>
          <table:table-cell table:style-name="ce1" office:value-type="float" office:value="0.068634" calcext:value-type="float">
            <text:p>0.068634</text:p>
          </table:table-cell>
          <table:table-cell table:style-name="ce1" office:value-type="float" office:value="0.234497" calcext:value-type="float">
            <text:p>0.234497</text:p>
          </table:table-cell>
          <table:table-cell table:style-name="ce1" office:value-type="float" office:value="0.969696" calcext:value-type="float">
            <text:p>0.969696</text:p>
          </table:table-cell>
          <table:table-cell table:style-name="ce1" office:value-type="float" office:value="0.188095" calcext:value-type="float">
            <text:p>0.188095</text:p>
          </table:table-cell>
          <table:table-cell table:style-name="ce1" office:value-type="float" office:value="0.850525" calcext:value-type="float">
            <text:p>0.85052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5]+[.B$2]" office:value-type="float" office:value="0.153653" calcext:value-type="float">
            <text:p>0.153653</text:p>
          </table:table-cell>
          <table:table-cell table:formula="of:=[.C415]+[.C$2]" office:value-type="float" office:value="0.123138" calcext:value-type="float">
            <text:p>0.123138</text:p>
          </table:table-cell>
          <table:table-cell table:formula="of:=[.D415]+[.D$2]" office:value-type="float" office:value="0.794977" calcext:value-type="float">
            <text:p>0.794977</text:p>
          </table:table-cell>
          <table:table-cell table:style-name="ce1" office:value-type="float" office:value="0.07666" calcext:value-type="float">
            <text:p>0.076660</text:p>
          </table:table-cell>
          <table:table-cell table:style-name="ce1" office:value-type="float" office:value="0.242065" calcext:value-type="float">
            <text:p>0.242065</text:p>
          </table:table-cell>
          <table:table-cell table:style-name="ce1" office:value-type="float" office:value="0.967224" calcext:value-type="float">
            <text:p>0.967224</text:p>
          </table:table-cell>
          <table:table-cell table:style-name="ce1" office:value-type="float" office:value="0.191559" calcext:value-type="float">
            <text:p>0.191559</text:p>
          </table:table-cell>
          <table:table-cell table:style-name="ce1" office:value-type="float" office:value="0.782196" calcext:value-type="float">
            <text:p>0.7821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6]+[.B$2]" office:value-type="float" office:value="0.150708" calcext:value-type="float">
            <text:p>0.150708</text:p>
          </table:table-cell>
          <table:table-cell table:formula="of:=[.C416]+[.C$2]" office:value-type="float" office:value="0.12529" calcext:value-type="float">
            <text:p>0.125290</text:p>
          </table:table-cell>
          <table:table-cell table:formula="of:=[.D416]+[.D$2]" office:value-type="float" office:value="0.794672" calcext:value-type="float">
            <text:p>0.794672</text:p>
          </table:table-cell>
          <table:table-cell table:style-name="ce1" office:value-type="float" office:value="0.07666" calcext:value-type="float">
            <text:p>0.076660</text:p>
          </table:table-cell>
          <table:table-cell table:style-name="ce1" office:value-type="float" office:value="0.242065" calcext:value-type="float">
            <text:p>0.242065</text:p>
          </table:table-cell>
          <table:table-cell table:style-name="ce1" office:value-type="float" office:value="0.967224" calcext:value-type="float">
            <text:p>0.967224</text:p>
          </table:table-cell>
          <table:table-cell table:style-name="ce1" office:value-type="float" office:value="0.15213" calcext:value-type="float">
            <text:p>0.152130</text:p>
          </table:table-cell>
          <table:table-cell table:style-name="ce1" office:value-type="float" office:value="0.814514" calcext:value-type="float">
            <text:p>0.81451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7]+[.B$2]" office:value-type="float" office:value="0.150235" calcext:value-type="float">
            <text:p>0.150235</text:p>
          </table:table-cell>
          <table:table-cell table:formula="of:=[.C417]+[.C$2]" office:value-type="float" office:value="0.11908" calcext:value-type="float">
            <text:p>0.119080</text:p>
          </table:table-cell>
          <table:table-cell table:formula="of:=[.D417]+[.D$2]" office:value-type="float" office:value="0.796304" calcext:value-type="float">
            <text:p>0.796304</text:p>
          </table:table-cell>
          <table:table-cell table:style-name="ce1" office:value-type="float" office:value="0.086731" calcext:value-type="float">
            <text:p>0.086731</text:p>
          </table:table-cell>
          <table:table-cell table:style-name="ce1" office:value-type="float" office:value="0.254669" calcext:value-type="float">
            <text:p>0.254669</text:p>
          </table:table-cell>
          <table:table-cell table:style-name="ce1" office:value-type="float" office:value="0.963135" calcext:value-type="float">
            <text:p>0.963135</text:p>
          </table:table-cell>
          <table:table-cell table:style-name="ce1" office:value-type="float" office:value="0.142258" calcext:value-type="float">
            <text:p>0.142258</text:p>
          </table:table-cell>
          <table:table-cell table:style-name="ce1" office:value-type="float" office:value="0.720413" calcext:value-type="float">
            <text:p>0.7204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8]+[.B$2]" office:value-type="float" office:value="0.147366" calcext:value-type="float">
            <text:p>0.147366</text:p>
          </table:table-cell>
          <table:table-cell table:formula="of:=[.C418]+[.C$2]" office:value-type="float" office:value="0.121307" calcext:value-type="float">
            <text:p>0.121307</text:p>
          </table:table-cell>
          <table:table-cell table:formula="of:=[.D418]+[.D$2]" office:value-type="float" office:value="0.795969" calcext:value-type="float">
            <text:p>0.795969</text:p>
          </table:table-cell>
          <table:table-cell table:style-name="ce1" office:value-type="float" office:value="0.086731" calcext:value-type="float">
            <text:p>0.086731</text:p>
          </table:table-cell>
          <table:table-cell table:style-name="ce1" office:value-type="float" office:value="0.254669" calcext:value-type="float">
            <text:p>0.254669</text:p>
          </table:table-cell>
          <table:table-cell table:style-name="ce1" office:value-type="float" office:value="0.963135" calcext:value-type="float">
            <text:p>0.963135</text:p>
          </table:table-cell>
          <table:table-cell table:style-name="ce1" office:value-type="float" office:value="0.104202" calcext:value-type="float">
            <text:p>0.104202</text:p>
          </table:table-cell>
          <table:table-cell table:style-name="ce1" office:value-type="float" office:value="0.75444" calcext:value-type="float">
            <text:p>0.75444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19]+[.B$2]" office:value-type="float" office:value="0.148526" calcext:value-type="float">
            <text:p>0.148526</text:p>
          </table:table-cell>
          <table:table-cell table:formula="of:=[.C419]+[.C$2]" office:value-type="float" office:value="0.115829" calcext:value-type="float">
            <text:p>0.115829</text:p>
          </table:table-cell>
          <table:table-cell table:formula="of:=[.D419]+[.D$2]" office:value-type="float" office:value="0.797357" calcext:value-type="float">
            <text:p>0.797357</text:p>
          </table:table-cell>
          <table:table-cell table:style-name="ce1" office:value-type="float" office:value="0.098465" calcext:value-type="float">
            <text:p>0.098465</text:p>
          </table:table-cell>
          <table:table-cell table:style-name="ce1" office:value-type="float" office:value="0.26709" calcext:value-type="float">
            <text:p>0.267090</text:p>
          </table:table-cell>
          <table:table-cell table:style-name="ce1" office:value-type="float" office:value="0.958633" calcext:value-type="float">
            <text:p>0.958633</text:p>
          </table:table-cell>
          <table:table-cell table:style-name="ce1" office:value-type="float" office:value="0.117615" calcext:value-type="float">
            <text:p>0.117615</text:p>
          </table:table-cell>
          <table:table-cell table:style-name="ce1" office:value-type="float" office:value="0.671005" calcext:value-type="float">
            <text:p>0.67100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0]+[.B$2]" office:value-type="float" office:value="0.144849" calcext:value-type="float">
            <text:p>0.144849</text:p>
          </table:table-cell>
          <table:table-cell table:formula="of:=[.C420]+[.C$2]" office:value-type="float" office:value="0.116516" calcext:value-type="float">
            <text:p>0.116516</text:p>
          </table:table-cell>
          <table:table-cell table:formula="of:=[.D420]+[.D$2]" office:value-type="float" office:value="0.797525" calcext:value-type="float">
            <text:p>0.797525</text:p>
          </table:table-cell>
          <table:table-cell table:style-name="ce1" office:value-type="float" office:value="0.098465" calcext:value-type="float">
            <text:p>0.098465</text:p>
          </table:table-cell>
          <table:table-cell table:style-name="ce1" office:value-type="float" office:value="0.26709" calcext:value-type="float">
            <text:p>0.267090</text:p>
          </table:table-cell>
          <table:table-cell table:style-name="ce1" office:value-type="float" office:value="0.958633" calcext:value-type="float">
            <text:p>0.958633</text:p>
          </table:table-cell>
          <table:table-cell table:style-name="ce1" office:value-type="float" office:value="0.068253" calcext:value-type="float">
            <text:p>0.068253</text:p>
          </table:table-cell>
          <table:table-cell table:style-name="ce1" office:value-type="float" office:value="0.682373" calcext:value-type="float">
            <text:p>0.68237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1]+[.B$2]" office:value-type="float" office:value="0.146817" calcext:value-type="float">
            <text:p>0.146817</text:p>
          </table:table-cell>
          <table:table-cell table:formula="of:=[.C421]+[.C$2]" office:value-type="float" office:value="0.111755" calcext:value-type="float">
            <text:p>0.111755</text:p>
          </table:table-cell>
          <table:table-cell table:formula="of:=[.D421]+[.D$2]" office:value-type="float" office:value="0.79867" calcext:value-type="float">
            <text:p>0.798670</text:p>
          </table:table-cell>
          <table:table-cell table:style-name="ce1" office:value-type="float" office:value="0.103027" calcext:value-type="float">
            <text:p>0.103027</text:p>
          </table:table-cell>
          <table:table-cell table:style-name="ce1" office:value-type="float" office:value="0.281235" calcext:value-type="float">
            <text:p>0.281235</text:p>
          </table:table-cell>
          <table:table-cell table:style-name="ce1" office:value-type="float" office:value="0.954086" calcext:value-type="float">
            <text:p>0.954086</text:p>
          </table:table-cell>
          <table:table-cell table:style-name="ce1" office:value-type="float" office:value="0.092972" calcext:value-type="float">
            <text:p>0.092972</text:p>
          </table:table-cell>
          <table:table-cell table:style-name="ce1" office:value-type="float" office:value="0.609253" calcext:value-type="float">
            <text:p>0.60925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2]+[.B$2]" office:value-type="float" office:value="0.14317" calcext:value-type="float">
            <text:p>0.143170</text:p>
          </table:table-cell>
          <table:table-cell table:formula="of:=[.C422]+[.C$2]" office:value-type="float" office:value="0.11174" calcext:value-type="float">
            <text:p>0.111740</text:p>
          </table:table-cell>
          <table:table-cell table:formula="of:=[.D422]+[.D$2]" office:value-type="float" office:value="0.799082" calcext:value-type="float">
            <text:p>0.799082</text:p>
          </table:table-cell>
          <table:table-cell table:style-name="ce1" office:value-type="float" office:value="0.103027" calcext:value-type="float">
            <text:p>0.103027</text:p>
          </table:table-cell>
          <table:table-cell table:style-name="ce1" office:value-type="float" office:value="0.281235" calcext:value-type="float">
            <text:p>0.281235</text:p>
          </table:table-cell>
          <table:table-cell table:style-name="ce1" office:value-type="float" office:value="0.954086" calcext:value-type="float">
            <text:p>0.954086</text:p>
          </table:table-cell>
          <table:table-cell table:style-name="ce1" office:value-type="float" office:value="0.044281" calcext:value-type="float">
            <text:p>0.044281</text:p>
          </table:table-cell>
          <table:table-cell table:style-name="ce1" office:value-type="float" office:value="0.610306" calcext:value-type="float">
            <text:p>0.61030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3]+[.B$2]" office:value-type="float" office:value="0.145978" calcext:value-type="float">
            <text:p>0.145978</text:p>
          </table:table-cell>
          <table:table-cell table:formula="of:=[.C423]+[.C$2]" office:value-type="float" office:value="0.106888" calcext:value-type="float">
            <text:p>0.106888</text:p>
          </table:table-cell>
          <table:table-cell table:formula="of:=[.D423]+[.D$2]" office:value-type="float" office:value="0.800256" calcext:value-type="float">
            <text:p>0.800256</text:p>
          </table:table-cell>
          <table:table-cell table:style-name="ce1" office:value-type="float" office:value="0.102448" calcext:value-type="float">
            <text:p>0.102448</text:p>
          </table:table-cell>
          <table:table-cell table:style-name="ce1" office:value-type="float" office:value="0.299271" calcext:value-type="float">
            <text:p>0.299271</text:p>
          </table:table-cell>
          <table:table-cell table:style-name="ce1" office:value-type="float" office:value="0.948654" calcext:value-type="float">
            <text:p>0.948654</text:p>
          </table:table-cell>
          <table:table-cell table:style-name="ce1" office:value-type="float" office:value="0.080658" calcext:value-type="float">
            <text:p>0.080658</text:p>
          </table:table-cell>
          <table:table-cell table:style-name="ce1" office:value-type="float" office:value="0.535126" calcext:value-type="float">
            <text:p>0.5351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4]+[.B$2]" office:value-type="float" office:value="0.142331" calcext:value-type="float">
            <text:p>0.142331</text:p>
          </table:table-cell>
          <table:table-cell table:formula="of:=[.C424]+[.C$2]" office:value-type="float" office:value="0.106949" calcext:value-type="float">
            <text:p>0.106949</text:p>
          </table:table-cell>
          <table:table-cell table:formula="of:=[.D424]+[.D$2]" office:value-type="float" office:value="0.800638" calcext:value-type="float">
            <text:p>0.800638</text:p>
          </table:table-cell>
          <table:table-cell table:style-name="ce1" office:value-type="float" office:value="0.102448" calcext:value-type="float">
            <text:p>0.102448</text:p>
          </table:table-cell>
          <table:table-cell table:style-name="ce1" office:value-type="float" office:value="0.299271" calcext:value-type="float">
            <text:p>0.299271</text:p>
          </table:table-cell>
          <table:table-cell table:style-name="ce1" office:value-type="float" office:value="0.948654" calcext:value-type="float">
            <text:p>0.948654</text:p>
          </table:table-cell>
          <table:table-cell table:style-name="ce1" office:value-type="float" office:value="0.032303" calcext:value-type="float">
            <text:p>0.032303</text:p>
          </table:table-cell>
          <table:table-cell table:style-name="ce1" office:value-type="float" office:value="0.538239" calcext:value-type="float">
            <text:p>0.53823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5]+[.B$2]" office:value-type="float" office:value="0.145978" calcext:value-type="float">
            <text:p>0.145978</text:p>
          </table:table-cell>
          <table:table-cell table:formula="of:=[.C425]+[.C$2]" office:value-type="float" office:value="0.102005" calcext:value-type="float">
            <text:p>0.102005</text:p>
          </table:table-cell>
          <table:table-cell table:formula="of:=[.D425]+[.D$2]" office:value-type="float" office:value="0.801843" calcext:value-type="float">
            <text:p>0.801843</text:p>
          </table:table-cell>
          <table:table-cell table:style-name="ce1" office:value-type="float" office:value="0.102509" calcext:value-type="float">
            <text:p>0.102509</text:p>
          </table:table-cell>
          <table:table-cell table:style-name="ce1" office:value-type="float" office:value="0.315475" calcext:value-type="float">
            <text:p>0.315475</text:p>
          </table:table-cell>
          <table:table-cell table:style-name="ce1" office:value-type="float" office:value="0.943375" calcext:value-type="float">
            <text:p>0.943375</text:p>
          </table:table-cell>
          <table:table-cell table:style-name="ce1" office:value-type="float" office:value="0.080658" calcext:value-type="float">
            <text:p>0.080658</text:p>
          </table:table-cell>
          <table:table-cell table:style-name="ce1" office:value-type="float" office:value="0.464813" calcext:value-type="float">
            <text:p>0.4648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6]+[.B$2]" office:value-type="float" office:value="0.142331" calcext:value-type="float">
            <text:p>0.142331</text:p>
          </table:table-cell>
          <table:table-cell table:formula="of:=[.C426]+[.C$2]" office:value-type="float" office:value="0.102173" calcext:value-type="float">
            <text:p>0.102173</text:p>
          </table:table-cell>
          <table:table-cell table:formula="of:=[.D426]+[.D$2]" office:value-type="float" office:value="0.802179" calcext:value-type="float">
            <text:p>0.802179</text:p>
          </table:table-cell>
          <table:table-cell table:style-name="ce1" office:value-type="float" office:value="0.102509" calcext:value-type="float">
            <text:p>0.102509</text:p>
          </table:table-cell>
          <table:table-cell table:style-name="ce1" office:value-type="float" office:value="0.315475" calcext:value-type="float">
            <text:p>0.315475</text:p>
          </table:table-cell>
          <table:table-cell table:style-name="ce1" office:value-type="float" office:value="0.943375" calcext:value-type="float">
            <text:p>0.943375</text:p>
          </table:table-cell>
          <table:table-cell table:style-name="ce1" office:value-type="float" office:value="0.032303" calcext:value-type="float">
            <text:p>0.032303</text:p>
          </table:table-cell>
          <table:table-cell table:style-name="ce1" office:value-type="float" office:value="0.466156" calcext:value-type="float">
            <text:p>0.46615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7]+[.B$2]" office:value-type="float" office:value="0.146817" calcext:value-type="float">
            <text:p>0.146817</text:p>
          </table:table-cell>
          <table:table-cell table:formula="of:=[.C427]+[.C$2]" office:value-type="float" office:value="0.097137" calcext:value-type="float">
            <text:p>0.097137</text:p>
          </table:table-cell>
          <table:table-cell table:formula="of:=[.D427]+[.D$2]" office:value-type="float" office:value="0.80343" calcext:value-type="float">
            <text:p>0.803430</text:p>
          </table:table-cell>
          <table:table-cell table:style-name="ce1" office:value-type="float" office:value="0.098969" calcext:value-type="float">
            <text:p>0.098969</text:p>
          </table:table-cell>
          <table:table-cell table:style-name="ce1" office:value-type="float" office:value="0.332047" calcext:value-type="float">
            <text:p>0.332047</text:p>
          </table:table-cell>
          <table:table-cell table:style-name="ce1" office:value-type="float" office:value="0.938065" calcext:value-type="float">
            <text:p>0.938065</text:p>
          </table:table-cell>
          <table:table-cell table:style-name="ce1" office:value-type="float" office:value="0.092972" calcext:value-type="float">
            <text:p>0.092972</text:p>
          </table:table-cell>
          <table:table-cell table:style-name="ce1" office:value-type="float" office:value="0.390701" calcext:value-type="float">
            <text:p>0.39070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8]+[.B$2]" office:value-type="float" office:value="0.14317" calcext:value-type="float">
            <text:p>0.143170</text:p>
          </table:table-cell>
          <table:table-cell table:formula="of:=[.C428]+[.C$2]" office:value-type="float" office:value="0.097382" calcext:value-type="float">
            <text:p>0.097382</text:p>
          </table:table-cell>
          <table:table-cell table:formula="of:=[.D428]+[.D$2]" office:value-type="float" office:value="0.803735" calcext:value-type="float">
            <text:p>0.803735</text:p>
          </table:table-cell>
          <table:table-cell table:style-name="ce1" office:value-type="float" office:value="0.098969" calcext:value-type="float">
            <text:p>0.098969</text:p>
          </table:table-cell>
          <table:table-cell table:style-name="ce1" office:value-type="float" office:value="0.332047" calcext:value-type="float">
            <text:p>0.332047</text:p>
          </table:table-cell>
          <table:table-cell table:style-name="ce1" office:value-type="float" office:value="0.938065" calcext:value-type="float">
            <text:p>0.938065</text:p>
          </table:table-cell>
          <table:table-cell table:style-name="ce1" office:value-type="float" office:value="0.044281" calcext:value-type="float">
            <text:p>0.044281</text:p>
          </table:table-cell>
          <table:table-cell table:style-name="ce1" office:value-type="float" office:value="0.394089" calcext:value-type="float">
            <text:p>0.39408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29]+[.B$2]" office:value-type="float" office:value="0.148526" calcext:value-type="float">
            <text:p>0.148526</text:p>
          </table:table-cell>
          <table:table-cell table:formula="of:=[.C429]+[.C$2]" office:value-type="float" office:value="0.093063" calcext:value-type="float">
            <text:p>0.093063</text:p>
          </table:table-cell>
          <table:table-cell table:formula="of:=[.D429]+[.D$2]" office:value-type="float" office:value="0.804743" calcext:value-type="float">
            <text:p>0.804743</text:p>
          </table:table-cell>
          <table:table-cell table:style-name="ce1" office:value-type="float" office:value="0.094299" calcext:value-type="float">
            <text:p>0.094299</text:p>
          </table:table-cell>
          <table:table-cell table:style-name="ce1" office:value-type="float" office:value="0.346115" calcext:value-type="float">
            <text:p>0.346115</text:p>
          </table:table-cell>
          <table:table-cell table:style-name="ce1" office:value-type="float" office:value="0.933441" calcext:value-type="float">
            <text:p>0.933441</text:p>
          </table:table-cell>
          <table:table-cell table:style-name="ce1" office:value-type="float" office:value="0.117615" calcext:value-type="float">
            <text:p>0.117615</text:p>
          </table:table-cell>
          <table:table-cell table:style-name="ce1" office:value-type="float" office:value="0.328934" calcext:value-type="float">
            <text:p>0.32893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0]+[.B$2]" office:value-type="float" office:value="0.144849" calcext:value-type="float">
            <text:p>0.144849</text:p>
          </table:table-cell>
          <table:table-cell table:formula="of:=[.C430]+[.C$2]" office:value-type="float" office:value="0.092606" calcext:value-type="float">
            <text:p>0.092606</text:p>
          </table:table-cell>
          <table:table-cell table:formula="of:=[.D430]+[.D$2]" office:value-type="float" office:value="0.805292" calcext:value-type="float">
            <text:p>0.805292</text:p>
          </table:table-cell>
          <table:table-cell table:style-name="ce1" office:value-type="float" office:value="0.094299" calcext:value-type="float">
            <text:p>0.094299</text:p>
          </table:table-cell>
          <table:table-cell table:style-name="ce1" office:value-type="float" office:value="0.346115" calcext:value-type="float">
            <text:p>0.346115</text:p>
          </table:table-cell>
          <table:table-cell table:style-name="ce1" office:value-type="float" office:value="0.933441" calcext:value-type="float">
            <text:p>0.933441</text:p>
          </table:table-cell>
          <table:table-cell table:style-name="ce1" office:value-type="float" office:value="0.068253" calcext:value-type="float">
            <text:p>0.068253</text:p>
          </table:table-cell>
          <table:table-cell table:style-name="ce1" office:value-type="float" office:value="0.322037" calcext:value-type="float">
            <text:p>0.32203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1]+[.B$2]" office:value-type="float" office:value="0.150235" calcext:value-type="float">
            <text:p>0.150235</text:p>
          </table:table-cell>
          <table:table-cell table:formula="of:=[.C431]+[.C$2]" office:value-type="float" office:value="0.089813" calcext:value-type="float">
            <text:p>0.089813</text:p>
          </table:table-cell>
          <table:table-cell table:formula="of:=[.D431]+[.D$2]" office:value-type="float" office:value="0.805811" calcext:value-type="float">
            <text:p>0.805811</text:p>
          </table:table-cell>
          <table:table-cell table:style-name="ce1" office:value-type="float" office:value="0.08667" calcext:value-type="float">
            <text:p>0.086670</text:p>
          </table:table-cell>
          <table:table-cell table:style-name="ce1" office:value-type="float" office:value="0.360031" calcext:value-type="float">
            <text:p>0.360031</text:p>
          </table:table-cell>
          <table:table-cell table:style-name="ce1" office:value-type="float" office:value="0.928909" calcext:value-type="float">
            <text:p>0.928909</text:p>
          </table:table-cell>
          <table:table-cell table:style-name="ce1" office:value-type="float" office:value="0.142258" calcext:value-type="float">
            <text:p>0.142258</text:p>
          </table:table-cell>
          <table:table-cell table:style-name="ce1" office:value-type="float" office:value="0.279526" calcext:value-type="float">
            <text:p>0.2795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2]+[.B$2]" office:value-type="float" office:value="0.147366" calcext:value-type="float">
            <text:p>0.147366</text:p>
          </table:table-cell>
          <table:table-cell table:formula="of:=[.C432]+[.C$2]" office:value-type="float" office:value="0.087814" calcext:value-type="float">
            <text:p>0.087814</text:p>
          </table:table-cell>
          <table:table-cell table:formula="of:=[.D432]+[.D$2]" office:value-type="float" office:value="0.806848" calcext:value-type="float">
            <text:p>0.806848</text:p>
          </table:table-cell>
          <table:table-cell table:style-name="ce1" office:value-type="float" office:value="0.08667" calcext:value-type="float">
            <text:p>0.086670</text:p>
          </table:table-cell>
          <table:table-cell table:style-name="ce1" office:value-type="float" office:value="0.360031" calcext:value-type="float">
            <text:p>0.360031</text:p>
          </table:table-cell>
          <table:table-cell table:style-name="ce1" office:value-type="float" office:value="0.928909" calcext:value-type="float">
            <text:p>0.928909</text:p>
          </table:table-cell>
          <table:table-cell table:style-name="ce1" office:value-type="float" office:value="0.104202" calcext:value-type="float">
            <text:p>0.104202</text:p>
          </table:table-cell>
          <table:table-cell table:style-name="ce1" office:value-type="float" office:value="0.249954" calcext:value-type="float">
            <text:p>0.2499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3]+[.B$2]" office:value-type="float" office:value="0.153653" calcext:value-type="float">
            <text:p>0.153653</text:p>
          </table:table-cell>
          <table:table-cell table:formula="of:=[.C433]+[.C$2]" office:value-type="float" office:value="0.085754" calcext:value-type="float">
            <text:p>0.085754</text:p>
          </table:table-cell>
          <table:table-cell table:formula="of:=[.D433]+[.D$2]" office:value-type="float" office:value="0.807123" calcext:value-type="float">
            <text:p>0.807123</text:p>
          </table:table-cell>
          <table:table-cell table:style-name="ce1" office:value-type="float" office:value="0.076675" calcext:value-type="float">
            <text:p>0.076675</text:p>
          </table:table-cell>
          <table:table-cell table:style-name="ce1" office:value-type="float" office:value="0.372711" calcext:value-type="float">
            <text:p>0.372711</text:p>
          </table:table-cell>
          <table:table-cell table:style-name="ce1" office:value-type="float" office:value="0.924774" calcext:value-type="float">
            <text:p>0.924774</text:p>
          </table:table-cell>
          <table:table-cell table:style-name="ce1" office:value-type="float" office:value="0.191559" calcext:value-type="float">
            <text:p>0.191559</text:p>
          </table:table-cell>
          <table:table-cell table:style-name="ce1" office:value-type="float" office:value="0.217758" calcext:value-type="float">
            <text:p>0.21775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4]+[.B$2]" office:value-type="float" office:value="0.150708" calcext:value-type="float">
            <text:p>0.150708</text:p>
          </table:table-cell>
          <table:table-cell table:formula="of:=[.C434]+[.C$2]" office:value-type="float" office:value="0.083832" calcext:value-type="float">
            <text:p>0.083832</text:p>
          </table:table-cell>
          <table:table-cell table:formula="of:=[.D434]+[.D$2]" office:value-type="float" office:value="0.808145" calcext:value-type="float">
            <text:p>0.808145</text:p>
          </table:table-cell>
          <table:table-cell table:style-name="ce1" office:value-type="float" office:value="0.076675" calcext:value-type="float">
            <text:p>0.076675</text:p>
          </table:table-cell>
          <table:table-cell table:style-name="ce1" office:value-type="float" office:value="0.372711" calcext:value-type="float">
            <text:p>0.372711</text:p>
          </table:table-cell>
          <table:table-cell table:style-name="ce1" office:value-type="float" office:value="0.924774" calcext:value-type="float">
            <text:p>0.924774</text:p>
          </table:table-cell>
          <table:table-cell table:style-name="ce1" office:value-type="float" office:value="0.15213" calcext:value-type="float">
            <text:p>0.152130</text:p>
          </table:table-cell>
          <table:table-cell table:style-name="ce1" office:value-type="float" office:value="0.189896" calcext:value-type="float">
            <text:p>0.1898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5]+[.B$2]" office:value-type="float" office:value="0.155362" calcext:value-type="float">
            <text:p>0.155362</text:p>
          </table:table-cell>
          <table:table-cell table:formula="of:=[.C435]+[.C$2]" office:value-type="float" office:value="0.084122" calcext:value-type="float">
            <text:p>0.084122</text:p>
          </table:table-cell>
          <table:table-cell table:formula="of:=[.D435]+[.D$2]" office:value-type="float" office:value="0.807657" calcext:value-type="float">
            <text:p>0.807657</text:p>
          </table:table-cell>
          <table:table-cell table:style-name="ce1" office:value-type="float" office:value="0.06871" calcext:value-type="float">
            <text:p>0.068710</text:p>
          </table:table-cell>
          <table:table-cell table:style-name="ce1" office:value-type="float" office:value="0.380325" calcext:value-type="float">
            <text:p>0.380325</text:p>
          </table:table-cell>
          <table:table-cell table:style-name="ce1" office:value-type="float" office:value="0.922302" calcext:value-type="float">
            <text:p>0.922302</text:p>
          </table:table-cell>
          <table:table-cell table:style-name="ce1" office:value-type="float" office:value="0.216217" calcext:value-type="float">
            <text:p>0.216217</text:p>
          </table:table-cell>
          <table:table-cell table:style-name="ce1" office:value-type="float" office:value="0.193054" calcext:value-type="float">
            <text:p>0.1930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6]+[.B$2]" office:value-type="float" office:value="0.153226" calcext:value-type="float">
            <text:p>0.153226</text:p>
          </table:table-cell>
          <table:table-cell table:formula="of:=[.C436]+[.C$2]" office:value-type="float" office:value="0.081436" calcext:value-type="float">
            <text:p>0.081436</text:p>
          </table:table-cell>
          <table:table-cell table:formula="of:=[.D436]+[.D$2]" office:value-type="float" office:value="0.808923" calcext:value-type="float">
            <text:p>0.808923</text:p>
          </table:table-cell>
          <table:table-cell table:style-name="ce1" office:value-type="float" office:value="0.06871" calcext:value-type="float">
            <text:p>0.068710</text:p>
          </table:table-cell>
          <table:table-cell table:style-name="ce1" office:value-type="float" office:value="0.380325" calcext:value-type="float">
            <text:p>0.380325</text:p>
          </table:table-cell>
          <table:table-cell table:style-name="ce1" office:value-type="float" office:value="0.922302" calcext:value-type="float">
            <text:p>0.922302</text:p>
          </table:table-cell>
          <table:table-cell table:style-name="ce1" office:value-type="float" office:value="0.188095" calcext:value-type="float">
            <text:p>0.188095</text:p>
          </table:table-cell>
          <table:table-cell table:style-name="ce1" office:value-type="float" office:value="0.15387" calcext:value-type="float">
            <text:p>0.15387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7]+[.B$2]" office:value-type="float" office:value="0.15965" calcext:value-type="float">
            <text:p>0.159650</text:p>
          </table:table-cell>
          <table:table-cell table:formula="of:=[.C437]+[.C$2]" office:value-type="float" office:value="0.080872" calcext:value-type="float">
            <text:p>0.080872</text:p>
          </table:table-cell>
          <table:table-cell table:formula="of:=[.D437]+[.D$2]" office:value-type="float" office:value="0.80871" calcext:value-type="float">
            <text:p>0.808710</text:p>
          </table:table-cell>
          <table:table-cell table:style-name="ce1" office:value-type="float" office:value="0.05542" calcext:value-type="float">
            <text:p>0.055420</text:p>
          </table:table-cell>
          <table:table-cell table:style-name="ce1" office:value-type="float" office:value="0.389908" calcext:value-type="float">
            <text:p>0.389908</text:p>
          </table:table-cell>
          <table:table-cell table:style-name="ce1" office:value-type="float" office:value="0.919189" calcext:value-type="float">
            <text:p>0.919189</text:p>
          </table:table-cell>
          <table:table-cell table:style-name="ce1" office:value-type="float" office:value="0.277832" calcext:value-type="float">
            <text:p>0.277832</text:p>
          </table:table-cell>
          <table:table-cell table:style-name="ce1" office:value-type="float" office:value="0.143646" calcext:value-type="float">
            <text:p>0.14364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8]+[.B$2]" office:value-type="float" office:value="0.157422" calcext:value-type="float">
            <text:p>0.157422</text:p>
          </table:table-cell>
          <table:table-cell table:formula="of:=[.C438]+[.C$2]" office:value-type="float" office:value="0.078247" calcext:value-type="float">
            <text:p>0.078247</text:p>
          </table:table-cell>
          <table:table-cell table:formula="of:=[.D438]+[.D$2]" office:value-type="float" office:value="0.809961" calcext:value-type="float">
            <text:p>0.809961</text:p>
          </table:table-cell>
          <table:table-cell table:style-name="ce1" office:value-type="float" office:value="0.05542" calcext:value-type="float">
            <text:p>0.055420</text:p>
          </table:table-cell>
          <table:table-cell table:style-name="ce1" office:value-type="float" office:value="0.389908" calcext:value-type="float">
            <text:p>0.389908</text:p>
          </table:table-cell>
          <table:table-cell table:style-name="ce1" office:value-type="float" office:value="0.919189" calcext:value-type="float">
            <text:p>0.919189</text:p>
          </table:table-cell>
          <table:table-cell table:style-name="ce1" office:value-type="float" office:value="0.248016" calcext:value-type="float">
            <text:p>0.248016</text:p>
          </table:table-cell>
          <table:table-cell table:style-name="ce1" office:value-type="float" office:value="0.105804" calcext:value-type="float">
            <text:p>0.10580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39]+[.B$2]" office:value-type="float" office:value="0.163052" calcext:value-type="float">
            <text:p>0.163052</text:p>
          </table:table-cell>
          <table:table-cell table:formula="of:=[.C439]+[.C$2]" office:value-type="float" office:value="0.079254" calcext:value-type="float">
            <text:p>0.079254</text:p>
          </table:table-cell>
          <table:table-cell table:formula="of:=[.D439]+[.D$2]" office:value-type="float" office:value="0.809244" calcext:value-type="float">
            <text:p>0.809244</text:p>
          </table:table-cell>
          <table:table-cell table:style-name="ce1" office:value-type="float" office:value="0.04216" calcext:value-type="float">
            <text:p>0.042160</text:p>
          </table:table-cell>
          <table:table-cell table:style-name="ce1" office:value-type="float" office:value="0.400894" calcext:value-type="float">
            <text:p>0.400894</text:p>
          </table:table-cell>
          <table:table-cell table:style-name="ce1" office:value-type="float" office:value="0.915146" calcext:value-type="float">
            <text:p>0.915146</text:p>
          </table:table-cell>
          <table:table-cell table:style-name="ce1" office:value-type="float" office:value="0.327133" calcext:value-type="float">
            <text:p>0.327133</text:p>
          </table:table-cell>
          <table:table-cell table:style-name="ce1" office:value-type="float" office:value="0.118942" calcext:value-type="float">
            <text:p>0.11894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0]+[.B$2]" office:value-type="float" office:value="0.162442" calcext:value-type="float">
            <text:p>0.162442</text:p>
          </table:table-cell>
          <table:table-cell table:formula="of:=[.C440]+[.C$2]" office:value-type="float" office:value="0.075867" calcext:value-type="float">
            <text:p>0.075867</text:p>
          </table:table-cell>
          <table:table-cell table:formula="of:=[.D440]+[.D$2]" office:value-type="float" office:value="0.810739" calcext:value-type="float">
            <text:p>0.810739</text:p>
          </table:table-cell>
          <table:table-cell table:style-name="ce1" office:value-type="float" office:value="0.04216" calcext:value-type="float">
            <text:p>0.042160</text:p>
          </table:table-cell>
          <table:table-cell table:style-name="ce1" office:value-type="float" office:value="0.400894" calcext:value-type="float">
            <text:p>0.400894</text:p>
          </table:table-cell>
          <table:table-cell table:style-name="ce1" office:value-type="float" office:value="0.915146" calcext:value-type="float">
            <text:p>0.915146</text:p>
          </table:table-cell>
          <table:table-cell table:style-name="ce1" office:value-type="float" office:value="0.319901" calcext:value-type="float">
            <text:p>0.319901</text:p>
          </table:table-cell>
          <table:table-cell table:style-name="ce1" office:value-type="float" office:value="0.069778" calcext:value-type="float">
            <text:p>0.06977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1]+[.B$2]" office:value-type="float" office:value="0.167325" calcext:value-type="float">
            <text:p>0.167325</text:p>
          </table:table-cell>
          <table:table-cell table:formula="of:=[.C441]+[.C$2]" office:value-type="float" office:value="0.077621" calcext:value-type="float">
            <text:p>0.077621</text:p>
          </table:table-cell>
          <table:table-cell table:formula="of:=[.D441]+[.D$2]" office:value-type="float" office:value="0.809763" calcext:value-type="float">
            <text:p>0.809763</text:p>
          </table:table-cell>
          <table:table-cell table:style-name="ce1" office:value-type="float" office:value="0.027435" calcext:value-type="float">
            <text:p>0.027435</text:p>
          </table:table-cell>
          <table:table-cell table:style-name="ce1" office:value-type="float" office:value="0.405441" calcext:value-type="float">
            <text:p>0.405441</text:p>
          </table:table-cell>
          <table:table-cell table:style-name="ce1" office:value-type="float" office:value="0.913712" calcext:value-type="float">
            <text:p>0.913712</text:p>
          </table:table-cell>
          <table:table-cell table:style-name="ce1" office:value-type="float" office:value="0.388748" calcext:value-type="float">
            <text:p>0.388748</text:p>
          </table:table-cell>
          <table:table-cell table:style-name="ce1" office:value-type="float" office:value="0.094223" calcext:value-type="float">
            <text:p>0.09422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2]+[.B$2]" office:value-type="float" office:value="0.167477" calcext:value-type="float">
            <text:p>0.167477</text:p>
          </table:table-cell>
          <table:table-cell table:formula="of:=[.C442]+[.C$2]" office:value-type="float" office:value="0.074265" calcext:value-type="float">
            <text:p>0.074265</text:p>
          </table:table-cell>
          <table:table-cell table:formula="of:=[.D442]+[.D$2]" office:value-type="float" office:value="0.811258" calcext:value-type="float">
            <text:p>0.811258</text:p>
          </table:table-cell>
          <table:table-cell table:style-name="ce1" office:value-type="float" office:value="0.027435" calcext:value-type="float">
            <text:p>0.027435</text:p>
          </table:table-cell>
          <table:table-cell table:style-name="ce1" office:value-type="float" office:value="0.405441" calcext:value-type="float">
            <text:p>0.405441</text:p>
          </table:table-cell>
          <table:table-cell table:style-name="ce1" office:value-type="float" office:value="0.913712" calcext:value-type="float">
            <text:p>0.913712</text:p>
          </table:table-cell>
          <table:table-cell table:style-name="ce1" office:value-type="float" office:value="0.391815" calcext:value-type="float">
            <text:p>0.391815</text:p>
          </table:table-cell>
          <table:table-cell table:style-name="ce1" office:value-type="float" office:value="0.045761" calcext:value-type="float">
            <text:p>0.04576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3]+[.B$2]" office:value-type="float" office:value="0.172513" calcext:value-type="float">
            <text:p>0.172513</text:p>
          </table:table-cell>
          <table:table-cell table:formula="of:=[.C443]+[.C$2]" office:value-type="float" office:value="0.073471" calcext:value-type="float">
            <text:p>0.073471</text:p>
          </table:table-cell>
          <table:table-cell table:formula="of:=[.D443]+[.D$2]" office:value-type="float" office:value="0.811517" calcext:value-type="float">
            <text:p>0.811517</text:p>
          </table:table-cell>
          <table:table-cell table:style-name="ce1" office:value-type="float" office:value="0.008636" calcext:value-type="float">
            <text:p>0.008636</text:p>
          </table:table-cell>
          <table:table-cell table:style-name="ce1" office:value-type="float" office:value="0.405243" calcext:value-type="float">
            <text:p>0.405243</text:p>
          </table:table-cell>
          <table:table-cell table:style-name="ce1" office:value-type="float" office:value="0.914169" calcext:value-type="float">
            <text:p>0.914169</text:p>
          </table:table-cell>
          <table:table-cell table:style-name="ce1" office:value-type="float" office:value="0.463715" calcext:value-type="float">
            <text:p>0.463715</text:p>
          </table:table-cell>
          <table:table-cell table:style-name="ce1" office:value-type="float" office:value="0.033752" calcext:value-type="float">
            <text:p>0.03375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4]+[.B$2]" office:value-type="float" office:value="0.172452" calcext:value-type="float">
            <text:p>0.172452</text:p>
          </table:table-cell>
          <table:table-cell table:formula="of:=[.C444]+[.C$2]" office:value-type="float" office:value="0.076813" calcext:value-type="float">
            <text:p>0.076813</text:p>
          </table:table-cell>
          <table:table-cell table:formula="of:=[.D444]+[.D$2]" office:value-type="float" office:value="0.810022" calcext:value-type="float">
            <text:p>0.810022</text:p>
          </table:table-cell>
          <table:table-cell table:style-name="ce1" office:value-type="float" office:value="0.008636" calcext:value-type="float">
            <text:p>0.008636</text:p>
          </table:table-cell>
          <table:table-cell table:style-name="ce1" office:value-type="float" office:value="0.405243" calcext:value-type="float">
            <text:p>0.405243</text:p>
          </table:table-cell>
          <table:table-cell table:style-name="ce1" office:value-type="float" office:value="0.914169" calcext:value-type="float">
            <text:p>0.914169</text:p>
          </table:table-cell>
          <table:table-cell table:style-name="ce1" office:value-type="float" office:value="0.462692" calcext:value-type="float">
            <text:p>0.462692</text:p>
          </table:table-cell>
          <table:table-cell table:style-name="ce1" office:value-type="float" office:value="0.080338" calcext:value-type="float">
            <text:p>0.08033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5]+[.B$2]" office:value-type="float" office:value="0.177533" calcext:value-type="float">
            <text:p>0.177533</text:p>
          </table:table-cell>
          <table:table-cell table:formula="of:=[.C445]+[.C$2]" office:value-type="float" office:value="0.073471" calcext:value-type="float">
            <text:p>0.073471</text:p>
          </table:table-cell>
          <table:table-cell table:formula="of:=[.D445]+[.D$2]" office:value-type="float" office:value="0.811517" calcext:value-type="float">
            <text:p>0.811517</text:p>
          </table:table-cell>
          <table:table-cell table:style-name="ce1" office:value-type="float" office:value="-0.008606" calcext:value-type="float">
            <text:p>-0.008606</text:p>
          </table:table-cell>
          <table:table-cell table:style-name="ce1" office:value-type="float" office:value="0.405106" calcext:value-type="float">
            <text:p>0.405106</text:p>
          </table:table-cell>
          <table:table-cell table:style-name="ce1" office:value-type="float" office:value="0.91423" calcext:value-type="float">
            <text:p>0.914230</text:p>
          </table:table-cell>
          <table:table-cell table:style-name="ce1" office:value-type="float" office:value="0.535614" calcext:value-type="float">
            <text:p>0.535614</text:p>
          </table:table-cell>
          <table:table-cell table:style-name="ce1" office:value-type="float" office:value="0.033752" calcext:value-type="float">
            <text:p>0.03375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6]+[.B$2]" office:value-type="float" office:value="0.177579" calcext:value-type="float">
            <text:p>0.177579</text:p>
          </table:table-cell>
          <table:table-cell table:formula="of:=[.C446]+[.C$2]" office:value-type="float" office:value="0.076813" calcext:value-type="float">
            <text:p>0.076813</text:p>
          </table:table-cell>
          <table:table-cell table:formula="of:=[.D446]+[.D$2]" office:value-type="float" office:value="0.810022" calcext:value-type="float">
            <text:p>0.810022</text:p>
          </table:table-cell>
          <table:table-cell table:style-name="ce1" office:value-type="float" office:value="-0.008606" calcext:value-type="float">
            <text:p>-0.008606</text:p>
          </table:table-cell>
          <table:table-cell table:style-name="ce1" office:value-type="float" office:value="0.405106" calcext:value-type="float">
            <text:p>0.405106</text:p>
          </table:table-cell>
          <table:table-cell table:style-name="ce1" office:value-type="float" office:value="0.91423" calcext:value-type="float">
            <text:p>0.914230</text:p>
          </table:table-cell>
          <table:table-cell table:style-name="ce1" office:value-type="float" office:value="0.536636" calcext:value-type="float">
            <text:p>0.536636</text:p>
          </table:table-cell>
          <table:table-cell table:style-name="ce1" office:value-type="float" office:value="0.079254" calcext:value-type="float">
            <text:p>0.0792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7]+[.B$2]" office:value-type="float" office:value="0.182706" calcext:value-type="float">
            <text:p>0.182706</text:p>
          </table:table-cell>
          <table:table-cell table:formula="of:=[.C447]+[.C$2]" office:value-type="float" office:value="0.077621" calcext:value-type="float">
            <text:p>0.077621</text:p>
          </table:table-cell>
          <table:table-cell table:formula="of:=[.D447]+[.D$2]" office:value-type="float" office:value="0.809763" calcext:value-type="float">
            <text:p>0.809763</text:p>
          </table:table-cell>
          <table:table-cell table:style-name="ce1" office:value-type="float" office:value="-0.025955" calcext:value-type="float">
            <text:p>-0.025955</text:p>
          </table:table-cell>
          <table:table-cell table:style-name="ce1" office:value-type="float" office:value="0.401657" calcext:value-type="float">
            <text:p>0.401657</text:p>
          </table:table-cell>
          <table:table-cell table:style-name="ce1" office:value-type="float" office:value="0.915421" calcext:value-type="float">
            <text:p>0.915421</text:p>
          </table:table-cell>
          <table:table-cell table:style-name="ce1" office:value-type="float" office:value="0.61058" calcext:value-type="float">
            <text:p>0.610580</text:p>
          </table:table-cell>
          <table:table-cell table:style-name="ce1" office:value-type="float" office:value="0.094223" calcext:value-type="float">
            <text:p>0.09422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8]+[.B$2]" office:value-type="float" office:value="0.182568" calcext:value-type="float">
            <text:p>0.182568</text:p>
          </table:table-cell>
          <table:table-cell table:formula="of:=[.C448]+[.C$2]" office:value-type="float" office:value="0.074265" calcext:value-type="float">
            <text:p>0.074265</text:p>
          </table:table-cell>
          <table:table-cell table:formula="of:=[.D448]+[.D$2]" office:value-type="float" office:value="0.811258" calcext:value-type="float">
            <text:p>0.811258</text:p>
          </table:table-cell>
          <table:table-cell table:style-name="ce1" office:value-type="float" office:value="-0.025955" calcext:value-type="float">
            <text:p>-0.025955</text:p>
          </table:table-cell>
          <table:table-cell table:style-name="ce1" office:value-type="float" office:value="0.401657" calcext:value-type="float">
            <text:p>0.401657</text:p>
          </table:table-cell>
          <table:table-cell table:style-name="ce1" office:value-type="float" office:value="0.915421" calcext:value-type="float">
            <text:p>0.915421</text:p>
          </table:table-cell>
          <table:table-cell table:style-name="ce1" office:value-type="float" office:value="0.607529" calcext:value-type="float">
            <text:p>0.607529</text:p>
          </table:table-cell>
          <table:table-cell table:style-name="ce1" office:value-type="float" office:value="0.045761" calcext:value-type="float">
            <text:p>0.04576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49]+[.B$2]" office:value-type="float" office:value="0.186978" calcext:value-type="float">
            <text:p>0.186978</text:p>
          </table:table-cell>
          <table:table-cell table:formula="of:=[.C449]+[.C$2]" office:value-type="float" office:value="0.079254" calcext:value-type="float">
            <text:p>0.079254</text:p>
          </table:table-cell>
          <table:table-cell table:formula="of:=[.D449]+[.D$2]" office:value-type="float" office:value="0.809244" calcext:value-type="float">
            <text:p>0.809244</text:p>
          </table:table-cell>
          <table:table-cell table:style-name="ce1" office:value-type="float" office:value="-0.040695" calcext:value-type="float">
            <text:p>-0.040695</text:p>
          </table:table-cell>
          <table:table-cell table:style-name="ce1" office:value-type="float" office:value="0.397247" calcext:value-type="float">
            <text:p>0.397247</text:p>
          </table:table-cell>
          <table:table-cell table:style-name="ce1" office:value-type="float" office:value="0.916809" calcext:value-type="float">
            <text:p>0.916809</text:p>
          </table:table-cell>
          <table:table-cell table:style-name="ce1" office:value-type="float" office:value="0.672211" calcext:value-type="float">
            <text:p>0.672211</text:p>
          </table:table-cell>
          <table:table-cell table:style-name="ce1" office:value-type="float" office:value="0.118942" calcext:value-type="float">
            <text:p>0.11894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0]+[.B$2]" office:value-type="float" office:value="0.187589" calcext:value-type="float">
            <text:p>0.187589</text:p>
          </table:table-cell>
          <table:table-cell table:formula="of:=[.C450]+[.C$2]" office:value-type="float" office:value="0.075867" calcext:value-type="float">
            <text:p>0.075867</text:p>
          </table:table-cell>
          <table:table-cell table:formula="of:=[.D450]+[.D$2]" office:value-type="float" office:value="0.810739" calcext:value-type="float">
            <text:p>0.810739</text:p>
          </table:table-cell>
          <table:table-cell table:style-name="ce1" office:value-type="float" office:value="-0.040695" calcext:value-type="float">
            <text:p>-0.040695</text:p>
          </table:table-cell>
          <table:table-cell table:style-name="ce1" office:value-type="float" office:value="0.397247" calcext:value-type="float">
            <text:p>0.397247</text:p>
          </table:table-cell>
          <table:table-cell table:style-name="ce1" office:value-type="float" office:value="0.916809" calcext:value-type="float">
            <text:p>0.916809</text:p>
          </table:table-cell>
          <table:table-cell table:style-name="ce1" office:value-type="float" office:value="0.679428" calcext:value-type="float">
            <text:p>0.679428</text:p>
          </table:table-cell>
          <table:table-cell table:style-name="ce1" office:value-type="float" office:value="0.069778" calcext:value-type="float">
            <text:p>0.06977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1]+[.B$2]" office:value-type="float" office:value="0.192624" calcext:value-type="float">
            <text:p>0.192624</text:p>
          </table:table-cell>
          <table:table-cell table:formula="of:=[.C451]+[.C$2]" office:value-type="float" office:value="0.078247" calcext:value-type="float">
            <text:p>0.078247</text:p>
          </table:table-cell>
          <table:table-cell table:formula="of:=[.D451]+[.D$2]" office:value-type="float" office:value="0.809961" calcext:value-type="float">
            <text:p>0.809961</text:p>
          </table:table-cell>
          <table:table-cell table:style-name="ce1" office:value-type="float" office:value="-0.055405" calcext:value-type="float">
            <text:p>-0.055405</text:p>
          </table:table-cell>
          <table:table-cell table:style-name="ce1" office:value-type="float" office:value="0.389893" calcext:value-type="float">
            <text:p>0.389893</text:p>
          </table:table-cell>
          <table:table-cell table:style-name="ce1" office:value-type="float" office:value="0.919189" calcext:value-type="float">
            <text:p>0.919189</text:p>
          </table:table-cell>
          <table:table-cell table:style-name="ce1" office:value-type="float" office:value="0.751328" calcext:value-type="float">
            <text:p>0.751328</text:p>
          </table:table-cell>
          <table:table-cell table:style-name="ce1" office:value-type="float" office:value="0.105804" calcext:value-type="float">
            <text:p>0.10580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2]+[.B$2]" office:value-type="float" office:value="0.190396" calcext:value-type="float">
            <text:p>0.190396</text:p>
          </table:table-cell>
          <table:table-cell table:formula="of:=[.C452]+[.C$2]" office:value-type="float" office:value="0.080872" calcext:value-type="float">
            <text:p>0.080872</text:p>
          </table:table-cell>
          <table:table-cell table:formula="of:=[.D452]+[.D$2]" office:value-type="float" office:value="0.80871" calcext:value-type="float">
            <text:p>0.808710</text:p>
          </table:table-cell>
          <table:table-cell table:style-name="ce1" office:value-type="float" office:value="-0.055405" calcext:value-type="float">
            <text:p>-0.055405</text:p>
          </table:table-cell>
          <table:table-cell table:style-name="ce1" office:value-type="float" office:value="0.389893" calcext:value-type="float">
            <text:p>0.389893</text:p>
          </table:table-cell>
          <table:table-cell table:style-name="ce1" office:value-type="float" office:value="0.919189" calcext:value-type="float">
            <text:p>0.919189</text:p>
          </table:table-cell>
          <table:table-cell table:style-name="ce1" office:value-type="float" office:value="0.721497" calcext:value-type="float">
            <text:p>0.721497</text:p>
          </table:table-cell>
          <table:table-cell table:style-name="ce1" office:value-type="float" office:value="0.143646" calcext:value-type="float">
            <text:p>0.14364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3]+[.B$2]" office:value-type="float" office:value="0.19682" calcext:value-type="float">
            <text:p>0.196820</text:p>
          </table:table-cell>
          <table:table-cell table:formula="of:=[.C453]+[.C$2]" office:value-type="float" office:value="0.081436" calcext:value-type="float">
            <text:p>0.081436</text:p>
          </table:table-cell>
          <table:table-cell table:formula="of:=[.D453]+[.D$2]" office:value-type="float" office:value="0.808923" calcext:value-type="float">
            <text:p>0.808923</text:p>
          </table:table-cell>
          <table:table-cell table:style-name="ce1" office:value-type="float" office:value="-0.068695" calcext:value-type="float">
            <text:p>-0.068695</text:p>
          </table:table-cell>
          <table:table-cell table:style-name="ce1" office:value-type="float" office:value="0.38031" calcext:value-type="float">
            <text:p>0.380310</text:p>
          </table:table-cell>
          <table:table-cell table:style-name="ce1" office:value-type="float" office:value="0.922302" calcext:value-type="float">
            <text:p>0.922302</text:p>
          </table:table-cell>
          <table:table-cell table:style-name="ce1" office:value-type="float" office:value="0.811249" calcext:value-type="float">
            <text:p>0.811249</text:p>
          </table:table-cell>
          <table:table-cell table:style-name="ce1" office:value-type="float" office:value="0.15387" calcext:value-type="float">
            <text:p>0.15387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4]+[.B$2]" office:value-type="float" office:value="0.194669" calcext:value-type="float">
            <text:p>0.194669</text:p>
          </table:table-cell>
          <table:table-cell table:formula="of:=[.C454]+[.C$2]" office:value-type="float" office:value="0.084122" calcext:value-type="float">
            <text:p>0.084122</text:p>
          </table:table-cell>
          <table:table-cell table:formula="of:=[.D454]+[.D$2]" office:value-type="float" office:value="0.807657" calcext:value-type="float">
            <text:p>0.807657</text:p>
          </table:table-cell>
          <table:table-cell table:style-name="ce1" office:value-type="float" office:value="-0.068695" calcext:value-type="float">
            <text:p>-0.068695</text:p>
          </table:table-cell>
          <table:table-cell table:style-name="ce1" office:value-type="float" office:value="0.38031" calcext:value-type="float">
            <text:p>0.380310</text:p>
          </table:table-cell>
          <table:table-cell table:style-name="ce1" office:value-type="float" office:value="0.922302" calcext:value-type="float">
            <text:p>0.922302</text:p>
          </table:table-cell>
          <table:table-cell table:style-name="ce1" office:value-type="float" office:value="0.783127" calcext:value-type="float">
            <text:p>0.783127</text:p>
          </table:table-cell>
          <table:table-cell table:style-name="ce1" office:value-type="float" office:value="0.193054" calcext:value-type="float">
            <text:p>0.1930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5]+[.B$2]" office:value-type="float" office:value="0.199323" calcext:value-type="float">
            <text:p>0.199323</text:p>
          </table:table-cell>
          <table:table-cell table:formula="of:=[.C455]+[.C$2]" office:value-type="float" office:value="0.083832" calcext:value-type="float">
            <text:p>0.083832</text:p>
          </table:table-cell>
          <table:table-cell table:formula="of:=[.D455]+[.D$2]" office:value-type="float" office:value="0.808145" calcext:value-type="float">
            <text:p>0.808145</text:p>
          </table:table-cell>
          <table:table-cell table:style-name="ce1" office:value-type="float" office:value="-0.07663" calcext:value-type="float">
            <text:p>-0.076630</text:p>
          </table:table-cell>
          <table:table-cell table:style-name="ce1" office:value-type="float" office:value="0.372681" calcext:value-type="float">
            <text:p>0.372681</text:p>
          </table:table-cell>
          <table:table-cell table:style-name="ce1" office:value-type="float" office:value="0.924789" calcext:value-type="float">
            <text:p>0.924789</text:p>
          </table:table-cell>
          <table:table-cell table:style-name="ce1" office:value-type="float" office:value="0.847183" calcext:value-type="float">
            <text:p>0.847183</text:p>
          </table:table-cell>
          <table:table-cell table:style-name="ce1" office:value-type="float" office:value="0.189896" calcext:value-type="float">
            <text:p>0.1898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6]+[.B$2]" office:value-type="float" office:value="0.196378" calcext:value-type="float">
            <text:p>0.196378</text:p>
          </table:table-cell>
          <table:table-cell table:formula="of:=[.C456]+[.C$2]" office:value-type="float" office:value="0.085754" calcext:value-type="float">
            <text:p>0.085754</text:p>
          </table:table-cell>
          <table:table-cell table:formula="of:=[.D456]+[.D$2]" office:value-type="float" office:value="0.807123" calcext:value-type="float">
            <text:p>0.807123</text:p>
          </table:table-cell>
          <table:table-cell table:style-name="ce1" office:value-type="float" office:value="-0.07663" calcext:value-type="float">
            <text:p>-0.076630</text:p>
          </table:table-cell>
          <table:table-cell table:style-name="ce1" office:value-type="float" office:value="0.372681" calcext:value-type="float">
            <text:p>0.372681</text:p>
          </table:table-cell>
          <table:table-cell table:style-name="ce1" office:value-type="float" office:value="0.924789" calcext:value-type="float">
            <text:p>0.924789</text:p>
          </table:table-cell>
          <table:table-cell table:style-name="ce1" office:value-type="float" office:value="0.80777" calcext:value-type="float">
            <text:p>0.807770</text:p>
          </table:table-cell>
          <table:table-cell table:style-name="ce1" office:value-type="float" office:value="0.217758" calcext:value-type="float">
            <text:p>0.21775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7]+[.B$2]" office:value-type="float" office:value="0.202679" calcext:value-type="float">
            <text:p>0.202679</text:p>
          </table:table-cell>
          <table:table-cell table:formula="of:=[.C457]+[.C$2]" office:value-type="float" office:value="0.087814" calcext:value-type="float">
            <text:p>0.087814</text:p>
          </table:table-cell>
          <table:table-cell table:formula="of:=[.D457]+[.D$2]" office:value-type="float" office:value="0.806848" calcext:value-type="float">
            <text:p>0.806848</text:p>
          </table:table-cell>
          <table:table-cell table:style-name="ce1" office:value-type="float" office:value="-0.086624" calcext:value-type="float">
            <text:p>-0.086624</text:p>
          </table:table-cell>
          <table:table-cell table:style-name="ce1" office:value-type="float" office:value="0.360001" calcext:value-type="float">
            <text:p>0.360001</text:p>
          </table:table-cell>
          <table:table-cell table:style-name="ce1" office:value-type="float" office:value="0.928925" calcext:value-type="float">
            <text:p>0.928925</text:p>
          </table:table-cell>
          <table:table-cell table:style-name="ce1" office:value-type="float" office:value="0.895126" calcext:value-type="float">
            <text:p>0.895126</text:p>
          </table:table-cell>
          <table:table-cell table:style-name="ce1" office:value-type="float" office:value="0.249954" calcext:value-type="float">
            <text:p>0.2499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8]+[.B$2]" office:value-type="float" office:value="0.199796" calcext:value-type="float">
            <text:p>0.199796</text:p>
          </table:table-cell>
          <table:table-cell table:formula="of:=[.C458]+[.C$2]" office:value-type="float" office:value="0.089813" calcext:value-type="float">
            <text:p>0.089813</text:p>
          </table:table-cell>
          <table:table-cell table:formula="of:=[.D458]+[.D$2]" office:value-type="float" office:value="0.805811" calcext:value-type="float">
            <text:p>0.805811</text:p>
          </table:table-cell>
          <table:table-cell table:style-name="ce1" office:value-type="float" office:value="-0.086624" calcext:value-type="float">
            <text:p>-0.086624</text:p>
          </table:table-cell>
          <table:table-cell table:style-name="ce1" office:value-type="float" office:value="0.360001" calcext:value-type="float">
            <text:p>0.360001</text:p>
          </table:table-cell>
          <table:table-cell table:style-name="ce1" office:value-type="float" office:value="0.928925" calcext:value-type="float">
            <text:p>0.928925</text:p>
          </table:table-cell>
          <table:table-cell table:style-name="ce1" office:value-type="float" office:value="0.857056" calcext:value-type="float">
            <text:p>0.857056</text:p>
          </table:table-cell>
          <table:table-cell table:style-name="ce1" office:value-type="float" office:value="0.279526" calcext:value-type="float">
            <text:p>0.2795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59]+[.B$2]" office:value-type="float" office:value="0.205197" calcext:value-type="float">
            <text:p>0.205197</text:p>
          </table:table-cell>
          <table:table-cell table:formula="of:=[.C459]+[.C$2]" office:value-type="float" office:value="0.092606" calcext:value-type="float">
            <text:p>0.092606</text:p>
          </table:table-cell>
          <table:table-cell table:formula="of:=[.D459]+[.D$2]" office:value-type="float" office:value="0.805292" calcext:value-type="float">
            <text:p>0.805292</text:p>
          </table:table-cell>
          <table:table-cell table:style-name="ce1" office:value-type="float" office:value="-0.098328" calcext:value-type="float">
            <text:p>-0.098328</text:p>
          </table:table-cell>
          <table:table-cell table:style-name="ce1" office:value-type="float" office:value="0.347366" calcext:value-type="float">
            <text:p>0.347366</text:p>
          </table:table-cell>
          <table:table-cell table:style-name="ce1" office:value-type="float" office:value="0.932556" calcext:value-type="float">
            <text:p>0.932556</text:p>
          </table:table-cell>
          <table:table-cell table:style-name="ce1" office:value-type="float" office:value="0.931076" calcext:value-type="float">
            <text:p>0.931076</text:p>
          </table:table-cell>
          <table:table-cell table:style-name="ce1" office:value-type="float" office:value="0.322037" calcext:value-type="float">
            <text:p>0.32203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0]+[.B$2]" office:value-type="float" office:value="0.201505" calcext:value-type="float">
            <text:p>0.201505</text:p>
          </table:table-cell>
          <table:table-cell table:formula="of:=[.C460]+[.C$2]" office:value-type="float" office:value="0.093063" calcext:value-type="float">
            <text:p>0.093063</text:p>
          </table:table-cell>
          <table:table-cell table:formula="of:=[.D460]+[.D$2]" office:value-type="float" office:value="0.804743" calcext:value-type="float">
            <text:p>0.804743</text:p>
          </table:table-cell>
          <table:table-cell table:style-name="ce1" office:value-type="float" office:value="-0.098328" calcext:value-type="float">
            <text:p>-0.098328</text:p>
          </table:table-cell>
          <table:table-cell table:style-name="ce1" office:value-type="float" office:value="0.347366" calcext:value-type="float">
            <text:p>0.347366</text:p>
          </table:table-cell>
          <table:table-cell table:style-name="ce1" office:value-type="float" office:value="0.932556" calcext:value-type="float">
            <text:p>0.932556</text:p>
          </table:table-cell>
          <table:table-cell table:style-name="ce1" office:value-type="float" office:value="0.881714" calcext:value-type="float">
            <text:p>0.881714</text:p>
          </table:table-cell>
          <table:table-cell table:style-name="ce1" office:value-type="float" office:value="0.328934" calcext:value-type="float">
            <text:p>0.32893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1]+[.B$2]" office:value-type="float" office:value="0.206876" calcext:value-type="float">
            <text:p>0.206876</text:p>
          </table:table-cell>
          <table:table-cell table:formula="of:=[.C461]+[.C$2]" office:value-type="float" office:value="0.097382" calcext:value-type="float">
            <text:p>0.097382</text:p>
          </table:table-cell>
          <table:table-cell table:formula="of:=[.D461]+[.D$2]" office:value-type="float" office:value="0.803735" calcext:value-type="float">
            <text:p>0.803735</text:p>
          </table:table-cell>
          <table:table-cell table:style-name="ce1" office:value-type="float" office:value="-0.102982" calcext:value-type="float">
            <text:p>-0.102982</text:p>
          </table:table-cell>
          <table:table-cell table:style-name="ce1" office:value-type="float" office:value="0.333298" calcext:value-type="float">
            <text:p>0.333298</text:p>
          </table:table-cell>
          <table:table-cell table:style-name="ce1" office:value-type="float" office:value="0.93718" calcext:value-type="float">
            <text:p>0.937180</text:p>
          </table:table-cell>
          <table:table-cell table:style-name="ce1" office:value-type="float" office:value="0.955048" calcext:value-type="float">
            <text:p>0.955048</text:p>
          </table:table-cell>
          <table:table-cell table:style-name="ce1" office:value-type="float" office:value="0.394089" calcext:value-type="float">
            <text:p>0.39408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2]+[.B$2]" office:value-type="float" office:value="0.203214" calcext:value-type="float">
            <text:p>0.203214</text:p>
          </table:table-cell>
          <table:table-cell table:formula="of:=[.C462]+[.C$2]" office:value-type="float" office:value="0.097137" calcext:value-type="float">
            <text:p>0.097137</text:p>
          </table:table-cell>
          <table:table-cell table:formula="of:=[.D462]+[.D$2]" office:value-type="float" office:value="0.80343" calcext:value-type="float">
            <text:p>0.803430</text:p>
          </table:table-cell>
          <table:table-cell table:style-name="ce1" office:value-type="float" office:value="-0.102982" calcext:value-type="float">
            <text:p>-0.102982</text:p>
          </table:table-cell>
          <table:table-cell table:style-name="ce1" office:value-type="float" office:value="0.333298" calcext:value-type="float">
            <text:p>0.333298</text:p>
          </table:table-cell>
          <table:table-cell table:style-name="ce1" office:value-type="float" office:value="0.93718" calcext:value-type="float">
            <text:p>0.937180</text:p>
          </table:table-cell>
          <table:table-cell table:style-name="ce1" office:value-type="float" office:value="0.906357" calcext:value-type="float">
            <text:p>0.906357</text:p>
          </table:table-cell>
          <table:table-cell table:style-name="ce1" office:value-type="float" office:value="0.390701" calcext:value-type="float">
            <text:p>0.39070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3]+[.B$2]" office:value-type="float" office:value="0.207715" calcext:value-type="float">
            <text:p>0.207715</text:p>
          </table:table-cell>
          <table:table-cell table:formula="of:=[.C463]+[.C$2]" office:value-type="float" office:value="0.102173" calcext:value-type="float">
            <text:p>0.102173</text:p>
          </table:table-cell>
          <table:table-cell table:formula="of:=[.D463]+[.D$2]" office:value-type="float" office:value="0.802179" calcext:value-type="float">
            <text:p>0.802179</text:p>
          </table:table-cell>
          <table:table-cell table:style-name="ce1" office:value-type="float" office:value="-0.102432" calcext:value-type="float">
            <text:p>-0.102432</text:p>
          </table:table-cell>
          <table:table-cell table:style-name="ce1" office:value-type="float" office:value="0.315475" calcext:value-type="float">
            <text:p>0.315475</text:p>
          </table:table-cell>
          <table:table-cell table:style-name="ce1" office:value-type="float" office:value="0.94339" calcext:value-type="float">
            <text:p>0.943390</text:p>
          </table:table-cell>
          <table:table-cell table:style-name="ce1" office:value-type="float" office:value="0.967056" calcext:value-type="float">
            <text:p>0.967056</text:p>
          </table:table-cell>
          <table:table-cell table:style-name="ce1" office:value-type="float" office:value="0.466156" calcext:value-type="float">
            <text:p>0.46615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4]+[.B$2]" office:value-type="float" office:value="0.204068" calcext:value-type="float">
            <text:p>0.204068</text:p>
          </table:table-cell>
          <table:table-cell table:formula="of:=[.C464]+[.C$2]" office:value-type="float" office:value="0.102005" calcext:value-type="float">
            <text:p>0.102005</text:p>
          </table:table-cell>
          <table:table-cell table:formula="of:=[.D464]+[.D$2]" office:value-type="float" office:value="0.801843" calcext:value-type="float">
            <text:p>0.801843</text:p>
          </table:table-cell>
          <table:table-cell table:style-name="ce1" office:value-type="float" office:value="-0.102432" calcext:value-type="float">
            <text:p>-0.102432</text:p>
          </table:table-cell>
          <table:table-cell table:style-name="ce1" office:value-type="float" office:value="0.315475" calcext:value-type="float">
            <text:p>0.315475</text:p>
          </table:table-cell>
          <table:table-cell table:style-name="ce1" office:value-type="float" office:value="0.94339" calcext:value-type="float">
            <text:p>0.943390</text:p>
          </table:table-cell>
          <table:table-cell table:style-name="ce1" office:value-type="float" office:value="0.918686" calcext:value-type="float">
            <text:p>0.918686</text:p>
          </table:table-cell>
          <table:table-cell table:style-name="ce1" office:value-type="float" office:value="0.464813" calcext:value-type="float">
            <text:p>0.4648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5]+[.B$2]" office:value-type="float" office:value="0.207715" calcext:value-type="float">
            <text:p>0.207715</text:p>
          </table:table-cell>
          <table:table-cell table:formula="of:=[.C465]+[.C$2]" office:value-type="float" office:value="0.106949" calcext:value-type="float">
            <text:p>0.106949</text:p>
          </table:table-cell>
          <table:table-cell table:formula="of:=[.D465]+[.D$2]" office:value-type="float" office:value="0.800638" calcext:value-type="float">
            <text:p>0.800638</text:p>
          </table:table-cell>
          <table:table-cell table:style-name="ce1" office:value-type="float" office:value="-0.102509" calcext:value-type="float">
            <text:p>-0.102509</text:p>
          </table:table-cell>
          <table:table-cell table:style-name="ce1" office:value-type="float" office:value="0.29924" calcext:value-type="float">
            <text:p>0.299240</text:p>
          </table:table-cell>
          <table:table-cell table:style-name="ce1" office:value-type="float" office:value="0.948654" calcext:value-type="float">
            <text:p>0.948654</text:p>
          </table:table-cell>
          <table:table-cell table:style-name="ce1" office:value-type="float" office:value="0.967056" calcext:value-type="float">
            <text:p>0.967056</text:p>
          </table:table-cell>
          <table:table-cell table:style-name="ce1" office:value-type="float" office:value="0.538239" calcext:value-type="float">
            <text:p>0.53823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6]+[.B$2]" office:value-type="float" office:value="0.204068" calcext:value-type="float">
            <text:p>0.204068</text:p>
          </table:table-cell>
          <table:table-cell table:formula="of:=[.C466]+[.C$2]" office:value-type="float" office:value="0.106888" calcext:value-type="float">
            <text:p>0.106888</text:p>
          </table:table-cell>
          <table:table-cell table:formula="of:=[.D466]+[.D$2]" office:value-type="float" office:value="0.800256" calcext:value-type="float">
            <text:p>0.800256</text:p>
          </table:table-cell>
          <table:table-cell table:style-name="ce1" office:value-type="float" office:value="-0.102509" calcext:value-type="float">
            <text:p>-0.102509</text:p>
          </table:table-cell>
          <table:table-cell table:style-name="ce1" office:value-type="float" office:value="0.29924" calcext:value-type="float">
            <text:p>0.299240</text:p>
          </table:table-cell>
          <table:table-cell table:style-name="ce1" office:value-type="float" office:value="0.948654" calcext:value-type="float">
            <text:p>0.948654</text:p>
          </table:table-cell>
          <table:table-cell table:style-name="ce1" office:value-type="float" office:value="0.918686" calcext:value-type="float">
            <text:p>0.918686</text:p>
          </table:table-cell>
          <table:table-cell table:style-name="ce1" office:value-type="float" office:value="0.535126" calcext:value-type="float">
            <text:p>0.5351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7]+[.B$2]" office:value-type="float" office:value="0.206876" calcext:value-type="float">
            <text:p>0.206876</text:p>
          </table:table-cell>
          <table:table-cell table:formula="of:=[.C467]+[.C$2]" office:value-type="float" office:value="0.11174" calcext:value-type="float">
            <text:p>0.111740</text:p>
          </table:table-cell>
          <table:table-cell table:formula="of:=[.D467]+[.D$2]" office:value-type="float" office:value="0.799082" calcext:value-type="float">
            <text:p>0.799082</text:p>
          </table:table-cell>
          <table:table-cell table:style-name="ce1" office:value-type="float" office:value="-0.099075" calcext:value-type="float">
            <text:p>-0.099075</text:p>
          </table:table-cell>
          <table:table-cell table:style-name="ce1" office:value-type="float" office:value="0.282745" calcext:value-type="float">
            <text:p>0.282745</text:p>
          </table:table-cell>
          <table:table-cell table:style-name="ce1" office:value-type="float" office:value="0.954071" calcext:value-type="float">
            <text:p>0.954071</text:p>
          </table:table-cell>
          <table:table-cell table:style-name="ce1" office:value-type="float" office:value="0.955048" calcext:value-type="float">
            <text:p>0.955048</text:p>
          </table:table-cell>
          <table:table-cell table:style-name="ce1" office:value-type="float" office:value="0.610306" calcext:value-type="float">
            <text:p>0.61030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8]+[.B$2]" office:value-type="float" office:value="0.203214" calcext:value-type="float">
            <text:p>0.203214</text:p>
          </table:table-cell>
          <table:table-cell table:formula="of:=[.C468]+[.C$2]" office:value-type="float" office:value="0.111755" calcext:value-type="float">
            <text:p>0.111755</text:p>
          </table:table-cell>
          <table:table-cell table:formula="of:=[.D468]+[.D$2]" office:value-type="float" office:value="0.79867" calcext:value-type="float">
            <text:p>0.798670</text:p>
          </table:table-cell>
          <table:table-cell table:style-name="ce1" office:value-type="float" office:value="-0.099075" calcext:value-type="float">
            <text:p>-0.099075</text:p>
          </table:table-cell>
          <table:table-cell table:style-name="ce1" office:value-type="float" office:value="0.282745" calcext:value-type="float">
            <text:p>0.282745</text:p>
          </table:table-cell>
          <table:table-cell table:style-name="ce1" office:value-type="float" office:value="0.954071" calcext:value-type="float">
            <text:p>0.954071</text:p>
          </table:table-cell>
          <table:table-cell table:style-name="ce1" office:value-type="float" office:value="0.906357" calcext:value-type="float">
            <text:p>0.906357</text:p>
          </table:table-cell>
          <table:table-cell table:style-name="ce1" office:value-type="float" office:value="0.609253" calcext:value-type="float">
            <text:p>0.60925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69]+[.B$2]" office:value-type="float" office:value="0.205197" calcext:value-type="float">
            <text:p>0.205197</text:p>
          </table:table-cell>
          <table:table-cell table:formula="of:=[.C469]+[.C$2]" office:value-type="float" office:value="0.116516" calcext:value-type="float">
            <text:p>0.116516</text:p>
          </table:table-cell>
          <table:table-cell table:formula="of:=[.D469]+[.D$2]" office:value-type="float" office:value="0.797525" calcext:value-type="float">
            <text:p>0.797525</text:p>
          </table:table-cell>
          <table:table-cell table:style-name="ce1" office:value-type="float" office:value="-0.094421" calcext:value-type="float">
            <text:p>-0.094421</text:p>
          </table:table-cell>
          <table:table-cell table:style-name="ce1" office:value-type="float" office:value="0.268631" calcext:value-type="float">
            <text:p>0.268631</text:p>
          </table:table-cell>
          <table:table-cell table:style-name="ce1" office:value-type="float" office:value="0.958603" calcext:value-type="float">
            <text:p>0.958603</text:p>
          </table:table-cell>
          <table:table-cell table:style-name="ce1" office:value-type="float" office:value="0.931076" calcext:value-type="float">
            <text:p>0.931076</text:p>
          </table:table-cell>
          <table:table-cell table:style-name="ce1" office:value-type="float" office:value="0.682373" calcext:value-type="float">
            <text:p>0.68237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0]+[.B$2]" office:value-type="float" office:value="0.201505" calcext:value-type="float">
            <text:p>0.201505</text:p>
          </table:table-cell>
          <table:table-cell table:formula="of:=[.C470]+[.C$2]" office:value-type="float" office:value="0.115829" calcext:value-type="float">
            <text:p>0.115829</text:p>
          </table:table-cell>
          <table:table-cell table:formula="of:=[.D470]+[.D$2]" office:value-type="float" office:value="0.797357" calcext:value-type="float">
            <text:p>0.797357</text:p>
          </table:table-cell>
          <table:table-cell table:style-name="ce1" office:value-type="float" office:value="-0.094421" calcext:value-type="float">
            <text:p>-0.094421</text:p>
          </table:table-cell>
          <table:table-cell table:style-name="ce1" office:value-type="float" office:value="0.268631" calcext:value-type="float">
            <text:p>0.268631</text:p>
          </table:table-cell>
          <table:table-cell table:style-name="ce1" office:value-type="float" office:value="0.958603" calcext:value-type="float">
            <text:p>0.958603</text:p>
          </table:table-cell>
          <table:table-cell table:style-name="ce1" office:value-type="float" office:value="0.881714" calcext:value-type="float">
            <text:p>0.881714</text:p>
          </table:table-cell>
          <table:table-cell table:style-name="ce1" office:value-type="float" office:value="0.671005" calcext:value-type="float">
            <text:p>0.67100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1]+[.B$2]" office:value-type="float" office:value="0.202679" calcext:value-type="float">
            <text:p>0.202679</text:p>
          </table:table-cell>
          <table:table-cell table:formula="of:=[.C471]+[.C$2]" office:value-type="float" office:value="0.121307" calcext:value-type="float">
            <text:p>0.121307</text:p>
          </table:table-cell>
          <table:table-cell table:formula="of:=[.D471]+[.D$2]" office:value-type="float" office:value="0.795969" calcext:value-type="float">
            <text:p>0.795969</text:p>
          </table:table-cell>
          <table:table-cell table:style-name="ce1" office:value-type="float" office:value="-0.0867" calcext:value-type="float">
            <text:p>-0.086700</text:p>
          </table:table-cell>
          <table:table-cell table:style-name="ce1" office:value-type="float" office:value="0.2547" calcext:value-type="float">
            <text:p>0.254700</text:p>
          </table:table-cell>
          <table:table-cell table:style-name="ce1" office:value-type="float" office:value="0.96312" calcext:value-type="float">
            <text:p>0.963120</text:p>
          </table:table-cell>
          <table:table-cell table:style-name="ce1" office:value-type="float" office:value="0.895126" calcext:value-type="float">
            <text:p>0.895126</text:p>
          </table:table-cell>
          <table:table-cell table:style-name="ce1" office:value-type="float" office:value="0.75444" calcext:value-type="float">
            <text:p>0.75444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2]+[.B$2]" office:value-type="float" office:value="0.199796" calcext:value-type="float">
            <text:p>0.199796</text:p>
          </table:table-cell>
          <table:table-cell table:formula="of:=[.C472]+[.C$2]" office:value-type="float" office:value="0.11908" calcext:value-type="float">
            <text:p>0.119080</text:p>
          </table:table-cell>
          <table:table-cell table:formula="of:=[.D472]+[.D$2]" office:value-type="float" office:value="0.796304" calcext:value-type="float">
            <text:p>0.796304</text:p>
          </table:table-cell>
          <table:table-cell table:style-name="ce1" office:value-type="float" office:value="-0.0867" calcext:value-type="float">
            <text:p>-0.086700</text:p>
          </table:table-cell>
          <table:table-cell table:style-name="ce1" office:value-type="float" office:value="0.2547" calcext:value-type="float">
            <text:p>0.254700</text:p>
          </table:table-cell>
          <table:table-cell table:style-name="ce1" office:value-type="float" office:value="0.96312" calcext:value-type="float">
            <text:p>0.963120</text:p>
          </table:table-cell>
          <table:table-cell table:style-name="ce1" office:value-type="float" office:value="0.857056" calcext:value-type="float">
            <text:p>0.857056</text:p>
          </table:table-cell>
          <table:table-cell table:style-name="ce1" office:value-type="float" office:value="0.720413" calcext:value-type="float">
            <text:p>0.7204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3]+[.B$2]" office:value-type="float" office:value="0.199323" calcext:value-type="float">
            <text:p>0.199323</text:p>
          </table:table-cell>
          <table:table-cell table:formula="of:=[.C473]+[.C$2]" office:value-type="float" office:value="0.12529" calcext:value-type="float">
            <text:p>0.125290</text:p>
          </table:table-cell>
          <table:table-cell table:formula="of:=[.D473]+[.D$2]" office:value-type="float" office:value="0.794672" calcext:value-type="float">
            <text:p>0.794672</text:p>
          </table:table-cell>
          <table:table-cell table:style-name="ce1" office:value-type="float" office:value="-0.07663" calcext:value-type="float">
            <text:p>-0.076630</text:p>
          </table:table-cell>
          <table:table-cell table:style-name="ce1" office:value-type="float" office:value="0.242081" calcext:value-type="float">
            <text:p>0.242081</text:p>
          </table:table-cell>
          <table:table-cell table:style-name="ce1" office:value-type="float" office:value="0.967224" calcext:value-type="float">
            <text:p>0.967224</text:p>
          </table:table-cell>
          <table:table-cell table:style-name="ce1" office:value-type="float" office:value="0.847183" calcext:value-type="float">
            <text:p>0.847183</text:p>
          </table:table-cell>
          <table:table-cell table:style-name="ce1" office:value-type="float" office:value="0.814514" calcext:value-type="float">
            <text:p>0.81451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4]+[.B$2]" office:value-type="float" office:value="0.196378" calcext:value-type="float">
            <text:p>0.196378</text:p>
          </table:table-cell>
          <table:table-cell table:formula="of:=[.C474]+[.C$2]" office:value-type="float" office:value="0.123138" calcext:value-type="float">
            <text:p>0.123138</text:p>
          </table:table-cell>
          <table:table-cell table:formula="of:=[.D474]+[.D$2]" office:value-type="float" office:value="0.794977" calcext:value-type="float">
            <text:p>0.794977</text:p>
          </table:table-cell>
          <table:table-cell table:style-name="ce1" office:value-type="float" office:value="-0.07663" calcext:value-type="float">
            <text:p>-0.076630</text:p>
          </table:table-cell>
          <table:table-cell table:style-name="ce1" office:value-type="float" office:value="0.242081" calcext:value-type="float">
            <text:p>0.242081</text:p>
          </table:table-cell>
          <table:table-cell table:style-name="ce1" office:value-type="float" office:value="0.967224" calcext:value-type="float">
            <text:p>0.967224</text:p>
          </table:table-cell>
          <table:table-cell table:style-name="ce1" office:value-type="float" office:value="0.80777" calcext:value-type="float">
            <text:p>0.807770</text:p>
          </table:table-cell>
          <table:table-cell table:style-name="ce1" office:value-type="float" office:value="0.782196" calcext:value-type="float">
            <text:p>0.7821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5]+[.B$2]" office:value-type="float" office:value="0.19682" calcext:value-type="float">
            <text:p>0.196820</text:p>
          </table:table-cell>
          <table:table-cell table:formula="of:=[.C475]+[.C$2]" office:value-type="float" office:value="0.127686" calcext:value-type="float">
            <text:p>0.127686</text:p>
          </table:table-cell>
          <table:table-cell table:formula="of:=[.D475]+[.D$2]" office:value-type="float" office:value="0.793894" calcext:value-type="float">
            <text:p>0.793894</text:p>
          </table:table-cell>
          <table:table-cell table:style-name="ce1" office:value-type="float" office:value="-0.068634" calcext:value-type="float">
            <text:p>-0.068634</text:p>
          </table:table-cell>
          <table:table-cell table:style-name="ce1" office:value-type="float" office:value="0.234497" calcext:value-type="float">
            <text:p>0.234497</text:p>
          </table:table-cell>
          <table:table-cell table:style-name="ce1" office:value-type="float" office:value="0.969696" calcext:value-type="float">
            <text:p>0.969696</text:p>
          </table:table-cell>
          <table:table-cell table:style-name="ce1" office:value-type="float" office:value="0.811249" calcext:value-type="float">
            <text:p>0.811249</text:p>
          </table:table-cell>
          <table:table-cell table:style-name="ce1" office:value-type="float" office:value="0.850525" calcext:value-type="float">
            <text:p>0.85052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6]+[.B$2]" office:value-type="float" office:value="0.194669" calcext:value-type="float">
            <text:p>0.194669</text:p>
          </table:table-cell>
          <table:table-cell table:formula="of:=[.C476]+[.C$2]" office:value-type="float" office:value="0.124756" calcext:value-type="float">
            <text:p>0.124756</text:p>
          </table:table-cell>
          <table:table-cell table:formula="of:=[.D476]+[.D$2]" office:value-type="float" office:value="0.794458" calcext:value-type="float">
            <text:p>0.794458</text:p>
          </table:table-cell>
          <table:table-cell table:style-name="ce1" office:value-type="float" office:value="-0.068634" calcext:value-type="float">
            <text:p>-0.068634</text:p>
          </table:table-cell>
          <table:table-cell table:style-name="ce1" office:value-type="float" office:value="0.234497" calcext:value-type="float">
            <text:p>0.234497</text:p>
          </table:table-cell>
          <table:table-cell table:style-name="ce1" office:value-type="float" office:value="0.969696" calcext:value-type="float">
            <text:p>0.969696</text:p>
          </table:table-cell>
          <table:table-cell table:style-name="ce1" office:value-type="float" office:value="0.783127" calcext:value-type="float">
            <text:p>0.783127</text:p>
          </table:table-cell>
          <table:table-cell table:style-name="ce1" office:value-type="float" office:value="0.8069" calcext:value-type="float">
            <text:p>0.80690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7]+[.B$2]" office:value-type="float" office:value="0.192624" calcext:value-type="float">
            <text:p>0.192624</text:p>
          </table:table-cell>
          <table:table-cell table:formula="of:=[.C477]+[.C$2]" office:value-type="float" office:value="0.130859" calcext:value-type="float">
            <text:p>0.130859</text:p>
          </table:table-cell>
          <table:table-cell table:formula="of:=[.D477]+[.D$2]" office:value-type="float" office:value="0.792856" calcext:value-type="float">
            <text:p>0.792856</text:p>
          </table:table-cell>
          <table:table-cell table:style-name="ce1" office:value-type="float" office:value="-0.055328" calcext:value-type="float">
            <text:p>-0.055328</text:p>
          </table:table-cell>
          <table:table-cell table:style-name="ce1" office:value-type="float" office:value="0.224945" calcext:value-type="float">
            <text:p>0.224945</text:p>
          </table:table-cell>
          <table:table-cell table:style-name="ce1" office:value-type="float" office:value="0.972794" calcext:value-type="float">
            <text:p>0.972794</text:p>
          </table:table-cell>
          <table:table-cell table:style-name="ce1" office:value-type="float" office:value="0.751328" calcext:value-type="float">
            <text:p>0.751328</text:p>
          </table:table-cell>
          <table:table-cell table:style-name="ce1" office:value-type="float" office:value="0.89859" calcext:value-type="float">
            <text:p>0.89859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8]+[.B$2]" office:value-type="float" office:value="0.190396" calcext:value-type="float">
            <text:p>0.190396</text:p>
          </table:table-cell>
          <table:table-cell table:formula="of:=[.C478]+[.C$2]" office:value-type="float" office:value="0.128006" calcext:value-type="float">
            <text:p>0.128006</text:p>
          </table:table-cell>
          <table:table-cell table:formula="of:=[.D478]+[.D$2]" office:value-type="float" office:value="0.79339" calcext:value-type="float">
            <text:p>0.793390</text:p>
          </table:table-cell>
          <table:table-cell table:style-name="ce1" office:value-type="float" office:value="-0.055328" calcext:value-type="float">
            <text:p>-0.055328</text:p>
          </table:table-cell>
          <table:table-cell table:style-name="ce1" office:value-type="float" office:value="0.224945" calcext:value-type="float">
            <text:p>0.224945</text:p>
          </table:table-cell>
          <table:table-cell table:style-name="ce1" office:value-type="float" office:value="0.972794" calcext:value-type="float">
            <text:p>0.972794</text:p>
          </table:table-cell>
          <table:table-cell table:style-name="ce1" office:value-type="float" office:value="0.721497" calcext:value-type="float">
            <text:p>0.721497</text:p>
          </table:table-cell>
          <table:table-cell table:style-name="ce1" office:value-type="float" office:value="0.856308" calcext:value-type="float">
            <text:p>0.8563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79]+[.B$2]" office:value-type="float" office:value="0.187589" calcext:value-type="float">
            <text:p>0.187589</text:p>
          </table:table-cell>
          <table:table-cell table:formula="of:=[.C479]+[.C$2]" office:value-type="float" office:value="0.133255" calcext:value-type="float">
            <text:p>0.133255</text:p>
          </table:table-cell>
          <table:table-cell table:formula="of:=[.D479]+[.D$2]" office:value-type="float" office:value="0.792078" calcext:value-type="float">
            <text:p>0.792078</text:p>
          </table:table-cell>
          <table:table-cell table:style-name="ce1" office:value-type="float" office:value="-0.042236" calcext:value-type="float">
            <text:p>-0.042236</text:p>
          </table:table-cell>
          <table:table-cell table:style-name="ce1" office:value-type="float" office:value="0.213562" calcext:value-type="float">
            <text:p>0.213562</text:p>
          </table:table-cell>
          <table:table-cell table:style-name="ce1" office:value-type="float" office:value="0.976013" calcext:value-type="float">
            <text:p>0.976013</text:p>
          </table:table-cell>
          <table:table-cell table:style-name="ce1" office:value-type="float" office:value="0.679428" calcext:value-type="float">
            <text:p>0.679428</text:p>
          </table:table-cell>
          <table:table-cell table:style-name="ce1" office:value-type="float" office:value="0.934616" calcext:value-type="float">
            <text:p>0.93461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0]+[.B$2]" office:value-type="float" office:value="0.186978" calcext:value-type="float">
            <text:p>0.186978</text:p>
          </table:table-cell>
          <table:table-cell table:formula="of:=[.C480]+[.C$2]" office:value-type="float" office:value="0.129639" calcext:value-type="float">
            <text:p>0.129639</text:p>
          </table:table-cell>
          <table:table-cell table:formula="of:=[.D480]+[.D$2]" office:value-type="float" office:value="0.792871" calcext:value-type="float">
            <text:p>0.792871</text:p>
          </table:table-cell>
          <table:table-cell table:style-name="ce1" office:value-type="float" office:value="-0.042236" calcext:value-type="float">
            <text:p>-0.042236</text:p>
          </table:table-cell>
          <table:table-cell table:style-name="ce1" office:value-type="float" office:value="0.213562" calcext:value-type="float">
            <text:p>0.213562</text:p>
          </table:table-cell>
          <table:table-cell table:style-name="ce1" office:value-type="float" office:value="0.976013" calcext:value-type="float">
            <text:p>0.976013</text:p>
          </table:table-cell>
          <table:table-cell table:style-name="ce1" office:value-type="float" office:value="0.672211" calcext:value-type="float">
            <text:p>0.672211</text:p>
          </table:table-cell>
          <table:table-cell table:style-name="ce1" office:value-type="float" office:value="0.880997" calcext:value-type="float">
            <text:p>0.88099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1]+[.B$2]" office:value-type="float" office:value="0.182706" calcext:value-type="float">
            <text:p>0.182706</text:p>
          </table:table-cell>
          <table:table-cell table:formula="of:=[.C481]+[.C$2]" office:value-type="float" office:value="0.131256" calcext:value-type="float">
            <text:p>0.131256</text:p>
          </table:table-cell>
          <table:table-cell table:formula="of:=[.D481]+[.D$2]" office:value-type="float" office:value="0.792337" calcext:value-type="float">
            <text:p>0.792337</text:p>
          </table:table-cell>
          <table:table-cell table:style-name="ce1" office:value-type="float" office:value="-0.027496" calcext:value-type="float">
            <text:p>-0.027496</text:p>
          </table:table-cell>
          <table:table-cell table:style-name="ce1" office:value-type="float" office:value="0.209152" calcext:value-type="float">
            <text:p>0.209152</text:p>
          </table:table-cell>
          <table:table-cell table:style-name="ce1" office:value-type="float" office:value="0.977493" calcext:value-type="float">
            <text:p>0.977493</text:p>
          </table:table-cell>
          <table:table-cell table:style-name="ce1" office:value-type="float" office:value="0.61058" calcext:value-type="float">
            <text:p>0.610580</text:p>
          </table:table-cell>
          <table:table-cell table:style-name="ce1" office:value-type="float" office:value="0.905731" calcext:value-type="float">
            <text:p>0.90573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2]+[.B$2]" office:value-type="float" office:value="0.182568" calcext:value-type="float">
            <text:p>0.182568</text:p>
          </table:table-cell>
          <table:table-cell table:formula="of:=[.C482]+[.C$2]" office:value-type="float" office:value="0.134857" calcext:value-type="float">
            <text:p>0.134857</text:p>
          </table:table-cell>
          <table:table-cell table:formula="of:=[.D482]+[.D$2]" office:value-type="float" office:value="0.791559" calcext:value-type="float">
            <text:p>0.791559</text:p>
          </table:table-cell>
          <table:table-cell table:style-name="ce1" office:value-type="float" office:value="-0.027496" calcext:value-type="float">
            <text:p>-0.027496</text:p>
          </table:table-cell>
          <table:table-cell table:style-name="ce1" office:value-type="float" office:value="0.209152" calcext:value-type="float">
            <text:p>0.209152</text:p>
          </table:table-cell>
          <table:table-cell table:style-name="ce1" office:value-type="float" office:value="0.977493" calcext:value-type="float">
            <text:p>0.977493</text:p>
          </table:table-cell>
          <table:table-cell table:style-name="ce1" office:value-type="float" office:value="0.607529" calcext:value-type="float">
            <text:p>0.607529</text:p>
          </table:table-cell>
          <table:table-cell table:style-name="ce1" office:value-type="float" office:value="0.958633" calcext:value-type="float">
            <text:p>0.95863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3]+[.B$2]" office:value-type="float" office:value="0.177579" calcext:value-type="float">
            <text:p>0.177579</text:p>
          </table:table-cell>
          <table:table-cell table:formula="of:=[.C483]+[.C$2]" office:value-type="float" office:value="0.13208" calcext:value-type="float">
            <text:p>0.132080</text:p>
          </table:table-cell>
          <table:table-cell table:formula="of:=[.D483]+[.D$2]" office:value-type="float" office:value="0.792078" calcext:value-type="float">
            <text:p>0.792078</text:p>
          </table:table-cell>
          <table:table-cell table:style-name="ce1" office:value-type="float" office:value="-0.008606" calcext:value-type="float">
            <text:p>-0.008606</text:p>
          </table:table-cell>
          <table:table-cell table:style-name="ce1" office:value-type="float" office:value="0.209854" calcext:value-type="float">
            <text:p>0.209854</text:p>
          </table:table-cell>
          <table:table-cell table:style-name="ce1" office:value-type="float" office:value="0.977692" calcext:value-type="float">
            <text:p>0.977692</text:p>
          </table:table-cell>
          <table:table-cell table:style-name="ce1" office:value-type="float" office:value="0.536636" calcext:value-type="float">
            <text:p>0.536636</text:p>
          </table:table-cell>
          <table:table-cell table:style-name="ce1" office:value-type="float" office:value="0.91806" calcext:value-type="float">
            <text:p>0.91806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4]+[.B$2]" office:value-type="float" office:value="0.177533" calcext:value-type="float">
            <text:p>0.177533</text:p>
          </table:table-cell>
          <table:table-cell table:formula="of:=[.C484]+[.C$2]" office:value-type="float" office:value="0.135651" calcext:value-type="float">
            <text:p>0.135651</text:p>
          </table:table-cell>
          <table:table-cell table:formula="of:=[.D484]+[.D$2]" office:value-type="float" office:value="0.7913" calcext:value-type="float">
            <text:p>0.791300</text:p>
          </table:table-cell>
          <table:table-cell table:style-name="ce1" office:value-type="float" office:value="-0.008606" calcext:value-type="float">
            <text:p>-0.008606</text:p>
          </table:table-cell>
          <table:table-cell table:style-name="ce1" office:value-type="float" office:value="0.209854" calcext:value-type="float">
            <text:p>0.209854</text:p>
          </table:table-cell>
          <table:table-cell table:style-name="ce1" office:value-type="float" office:value="0.977692" calcext:value-type="float">
            <text:p>0.977692</text:p>
          </table:table-cell>
          <table:table-cell table:style-name="ce1" office:value-type="float" office:value="0.535614" calcext:value-type="float">
            <text:p>0.535614</text:p>
          </table:table-cell>
          <table:table-cell table:style-name="ce1" office:value-type="float" office:value="0.970657" calcext:value-type="float">
            <text:p>0.97065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5]+[.B$2]" office:value-type="float" office:value="0.167477" calcext:value-type="float">
            <text:p>0.167477</text:p>
          </table:table-cell>
          <table:table-cell table:formula="of:=[.C485]+[.C$2]" office:value-type="float" office:value="0.134857" calcext:value-type="float">
            <text:p>0.134857</text:p>
          </table:table-cell>
          <table:table-cell table:formula="of:=[.D485]+[.D$2]" office:value-type="float" office:value="0.791559" calcext:value-type="float">
            <text:p>0.791559</text:p>
          </table:table-cell>
          <table:table-cell table:style-name="ce1" office:value-type="float" office:value="-0.177979" calcext:value-type="float">
            <text:p>-0.177979</text:p>
          </table:table-cell>
          <table:table-cell table:style-name="ce1" office:value-type="float" office:value="0.90332" calcext:value-type="float">
            <text:p>0.903320</text:p>
          </table:table-cell>
          <table:table-cell table:style-name="ce1" office:value-type="float" office:value="0.390289" calcext:value-type="float">
            <text:p>0.390289</text:p>
          </table:table-cell>
          <table:table-cell table:style-name="ce1" office:value-type="float" office:value="0.391815" calcext:value-type="float">
            <text:p>0.391815</text:p>
          </table:table-cell>
          <table:table-cell table:style-name="ce1" office:value-type="float" office:value="0.958633" calcext:value-type="float">
            <text:p>0.95863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6]+[.B$2]" office:value-type="float" office:value="0.166638" calcext:value-type="float">
            <text:p>0.166638</text:p>
          </table:table-cell>
          <table:table-cell table:formula="of:=[.C486]+[.C$2]" office:value-type="float" office:value="0.135788" calcext:value-type="float">
            <text:p>0.135788</text:p>
          </table:table-cell>
          <table:table-cell table:formula="of:=[.D486]+[.D$2]" office:value-type="float" office:value="0.789011" calcext:value-type="float">
            <text:p>0.789011</text:p>
          </table:table-cell>
          <table:table-cell table:style-name="ce1" office:value-type="float" office:value="-0.177979" calcext:value-type="float">
            <text:p>-0.177979</text:p>
          </table:table-cell>
          <table:table-cell table:style-name="ce1" office:value-type="float" office:value="0.90332" calcext:value-type="float">
            <text:p>0.903320</text:p>
          </table:table-cell>
          <table:table-cell table:style-name="ce1" office:value-type="float" office:value="0.390289" calcext:value-type="float">
            <text:p>0.390289</text:p>
          </table:table-cell>
          <table:table-cell table:style-name="ce1" office:value-type="float" office:value="0.379562" calcext:value-type="float">
            <text:p>0.379562</text:p>
          </table:table-cell>
          <table:table-cell table:style-name="ce1" office:value-type="float" office:value="0.979675" calcext:value-type="float">
            <text:p>0.97967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7]+[.B$2]" office:value-type="float" office:value="0.172513" calcext:value-type="float">
            <text:p>0.172513</text:p>
          </table:table-cell>
          <table:table-cell table:formula="of:=[.C487]+[.C$2]" office:value-type="float" office:value="0.135651" calcext:value-type="float">
            <text:p>0.135651</text:p>
          </table:table-cell>
          <table:table-cell table:formula="of:=[.D487]+[.D$2]" office:value-type="float" office:value="0.7913" calcext:value-type="float">
            <text:p>0.791300</text:p>
          </table:table-cell>
          <table:table-cell table:style-name="ce1" office:value-type="float" office:value="-0.058441" calcext:value-type="float">
            <text:p>-0.058441</text:p>
          </table:table-cell>
          <table:table-cell table:style-name="ce1" office:value-type="float" office:value="0.930695" calcext:value-type="float">
            <text:p>0.930695</text:p>
          </table:table-cell>
          <table:table-cell table:style-name="ce1" office:value-type="float" office:value="0.361099" calcext:value-type="float">
            <text:p>0.361099</text:p>
          </table:table-cell>
          <table:table-cell table:style-name="ce1" office:value-type="float" office:value="0.463715" calcext:value-type="float">
            <text:p>0.463715</text:p>
          </table:table-cell>
          <table:table-cell table:style-name="ce1" office:value-type="float" office:value="0.970657" calcext:value-type="float">
            <text:p>0.97065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8]+[.B$2]" office:value-type="float" office:value="0.172513" calcext:value-type="float">
            <text:p>0.172513</text:p>
          </table:table-cell>
          <table:table-cell table:formula="of:=[.C488]+[.C$2]" office:value-type="float" office:value="0.136597" calcext:value-type="float">
            <text:p>0.136597</text:p>
          </table:table-cell>
          <table:table-cell table:formula="of:=[.D488]+[.D$2]" office:value-type="float" office:value="0.788751" calcext:value-type="float">
            <text:p>0.788751</text:p>
          </table:table-cell>
          <table:table-cell table:style-name="ce1" office:value-type="float" office:value="-0.058441" calcext:value-type="float">
            <text:p>-0.058441</text:p>
          </table:table-cell>
          <table:table-cell table:style-name="ce1" office:value-type="float" office:value="0.930695" calcext:value-type="float">
            <text:p>0.930695</text:p>
          </table:table-cell>
          <table:table-cell table:style-name="ce1" office:value-type="float" office:value="0.361099" calcext:value-type="float">
            <text:p>0.361099</text:p>
          </table:table-cell>
          <table:table-cell table:style-name="ce1" office:value-type="float" office:value="0.463623" calcext:value-type="float">
            <text:p>0.463623</text:p>
          </table:table-cell>
          <table:table-cell table:style-name="ce1" office:value-type="float" office:value="0.99173" calcext:value-type="float">
            <text:p>0.99173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89]+[.B$2]" office:value-type="float" office:value="0.162442" calcext:value-type="float">
            <text:p>0.162442</text:p>
          </table:table-cell>
          <table:table-cell table:formula="of:=[.C489]+[.C$2]" office:value-type="float" office:value="0.133255" calcext:value-type="float">
            <text:p>0.133255</text:p>
          </table:table-cell>
          <table:table-cell table:formula="of:=[.D489]+[.D$2]" office:value-type="float" office:value="0.792078" calcext:value-type="float">
            <text:p>0.792078</text:p>
          </table:table-cell>
          <table:table-cell table:style-name="ce1" office:value-type="float" office:value="-0.287735" calcext:value-type="float">
            <text:p>-0.287735</text:p>
          </table:table-cell>
          <table:table-cell table:style-name="ce1" office:value-type="float" office:value="0.864517" calcext:value-type="float">
            <text:p>0.864517</text:p>
          </table:table-cell>
          <table:table-cell table:style-name="ce1" office:value-type="float" office:value="0.412094" calcext:value-type="float">
            <text:p>0.412094</text:p>
          </table:table-cell>
          <table:table-cell table:style-name="ce1" office:value-type="float" office:value="0.319901" calcext:value-type="float">
            <text:p>0.319901</text:p>
          </table:table-cell>
          <table:table-cell table:style-name="ce1" office:value-type="float" office:value="0.934616" calcext:value-type="float">
            <text:p>0.93461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0]+[.B$2]" office:value-type="float" office:value="0.161603" calcext:value-type="float">
            <text:p>0.161603</text:p>
          </table:table-cell>
          <table:table-cell table:formula="of:=[.C490]+[.C$2]" office:value-type="float" office:value="0.134201" calcext:value-type="float">
            <text:p>0.134201</text:p>
          </table:table-cell>
          <table:table-cell table:formula="of:=[.D490]+[.D$2]" office:value-type="float" office:value="0.78953" calcext:value-type="float">
            <text:p>0.789530</text:p>
          </table:table-cell>
          <table:table-cell table:style-name="ce1" office:value-type="float" office:value="-0.287735" calcext:value-type="float">
            <text:p>-0.287735</text:p>
          </table:table-cell>
          <table:table-cell table:style-name="ce1" office:value-type="float" office:value="0.864517" calcext:value-type="float">
            <text:p>0.864517</text:p>
          </table:table-cell>
          <table:table-cell table:style-name="ce1" office:value-type="float" office:value="0.412094" calcext:value-type="float">
            <text:p>0.412094</text:p>
          </table:table-cell>
          <table:table-cell table:style-name="ce1" office:value-type="float" office:value="0.307526" calcext:value-type="float">
            <text:p>0.307526</text:p>
          </table:table-cell>
          <table:table-cell table:style-name="ce1" office:value-type="float" office:value="0.955612" calcext:value-type="float">
            <text:p>0.9556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1]+[.B$2]" office:value-type="float" office:value="0.157422" calcext:value-type="float">
            <text:p>0.157422</text:p>
          </table:table-cell>
          <table:table-cell table:formula="of:=[.C491]+[.C$2]" office:value-type="float" office:value="0.130859" calcext:value-type="float">
            <text:p>0.130859</text:p>
          </table:table-cell>
          <table:table-cell table:formula="of:=[.D491]+[.D$2]" office:value-type="float" office:value="0.792856" calcext:value-type="float">
            <text:p>0.792856</text:p>
          </table:table-cell>
          <table:table-cell table:style-name="ce1" office:value-type="float" office:value="-0.406311" calcext:value-type="float">
            <text:p>-0.406311</text:p>
          </table:table-cell>
          <table:table-cell table:style-name="ce1" office:value-type="float" office:value="0.806427" calcext:value-type="float">
            <text:p>0.806427</text:p>
          </table:table-cell>
          <table:table-cell table:style-name="ce1" office:value-type="float" office:value="0.429626" calcext:value-type="float">
            <text:p>0.429626</text:p>
          </table:table-cell>
          <table:table-cell table:style-name="ce1" office:value-type="float" office:value="0.248016" calcext:value-type="float">
            <text:p>0.248016</text:p>
          </table:table-cell>
          <table:table-cell table:style-name="ce1" office:value-type="float" office:value="0.89859" calcext:value-type="float">
            <text:p>0.89859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2]+[.B$2]" office:value-type="float" office:value="0.156583" calcext:value-type="float">
            <text:p>0.156583</text:p>
          </table:table-cell>
          <table:table-cell table:formula="of:=[.C492]+[.C$2]" office:value-type="float" office:value="0.131805" calcext:value-type="float">
            <text:p>0.131805</text:p>
          </table:table-cell>
          <table:table-cell table:formula="of:=[.D492]+[.D$2]" office:value-type="float" office:value="0.790308" calcext:value-type="float">
            <text:p>0.790308</text:p>
          </table:table-cell>
          <table:table-cell table:style-name="ce1" office:value-type="float" office:value="-0.406311" calcext:value-type="float">
            <text:p>-0.406311</text:p>
          </table:table-cell>
          <table:table-cell table:style-name="ce1" office:value-type="float" office:value="0.806427" calcext:value-type="float">
            <text:p>0.806427</text:p>
          </table:table-cell>
          <table:table-cell table:style-name="ce1" office:value-type="float" office:value="0.429626" calcext:value-type="float">
            <text:p>0.429626</text:p>
          </table:table-cell>
          <table:table-cell table:style-name="ce1" office:value-type="float" office:value="0.235458" calcext:value-type="float">
            <text:p>0.235458</text:p>
          </table:table-cell>
          <table:table-cell table:style-name="ce1" office:value-type="float" office:value="0.91951" calcext:value-type="float">
            <text:p>0.91951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3]+[.B$2]" office:value-type="float" office:value="0.153226" calcext:value-type="float">
            <text:p>0.153226</text:p>
          </table:table-cell>
          <table:table-cell table:formula="of:=[.C493]+[.C$2]" office:value-type="float" office:value="0.127686" calcext:value-type="float">
            <text:p>0.127686</text:p>
          </table:table-cell>
          <table:table-cell table:formula="of:=[.D493]+[.D$2]" office:value-type="float" office:value="0.793894" calcext:value-type="float">
            <text:p>0.793894</text:p>
          </table:table-cell>
          <table:table-cell table:style-name="ce1" office:value-type="float" office:value="-0.508926" calcext:value-type="float">
            <text:p>-0.508926</text:p>
          </table:table-cell>
          <table:table-cell table:style-name="ce1" office:value-type="float" office:value="0.740295" calcext:value-type="float">
            <text:p>0.740295</text:p>
          </table:table-cell>
          <table:table-cell table:style-name="ce1" office:value-type="float" office:value="0.43927" calcext:value-type="float">
            <text:p>0.439270</text:p>
          </table:table-cell>
          <table:table-cell table:style-name="ce1" office:value-type="float" office:value="0.188095" calcext:value-type="float">
            <text:p>0.188095</text:p>
          </table:table-cell>
          <table:table-cell table:style-name="ce1" office:value-type="float" office:value="0.850525" calcext:value-type="float">
            <text:p>0.85052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4]+[.B$2]" office:value-type="float" office:value="0.152386" calcext:value-type="float">
            <text:p>0.152386</text:p>
          </table:table-cell>
          <table:table-cell table:formula="of:=[.C494]+[.C$2]" office:value-type="float" office:value="0.128616" calcext:value-type="float">
            <text:p>0.128616</text:p>
          </table:table-cell>
          <table:table-cell table:formula="of:=[.D494]+[.D$2]" office:value-type="float" office:value="0.791345" calcext:value-type="float">
            <text:p>0.791345</text:p>
          </table:table-cell>
          <table:table-cell table:style-name="ce1" office:value-type="float" office:value="-0.508926" calcext:value-type="float">
            <text:p>-0.508926</text:p>
          </table:table-cell>
          <table:table-cell table:style-name="ce1" office:value-type="float" office:value="0.740295" calcext:value-type="float">
            <text:p>0.740295</text:p>
          </table:table-cell>
          <table:table-cell table:style-name="ce1" office:value-type="float" office:value="0.43927" calcext:value-type="float">
            <text:p>0.439270</text:p>
          </table:table-cell>
          <table:table-cell table:style-name="ce1" office:value-type="float" office:value="0.175415" calcext:value-type="float">
            <text:p>0.175415</text:p>
          </table:table-cell>
          <table:table-cell table:style-name="ce1" office:value-type="float" office:value="0.871353" calcext:value-type="float">
            <text:p>0.87135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5]+[.B$2]" office:value-type="float" office:value="0.150708" calcext:value-type="float">
            <text:p>0.150708</text:p>
          </table:table-cell>
          <table:table-cell table:formula="of:=[.C495]+[.C$2]" office:value-type="float" office:value="0.12529" calcext:value-type="float">
            <text:p>0.125290</text:p>
          </table:table-cell>
          <table:table-cell table:formula="of:=[.D495]+[.D$2]" office:value-type="float" office:value="0.794672" calcext:value-type="float">
            <text:p>0.794672</text:p>
          </table:table-cell>
          <table:table-cell table:style-name="ce1" office:value-type="float" office:value="-0.568192" calcext:value-type="float">
            <text:p>-0.568192</text:p>
          </table:table-cell>
          <table:table-cell table:style-name="ce1" office:value-type="float" office:value="0.683899" calcext:value-type="float">
            <text:p>0.683899</text:p>
          </table:table-cell>
          <table:table-cell table:style-name="ce1" office:value-type="float" office:value="0.457657" calcext:value-type="float">
            <text:p>0.457657</text:p>
          </table:table-cell>
          <table:table-cell table:style-name="ce1" office:value-type="float" office:value="0.15213" calcext:value-type="float">
            <text:p>0.152130</text:p>
          </table:table-cell>
          <table:table-cell table:style-name="ce1" office:value-type="float" office:value="0.814514" calcext:value-type="float">
            <text:p>0.81451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6]+[.B$2]" office:value-type="float" office:value="0.14903" calcext:value-type="float">
            <text:p>0.149030</text:p>
          </table:table-cell>
          <table:table-cell table:formula="of:=[.C496]+[.C$2]" office:value-type="float" office:value="0.125427" calcext:value-type="float">
            <text:p>0.125427</text:p>
          </table:table-cell>
          <table:table-cell table:formula="of:=[.D496]+[.D$2]" office:value-type="float" office:value="0.792383" calcext:value-type="float">
            <text:p>0.792383</text:p>
          </table:table-cell>
          <table:table-cell table:style-name="ce1" office:value-type="float" office:value="-0.568192" calcext:value-type="float">
            <text:p>-0.568192</text:p>
          </table:table-cell>
          <table:table-cell table:style-name="ce1" office:value-type="float" office:value="0.683899" calcext:value-type="float">
            <text:p>0.683899</text:p>
          </table:table-cell>
          <table:table-cell table:style-name="ce1" office:value-type="float" office:value="0.457657" calcext:value-type="float">
            <text:p>0.457657</text:p>
          </table:table-cell>
          <table:table-cell table:style-name="ce1" office:value-type="float" office:value="0.12738" calcext:value-type="float">
            <text:p>0.127380</text:p>
          </table:table-cell>
          <table:table-cell table:style-name="ce1" office:value-type="float" office:value="0.823212" calcext:value-type="float">
            <text:p>0.8232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7]+[.B$2]" office:value-type="float" office:value="0.147366" calcext:value-type="float">
            <text:p>0.147366</text:p>
          </table:table-cell>
          <table:table-cell table:formula="of:=[.C497]+[.C$2]" office:value-type="float" office:value="0.121307" calcext:value-type="float">
            <text:p>0.121307</text:p>
          </table:table-cell>
          <table:table-cell table:formula="of:=[.D497]+[.D$2]" office:value-type="float" office:value="0.795969" calcext:value-type="float">
            <text:p>0.795969</text:p>
          </table:table-cell>
          <table:table-cell table:style-name="ce1" office:value-type="float" office:value="-0.634033" calcext:value-type="float">
            <text:p>-0.634033</text:p>
          </table:table-cell>
          <table:table-cell table:style-name="ce1" office:value-type="float" office:value="0.589615" calcext:value-type="float">
            <text:p>0.589615</text:p>
          </table:table-cell>
          <table:table-cell table:style-name="ce1" office:value-type="float" office:value="0.500366" calcext:value-type="float">
            <text:p>0.500366</text:p>
          </table:table-cell>
          <table:table-cell table:style-name="ce1" office:value-type="float" office:value="0.104202" calcext:value-type="float">
            <text:p>0.104202</text:p>
          </table:table-cell>
          <table:table-cell table:style-name="ce1" office:value-type="float" office:value="0.75444" calcext:value-type="float">
            <text:p>0.75444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8]+[.B$2]" office:value-type="float" office:value="0.145673" calcext:value-type="float">
            <text:p>0.145673</text:p>
          </table:table-cell>
          <table:table-cell table:formula="of:=[.C498]+[.C$2]" office:value-type="float" office:value="0.121445" calcext:value-type="float">
            <text:p>0.121445</text:p>
          </table:table-cell>
          <table:table-cell table:formula="of:=[.D498]+[.D$2]" office:value-type="float" office:value="0.793665" calcext:value-type="float">
            <text:p>0.793665</text:p>
          </table:table-cell>
          <table:table-cell table:style-name="ce1" office:value-type="float" office:value="-0.634033" calcext:value-type="float">
            <text:p>-0.634033</text:p>
          </table:table-cell>
          <table:table-cell table:style-name="ce1" office:value-type="float" office:value="0.589615" calcext:value-type="float">
            <text:p>0.589615</text:p>
          </table:table-cell>
          <table:table-cell table:style-name="ce1" office:value-type="float" office:value="0.500366" calcext:value-type="float">
            <text:p>0.500366</text:p>
          </table:table-cell>
          <table:table-cell table:style-name="ce1" office:value-type="float" office:value="0.079346" calcext:value-type="float">
            <text:p>0.079346</text:p>
          </table:table-cell>
          <table:table-cell table:style-name="ce1" office:value-type="float" office:value="0.763016" calcext:value-type="float">
            <text:p>0.76301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499]+[.B$2]" office:value-type="float" office:value="0.143155" calcext:value-type="float">
            <text:p>0.143155</text:p>
          </table:table-cell>
          <table:table-cell table:formula="of:=[.C499]+[.C$2]" office:value-type="float" office:value="0.116653" calcext:value-type="float">
            <text:p>0.116653</text:p>
          </table:table-cell>
          <table:table-cell table:formula="of:=[.D499]+[.D$2]" office:value-type="float" office:value="0.795221" calcext:value-type="float">
            <text:p>0.795221</text:p>
          </table:table-cell>
          <table:table-cell table:style-name="ce1" office:value-type="float" office:value="-0.694702" calcext:value-type="float">
            <text:p>-0.694702</text:p>
          </table:table-cell>
          <table:table-cell table:style-name="ce1" office:value-type="float" office:value="0.477295" calcext:value-type="float">
            <text:p>0.477295</text:p>
          </table:table-cell>
          <table:table-cell table:style-name="ce1" office:value-type="float" office:value="0.538116" calcext:value-type="float">
            <text:p>0.538116</text:p>
          </table:table-cell>
          <table:table-cell table:style-name="ce1" office:value-type="float" office:value="0.043304" calcext:value-type="float">
            <text:p>0.043304</text:p>
          </table:table-cell>
          <table:table-cell table:style-name="ce1" office:value-type="float" office:value="0.690796" calcext:value-type="float">
            <text:p>0.6907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0]+[.B$2]" office:value-type="float" office:value="0.144849" calcext:value-type="float">
            <text:p>0.144849</text:p>
          </table:table-cell>
          <table:table-cell table:formula="of:=[.C500]+[.C$2]" office:value-type="float" office:value="0.116516" calcext:value-type="float">
            <text:p>0.116516</text:p>
          </table:table-cell>
          <table:table-cell table:formula="of:=[.D500]+[.D$2]" office:value-type="float" office:value="0.797525" calcext:value-type="float">
            <text:p>0.797525</text:p>
          </table:table-cell>
          <table:table-cell table:style-name="ce1" office:value-type="float" office:value="-0.694702" calcext:value-type="float">
            <text:p>-0.694702</text:p>
          </table:table-cell>
          <table:table-cell table:style-name="ce1" office:value-type="float" office:value="0.477295" calcext:value-type="float">
            <text:p>0.477295</text:p>
          </table:table-cell>
          <table:table-cell table:style-name="ce1" office:value-type="float" office:value="0.538116" calcext:value-type="float">
            <text:p>0.538116</text:p>
          </table:table-cell>
          <table:table-cell table:style-name="ce1" office:value-type="float" office:value="0.068253" calcext:value-type="float">
            <text:p>0.068253</text:p>
          </table:table-cell>
          <table:table-cell table:style-name="ce1" office:value-type="float" office:value="0.682373" calcext:value-type="float">
            <text:p>0.68237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1]+[.B$2]" office:value-type="float" office:value="0.141492" calcext:value-type="float">
            <text:p>0.141492</text:p>
          </table:table-cell>
          <table:table-cell table:formula="of:=[.C501]+[.C$2]" office:value-type="float" office:value="0.111877" calcext:value-type="float">
            <text:p>0.111877</text:p>
          </table:table-cell>
          <table:table-cell table:formula="of:=[.D501]+[.D$2]" office:value-type="float" office:value="0.796777" calcext:value-type="float">
            <text:p>0.796777</text:p>
          </table:table-cell>
          <table:table-cell table:style-name="ce1" office:value-type="float" office:value="-0.749954" calcext:value-type="float">
            <text:p>-0.749954</text:p>
          </table:table-cell>
          <table:table-cell table:style-name="ce1" office:value-type="float" office:value="0.36763" calcext:value-type="float">
            <text:p>0.367630</text:p>
          </table:table-cell>
          <table:table-cell table:style-name="ce1" office:value-type="float" office:value="0.549927" calcext:value-type="float">
            <text:p>0.549927</text:p>
          </table:table-cell>
          <table:table-cell table:style-name="ce1" office:value-type="float" office:value="0.019302" calcext:value-type="float">
            <text:p>0.019302</text:p>
          </table:table-cell>
          <table:table-cell table:style-name="ce1" office:value-type="float" office:value="0.618591" calcext:value-type="float">
            <text:p>0.61859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2]+[.B$2]" office:value-type="float" office:value="0.14317" calcext:value-type="float">
            <text:p>0.143170</text:p>
          </table:table-cell>
          <table:table-cell table:formula="of:=[.C502]+[.C$2]" office:value-type="float" office:value="0.11174" calcext:value-type="float">
            <text:p>0.111740</text:p>
          </table:table-cell>
          <table:table-cell table:formula="of:=[.D502]+[.D$2]" office:value-type="float" office:value="0.799082" calcext:value-type="float">
            <text:p>0.799082</text:p>
          </table:table-cell>
          <table:table-cell table:style-name="ce1" office:value-type="float" office:value="-0.749954" calcext:value-type="float">
            <text:p>-0.749954</text:p>
          </table:table-cell>
          <table:table-cell table:style-name="ce1" office:value-type="float" office:value="0.36763" calcext:value-type="float">
            <text:p>0.367630</text:p>
          </table:table-cell>
          <table:table-cell table:style-name="ce1" office:value-type="float" office:value="0.549927" calcext:value-type="float">
            <text:p>0.549927</text:p>
          </table:table-cell>
          <table:table-cell table:style-name="ce1" office:value-type="float" office:value="0.044281" calcext:value-type="float">
            <text:p>0.044281</text:p>
          </table:table-cell>
          <table:table-cell table:style-name="ce1" office:value-type="float" office:value="0.610306" calcext:value-type="float">
            <text:p>0.61030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3]+[.B$2]" office:value-type="float" office:value="0.142331" calcext:value-type="float">
            <text:p>0.142331</text:p>
          </table:table-cell>
          <table:table-cell table:formula="of:=[.C503]+[.C$2]" office:value-type="float" office:value="0.106949" calcext:value-type="float">
            <text:p>0.106949</text:p>
          </table:table-cell>
          <table:table-cell table:formula="of:=[.D503]+[.D$2]" office:value-type="float" office:value="0.800638" calcext:value-type="float">
            <text:p>0.800638</text:p>
          </table:table-cell>
          <table:table-cell table:style-name="ce1" office:value-type="float" office:value="-0.784653" calcext:value-type="float">
            <text:p>-0.784653</text:p>
          </table:table-cell>
          <table:table-cell table:style-name="ce1" office:value-type="float" office:value="0.247787" calcext:value-type="float">
            <text:p>0.247787</text:p>
          </table:table-cell>
          <table:table-cell table:style-name="ce1" office:value-type="float" office:value="0.568268" calcext:value-type="float">
            <text:p>0.568268</text:p>
          </table:table-cell>
          <table:table-cell table:style-name="ce1" office:value-type="float" office:value="0.032303" calcext:value-type="float">
            <text:p>0.032303</text:p>
          </table:table-cell>
          <table:table-cell table:style-name="ce1" office:value-type="float" office:value="0.538239" calcext:value-type="float">
            <text:p>0.53823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4]+[.B$2]" office:value-type="float" office:value="0.140652" calcext:value-type="float">
            <text:p>0.140652</text:p>
          </table:table-cell>
          <table:table-cell table:formula="of:=[.C504]+[.C$2]" office:value-type="float" office:value="0.106293" calcext:value-type="float">
            <text:p>0.106293</text:p>
          </table:table-cell>
          <table:table-cell table:formula="of:=[.D504]+[.D$2]" office:value-type="float" office:value="0.798593" calcext:value-type="float">
            <text:p>0.798593</text:p>
          </table:table-cell>
          <table:table-cell table:style-name="ce1" office:value-type="float" office:value="-0.784653" calcext:value-type="float">
            <text:p>-0.784653</text:p>
          </table:table-cell>
          <table:table-cell table:style-name="ce1" office:value-type="float" office:value="0.247787" calcext:value-type="float">
            <text:p>0.247787</text:p>
          </table:table-cell>
          <table:table-cell table:style-name="ce1" office:value-type="float" office:value="0.568268" calcext:value-type="float">
            <text:p>0.568268</text:p>
          </table:table-cell>
          <table:table-cell table:style-name="ce1" office:value-type="float" office:value="0.007294" calcext:value-type="float">
            <text:p>0.007294</text:p>
          </table:table-cell>
          <table:table-cell table:style-name="ce1" office:value-type="float" office:value="0.534332" calcext:value-type="float">
            <text:p>0.53433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5]+[.B$2]" office:value-type="float" office:value="0.142331" calcext:value-type="float">
            <text:p>0.142331</text:p>
          </table:table-cell>
          <table:table-cell table:formula="of:=[.C505]+[.C$2]" office:value-type="float" office:value="0.102173" calcext:value-type="float">
            <text:p>0.102173</text:p>
          </table:table-cell>
          <table:table-cell table:formula="of:=[.D505]+[.D$2]" office:value-type="float" office:value="0.802179" calcext:value-type="float">
            <text:p>0.802179</text:p>
          </table:table-cell>
          <table:table-cell table:style-name="ce1" office:value-type="float" office:value="-0.773468" calcext:value-type="float">
            <text:p>-0.773468</text:p>
          </table:table-cell>
          <table:table-cell table:style-name="ce1" office:value-type="float" office:value="0.139542" calcext:value-type="float">
            <text:p>0.139542</text:p>
          </table:table-cell>
          <table:table-cell table:style-name="ce1" office:value-type="float" office:value="0.618286" calcext:value-type="float">
            <text:p>0.618286</text:p>
          </table:table-cell>
          <table:table-cell table:style-name="ce1" office:value-type="float" office:value="0.032303" calcext:value-type="float">
            <text:p>0.032303</text:p>
          </table:table-cell>
          <table:table-cell table:style-name="ce1" office:value-type="float" office:value="0.466156" calcext:value-type="float">
            <text:p>0.46615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6]+[.B$2]" office:value-type="float" office:value="0.140652" calcext:value-type="float">
            <text:p>0.140652</text:p>
          </table:table-cell>
          <table:table-cell table:formula="of:=[.C506]+[.C$2]" office:value-type="float" office:value="0.101501" calcext:value-type="float">
            <text:p>0.101501</text:p>
          </table:table-cell>
          <table:table-cell table:formula="of:=[.D506]+[.D$2]" office:value-type="float" office:value="0.80015" calcext:value-type="float">
            <text:p>0.800150</text:p>
          </table:table-cell>
          <table:table-cell table:style-name="ce1" office:value-type="float" office:value="-0.773468" calcext:value-type="float">
            <text:p>-0.773468</text:p>
          </table:table-cell>
          <table:table-cell table:style-name="ce1" office:value-type="float" office:value="0.139542" calcext:value-type="float">
            <text:p>0.139542</text:p>
          </table:table-cell>
          <table:table-cell table:style-name="ce1" office:value-type="float" office:value="0.618286" calcext:value-type="float">
            <text:p>0.618286</text:p>
          </table:table-cell>
          <table:table-cell table:style-name="ce1" office:value-type="float" office:value="0.007294" calcext:value-type="float">
            <text:p>0.007294</text:p>
          </table:table-cell>
          <table:table-cell table:style-name="ce1" office:value-type="float" office:value="0.462097" calcext:value-type="float">
            <text:p>0.46209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7]+[.B$2]" office:value-type="float" office:value="0.14317" calcext:value-type="float">
            <text:p>0.143170</text:p>
          </table:table-cell>
          <table:table-cell table:formula="of:=[.C507]+[.C$2]" office:value-type="float" office:value="0.097382" calcext:value-type="float">
            <text:p>0.097382</text:p>
          </table:table-cell>
          <table:table-cell table:formula="of:=[.D507]+[.D$2]" office:value-type="float" office:value="0.803735" calcext:value-type="float">
            <text:p>0.803735</text:p>
          </table:table-cell>
          <table:table-cell table:style-name="ce1" office:value-type="float" office:value="-0.738281" calcext:value-type="float">
            <text:p>-0.738281</text:p>
          </table:table-cell>
          <table:table-cell table:style-name="ce1" office:value-type="float" office:value="0.031876" calcext:value-type="float">
            <text:p>0.031876</text:p>
          </table:table-cell>
          <table:table-cell table:style-name="ce1" office:value-type="float" office:value="0.673752" calcext:value-type="float">
            <text:p>0.673752</text:p>
          </table:table-cell>
          <table:table-cell table:style-name="ce1" office:value-type="float" office:value="0.044281" calcext:value-type="float">
            <text:p>0.044281</text:p>
          </table:table-cell>
          <table:table-cell table:style-name="ce1" office:value-type="float" office:value="0.394089" calcext:value-type="float">
            <text:p>0.39408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8]+[.B$2]" office:value-type="float" office:value="0.141492" calcext:value-type="float">
            <text:p>0.141492</text:p>
          </table:table-cell>
          <table:table-cell table:formula="of:=[.C508]+[.C$2]" office:value-type="float" office:value="0.095917" calcext:value-type="float">
            <text:p>0.095917</text:p>
          </table:table-cell>
          <table:table-cell table:formula="of:=[.D508]+[.D$2]" office:value-type="float" office:value="0.801965" calcext:value-type="float">
            <text:p>0.801965</text:p>
          </table:table-cell>
          <table:table-cell table:style-name="ce1" office:value-type="float" office:value="-0.738281" calcext:value-type="float">
            <text:p>-0.738281</text:p>
          </table:table-cell>
          <table:table-cell table:style-name="ce1" office:value-type="float" office:value="0.031876" calcext:value-type="float">
            <text:p>0.031876</text:p>
          </table:table-cell>
          <table:table-cell table:style-name="ce1" office:value-type="float" office:value="0.673752" calcext:value-type="float">
            <text:p>0.673752</text:p>
          </table:table-cell>
          <table:table-cell table:style-name="ce1" office:value-type="float" office:value="0.019302" calcext:value-type="float">
            <text:p>0.019302</text:p>
          </table:table-cell>
          <table:table-cell table:style-name="ce1" office:value-type="float" office:value="0.377838" calcext:value-type="float">
            <text:p>0.37783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09]+[.B$2]" office:value-type="float" office:value="0.144849" calcext:value-type="float">
            <text:p>0.144849</text:p>
          </table:table-cell>
          <table:table-cell table:formula="of:=[.C509]+[.C$2]" office:value-type="float" office:value="0.092606" calcext:value-type="float">
            <text:p>0.092606</text:p>
          </table:table-cell>
          <table:table-cell table:formula="of:=[.D509]+[.D$2]" office:value-type="float" office:value="0.805292" calcext:value-type="float">
            <text:p>0.805292</text:p>
          </table:table-cell>
          <table:table-cell table:style-name="ce1" office:value-type="float" office:value="-0.694733" calcext:value-type="float">
            <text:p>-0.694733</text:p>
          </table:table-cell>
          <table:table-cell table:style-name="ce1" office:value-type="float" office:value="-0.069901" calcext:value-type="float">
            <text:p>-0.069901</text:p>
          </table:table-cell>
          <table:table-cell table:style-name="ce1" office:value-type="float" office:value="0.715866" calcext:value-type="float">
            <text:p>0.715866</text:p>
          </table:table-cell>
          <table:table-cell table:style-name="ce1" office:value-type="float" office:value="0.068253" calcext:value-type="float">
            <text:p>0.068253</text:p>
          </table:table-cell>
          <table:table-cell table:style-name="ce1" office:value-type="float" office:value="0.322037" calcext:value-type="float">
            <text:p>0.32203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0]+[.B$2]" office:value-type="float" office:value="0.143155" calcext:value-type="float">
            <text:p>0.143155</text:p>
          </table:table-cell>
          <table:table-cell table:formula="of:=[.C510]+[.C$2]" office:value-type="float" office:value="0.091141" calcext:value-type="float">
            <text:p>0.091141</text:p>
          </table:table-cell>
          <table:table-cell table:formula="of:=[.D510]+[.D$2]" office:value-type="float" office:value="0.803522" calcext:value-type="float">
            <text:p>0.803522</text:p>
          </table:table-cell>
          <table:table-cell table:style-name="ce1" office:value-type="float" office:value="-0.694733" calcext:value-type="float">
            <text:p>-0.694733</text:p>
          </table:table-cell>
          <table:table-cell table:style-name="ce1" office:value-type="float" office:value="-0.069901" calcext:value-type="float">
            <text:p>-0.069901</text:p>
          </table:table-cell>
          <table:table-cell table:style-name="ce1" office:value-type="float" office:value="0.715866" calcext:value-type="float">
            <text:p>0.715866</text:p>
          </table:table-cell>
          <table:table-cell table:style-name="ce1" office:value-type="float" office:value="0.043304" calcext:value-type="float">
            <text:p>0.043304</text:p>
          </table:table-cell>
          <table:table-cell table:style-name="ce1" office:value-type="float" office:value="0.305634" calcext:value-type="float">
            <text:p>0.30563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1]+[.B$2]" office:value-type="float" office:value="0.147366" calcext:value-type="float">
            <text:p>0.147366</text:p>
          </table:table-cell>
          <table:table-cell table:formula="of:=[.C511]+[.C$2]" office:value-type="float" office:value="0.087814" calcext:value-type="float">
            <text:p>0.087814</text:p>
          </table:table-cell>
          <table:table-cell table:formula="of:=[.D511]+[.D$2]" office:value-type="float" office:value="0.806848" calcext:value-type="float">
            <text:p>0.806848</text:p>
          </table:table-cell>
          <table:table-cell table:style-name="ce1" office:value-type="float" office:value="-0.634186" calcext:value-type="float">
            <text:p>-0.634186</text:p>
          </table:table-cell>
          <table:table-cell table:style-name="ce1" office:value-type="float" office:value="-0.182999" calcext:value-type="float">
            <text:p>-0.182999</text:p>
          </table:table-cell>
          <table:table-cell table:style-name="ce1" office:value-type="float" office:value="0.751221" calcext:value-type="float">
            <text:p>0.751221</text:p>
          </table:table-cell>
          <table:table-cell table:style-name="ce1" office:value-type="float" office:value="0.104202" calcext:value-type="float">
            <text:p>0.104202</text:p>
          </table:table-cell>
          <table:table-cell table:style-name="ce1" office:value-type="float" office:value="0.249954" calcext:value-type="float">
            <text:p>0.2499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2]+[.B$2]" office:value-type="float" office:value="0.145673" calcext:value-type="float">
            <text:p>0.145673</text:p>
          </table:table-cell>
          <table:table-cell table:formula="of:=[.C512]+[.C$2]" office:value-type="float" office:value="0.086349" calcext:value-type="float">
            <text:p>0.086349</text:p>
          </table:table-cell>
          <table:table-cell table:formula="of:=[.D512]+[.D$2]" office:value-type="float" office:value="0.805063" calcext:value-type="float">
            <text:p>0.805063</text:p>
          </table:table-cell>
          <table:table-cell table:style-name="ce1" office:value-type="float" office:value="-0.634186" calcext:value-type="float">
            <text:p>-0.634186</text:p>
          </table:table-cell>
          <table:table-cell table:style-name="ce1" office:value-type="float" office:value="-0.182999" calcext:value-type="float">
            <text:p>-0.182999</text:p>
          </table:table-cell>
          <table:table-cell table:style-name="ce1" office:value-type="float" office:value="0.751221" calcext:value-type="float">
            <text:p>0.751221</text:p>
          </table:table-cell>
          <table:table-cell table:style-name="ce1" office:value-type="float" office:value="0.079346" calcext:value-type="float">
            <text:p>0.079346</text:p>
          </table:table-cell>
          <table:table-cell table:style-name="ce1" office:value-type="float" office:value="0.233414" calcext:value-type="float">
            <text:p>0.23341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3]+[.B$2]" office:value-type="float" office:value="0.150708" calcext:value-type="float">
            <text:p>0.150708</text:p>
          </table:table-cell>
          <table:table-cell table:formula="of:=[.C513]+[.C$2]" office:value-type="float" office:value="0.083832" calcext:value-type="float">
            <text:p>0.083832</text:p>
          </table:table-cell>
          <table:table-cell table:formula="of:=[.D513]+[.D$2]" office:value-type="float" office:value="0.808145" calcext:value-type="float">
            <text:p>0.808145</text:p>
          </table:table-cell>
          <table:table-cell table:style-name="ce1" office:value-type="float" office:value="-0.568176" calcext:value-type="float">
            <text:p>-0.568176</text:p>
          </table:table-cell>
          <table:table-cell table:style-name="ce1" office:value-type="float" office:value="-0.284195" calcext:value-type="float">
            <text:p>-0.284195</text:p>
          </table:table-cell>
          <table:table-cell table:style-name="ce1" office:value-type="float" office:value="0.772278" calcext:value-type="float">
            <text:p>0.772278</text:p>
          </table:table-cell>
          <table:table-cell table:style-name="ce1" office:value-type="float" office:value="0.15213" calcext:value-type="float">
            <text:p>0.152130</text:p>
          </table:table-cell>
          <table:table-cell table:style-name="ce1" office:value-type="float" office:value="0.189896" calcext:value-type="float">
            <text:p>0.1898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4]+[.B$2]" office:value-type="float" office:value="0.14903" calcext:value-type="float">
            <text:p>0.149030</text:p>
          </table:table-cell>
          <table:table-cell table:formula="of:=[.C514]+[.C$2]" office:value-type="float" office:value="0.082367" calcext:value-type="float">
            <text:p>0.082367</text:p>
          </table:table-cell>
          <table:table-cell table:formula="of:=[.D514]+[.D$2]" office:value-type="float" office:value="0.80636" calcext:value-type="float">
            <text:p>0.806360</text:p>
          </table:table-cell>
          <table:table-cell table:style-name="ce1" office:value-type="float" office:value="-0.568176" calcext:value-type="float">
            <text:p>-0.568176</text:p>
          </table:table-cell>
          <table:table-cell table:style-name="ce1" office:value-type="float" office:value="-0.284195" calcext:value-type="float">
            <text:p>-0.284195</text:p>
          </table:table-cell>
          <table:table-cell table:style-name="ce1" office:value-type="float" office:value="0.772278" calcext:value-type="float">
            <text:p>0.772278</text:p>
          </table:table-cell>
          <table:table-cell table:style-name="ce1" office:value-type="float" office:value="0.12738" calcext:value-type="float">
            <text:p>0.127380</text:p>
          </table:table-cell>
          <table:table-cell table:style-name="ce1" office:value-type="float" office:value="0.173233" calcext:value-type="float">
            <text:p>0.17323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5]+[.B$2]" office:value-type="float" office:value="0.153226" calcext:value-type="float">
            <text:p>0.153226</text:p>
          </table:table-cell>
          <table:table-cell table:formula="of:=[.C515]+[.C$2]" office:value-type="float" office:value="0.081436" calcext:value-type="float">
            <text:p>0.081436</text:p>
          </table:table-cell>
          <table:table-cell table:formula="of:=[.D515]+[.D$2]" office:value-type="float" office:value="0.808923" calcext:value-type="float">
            <text:p>0.808923</text:p>
          </table:table-cell>
          <table:table-cell table:style-name="ce1" office:value-type="float" office:value="-0.508865" calcext:value-type="float">
            <text:p>-0.508865</text:p>
          </table:table-cell>
          <table:table-cell table:style-name="ce1" office:value-type="float" office:value="-0.340515" calcext:value-type="float">
            <text:p>-0.340515</text:p>
          </table:table-cell>
          <table:table-cell table:style-name="ce1" office:value-type="float" office:value="0.790634" calcext:value-type="float">
            <text:p>0.790634</text:p>
          </table:table-cell>
          <table:table-cell table:style-name="ce1" office:value-type="float" office:value="0.188095" calcext:value-type="float">
            <text:p>0.188095</text:p>
          </table:table-cell>
          <table:table-cell table:style-name="ce1" office:value-type="float" office:value="0.15387" calcext:value-type="float">
            <text:p>0.15387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6]+[.B$2]" office:value-type="float" office:value="0.152386" calcext:value-type="float">
            <text:p>0.152386</text:p>
          </table:table-cell>
          <table:table-cell table:formula="of:=[.C516]+[.C$2]" office:value-type="float" office:value="0.079178" calcext:value-type="float">
            <text:p>0.079178</text:p>
          </table:table-cell>
          <table:table-cell table:formula="of:=[.D516]+[.D$2]" office:value-type="float" office:value="0.807398" calcext:value-type="float">
            <text:p>0.807398</text:p>
          </table:table-cell>
          <table:table-cell table:style-name="ce1" office:value-type="float" office:value="-0.508865" calcext:value-type="float">
            <text:p>-0.508865</text:p>
          </table:table-cell>
          <table:table-cell table:style-name="ce1" office:value-type="float" office:value="-0.340515" calcext:value-type="float">
            <text:p>-0.340515</text:p>
          </table:table-cell>
          <table:table-cell table:style-name="ce1" office:value-type="float" office:value="0.790634" calcext:value-type="float">
            <text:p>0.790634</text:p>
          </table:table-cell>
          <table:table-cell table:style-name="ce1" office:value-type="float" office:value="0.175415" calcext:value-type="float">
            <text:p>0.175415</text:p>
          </table:table-cell>
          <table:table-cell table:style-name="ce1" office:value-type="float" office:value="0.125092" calcext:value-type="float">
            <text:p>0.12509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7]+[.B$2]" office:value-type="float" office:value="0.157422" calcext:value-type="float">
            <text:p>0.157422</text:p>
          </table:table-cell>
          <table:table-cell table:formula="of:=[.C517]+[.C$2]" office:value-type="float" office:value="0.078247" calcext:value-type="float">
            <text:p>0.078247</text:p>
          </table:table-cell>
          <table:table-cell table:formula="of:=[.D517]+[.D$2]" office:value-type="float" office:value="0.809961" calcext:value-type="float">
            <text:p>0.809961</text:p>
          </table:table-cell>
          <table:table-cell table:style-name="ce1" office:value-type="float" office:value="-0.406143" calcext:value-type="float">
            <text:p>-0.406143</text:p>
          </table:table-cell>
          <table:table-cell table:style-name="ce1" office:value-type="float" office:value="-0.399612" calcext:value-type="float">
            <text:p>-0.399612</text:p>
          </table:table-cell>
          <table:table-cell table:style-name="ce1" office:value-type="float" office:value="0.821793" calcext:value-type="float">
            <text:p>0.821793</text:p>
          </table:table-cell>
          <table:table-cell table:style-name="ce1" office:value-type="float" office:value="0.248016" calcext:value-type="float">
            <text:p>0.248016</text:p>
          </table:table-cell>
          <table:table-cell table:style-name="ce1" office:value-type="float" office:value="0.105804" calcext:value-type="float">
            <text:p>0.10580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8]+[.B$2]" office:value-type="float" office:value="0.156583" calcext:value-type="float">
            <text:p>0.156583</text:p>
          </table:table-cell>
          <table:table-cell table:formula="of:=[.C518]+[.C$2]" office:value-type="float" office:value="0.075989" calcext:value-type="float">
            <text:p>0.075989</text:p>
          </table:table-cell>
          <table:table-cell table:formula="of:=[.D518]+[.D$2]" office:value-type="float" office:value="0.808435" calcext:value-type="float">
            <text:p>0.808435</text:p>
          </table:table-cell>
          <table:table-cell table:style-name="ce1" office:value-type="float" office:value="-0.406143" calcext:value-type="float">
            <text:p>-0.406143</text:p>
          </table:table-cell>
          <table:table-cell table:style-name="ce1" office:value-type="float" office:value="-0.399612" calcext:value-type="float">
            <text:p>-0.399612</text:p>
          </table:table-cell>
          <table:table-cell table:style-name="ce1" office:value-type="float" office:value="0.821793" calcext:value-type="float">
            <text:p>0.821793</text:p>
          </table:table-cell>
          <table:table-cell table:style-name="ce1" office:value-type="float" office:value="0.235458" calcext:value-type="float">
            <text:p>0.235458</text:p>
          </table:table-cell>
          <table:table-cell table:style-name="ce1" office:value-type="float" office:value="0.07692" calcext:value-type="float">
            <text:p>0.07692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19]+[.B$2]" office:value-type="float" office:value="0.162442" calcext:value-type="float">
            <text:p>0.162442</text:p>
          </table:table-cell>
          <table:table-cell table:formula="of:=[.C519]+[.C$2]" office:value-type="float" office:value="0.075867" calcext:value-type="float">
            <text:p>0.075867</text:p>
          </table:table-cell>
          <table:table-cell table:formula="of:=[.D519]+[.D$2]" office:value-type="float" office:value="0.810739" calcext:value-type="float">
            <text:p>0.810739</text:p>
          </table:table-cell>
          <table:table-cell table:style-name="ce1" office:value-type="float" office:value="-0.287613" calcext:value-type="float">
            <text:p>-0.287613</text:p>
          </table:table-cell>
          <table:table-cell table:style-name="ce1" office:value-type="float" office:value="-0.45694" calcext:value-type="float">
            <text:p>-0.456940</text:p>
          </table:table-cell>
          <table:table-cell table:style-name="ce1" office:value-type="float" office:value="0.841721" calcext:value-type="float">
            <text:p>0.841721</text:p>
          </table:table-cell>
          <table:table-cell table:style-name="ce1" office:value-type="float" office:value="0.319901" calcext:value-type="float">
            <text:p>0.319901</text:p>
          </table:table-cell>
          <table:table-cell table:style-name="ce1" office:value-type="float" office:value="0.069778" calcext:value-type="float">
            <text:p>0.06977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0]+[.B$2]" office:value-type="float" office:value="0.161603" calcext:value-type="float">
            <text:p>0.161603</text:p>
          </table:table-cell>
          <table:table-cell table:formula="of:=[.C520]+[.C$2]" office:value-type="float" office:value="0.073593" calcext:value-type="float">
            <text:p>0.073593</text:p>
          </table:table-cell>
          <table:table-cell table:formula="of:=[.D520]+[.D$2]" office:value-type="float" office:value="0.809213" calcext:value-type="float">
            <text:p>0.809213</text:p>
          </table:table-cell>
          <table:table-cell table:style-name="ce1" office:value-type="float" office:value="-0.287613" calcext:value-type="float">
            <text:p>-0.287613</text:p>
          </table:table-cell>
          <table:table-cell table:style-name="ce1" office:value-type="float" office:value="-0.45694" calcext:value-type="float">
            <text:p>-0.456940</text:p>
          </table:table-cell>
          <table:table-cell table:style-name="ce1" office:value-type="float" office:value="0.841721" calcext:value-type="float">
            <text:p>0.841721</text:p>
          </table:table-cell>
          <table:table-cell table:style-name="ce1" office:value-type="float" office:value="0.307526" calcext:value-type="float">
            <text:p>0.307526</text:p>
          </table:table-cell>
          <table:table-cell table:style-name="ce1" office:value-type="float" office:value="0.040817" calcext:value-type="float">
            <text:p>0.04081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1]+[.B$2]" office:value-type="float" office:value="0.167477" calcext:value-type="float">
            <text:p>0.167477</text:p>
          </table:table-cell>
          <table:table-cell table:formula="of:=[.C521]+[.C$2]" office:value-type="float" office:value="0.074265" calcext:value-type="float">
            <text:p>0.074265</text:p>
          </table:table-cell>
          <table:table-cell table:formula="of:=[.D521]+[.D$2]" office:value-type="float" office:value="0.811258" calcext:value-type="float">
            <text:p>0.811258</text:p>
          </table:table-cell>
          <table:table-cell table:style-name="ce1" office:value-type="float" office:value="-0.179703" calcext:value-type="float">
            <text:p>-0.179703</text:p>
          </table:table-cell>
          <table:table-cell table:style-name="ce1" office:value-type="float" office:value="-0.516312" calcext:value-type="float">
            <text:p>-0.516312</text:p>
          </table:table-cell>
          <table:table-cell table:style-name="ce1" office:value-type="float" office:value="0.837326" calcext:value-type="float">
            <text:p>0.837326</text:p>
          </table:table-cell>
          <table:table-cell table:style-name="ce1" office:value-type="float" office:value="0.391815" calcext:value-type="float">
            <text:p>0.391815</text:p>
          </table:table-cell>
          <table:table-cell table:style-name="ce1" office:value-type="float" office:value="0.045761" calcext:value-type="float">
            <text:p>0.04576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2]+[.B$2]" office:value-type="float" office:value="0.166638" calcext:value-type="float">
            <text:p>0.166638</text:p>
          </table:table-cell>
          <table:table-cell table:formula="of:=[.C522]+[.C$2]" office:value-type="float" office:value="0.072006" calcext:value-type="float">
            <text:p>0.072006</text:p>
          </table:table-cell>
          <table:table-cell table:formula="of:=[.D522]+[.D$2]" office:value-type="float" office:value="0.809732" calcext:value-type="float">
            <text:p>0.809732</text:p>
          </table:table-cell>
          <table:table-cell table:style-name="ce1" office:value-type="float" office:value="-0.179703" calcext:value-type="float">
            <text:p>-0.179703</text:p>
          </table:table-cell>
          <table:table-cell table:style-name="ce1" office:value-type="float" office:value="-0.516312" calcext:value-type="float">
            <text:p>-0.516312</text:p>
          </table:table-cell>
          <table:table-cell table:style-name="ce1" office:value-type="float" office:value="0.837326" calcext:value-type="float">
            <text:p>0.837326</text:p>
          </table:table-cell>
          <table:table-cell table:style-name="ce1" office:value-type="float" office:value="0.379562" calcext:value-type="float">
            <text:p>0.379562</text:p>
          </table:table-cell>
          <table:table-cell table:style-name="ce1" office:value-type="float" office:value="0.016739" calcext:value-type="float">
            <text:p>0.01673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3]+[.B$2]" office:value-type="float" office:value="0.172513" calcext:value-type="float">
            <text:p>0.172513</text:p>
          </table:table-cell>
          <table:table-cell table:formula="of:=[.C523]+[.C$2]" office:value-type="float" office:value="0.073471" calcext:value-type="float">
            <text:p>0.073471</text:p>
          </table:table-cell>
          <table:table-cell table:formula="of:=[.D523]+[.D$2]" office:value-type="float" office:value="0.811517" calcext:value-type="float">
            <text:p>0.811517</text:p>
          </table:table-cell>
          <table:table-cell table:style-name="ce1" office:value-type="float" office:value="-0.060089" calcext:value-type="float">
            <text:p>-0.060089</text:p>
          </table:table-cell>
          <table:table-cell table:style-name="ce1" office:value-type="float" office:value="-0.55545" calcext:value-type="float">
            <text:p>-0.555450</text:p>
          </table:table-cell>
          <table:table-cell table:style-name="ce1" office:value-type="float" office:value="0.829376" calcext:value-type="float">
            <text:p>0.829376</text:p>
          </table:table-cell>
          <table:table-cell table:style-name="ce1" office:value-type="float" office:value="0.463715" calcext:value-type="float">
            <text:p>0.463715</text:p>
          </table:table-cell>
          <table:table-cell table:style-name="ce1" office:value-type="float" office:value="0.033752" calcext:value-type="float">
            <text:p>0.03375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4]+[.B$2]" office:value-type="float" office:value="0.172513" calcext:value-type="float">
            <text:p>0.172513</text:p>
          </table:table-cell>
          <table:table-cell table:formula="of:=[.C524]+[.C$2]" office:value-type="float" office:value="0.071213" calcext:value-type="float">
            <text:p>0.071213</text:p>
          </table:table-cell>
          <table:table-cell table:formula="of:=[.D524]+[.D$2]" office:value-type="float" office:value="0.809992" calcext:value-type="float">
            <text:p>0.809992</text:p>
          </table:table-cell>
          <table:table-cell table:style-name="ce1" office:value-type="float" office:value="-0.060089" calcext:value-type="float">
            <text:p>-0.060089</text:p>
          </table:table-cell>
          <table:table-cell table:style-name="ce1" office:value-type="float" office:value="-0.55545" calcext:value-type="float">
            <text:p>-0.555450</text:p>
          </table:table-cell>
          <table:table-cell table:style-name="ce1" office:value-type="float" office:value="0.829376" calcext:value-type="float">
            <text:p>0.829376</text:p>
          </table:table-cell>
          <table:table-cell table:style-name="ce1" office:value-type="float" office:value="0.463623" calcext:value-type="float">
            <text:p>0.463623</text:p>
          </table:table-cell>
          <table:table-cell table:style-name="ce1" office:value-type="float" office:value="0.004715" calcext:value-type="float">
            <text:p>0.00471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5]+[.B$2]" office:value-type="float" office:value="0.177533" calcext:value-type="float">
            <text:p>0.177533</text:p>
          </table:table-cell>
          <table:table-cell table:formula="of:=[.C525]+[.C$2]" office:value-type="float" office:value="0.073471" calcext:value-type="float">
            <text:p>0.073471</text:p>
          </table:table-cell>
          <table:table-cell table:formula="of:=[.D525]+[.D$2]" office:value-type="float" office:value="0.811517" calcext:value-type="float">
            <text:p>0.811517</text:p>
          </table:table-cell>
          <table:table-cell table:style-name="ce1" office:value-type="float" office:value="0.058365" calcext:value-type="float">
            <text:p>0.058365</text:p>
          </table:table-cell>
          <table:table-cell table:style-name="ce1" office:value-type="float" office:value="-0.540436" calcext:value-type="float">
            <text:p>-0.540436</text:p>
          </table:table-cell>
          <table:table-cell table:style-name="ce1" office:value-type="float" office:value="0.839371" calcext:value-type="float">
            <text:p>0.839371</text:p>
          </table:table-cell>
          <table:table-cell table:style-name="ce1" office:value-type="float" office:value="0.535614" calcext:value-type="float">
            <text:p>0.535614</text:p>
          </table:table-cell>
          <table:table-cell table:style-name="ce1" office:value-type="float" office:value="0.033752" calcext:value-type="float">
            <text:p>0.03375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6]+[.B$2]" office:value-type="float" office:value="0.177533" calcext:value-type="float">
            <text:p>0.177533</text:p>
          </table:table-cell>
          <table:table-cell table:formula="of:=[.C526]+[.C$2]" office:value-type="float" office:value="0.071213" calcext:value-type="float">
            <text:p>0.071213</text:p>
          </table:table-cell>
          <table:table-cell table:formula="of:=[.D526]+[.D$2]" office:value-type="float" office:value="0.809992" calcext:value-type="float">
            <text:p>0.809992</text:p>
          </table:table-cell>
          <table:table-cell table:style-name="ce1" office:value-type="float" office:value="0.058365" calcext:value-type="float">
            <text:p>0.058365</text:p>
          </table:table-cell>
          <table:table-cell table:style-name="ce1" office:value-type="float" office:value="-0.540436" calcext:value-type="float">
            <text:p>-0.540436</text:p>
          </table:table-cell>
          <table:table-cell table:style-name="ce1" office:value-type="float" office:value="0.839371" calcext:value-type="float">
            <text:p>0.839371</text:p>
          </table:table-cell>
          <table:table-cell table:style-name="ce1" office:value-type="float" office:value="0.535675" calcext:value-type="float">
            <text:p>0.535675</text:p>
          </table:table-cell>
          <table:table-cell table:style-name="ce1" office:value-type="float" office:value="0.004715" calcext:value-type="float">
            <text:p>0.00471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7]+[.B$2]" office:value-type="float" office:value="0.183408" calcext:value-type="float">
            <text:p>0.183408</text:p>
          </table:table-cell>
          <table:table-cell table:formula="of:=[.C527]+[.C$2]" office:value-type="float" office:value="0.072006" calcext:value-type="float">
            <text:p>0.072006</text:p>
          </table:table-cell>
          <table:table-cell table:formula="of:=[.D527]+[.D$2]" office:value-type="float" office:value="0.809732" calcext:value-type="float">
            <text:p>0.809732</text:p>
          </table:table-cell>
          <table:table-cell table:style-name="ce1" office:value-type="float" office:value="0.177917" calcext:value-type="float">
            <text:p>0.177917</text:p>
          </table:table-cell>
          <table:table-cell table:style-name="ce1" office:value-type="float" office:value="-0.501144" calcext:value-type="float">
            <text:p>-0.501144</text:p>
          </table:table-cell>
          <table:table-cell table:style-name="ce1" office:value-type="float" office:value="0.846878" calcext:value-type="float">
            <text:p>0.846878</text:p>
          </table:table-cell>
          <table:table-cell table:style-name="ce1" office:value-type="float" office:value="0.619736" calcext:value-type="float">
            <text:p>0.619736</text:p>
          </table:table-cell>
          <table:table-cell table:style-name="ce1" office:value-type="float" office:value="0.016739" calcext:value-type="float">
            <text:p>0.01673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8]+[.B$2]" office:value-type="float" office:value="0.182568" calcext:value-type="float">
            <text:p>0.182568</text:p>
          </table:table-cell>
          <table:table-cell table:formula="of:=[.C528]+[.C$2]" office:value-type="float" office:value="0.074265" calcext:value-type="float">
            <text:p>0.074265</text:p>
          </table:table-cell>
          <table:table-cell table:formula="of:=[.D528]+[.D$2]" office:value-type="float" office:value="0.811258" calcext:value-type="float">
            <text:p>0.811258</text:p>
          </table:table-cell>
          <table:table-cell table:style-name="ce1" office:value-type="float" office:value="0.177917" calcext:value-type="float">
            <text:p>0.177917</text:p>
          </table:table-cell>
          <table:table-cell table:style-name="ce1" office:value-type="float" office:value="-0.501144" calcext:value-type="float">
            <text:p>-0.501144</text:p>
          </table:table-cell>
          <table:table-cell table:style-name="ce1" office:value-type="float" office:value="0.846878" calcext:value-type="float">
            <text:p>0.846878</text:p>
          </table:table-cell>
          <table:table-cell table:style-name="ce1" office:value-type="float" office:value="0.607529" calcext:value-type="float">
            <text:p>0.607529</text:p>
          </table:table-cell>
          <table:table-cell table:style-name="ce1" office:value-type="float" office:value="0.045761" calcext:value-type="float">
            <text:p>0.04576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29]+[.B$2]" office:value-type="float" office:value="0.188443" calcext:value-type="float">
            <text:p>0.188443</text:p>
          </table:table-cell>
          <table:table-cell table:formula="of:=[.C529]+[.C$2]" office:value-type="float" office:value="0.073593" calcext:value-type="float">
            <text:p>0.073593</text:p>
          </table:table-cell>
          <table:table-cell table:formula="of:=[.D529]+[.D$2]" office:value-type="float" office:value="0.809213" calcext:value-type="float">
            <text:p>0.809213</text:p>
          </table:table-cell>
          <table:table-cell table:style-name="ce1" office:value-type="float" office:value="0.287659" calcext:value-type="float">
            <text:p>0.287659</text:p>
          </table:table-cell>
          <table:table-cell table:style-name="ce1" office:value-type="float" office:value="-0.457062" calcext:value-type="float">
            <text:p>-0.457062</text:p>
          </table:table-cell>
          <table:table-cell table:style-name="ce1" office:value-type="float" office:value="0.841629" calcext:value-type="float">
            <text:p>0.841629</text:p>
          </table:table-cell>
          <table:table-cell table:style-name="ce1" office:value-type="float" office:value="0.691803" calcext:value-type="float">
            <text:p>0.691803</text:p>
          </table:table-cell>
          <table:table-cell table:style-name="ce1" office:value-type="float" office:value="0.040817" calcext:value-type="float">
            <text:p>0.04081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0]+[.B$2]" office:value-type="float" office:value="0.187589" calcext:value-type="float">
            <text:p>0.187589</text:p>
          </table:table-cell>
          <table:table-cell table:formula="of:=[.C530]+[.C$2]" office:value-type="float" office:value="0.075867" calcext:value-type="float">
            <text:p>0.075867</text:p>
          </table:table-cell>
          <table:table-cell table:formula="of:=[.D530]+[.D$2]" office:value-type="float" office:value="0.810739" calcext:value-type="float">
            <text:p>0.810739</text:p>
          </table:table-cell>
          <table:table-cell table:style-name="ce1" office:value-type="float" office:value="0.287659" calcext:value-type="float">
            <text:p>0.287659</text:p>
          </table:table-cell>
          <table:table-cell table:style-name="ce1" office:value-type="float" office:value="-0.457062" calcext:value-type="float">
            <text:p>-0.457062</text:p>
          </table:table-cell>
          <table:table-cell table:style-name="ce1" office:value-type="float" office:value="0.841629" calcext:value-type="float">
            <text:p>0.841629</text:p>
          </table:table-cell>
          <table:table-cell table:style-name="ce1" office:value-type="float" office:value="0.679428" calcext:value-type="float">
            <text:p>0.679428</text:p>
          </table:table-cell>
          <table:table-cell table:style-name="ce1" office:value-type="float" office:value="0.069778" calcext:value-type="float">
            <text:p>0.06977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1]+[.B$2]" office:value-type="float" office:value="0.193463" calcext:value-type="float">
            <text:p>0.193463</text:p>
          </table:table-cell>
          <table:table-cell table:formula="of:=[.C531]+[.C$2]" office:value-type="float" office:value="0.075989" calcext:value-type="float">
            <text:p>0.075989</text:p>
          </table:table-cell>
          <table:table-cell table:formula="of:=[.D531]+[.D$2]" office:value-type="float" office:value="0.808435" calcext:value-type="float">
            <text:p>0.808435</text:p>
          </table:table-cell>
          <table:table-cell table:style-name="ce1" office:value-type="float" office:value="0.406174" calcext:value-type="float">
            <text:p>0.406174</text:p>
          </table:table-cell>
          <table:table-cell table:style-name="ce1" office:value-type="float" office:value="-0.399704" calcext:value-type="float">
            <text:p>-0.399704</text:p>
          </table:table-cell>
          <table:table-cell table:style-name="ce1" office:value-type="float" office:value="0.821747" calcext:value-type="float">
            <text:p>0.821747</text:p>
          </table:table-cell>
          <table:table-cell table:style-name="ce1" office:value-type="float" office:value="0.76384" calcext:value-type="float">
            <text:p>0.763840</text:p>
          </table:table-cell>
          <table:table-cell table:style-name="ce1" office:value-type="float" office:value="0.07692" calcext:value-type="float">
            <text:p>0.07692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2]+[.B$2]" office:value-type="float" office:value="0.192624" calcext:value-type="float">
            <text:p>0.192624</text:p>
          </table:table-cell>
          <table:table-cell table:formula="of:=[.C532]+[.C$2]" office:value-type="float" office:value="0.078247" calcext:value-type="float">
            <text:p>0.078247</text:p>
          </table:table-cell>
          <table:table-cell table:formula="of:=[.D532]+[.D$2]" office:value-type="float" office:value="0.809961" calcext:value-type="float">
            <text:p>0.809961</text:p>
          </table:table-cell>
          <table:table-cell table:style-name="ce1" office:value-type="float" office:value="0.406174" calcext:value-type="float">
            <text:p>0.406174</text:p>
          </table:table-cell>
          <table:table-cell table:style-name="ce1" office:value-type="float" office:value="-0.399704" calcext:value-type="float">
            <text:p>-0.399704</text:p>
          </table:table-cell>
          <table:table-cell table:style-name="ce1" office:value-type="float" office:value="0.821747" calcext:value-type="float">
            <text:p>0.821747</text:p>
          </table:table-cell>
          <table:table-cell table:style-name="ce1" office:value-type="float" office:value="0.751328" calcext:value-type="float">
            <text:p>0.751328</text:p>
          </table:table-cell>
          <table:table-cell table:style-name="ce1" office:value-type="float" office:value="0.105804" calcext:value-type="float">
            <text:p>0.10580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3]+[.B$2]" office:value-type="float" office:value="0.197659" calcext:value-type="float">
            <text:p>0.197659</text:p>
          </table:table-cell>
          <table:table-cell table:formula="of:=[.C533]+[.C$2]" office:value-type="float" office:value="0.079178" calcext:value-type="float">
            <text:p>0.079178</text:p>
          </table:table-cell>
          <table:table-cell table:formula="of:=[.D533]+[.D$2]" office:value-type="float" office:value="0.807398" calcext:value-type="float">
            <text:p>0.807398</text:p>
          </table:table-cell>
          <table:table-cell table:style-name="ce1" office:value-type="float" office:value="0.508942" calcext:value-type="float">
            <text:p>0.508942</text:p>
          </table:table-cell>
          <table:table-cell table:style-name="ce1" office:value-type="float" office:value="-0.340561" calcext:value-type="float">
            <text:p>-0.340561</text:p>
          </table:table-cell>
          <table:table-cell table:style-name="ce1" office:value-type="float" office:value="0.790573" calcext:value-type="float">
            <text:p>0.790573</text:p>
          </table:table-cell>
          <table:table-cell table:style-name="ce1" office:value-type="float" office:value="0.823883" calcext:value-type="float">
            <text:p>0.823883</text:p>
          </table:table-cell>
          <table:table-cell table:style-name="ce1" office:value-type="float" office:value="0.125092" calcext:value-type="float">
            <text:p>0.12509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4]+[.B$2]" office:value-type="float" office:value="0.19682" calcext:value-type="float">
            <text:p>0.196820</text:p>
          </table:table-cell>
          <table:table-cell table:formula="of:=[.C534]+[.C$2]" office:value-type="float" office:value="0.081436" calcext:value-type="float">
            <text:p>0.081436</text:p>
          </table:table-cell>
          <table:table-cell table:formula="of:=[.D534]+[.D$2]" office:value-type="float" office:value="0.808923" calcext:value-type="float">
            <text:p>0.808923</text:p>
          </table:table-cell>
          <table:table-cell table:style-name="ce1" office:value-type="float" office:value="0.508942" calcext:value-type="float">
            <text:p>0.508942</text:p>
          </table:table-cell>
          <table:table-cell table:style-name="ce1" office:value-type="float" office:value="-0.340561" calcext:value-type="float">
            <text:p>-0.340561</text:p>
          </table:table-cell>
          <table:table-cell table:style-name="ce1" office:value-type="float" office:value="0.790573" calcext:value-type="float">
            <text:p>0.790573</text:p>
          </table:table-cell>
          <table:table-cell table:style-name="ce1" office:value-type="float" office:value="0.811249" calcext:value-type="float">
            <text:p>0.811249</text:p>
          </table:table-cell>
          <table:table-cell table:style-name="ce1" office:value-type="float" office:value="0.15387" calcext:value-type="float">
            <text:p>0.15387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5]+[.B$2]" office:value-type="float" office:value="0.201016" calcext:value-type="float">
            <text:p>0.201016</text:p>
          </table:table-cell>
          <table:table-cell table:formula="of:=[.C535]+[.C$2]" office:value-type="float" office:value="0.082367" calcext:value-type="float">
            <text:p>0.082367</text:p>
          </table:table-cell>
          <table:table-cell table:formula="of:=[.D535]+[.D$2]" office:value-type="float" office:value="0.80636" calcext:value-type="float">
            <text:p>0.806360</text:p>
          </table:table-cell>
          <table:table-cell table:style-name="ce1" office:value-type="float" office:value="0.568298" calcext:value-type="float">
            <text:p>0.568298</text:p>
          </table:table-cell>
          <table:table-cell table:style-name="ce1" office:value-type="float" office:value="-0.284271" calcext:value-type="float">
            <text:p>-0.284271</text:p>
          </table:table-cell>
          <table:table-cell table:style-name="ce1" office:value-type="float" office:value="0.772156" calcext:value-type="float">
            <text:p>0.772156</text:p>
          </table:table-cell>
          <table:table-cell table:style-name="ce1" office:value-type="float" office:value="0.871918" calcext:value-type="float">
            <text:p>0.871918</text:p>
          </table:table-cell>
          <table:table-cell table:style-name="ce1" office:value-type="float" office:value="0.173233" calcext:value-type="float">
            <text:p>0.17323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6]+[.B$2]" office:value-type="float" office:value="0.199323" calcext:value-type="float">
            <text:p>0.199323</text:p>
          </table:table-cell>
          <table:table-cell table:formula="of:=[.C536]+[.C$2]" office:value-type="float" office:value="0.083832" calcext:value-type="float">
            <text:p>0.083832</text:p>
          </table:table-cell>
          <table:table-cell table:formula="of:=[.D536]+[.D$2]" office:value-type="float" office:value="0.808145" calcext:value-type="float">
            <text:p>0.808145</text:p>
          </table:table-cell>
          <table:table-cell table:style-name="ce1" office:value-type="float" office:value="0.568298" calcext:value-type="float">
            <text:p>0.568298</text:p>
          </table:table-cell>
          <table:table-cell table:style-name="ce1" office:value-type="float" office:value="-0.284271" calcext:value-type="float">
            <text:p>-0.284271</text:p>
          </table:table-cell>
          <table:table-cell table:style-name="ce1" office:value-type="float" office:value="0.772156" calcext:value-type="float">
            <text:p>0.772156</text:p>
          </table:table-cell>
          <table:table-cell table:style-name="ce1" office:value-type="float" office:value="0.847183" calcext:value-type="float">
            <text:p>0.847183</text:p>
          </table:table-cell>
          <table:table-cell table:style-name="ce1" office:value-type="float" office:value="0.189896" calcext:value-type="float">
            <text:p>0.1898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7]+[.B$2]" office:value-type="float" office:value="0.204358" calcext:value-type="float">
            <text:p>0.204358</text:p>
          </table:table-cell>
          <table:table-cell table:formula="of:=[.C537]+[.C$2]" office:value-type="float" office:value="0.086349" calcext:value-type="float">
            <text:p>0.086349</text:p>
          </table:table-cell>
          <table:table-cell table:formula="of:=[.D537]+[.D$2]" office:value-type="float" office:value="0.805063" calcext:value-type="float">
            <text:p>0.805063</text:p>
          </table:table-cell>
          <table:table-cell table:style-name="ce1" office:value-type="float" office:value="0.634171" calcext:value-type="float">
            <text:p>0.634171</text:p>
          </table:table-cell>
          <table:table-cell table:style-name="ce1" office:value-type="float" office:value="-0.183014" calcext:value-type="float">
            <text:p>-0.183014</text:p>
          </table:table-cell>
          <table:table-cell table:style-name="ce1" office:value-type="float" office:value="0.751221" calcext:value-type="float">
            <text:p>0.751221</text:p>
          </table:table-cell>
          <table:table-cell table:style-name="ce1" office:value-type="float" office:value="0.919952" calcext:value-type="float">
            <text:p>0.919952</text:p>
          </table:table-cell>
          <table:table-cell table:style-name="ce1" office:value-type="float" office:value="0.233414" calcext:value-type="float">
            <text:p>0.23341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8]+[.B$2]" office:value-type="float" office:value="0.202679" calcext:value-type="float">
            <text:p>0.202679</text:p>
          </table:table-cell>
          <table:table-cell table:formula="of:=[.C538]+[.C$2]" office:value-type="float" office:value="0.087814" calcext:value-type="float">
            <text:p>0.087814</text:p>
          </table:table-cell>
          <table:table-cell table:formula="of:=[.D538]+[.D$2]" office:value-type="float" office:value="0.806848" calcext:value-type="float">
            <text:p>0.806848</text:p>
          </table:table-cell>
          <table:table-cell table:style-name="ce1" office:value-type="float" office:value="0.634171" calcext:value-type="float">
            <text:p>0.634171</text:p>
          </table:table-cell>
          <table:table-cell table:style-name="ce1" office:value-type="float" office:value="-0.183014" calcext:value-type="float">
            <text:p>-0.183014</text:p>
          </table:table-cell>
          <table:table-cell table:style-name="ce1" office:value-type="float" office:value="0.751221" calcext:value-type="float">
            <text:p>0.751221</text:p>
          </table:table-cell>
          <table:table-cell table:style-name="ce1" office:value-type="float" office:value="0.895126" calcext:value-type="float">
            <text:p>0.895126</text:p>
          </table:table-cell>
          <table:table-cell table:style-name="ce1" office:value-type="float" office:value="0.249954" calcext:value-type="float">
            <text:p>0.24995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39]+[.B$2]" office:value-type="float" office:value="0.206876" calcext:value-type="float">
            <text:p>0.206876</text:p>
          </table:table-cell>
          <table:table-cell table:formula="of:=[.C539]+[.C$2]" office:value-type="float" office:value="0.091141" calcext:value-type="float">
            <text:p>0.091141</text:p>
          </table:table-cell>
          <table:table-cell table:formula="of:=[.D539]+[.D$2]" office:value-type="float" office:value="0.803522" calcext:value-type="float">
            <text:p>0.803522</text:p>
          </table:table-cell>
          <table:table-cell table:style-name="ce1" office:value-type="float" office:value="0.694717" calcext:value-type="float">
            <text:p>0.694717</text:p>
          </table:table-cell>
          <table:table-cell table:style-name="ce1" office:value-type="float" office:value="-0.06987" calcext:value-type="float">
            <text:p>-0.069870</text:p>
          </table:table-cell>
          <table:table-cell table:style-name="ce1" office:value-type="float" office:value="0.715881" calcext:value-type="float">
            <text:p>0.715881</text:p>
          </table:table-cell>
          <table:table-cell table:style-name="ce1" office:value-type="float" office:value="0.955978" calcext:value-type="float">
            <text:p>0.955978</text:p>
          </table:table-cell>
          <table:table-cell table:style-name="ce1" office:value-type="float" office:value="0.305634" calcext:value-type="float">
            <text:p>0.30563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0]+[.B$2]" office:value-type="float" office:value="0.205197" calcext:value-type="float">
            <text:p>0.205197</text:p>
          </table:table-cell>
          <table:table-cell table:formula="of:=[.C540]+[.C$2]" office:value-type="float" office:value="0.092606" calcext:value-type="float">
            <text:p>0.092606</text:p>
          </table:table-cell>
          <table:table-cell table:formula="of:=[.D540]+[.D$2]" office:value-type="float" office:value="0.805292" calcext:value-type="float">
            <text:p>0.805292</text:p>
          </table:table-cell>
          <table:table-cell table:style-name="ce1" office:value-type="float" office:value="0.694717" calcext:value-type="float">
            <text:p>0.694717</text:p>
          </table:table-cell>
          <table:table-cell table:style-name="ce1" office:value-type="float" office:value="-0.06987" calcext:value-type="float">
            <text:p>-0.069870</text:p>
          </table:table-cell>
          <table:table-cell table:style-name="ce1" office:value-type="float" office:value="0.715881" calcext:value-type="float">
            <text:p>0.715881</text:p>
          </table:table-cell>
          <table:table-cell table:style-name="ce1" office:value-type="float" office:value="0.931076" calcext:value-type="float">
            <text:p>0.931076</text:p>
          </table:table-cell>
          <table:table-cell table:style-name="ce1" office:value-type="float" office:value="0.322037" calcext:value-type="float">
            <text:p>0.32203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1]+[.B$2]" office:value-type="float" office:value="0.206876" calcext:value-type="float">
            <text:p>0.206876</text:p>
          </table:table-cell>
          <table:table-cell table:formula="of:=[.C541]+[.C$2]" office:value-type="float" office:value="0.097382" calcext:value-type="float">
            <text:p>0.097382</text:p>
          </table:table-cell>
          <table:table-cell table:formula="of:=[.D541]+[.D$2]" office:value-type="float" office:value="0.803735" calcext:value-type="float">
            <text:p>0.803735</text:p>
          </table:table-cell>
          <table:table-cell table:style-name="ce1" office:value-type="float" office:value="0.749863" calcext:value-type="float">
            <text:p>0.749863</text:p>
          </table:table-cell>
          <table:table-cell table:style-name="ce1" office:value-type="float" office:value="0.025742" calcext:value-type="float">
            <text:p>0.025742</text:p>
          </table:table-cell>
          <table:table-cell table:style-name="ce1" office:value-type="float" office:value="0.661087" calcext:value-type="float">
            <text:p>0.661087</text:p>
          </table:table-cell>
          <table:table-cell table:style-name="ce1" office:value-type="float" office:value="0.955048" calcext:value-type="float">
            <text:p>0.955048</text:p>
          </table:table-cell>
          <table:table-cell table:style-name="ce1" office:value-type="float" office:value="0.394089" calcext:value-type="float">
            <text:p>0.39408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2]+[.B$2]" office:value-type="float" office:value="0.208554" calcext:value-type="float">
            <text:p>0.208554</text:p>
          </table:table-cell>
          <table:table-cell table:formula="of:=[.C542]+[.C$2]" office:value-type="float" office:value="0.095917" calcext:value-type="float">
            <text:p>0.095917</text:p>
          </table:table-cell>
          <table:table-cell table:formula="of:=[.D542]+[.D$2]" office:value-type="float" office:value="0.801965" calcext:value-type="float">
            <text:p>0.801965</text:p>
          </table:table-cell>
          <table:table-cell table:style-name="ce1" office:value-type="float" office:value="0.749863" calcext:value-type="float">
            <text:p>0.749863</text:p>
          </table:table-cell>
          <table:table-cell table:style-name="ce1" office:value-type="float" office:value="0.025742" calcext:value-type="float">
            <text:p>0.025742</text:p>
          </table:table-cell>
          <table:table-cell table:style-name="ce1" office:value-type="float" office:value="0.661087" calcext:value-type="float">
            <text:p>0.661087</text:p>
          </table:table-cell>
          <table:table-cell table:style-name="ce1" office:value-type="float" office:value="0.980011" calcext:value-type="float">
            <text:p>0.980011</text:p>
          </table:table-cell>
          <table:table-cell table:style-name="ce1" office:value-type="float" office:value="0.377838" calcext:value-type="float">
            <text:p>0.37783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3]+[.B$2]" office:value-type="float" office:value="0.207715" calcext:value-type="float">
            <text:p>0.207715</text:p>
          </table:table-cell>
          <table:table-cell table:formula="of:=[.C543]+[.C$2]" office:value-type="float" office:value="0.102173" calcext:value-type="float">
            <text:p>0.102173</text:p>
          </table:table-cell>
          <table:table-cell table:formula="of:=[.D543]+[.D$2]" office:value-type="float" office:value="0.802179" calcext:value-type="float">
            <text:p>0.802179</text:p>
          </table:table-cell>
          <table:table-cell table:style-name="ce1" office:value-type="float" office:value="0.784637" calcext:value-type="float">
            <text:p>0.784637</text:p>
          </table:table-cell>
          <table:table-cell table:style-name="ce1" office:value-type="float" office:value="0.133438" calcext:value-type="float">
            <text:p>0.133438</text:p>
          </table:table-cell>
          <table:table-cell table:style-name="ce1" office:value-type="float" office:value="0.605438" calcext:value-type="float">
            <text:p>0.605438</text:p>
          </table:table-cell>
          <table:table-cell table:style-name="ce1" office:value-type="float" office:value="0.967056" calcext:value-type="float">
            <text:p>0.967056</text:p>
          </table:table-cell>
          <table:table-cell table:style-name="ce1" office:value-type="float" office:value="0.466156" calcext:value-type="float">
            <text:p>0.46615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4]+[.B$2]" office:value-type="float" office:value="0.209393" calcext:value-type="float">
            <text:p>0.209393</text:p>
          </table:table-cell>
          <table:table-cell table:formula="of:=[.C544]+[.C$2]" office:value-type="float" office:value="0.101501" calcext:value-type="float">
            <text:p>0.101501</text:p>
          </table:table-cell>
          <table:table-cell table:formula="of:=[.D544]+[.D$2]" office:value-type="float" office:value="0.80015" calcext:value-type="float">
            <text:p>0.800150</text:p>
          </table:table-cell>
          <table:table-cell table:style-name="ce1" office:value-type="float" office:value="0.784637" calcext:value-type="float">
            <text:p>0.784637</text:p>
          </table:table-cell>
          <table:table-cell table:style-name="ce1" office:value-type="float" office:value="0.133438" calcext:value-type="float">
            <text:p>0.133438</text:p>
          </table:table-cell>
          <table:table-cell table:style-name="ce1" office:value-type="float" office:value="0.605438" calcext:value-type="float">
            <text:p>0.605438</text:p>
          </table:table-cell>
          <table:table-cell table:style-name="ce1" office:value-type="float" office:value="0.99202" calcext:value-type="float">
            <text:p>0.992020</text:p>
          </table:table-cell>
          <table:table-cell table:style-name="ce1" office:value-type="float" office:value="0.462097" calcext:value-type="float">
            <text:p>0.46209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5]+[.B$2]" office:value-type="float" office:value="0.207715" calcext:value-type="float">
            <text:p>0.207715</text:p>
          </table:table-cell>
          <table:table-cell table:formula="of:=[.C545]+[.C$2]" office:value-type="float" office:value="0.106949" calcext:value-type="float">
            <text:p>0.106949</text:p>
          </table:table-cell>
          <table:table-cell table:formula="of:=[.D545]+[.D$2]" office:value-type="float" office:value="0.800638" calcext:value-type="float">
            <text:p>0.800638</text:p>
          </table:table-cell>
          <table:table-cell table:style-name="ce1" office:value-type="float" office:value="0.773468" calcext:value-type="float">
            <text:p>0.773468</text:p>
          </table:table-cell>
          <table:table-cell table:style-name="ce1" office:value-type="float" office:value="0.25061" calcext:value-type="float">
            <text:p>0.250610</text:p>
          </table:table-cell>
          <table:table-cell table:style-name="ce1" office:value-type="float" office:value="0.582184" calcext:value-type="float">
            <text:p>0.582184</text:p>
          </table:table-cell>
          <table:table-cell table:style-name="ce1" office:value-type="float" office:value="0.967056" calcext:value-type="float">
            <text:p>0.967056</text:p>
          </table:table-cell>
          <table:table-cell table:style-name="ce1" office:value-type="float" office:value="0.538239" calcext:value-type="float">
            <text:p>0.53823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6]+[.B$2]" office:value-type="float" office:value="0.209393" calcext:value-type="float">
            <text:p>0.209393</text:p>
          </table:table-cell>
          <table:table-cell table:formula="of:=[.C546]+[.C$2]" office:value-type="float" office:value="0.106293" calcext:value-type="float">
            <text:p>0.106293</text:p>
          </table:table-cell>
          <table:table-cell table:formula="of:=[.D546]+[.D$2]" office:value-type="float" office:value="0.798593" calcext:value-type="float">
            <text:p>0.798593</text:p>
          </table:table-cell>
          <table:table-cell table:style-name="ce1" office:value-type="float" office:value="0.773468" calcext:value-type="float">
            <text:p>0.773468</text:p>
          </table:table-cell>
          <table:table-cell table:style-name="ce1" office:value-type="float" office:value="0.25061" calcext:value-type="float">
            <text:p>0.250610</text:p>
          </table:table-cell>
          <table:table-cell table:style-name="ce1" office:value-type="float" office:value="0.582184" calcext:value-type="float">
            <text:p>0.582184</text:p>
          </table:table-cell>
          <table:table-cell table:style-name="ce1" office:value-type="float" office:value="0.99202" calcext:value-type="float">
            <text:p>0.992020</text:p>
          </table:table-cell>
          <table:table-cell table:style-name="ce1" office:value-type="float" office:value="0.534332" calcext:value-type="float">
            <text:p>0.53433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7]+[.B$2]" office:value-type="float" office:value="0.206876" calcext:value-type="float">
            <text:p>0.206876</text:p>
          </table:table-cell>
          <table:table-cell table:formula="of:=[.C547]+[.C$2]" office:value-type="float" office:value="0.11174" calcext:value-type="float">
            <text:p>0.111740</text:p>
          </table:table-cell>
          <table:table-cell table:formula="of:=[.D547]+[.D$2]" office:value-type="float" office:value="0.799082" calcext:value-type="float">
            <text:p>0.799082</text:p>
          </table:table-cell>
          <table:table-cell table:style-name="ce1" office:value-type="float" office:value="0.738434" calcext:value-type="float">
            <text:p>0.738434</text:p>
          </table:table-cell>
          <table:table-cell table:style-name="ce1" office:value-type="float" office:value="0.370285" calcext:value-type="float">
            <text:p>0.370285</text:p>
          </table:table-cell>
          <table:table-cell table:style-name="ce1" office:value-type="float" office:value="0.563553" calcext:value-type="float">
            <text:p>0.563553</text:p>
          </table:table-cell>
          <table:table-cell table:style-name="ce1" office:value-type="float" office:value="0.955048" calcext:value-type="float">
            <text:p>0.955048</text:p>
          </table:table-cell>
          <table:table-cell table:style-name="ce1" office:value-type="float" office:value="0.610306" calcext:value-type="float">
            <text:p>0.61030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8]+[.B$2]" office:value-type="float" office:value="0.208554" calcext:value-type="float">
            <text:p>0.208554</text:p>
          </table:table-cell>
          <table:table-cell table:formula="of:=[.C548]+[.C$2]" office:value-type="float" office:value="0.111877" calcext:value-type="float">
            <text:p>0.111877</text:p>
          </table:table-cell>
          <table:table-cell table:formula="of:=[.D548]+[.D$2]" office:value-type="float" office:value="0.796777" calcext:value-type="float">
            <text:p>0.796777</text:p>
          </table:table-cell>
          <table:table-cell table:style-name="ce1" office:value-type="float" office:value="0.738434" calcext:value-type="float">
            <text:p>0.738434</text:p>
          </table:table-cell>
          <table:table-cell table:style-name="ce1" office:value-type="float" office:value="0.370285" calcext:value-type="float">
            <text:p>0.370285</text:p>
          </table:table-cell>
          <table:table-cell table:style-name="ce1" office:value-type="float" office:value="0.563553" calcext:value-type="float">
            <text:p>0.563553</text:p>
          </table:table-cell>
          <table:table-cell table:style-name="ce1" office:value-type="float" office:value="0.980011" calcext:value-type="float">
            <text:p>0.980011</text:p>
          </table:table-cell>
          <table:table-cell table:style-name="ce1" office:value-type="float" office:value="0.618591" calcext:value-type="float">
            <text:p>0.61859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49]+[.B$2]" office:value-type="float" office:value="0.206876" calcext:value-type="float">
            <text:p>0.206876</text:p>
          </table:table-cell>
          <table:table-cell table:formula="of:=[.C549]+[.C$2]" office:value-type="float" office:value="0.116653" calcext:value-type="float">
            <text:p>0.116653</text:p>
          </table:table-cell>
          <table:table-cell table:formula="of:=[.D549]+[.D$2]" office:value-type="float" office:value="0.795221" calcext:value-type="float">
            <text:p>0.795221</text:p>
          </table:table-cell>
          <table:table-cell table:style-name="ce1" office:value-type="float" office:value="0.694824" calcext:value-type="float">
            <text:p>0.694824</text:p>
          </table:table-cell>
          <table:table-cell table:style-name="ce1" office:value-type="float" office:value="0.47731" calcext:value-type="float">
            <text:p>0.477310</text:p>
          </table:table-cell>
          <table:table-cell table:style-name="ce1" office:value-type="float" office:value="0.537949" calcext:value-type="float">
            <text:p>0.537949</text:p>
          </table:table-cell>
          <table:table-cell table:style-name="ce1" office:value-type="float" office:value="0.955978" calcext:value-type="float">
            <text:p>0.955978</text:p>
          </table:table-cell>
          <table:table-cell table:style-name="ce1" office:value-type="float" office:value="0.690796" calcext:value-type="float">
            <text:p>0.6907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0]+[.B$2]" office:value-type="float" office:value="0.205197" calcext:value-type="float">
            <text:p>0.205197</text:p>
          </table:table-cell>
          <table:table-cell table:formula="of:=[.C550]+[.C$2]" office:value-type="float" office:value="0.116516" calcext:value-type="float">
            <text:p>0.116516</text:p>
          </table:table-cell>
          <table:table-cell table:formula="of:=[.D550]+[.D$2]" office:value-type="float" office:value="0.797525" calcext:value-type="float">
            <text:p>0.797525</text:p>
          </table:table-cell>
          <table:table-cell table:style-name="ce1" office:value-type="float" office:value="0.694824" calcext:value-type="float">
            <text:p>0.694824</text:p>
          </table:table-cell>
          <table:table-cell table:style-name="ce1" office:value-type="float" office:value="0.47731" calcext:value-type="float">
            <text:p>0.477310</text:p>
          </table:table-cell>
          <table:table-cell table:style-name="ce1" office:value-type="float" office:value="0.537949" calcext:value-type="float">
            <text:p>0.537949</text:p>
          </table:table-cell>
          <table:table-cell table:style-name="ce1" office:value-type="float" office:value="0.931076" calcext:value-type="float">
            <text:p>0.931076</text:p>
          </table:table-cell>
          <table:table-cell table:style-name="ce1" office:value-type="float" office:value="0.682373" calcext:value-type="float">
            <text:p>0.68237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1]+[.B$2]" office:value-type="float" office:value="0.204358" calcext:value-type="float">
            <text:p>0.204358</text:p>
          </table:table-cell>
          <table:table-cell table:formula="of:=[.C551]+[.C$2]" office:value-type="float" office:value="0.121445" calcext:value-type="float">
            <text:p>0.121445</text:p>
          </table:table-cell>
          <table:table-cell table:formula="of:=[.D551]+[.D$2]" office:value-type="float" office:value="0.793665" calcext:value-type="float">
            <text:p>0.793665</text:p>
          </table:table-cell>
          <table:table-cell table:style-name="ce1" office:value-type="float" office:value="0.634109" calcext:value-type="float">
            <text:p>0.634109</text:p>
          </table:table-cell>
          <table:table-cell table:style-name="ce1" office:value-type="float" office:value="0.589615" calcext:value-type="float">
            <text:p>0.589615</text:p>
          </table:table-cell>
          <table:table-cell table:style-name="ce1" office:value-type="float" office:value="0.500275" calcext:value-type="float">
            <text:p>0.500275</text:p>
          </table:table-cell>
          <table:table-cell table:style-name="ce1" office:value-type="float" office:value="0.919952" calcext:value-type="float">
            <text:p>0.919952</text:p>
          </table:table-cell>
          <table:table-cell table:style-name="ce1" office:value-type="float" office:value="0.763016" calcext:value-type="float">
            <text:p>0.76301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2]+[.B$2]" office:value-type="float" office:value="0.202679" calcext:value-type="float">
            <text:p>0.202679</text:p>
          </table:table-cell>
          <table:table-cell table:formula="of:=[.C552]+[.C$2]" office:value-type="float" office:value="0.121307" calcext:value-type="float">
            <text:p>0.121307</text:p>
          </table:table-cell>
          <table:table-cell table:formula="of:=[.D552]+[.D$2]" office:value-type="float" office:value="0.795969" calcext:value-type="float">
            <text:p>0.795969</text:p>
          </table:table-cell>
          <table:table-cell table:style-name="ce1" office:value-type="float" office:value="0.634109" calcext:value-type="float">
            <text:p>0.634109</text:p>
          </table:table-cell>
          <table:table-cell table:style-name="ce1" office:value-type="float" office:value="0.589615" calcext:value-type="float">
            <text:p>0.589615</text:p>
          </table:table-cell>
          <table:table-cell table:style-name="ce1" office:value-type="float" office:value="0.500275" calcext:value-type="float">
            <text:p>0.500275</text:p>
          </table:table-cell>
          <table:table-cell table:style-name="ce1" office:value-type="float" office:value="0.895126" calcext:value-type="float">
            <text:p>0.895126</text:p>
          </table:table-cell>
          <table:table-cell table:style-name="ce1" office:value-type="float" office:value="0.75444" calcext:value-type="float">
            <text:p>0.75444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3]+[.B$2]" office:value-type="float" office:value="0.199323" calcext:value-type="float">
            <text:p>0.199323</text:p>
          </table:table-cell>
          <table:table-cell table:formula="of:=[.C553]+[.C$2]" office:value-type="float" office:value="0.12529" calcext:value-type="float">
            <text:p>0.125290</text:p>
          </table:table-cell>
          <table:table-cell table:formula="of:=[.D553]+[.D$2]" office:value-type="float" office:value="0.794672" calcext:value-type="float">
            <text:p>0.794672</text:p>
          </table:table-cell>
          <table:table-cell table:style-name="ce1" office:value-type="float" office:value="0.568222" calcext:value-type="float">
            <text:p>0.568222</text:p>
          </table:table-cell>
          <table:table-cell table:style-name="ce1" office:value-type="float" office:value="0.683853" calcext:value-type="float">
            <text:p>0.683853</text:p>
          </table:table-cell>
          <table:table-cell table:style-name="ce1" office:value-type="float" office:value="0.457672" calcext:value-type="float">
            <text:p>0.457672</text:p>
          </table:table-cell>
          <table:table-cell table:style-name="ce1" office:value-type="float" office:value="0.847183" calcext:value-type="float">
            <text:p>0.847183</text:p>
          </table:table-cell>
          <table:table-cell table:style-name="ce1" office:value-type="float" office:value="0.814514" calcext:value-type="float">
            <text:p>0.81451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4]+[.B$2]" office:value-type="float" office:value="0.201016" calcext:value-type="float">
            <text:p>0.201016</text:p>
          </table:table-cell>
          <table:table-cell table:formula="of:=[.C554]+[.C$2]" office:value-type="float" office:value="0.125427" calcext:value-type="float">
            <text:p>0.125427</text:p>
          </table:table-cell>
          <table:table-cell table:formula="of:=[.D554]+[.D$2]" office:value-type="float" office:value="0.792383" calcext:value-type="float">
            <text:p>0.792383</text:p>
          </table:table-cell>
          <table:table-cell table:style-name="ce1" office:value-type="float" office:value="0.568222" calcext:value-type="float">
            <text:p>0.568222</text:p>
          </table:table-cell>
          <table:table-cell table:style-name="ce1" office:value-type="float" office:value="0.683853" calcext:value-type="float">
            <text:p>0.683853</text:p>
          </table:table-cell>
          <table:table-cell table:style-name="ce1" office:value-type="float" office:value="0.457672" calcext:value-type="float">
            <text:p>0.457672</text:p>
          </table:table-cell>
          <table:table-cell table:style-name="ce1" office:value-type="float" office:value="0.871918" calcext:value-type="float">
            <text:p>0.871918</text:p>
          </table:table-cell>
          <table:table-cell table:style-name="ce1" office:value-type="float" office:value="0.823212" calcext:value-type="float">
            <text:p>0.8232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5]+[.B$2]" office:value-type="float" office:value="0.19682" calcext:value-type="float">
            <text:p>0.196820</text:p>
          </table:table-cell>
          <table:table-cell table:formula="of:=[.C555]+[.C$2]" office:value-type="float" office:value="0.127686" calcext:value-type="float">
            <text:p>0.127686</text:p>
          </table:table-cell>
          <table:table-cell table:formula="of:=[.D555]+[.D$2]" office:value-type="float" office:value="0.793894" calcext:value-type="float">
            <text:p>0.793894</text:p>
          </table:table-cell>
          <table:table-cell table:style-name="ce1" office:value-type="float" office:value="0.509003" calcext:value-type="float">
            <text:p>0.509003</text:p>
          </table:table-cell>
          <table:table-cell table:style-name="ce1" office:value-type="float" office:value="0.740311" calcext:value-type="float">
            <text:p>0.740311</text:p>
          </table:table-cell>
          <table:table-cell table:style-name="ce1" office:value-type="float" office:value="0.439163" calcext:value-type="float">
            <text:p>0.439163</text:p>
          </table:table-cell>
          <table:table-cell table:style-name="ce1" office:value-type="float" office:value="0.811249" calcext:value-type="float">
            <text:p>0.811249</text:p>
          </table:table-cell>
          <table:table-cell table:style-name="ce1" office:value-type="float" office:value="0.850525" calcext:value-type="float">
            <text:p>0.85052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6]+[.B$2]" office:value-type="float" office:value="0.197659" calcext:value-type="float">
            <text:p>0.197659</text:p>
          </table:table-cell>
          <table:table-cell table:formula="of:=[.C556]+[.C$2]" office:value-type="float" office:value="0.128616" calcext:value-type="float">
            <text:p>0.128616</text:p>
          </table:table-cell>
          <table:table-cell table:formula="of:=[.D556]+[.D$2]" office:value-type="float" office:value="0.791345" calcext:value-type="float">
            <text:p>0.791345</text:p>
          </table:table-cell>
          <table:table-cell table:style-name="ce1" office:value-type="float" office:value="0.509003" calcext:value-type="float">
            <text:p>0.509003</text:p>
          </table:table-cell>
          <table:table-cell table:style-name="ce1" office:value-type="float" office:value="0.740311" calcext:value-type="float">
            <text:p>0.740311</text:p>
          </table:table-cell>
          <table:table-cell table:style-name="ce1" office:value-type="float" office:value="0.439163" calcext:value-type="float">
            <text:p>0.439163</text:p>
          </table:table-cell>
          <table:table-cell table:style-name="ce1" office:value-type="float" office:value="0.823883" calcext:value-type="float">
            <text:p>0.823883</text:p>
          </table:table-cell>
          <table:table-cell table:style-name="ce1" office:value-type="float" office:value="0.871353" calcext:value-type="float">
            <text:p>0.87135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7]+[.B$2]" office:value-type="float" office:value="0.192624" calcext:value-type="float">
            <text:p>0.192624</text:p>
          </table:table-cell>
          <table:table-cell table:formula="of:=[.C557]+[.C$2]" office:value-type="float" office:value="0.130859" calcext:value-type="float">
            <text:p>0.130859</text:p>
          </table:table-cell>
          <table:table-cell table:formula="of:=[.D557]+[.D$2]" office:value-type="float" office:value="0.792856" calcext:value-type="float">
            <text:p>0.792856</text:p>
          </table:table-cell>
          <table:table-cell table:style-name="ce1" office:value-type="float" office:value="0.406281" calcext:value-type="float">
            <text:p>0.406281</text:p>
          </table:table-cell>
          <table:table-cell table:style-name="ce1" office:value-type="float" office:value="0.806396" calcext:value-type="float">
            <text:p>0.806396</text:p>
          </table:table-cell>
          <table:table-cell table:style-name="ce1" office:value-type="float" office:value="0.429733" calcext:value-type="float">
            <text:p>0.429733</text:p>
          </table:table-cell>
          <table:table-cell table:style-name="ce1" office:value-type="float" office:value="0.751328" calcext:value-type="float">
            <text:p>0.751328</text:p>
          </table:table-cell>
          <table:table-cell table:style-name="ce1" office:value-type="float" office:value="0.89859" calcext:value-type="float">
            <text:p>0.89859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8]+[.B$2]" office:value-type="float" office:value="0.193463" calcext:value-type="float">
            <text:p>0.193463</text:p>
          </table:table-cell>
          <table:table-cell table:formula="of:=[.C558]+[.C$2]" office:value-type="float" office:value="0.131805" calcext:value-type="float">
            <text:p>0.131805</text:p>
          </table:table-cell>
          <table:table-cell table:formula="of:=[.D558]+[.D$2]" office:value-type="float" office:value="0.790308" calcext:value-type="float">
            <text:p>0.790308</text:p>
          </table:table-cell>
          <table:table-cell table:style-name="ce1" office:value-type="float" office:value="0.406281" calcext:value-type="float">
            <text:p>0.406281</text:p>
          </table:table-cell>
          <table:table-cell table:style-name="ce1" office:value-type="float" office:value="0.806396" calcext:value-type="float">
            <text:p>0.806396</text:p>
          </table:table-cell>
          <table:table-cell table:style-name="ce1" office:value-type="float" office:value="0.429733" calcext:value-type="float">
            <text:p>0.429733</text:p>
          </table:table-cell>
          <table:table-cell table:style-name="ce1" office:value-type="float" office:value="0.76384" calcext:value-type="float">
            <text:p>0.763840</text:p>
          </table:table-cell>
          <table:table-cell table:style-name="ce1" office:value-type="float" office:value="0.91951" calcext:value-type="float">
            <text:p>0.91951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59]+[.B$2]" office:value-type="float" office:value="0.187589" calcext:value-type="float">
            <text:p>0.187589</text:p>
          </table:table-cell>
          <table:table-cell table:formula="of:=[.C559]+[.C$2]" office:value-type="float" office:value="0.133255" calcext:value-type="float">
            <text:p>0.133255</text:p>
          </table:table-cell>
          <table:table-cell table:formula="of:=[.D559]+[.D$2]" office:value-type="float" office:value="0.792078" calcext:value-type="float">
            <text:p>0.792078</text:p>
          </table:table-cell>
          <table:table-cell table:style-name="ce1" office:value-type="float" office:value="0.28772" calcext:value-type="float">
            <text:p>0.287720</text:p>
          </table:table-cell>
          <table:table-cell table:style-name="ce1" office:value-type="float" office:value="0.864532" calcext:value-type="float">
            <text:p>0.864532</text:p>
          </table:table-cell>
          <table:table-cell table:style-name="ce1" office:value-type="float" office:value="0.412079" calcext:value-type="float">
            <text:p>0.412079</text:p>
          </table:table-cell>
          <table:table-cell table:style-name="ce1" office:value-type="float" office:value="0.679428" calcext:value-type="float">
            <text:p>0.679428</text:p>
          </table:table-cell>
          <table:table-cell table:style-name="ce1" office:value-type="float" office:value="0.934616" calcext:value-type="float">
            <text:p>0.93461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0]+[.B$2]" office:value-type="float" office:value="0.188443" calcext:value-type="float">
            <text:p>0.188443</text:p>
          </table:table-cell>
          <table:table-cell table:formula="of:=[.C560]+[.C$2]" office:value-type="float" office:value="0.134201" calcext:value-type="float">
            <text:p>0.134201</text:p>
          </table:table-cell>
          <table:table-cell table:formula="of:=[.D560]+[.D$2]" office:value-type="float" office:value="0.78953" calcext:value-type="float">
            <text:p>0.789530</text:p>
          </table:table-cell>
          <table:table-cell table:style-name="ce1" office:value-type="float" office:value="0.28772" calcext:value-type="float">
            <text:p>0.287720</text:p>
          </table:table-cell>
          <table:table-cell table:style-name="ce1" office:value-type="float" office:value="0.864532" calcext:value-type="float">
            <text:p>0.864532</text:p>
          </table:table-cell>
          <table:table-cell table:style-name="ce1" office:value-type="float" office:value="0.412079" calcext:value-type="float">
            <text:p>0.412079</text:p>
          </table:table-cell>
          <table:table-cell table:style-name="ce1" office:value-type="float" office:value="0.691803" calcext:value-type="float">
            <text:p>0.691803</text:p>
          </table:table-cell>
          <table:table-cell table:style-name="ce1" office:value-type="float" office:value="0.955612" calcext:value-type="float">
            <text:p>0.9556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1]+[.B$2]" office:value-type="float" office:value="0.182568" calcext:value-type="float">
            <text:p>0.182568</text:p>
          </table:table-cell>
          <table:table-cell table:formula="of:=[.C561]+[.C$2]" office:value-type="float" office:value="0.134857" calcext:value-type="float">
            <text:p>0.134857</text:p>
          </table:table-cell>
          <table:table-cell table:formula="of:=[.D561]+[.D$2]" office:value-type="float" office:value="0.791559" calcext:value-type="float">
            <text:p>0.791559</text:p>
          </table:table-cell>
          <table:table-cell table:style-name="ce1" office:value-type="float" office:value="0.179794" calcext:value-type="float">
            <text:p>0.179794</text:p>
          </table:table-cell>
          <table:table-cell table:style-name="ce1" office:value-type="float" office:value="0.910004" calcext:value-type="float">
            <text:p>0.910004</text:p>
          </table:table-cell>
          <table:table-cell table:style-name="ce1" office:value-type="float" office:value="0.373581" calcext:value-type="float">
            <text:p>0.373581</text:p>
          </table:table-cell>
          <table:table-cell table:style-name="ce1" office:value-type="float" office:value="0.607529" calcext:value-type="float">
            <text:p>0.607529</text:p>
          </table:table-cell>
          <table:table-cell table:style-name="ce1" office:value-type="float" office:value="0.958633" calcext:value-type="float">
            <text:p>0.95863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2]+[.B$2]" office:value-type="float" office:value="0.183408" calcext:value-type="float">
            <text:p>0.183408</text:p>
          </table:table-cell>
          <table:table-cell table:formula="of:=[.C562]+[.C$2]" office:value-type="float" office:value="0.135788" calcext:value-type="float">
            <text:p>0.135788</text:p>
          </table:table-cell>
          <table:table-cell table:formula="of:=[.D562]+[.D$2]" office:value-type="float" office:value="0.789011" calcext:value-type="float">
            <text:p>0.789011</text:p>
          </table:table-cell>
          <table:table-cell table:style-name="ce1" office:value-type="float" office:value="0.179794" calcext:value-type="float">
            <text:p>0.179794</text:p>
          </table:table-cell>
          <table:table-cell table:style-name="ce1" office:value-type="float" office:value="0.910004" calcext:value-type="float">
            <text:p>0.910004</text:p>
          </table:table-cell>
          <table:table-cell table:style-name="ce1" office:value-type="float" office:value="0.373581" calcext:value-type="float">
            <text:p>0.373581</text:p>
          </table:table-cell>
          <table:table-cell table:style-name="ce1" office:value-type="float" office:value="0.619736" calcext:value-type="float">
            <text:p>0.619736</text:p>
          </table:table-cell>
          <table:table-cell table:style-name="ce1" office:value-type="float" office:value="0.979675" calcext:value-type="float">
            <text:p>0.97967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3]+[.B$2]" office:value-type="float" office:value="0.177533" calcext:value-type="float">
            <text:p>0.177533</text:p>
          </table:table-cell>
          <table:table-cell table:formula="of:=[.C563]+[.C$2]" office:value-type="float" office:value="0.135651" calcext:value-type="float">
            <text:p>0.135651</text:p>
          </table:table-cell>
          <table:table-cell table:formula="of:=[.D563]+[.D$2]" office:value-type="float" office:value="0.7913" calcext:value-type="float">
            <text:p>0.791300</text:p>
          </table:table-cell>
          <table:table-cell table:style-name="ce1" office:value-type="float" office:value="0.060135" calcext:value-type="float">
            <text:p>0.060135</text:p>
          </table:table-cell>
          <table:table-cell table:style-name="ce1" office:value-type="float" office:value="0.93689" calcext:value-type="float">
            <text:p>0.936890</text:p>
          </table:table-cell>
          <table:table-cell table:style-name="ce1" office:value-type="float" office:value="0.344437" calcext:value-type="float">
            <text:p>0.344437</text:p>
          </table:table-cell>
          <table:table-cell table:style-name="ce1" office:value-type="float" office:value="0.535614" calcext:value-type="float">
            <text:p>0.535614</text:p>
          </table:table-cell>
          <table:table-cell table:style-name="ce1" office:value-type="float" office:value="0.970657" calcext:value-type="float">
            <text:p>0.97065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4]+[.B$2]" office:value-type="float" office:value="0.177533" calcext:value-type="float">
            <text:p>0.177533</text:p>
          </table:table-cell>
          <table:table-cell table:formula="of:=[.C564]+[.C$2]" office:value-type="float" office:value="0.136597" calcext:value-type="float">
            <text:p>0.136597</text:p>
          </table:table-cell>
          <table:table-cell table:formula="of:=[.D564]+[.D$2]" office:value-type="float" office:value="0.788751" calcext:value-type="float">
            <text:p>0.788751</text:p>
          </table:table-cell>
          <table:table-cell table:style-name="ce1" office:value-type="float" office:value="0.060135" calcext:value-type="float">
            <text:p>0.060135</text:p>
          </table:table-cell>
          <table:table-cell table:style-name="ce1" office:value-type="float" office:value="0.93689" calcext:value-type="float">
            <text:p>0.936890</text:p>
          </table:table-cell>
          <table:table-cell table:style-name="ce1" office:value-type="float" office:value="0.344437" calcext:value-type="float">
            <text:p>0.344437</text:p>
          </table:table-cell>
          <table:table-cell table:style-name="ce1" office:value-type="float" office:value="0.535675" calcext:value-type="float">
            <text:p>0.535675</text:p>
          </table:table-cell>
          <table:table-cell table:style-name="ce1" office:value-type="float" office:value="0.99173" calcext:value-type="float">
            <text:p>0.99173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5]+[.B$2]" office:value-type="float" office:value="0.179379" calcext:value-type="float">
            <text:p>0.179379</text:p>
          </table:table-cell>
          <table:table-cell table:formula="of:=[.C565]+[.C$2]" office:value-type="float" office:value="0.104843" calcext:value-type="float">
            <text:p>0.104843</text:p>
          </table:table-cell>
          <table:table-cell table:formula="of:=[.D565]+[.D$2]" office:value-type="float" office:value="0.799066" calcext:value-type="float">
            <text:p>0.799066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887329" calcext:value-type="float">
            <text:p>0.887329</text:p>
          </table:table-cell>
          <table:table-cell table:style-name="ce1" office:value-type="float" office:value="0.180573" calcext:value-type="float">
            <text:p>0.18057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6]+[.B$2]" office:value-type="float" office:value="0.179379" calcext:value-type="float">
            <text:p>0.179379</text:p>
          </table:table-cell>
          <table:table-cell table:formula="of:=[.C566]+[.C$2]" office:value-type="float" office:value="0.102615" calcext:value-type="float">
            <text:p>0.102615</text:p>
          </table:table-cell>
          <table:table-cell table:formula="of:=[.D566]+[.D$2]" office:value-type="float" office:value="0.799799" calcext:value-type="float">
            <text:p>0.799799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871643" calcext:value-type="float">
            <text:p>0.871643</text:p>
          </table:table-cell>
          <table:table-cell table:style-name="ce1" office:value-type="float" office:value="0.164886" calcext:value-type="float">
            <text:p>0.16488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7]+[.B$2]" office:value-type="float" office:value="0.178204" calcext:value-type="float">
            <text:p>0.178204</text:p>
          </table:table-cell>
          <table:table-cell table:formula="of:=[.C567]+[.C$2]" office:value-type="float" office:value="0.106781" calcext:value-type="float">
            <text:p>0.106781</text:p>
          </table:table-cell>
          <table:table-cell table:formula="of:=[.D567]+[.D$2]" office:value-type="float" office:value="0.798441" calcext:value-type="float">
            <text:p>0.798441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908829" calcext:value-type="float">
            <text:p>0.908829</text:p>
          </table:table-cell>
          <table:table-cell table:style-name="ce1" office:value-type="float" office:value="0.186249" calcext:value-type="float">
            <text:p>0.18624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8]+[.B$2]" office:value-type="float" office:value="0.178204" calcext:value-type="float">
            <text:p>0.178204</text:p>
          </table:table-cell>
          <table:table-cell table:formula="of:=[.C568]+[.C$2]" office:value-type="float" office:value="0.100677" calcext:value-type="float">
            <text:p>0.100677</text:p>
          </table:table-cell>
          <table:table-cell table:formula="of:=[.D568]+[.D$2]" office:value-type="float" office:value="0.80044" calcext:value-type="float">
            <text:p>0.800440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865982" calcext:value-type="float">
            <text:p>0.865982</text:p>
          </table:table-cell>
          <table:table-cell table:style-name="ce1" office:value-type="float" office:value="0.143387" calcext:value-type="float">
            <text:p>0.14338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69]+[.B$2]" office:value-type="float" office:value="0.176175" calcext:value-type="float">
            <text:p>0.176175</text:p>
          </table:table-cell>
          <table:table-cell table:formula="of:=[.C569]+[.C$2]" office:value-type="float" office:value="0.107895" calcext:value-type="float">
            <text:p>0.107895</text:p>
          </table:table-cell>
          <table:table-cell table:formula="of:=[.D569]+[.D$2]" office:value-type="float" office:value="0.79809" calcext:value-type="float">
            <text:p>0.798090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930374" calcext:value-type="float">
            <text:p>0.930374</text:p>
          </table:table-cell>
          <table:table-cell table:style-name="ce1" office:value-type="float" office:value="0.180374" calcext:value-type="float">
            <text:p>0.18037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0]+[.B$2]" office:value-type="float" office:value="0.176175" calcext:value-type="float">
            <text:p>0.176175</text:p>
          </table:table-cell>
          <table:table-cell table:formula="of:=[.C570]+[.C$2]" office:value-type="float" office:value="0.099564" calcext:value-type="float">
            <text:p>0.099564</text:p>
          </table:table-cell>
          <table:table-cell table:formula="of:=[.D570]+[.D$2]" office:value-type="float" office:value="0.800791" calcext:value-type="float">
            <text:p>0.800791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871841" calcext:value-type="float">
            <text:p>0.871841</text:p>
          </table:table-cell>
          <table:table-cell table:style-name="ce1" office:value-type="float" office:value="0.121841" calcext:value-type="float">
            <text:p>0.12184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1]+[.B$2]" office:value-type="float" office:value="0.173825" calcext:value-type="float">
            <text:p>0.173825</text:p>
          </table:table-cell>
          <table:table-cell table:formula="of:=[.C571]+[.C$2]" office:value-type="float" office:value="0.107895" calcext:value-type="float">
            <text:p>0.107895</text:p>
          </table:table-cell>
          <table:table-cell table:formula="of:=[.D571]+[.D$2]" office:value-type="float" office:value="0.79809" calcext:value-type="float">
            <text:p>0.798090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946213" calcext:value-type="float">
            <text:p>0.946213</text:p>
          </table:table-cell>
          <table:table-cell table:style-name="ce1" office:value-type="float" office:value="0.164536" calcext:value-type="float">
            <text:p>0.16453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2]+[.B$2]" office:value-type="float" office:value="0.173825" calcext:value-type="float">
            <text:p>0.173825</text:p>
          </table:table-cell>
          <table:table-cell table:formula="of:=[.C572]+[.C$2]" office:value-type="float" office:value="0.099564" calcext:value-type="float">
            <text:p>0.099564</text:p>
          </table:table-cell>
          <table:table-cell table:formula="of:=[.D572]+[.D$2]" office:value-type="float" office:value="0.800791" calcext:value-type="float">
            <text:p>0.800791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88768" calcext:value-type="float">
            <text:p>0.887680</text:p>
          </table:table-cell>
          <table:table-cell table:style-name="ce1" office:value-type="float" office:value="0.106003" calcext:value-type="float">
            <text:p>0.10600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3]+[.B$2]" office:value-type="float" office:value="0.171796" calcext:value-type="float">
            <text:p>0.171796</text:p>
          </table:table-cell>
          <table:table-cell table:formula="of:=[.C573]+[.C$2]" office:value-type="float" office:value="0.106781" calcext:value-type="float">
            <text:p>0.106781</text:p>
          </table:table-cell>
          <table:table-cell table:formula="of:=[.D573]+[.D$2]" office:value-type="float" office:value="0.798441" calcext:value-type="float">
            <text:p>0.798441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952087" calcext:value-type="float">
            <text:p>0.952087</text:p>
          </table:table-cell>
          <table:table-cell table:style-name="ce1" office:value-type="float" office:value="0.14299" calcext:value-type="float">
            <text:p>0.14299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4]+[.B$2]" office:value-type="float" office:value="0.171796" calcext:value-type="float">
            <text:p>0.171796</text:p>
          </table:table-cell>
          <table:table-cell table:formula="of:=[.C574]+[.C$2]" office:value-type="float" office:value="0.100677" calcext:value-type="float">
            <text:p>0.100677</text:p>
          </table:table-cell>
          <table:table-cell table:formula="of:=[.D574]+[.D$2]" office:value-type="float" office:value="0.80044" calcext:value-type="float">
            <text:p>0.800440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909225" calcext:value-type="float">
            <text:p>0.909225</text:p>
          </table:table-cell>
          <table:table-cell table:style-name="ce1" office:value-type="float" office:value="0.100143" calcext:value-type="float">
            <text:p>0.10014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5]+[.B$2]" office:value-type="float" office:value="0.170621" calcext:value-type="float">
            <text:p>0.170621</text:p>
          </table:table-cell>
          <table:table-cell table:formula="of:=[.C575]+[.C$2]" office:value-type="float" office:value="0.104843" calcext:value-type="float">
            <text:p>0.104843</text:p>
          </table:table-cell>
          <table:table-cell table:formula="of:=[.D575]+[.D$2]" office:value-type="float" office:value="0.799066" calcext:value-type="float">
            <text:p>0.799066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946411" calcext:value-type="float">
            <text:p>0.946411</text:p>
          </table:table-cell>
          <table:table-cell table:style-name="ce1" office:value-type="float" office:value="0.12149" calcext:value-type="float">
            <text:p>0.12149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6]+[.B$2]" office:value-type="float" office:value="0.170621" calcext:value-type="float">
            <text:p>0.170621</text:p>
          </table:table-cell>
          <table:table-cell table:formula="of:=[.C576]+[.C$2]" office:value-type="float" office:value="0.102615" calcext:value-type="float">
            <text:p>0.102615</text:p>
          </table:table-cell>
          <table:table-cell table:formula="of:=[.D576]+[.D$2]" office:value-type="float" office:value="0.799799" calcext:value-type="float">
            <text:p>0.799799</text:p>
          </table:table-cell>
          <table:table-cell table:style-name="ce1" office:value-type="float" office:value="0.00058" calcext:value-type="float">
            <text:p>0.000580</text:p>
          </table:table-cell>
          <table:table-cell table:style-name="ce1" office:value-type="float" office:value="0.309296" calcext:value-type="float">
            <text:p>0.309296</text:p>
          </table:table-cell>
          <table:table-cell table:style-name="ce1" office:value-type="float" office:value="0.950974" calcext:value-type="float">
            <text:p>0.950974</text:p>
          </table:table-cell>
          <table:table-cell table:style-name="ce1" office:value-type="float" office:value="0.930725" calcext:value-type="float">
            <text:p>0.930725</text:p>
          </table:table-cell>
          <table:table-cell table:style-name="ce1" office:value-type="float" office:value="0.105804" calcext:value-type="float">
            <text:p>0.10580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7]+[.B$2]" office:value-type="float" office:value="0.204068" calcext:value-type="float">
            <text:p>0.204068</text:p>
          </table:table-cell>
          <table:table-cell table:formula="of:=[.C577]+[.C$2]" office:value-type="float" office:value="0.105591" calcext:value-type="float">
            <text:p>0.105591</text:p>
          </table:table-cell>
          <table:table-cell table:formula="of:=[.D577]+[.D$2]" office:value-type="float" office:value="0.796289" calcext:value-type="float">
            <text:p>0.796289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892975" calcext:value-type="float">
            <text:p>0.892975</text:p>
          </table:table-cell>
          <table:table-cell table:style-name="ce1" office:value-type="float" office:value="0.534149" calcext:value-type="float">
            <text:p>0.53414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8]+[.B$2]" office:value-type="float" office:value="0.204068" calcext:value-type="float">
            <text:p>0.204068</text:p>
          </table:table-cell>
          <table:table-cell table:formula="of:=[.C578]+[.C$2]" office:value-type="float" office:value="0.100708" calcext:value-type="float">
            <text:p>0.100708</text:p>
          </table:table-cell>
          <table:table-cell table:formula="of:=[.D578]+[.D$2]" office:value-type="float" office:value="0.797876" calcext:value-type="float">
            <text:p>0.79787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892975" calcext:value-type="float">
            <text:p>0.892975</text:p>
          </table:table-cell>
          <table:table-cell table:style-name="ce1" office:value-type="float" office:value="0.464371" calcext:value-type="float">
            <text:p>0.46437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79]+[.B$2]" office:value-type="float" office:value="0.203214" calcext:value-type="float">
            <text:p>0.203214</text:p>
          </table:table-cell>
          <table:table-cell table:formula="of:=[.C579]+[.C$2]" office:value-type="float" office:value="0.110474" calcext:value-type="float">
            <text:p>0.110474</text:p>
          </table:table-cell>
          <table:table-cell table:formula="of:=[.D579]+[.D$2]" office:value-type="float" office:value="0.794702" calcext:value-type="float">
            <text:p>0.794702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881287" calcext:value-type="float">
            <text:p>0.881287</text:p>
          </table:table-cell>
          <table:table-cell table:style-name="ce1" office:value-type="float" office:value="0.603912" calcext:value-type="float">
            <text:p>0.6039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0]+[.B$2]" office:value-type="float" office:value="0.203214" calcext:value-type="float">
            <text:p>0.203214</text:p>
          </table:table-cell>
          <table:table-cell table:formula="of:=[.C580]+[.C$2]" office:value-type="float" office:value="0.09584" calcext:value-type="float">
            <text:p>0.095840</text:p>
          </table:table-cell>
          <table:table-cell table:formula="of:=[.D580]+[.D$2]" office:value-type="float" office:value="0.799448" calcext:value-type="float">
            <text:p>0.799448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881287" calcext:value-type="float">
            <text:p>0.881287</text:p>
          </table:table-cell>
          <table:table-cell table:style-name="ce1" office:value-type="float" office:value="0.394608" calcext:value-type="float">
            <text:p>0.3946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1]+[.B$2]" office:value-type="float" office:value="0.201505" calcext:value-type="float">
            <text:p>0.201505</text:p>
          </table:table-cell>
          <table:table-cell table:formula="of:=[.C581]+[.C$2]" office:value-type="float" office:value="0.114532" calcext:value-type="float">
            <text:p>0.114532</text:p>
          </table:table-cell>
          <table:table-cell table:formula="of:=[.D581]+[.D$2]" office:value-type="float" office:value="0.793375" calcext:value-type="float">
            <text:p>0.79337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857941" calcext:value-type="float">
            <text:p>0.857941</text:p>
          </table:table-cell>
          <table:table-cell table:style-name="ce1" office:value-type="float" office:value="0.662064" calcext:value-type="float">
            <text:p>0.66206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2]+[.B$2]" office:value-type="float" office:value="0.201505" calcext:value-type="float">
            <text:p>0.201505</text:p>
          </table:table-cell>
          <table:table-cell table:formula="of:=[.C582]+[.C$2]" office:value-type="float" office:value="0.091782" calcext:value-type="float">
            <text:p>0.091782</text:p>
          </table:table-cell>
          <table:table-cell table:formula="of:=[.D582]+[.D$2]" office:value-type="float" office:value="0.800775" calcext:value-type="float">
            <text:p>0.80077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857941" calcext:value-type="float">
            <text:p>0.857941</text:p>
          </table:table-cell>
          <table:table-cell table:style-name="ce1" office:value-type="float" office:value="0.336456" calcext:value-type="float">
            <text:p>0.33645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3]+[.B$2]" office:value-type="float" office:value="0.199796" calcext:value-type="float">
            <text:p>0.199796</text:p>
          </table:table-cell>
          <table:table-cell table:formula="of:=[.C583]+[.C$2]" office:value-type="float" office:value="0.117783" calcext:value-type="float">
            <text:p>0.117783</text:p>
          </table:table-cell>
          <table:table-cell table:formula="of:=[.D583]+[.D$2]" office:value-type="float" office:value="0.792322" calcext:value-type="float">
            <text:p>0.792322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834595" calcext:value-type="float">
            <text:p>0.834595</text:p>
          </table:table-cell>
          <table:table-cell table:style-name="ce1" office:value-type="float" office:value="0.708557" calcext:value-type="float">
            <text:p>0.70855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4]+[.B$2]" office:value-type="float" office:value="0.199796" calcext:value-type="float">
            <text:p>0.199796</text:p>
          </table:table-cell>
          <table:table-cell table:formula="of:=[.C584]+[.C$2]" office:value-type="float" office:value="0.088531" calcext:value-type="float">
            <text:p>0.088531</text:p>
          </table:table-cell>
          <table:table-cell table:formula="of:=[.D584]+[.D$2]" office:value-type="float" office:value="0.801828" calcext:value-type="float">
            <text:p>0.801828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834595" calcext:value-type="float">
            <text:p>0.834595</text:p>
          </table:table-cell>
          <table:table-cell table:style-name="ce1" office:value-type="float" office:value="0.289963" calcext:value-type="float">
            <text:p>0.28996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5]+[.B$2]" office:value-type="float" office:value="0.196378" calcext:value-type="float">
            <text:p>0.196378</text:p>
          </table:table-cell>
          <table:table-cell table:formula="of:=[.C585]+[.C$2]" office:value-type="float" office:value="0.121841" calcext:value-type="float">
            <text:p>0.121841</text:p>
          </table:table-cell>
          <table:table-cell table:formula="of:=[.D585]+[.D$2]" office:value-type="float" office:value="0.79101" calcext:value-type="float">
            <text:p>0.791010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787888" calcext:value-type="float">
            <text:p>0.787888</text:p>
          </table:table-cell>
          <table:table-cell table:style-name="ce1" office:value-type="float" office:value="0.766708" calcext:value-type="float">
            <text:p>0.7667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6]+[.B$2]" office:value-type="float" office:value="0.196378" calcext:value-type="float">
            <text:p>0.196378</text:p>
          </table:table-cell>
          <table:table-cell table:formula="of:=[.C586]+[.C$2]" office:value-type="float" office:value="0.084457" calcext:value-type="float">
            <text:p>0.084457</text:p>
          </table:table-cell>
          <table:table-cell table:formula="of:=[.D586]+[.D$2]" office:value-type="float" office:value="0.803156" calcext:value-type="float">
            <text:p>0.80315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787888" calcext:value-type="float">
            <text:p>0.787888</text:p>
          </table:table-cell>
          <table:table-cell table:style-name="ce1" office:value-type="float" office:value="0.231812" calcext:value-type="float">
            <text:p>0.2318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7]+[.B$2]" office:value-type="float" office:value="0.194669" calcext:value-type="float">
            <text:p>0.194669</text:p>
          </table:table-cell>
          <table:table-cell table:formula="of:=[.C587]+[.C$2]" office:value-type="float" office:value="0.123474" calcext:value-type="float">
            <text:p>0.123474</text:p>
          </table:table-cell>
          <table:table-cell table:formula="of:=[.D587]+[.D$2]" office:value-type="float" office:value="0.790476" calcext:value-type="float">
            <text:p>0.79047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764542" calcext:value-type="float">
            <text:p>0.764542</text:p>
          </table:table-cell>
          <table:table-cell table:style-name="ce1" office:value-type="float" office:value="0.789963" calcext:value-type="float">
            <text:p>0.78996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8]+[.B$2]" office:value-type="float" office:value="0.194669" calcext:value-type="float">
            <text:p>0.194669</text:p>
          </table:table-cell>
          <table:table-cell table:formula="of:=[.C588]+[.C$2]" office:value-type="float" office:value="0.08284" calcext:value-type="float">
            <text:p>0.082840</text:p>
          </table:table-cell>
          <table:table-cell table:formula="of:=[.D588]+[.D$2]" office:value-type="float" office:value="0.803674" calcext:value-type="float">
            <text:p>0.803674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764542" calcext:value-type="float">
            <text:p>0.764542</text:p>
          </table:table-cell>
          <table:table-cell table:style-name="ce1" office:value-type="float" office:value="0.208557" calcext:value-type="float">
            <text:p>0.20855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89]+[.B$2]" office:value-type="float" office:value="0.190396" calcext:value-type="float">
            <text:p>0.190396</text:p>
          </table:table-cell>
          <table:table-cell table:formula="of:=[.C589]+[.C$2]" office:value-type="float" office:value="0.126724" calcext:value-type="float">
            <text:p>0.126724</text:p>
          </table:table-cell>
          <table:table-cell table:formula="of:=[.D589]+[.D$2]" office:value-type="float" office:value="0.789423" calcext:value-type="float">
            <text:p>0.78942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706161" calcext:value-type="float">
            <text:p>0.706161</text:p>
          </table:table-cell>
          <table:table-cell table:style-name="ce1" office:value-type="float" office:value="0.836472" calcext:value-type="float">
            <text:p>0.83647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0]+[.B$2]" office:value-type="float" office:value="0.190396" calcext:value-type="float">
            <text:p>0.190396</text:p>
          </table:table-cell>
          <table:table-cell table:formula="of:=[.C590]+[.C$2]" office:value-type="float" office:value="0.07959" calcext:value-type="float">
            <text:p>0.079590</text:p>
          </table:table-cell>
          <table:table-cell table:formula="of:=[.D590]+[.D$2]" office:value-type="float" office:value="0.804743" calcext:value-type="float">
            <text:p>0.80474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706161" calcext:value-type="float">
            <text:p>0.706161</text:p>
          </table:table-cell>
          <table:table-cell table:style-name="ce1" office:value-type="float" office:value="0.162048" calcext:value-type="float">
            <text:p>0.16204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1]+[.B$2]" office:value-type="float" office:value="0.186978" calcext:value-type="float">
            <text:p>0.186978</text:p>
          </table:table-cell>
          <table:table-cell table:formula="of:=[.C591]+[.C$2]" office:value-type="float" office:value="0.128342" calcext:value-type="float">
            <text:p>0.128342</text:p>
          </table:table-cell>
          <table:table-cell table:formula="of:=[.D591]+[.D$2]" office:value-type="float" office:value="0.788889" calcext:value-type="float">
            <text:p>0.788889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59454" calcext:value-type="float">
            <text:p>0.659454</text:p>
          </table:table-cell>
          <table:table-cell table:style-name="ce1" office:value-type="float" office:value="0.859726" calcext:value-type="float">
            <text:p>0.8597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2]+[.B$2]" office:value-type="float" office:value="0.186978" calcext:value-type="float">
            <text:p>0.186978</text:p>
          </table:table-cell>
          <table:table-cell table:formula="of:=[.C592]+[.C$2]" office:value-type="float" office:value="0.077957" calcext:value-type="float">
            <text:p>0.077957</text:p>
          </table:table-cell>
          <table:table-cell table:formula="of:=[.D592]+[.D$2]" office:value-type="float" office:value="0.805261" calcext:value-type="float">
            <text:p>0.805261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59454" calcext:value-type="float">
            <text:p>0.659454</text:p>
          </table:table-cell>
          <table:table-cell table:style-name="ce1" office:value-type="float" office:value="0.138794" calcext:value-type="float">
            <text:p>0.13879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3]+[.B$2]" office:value-type="float" office:value="0.182706" calcext:value-type="float">
            <text:p>0.182706</text:p>
          </table:table-cell>
          <table:table-cell table:formula="of:=[.C593]+[.C$2]" office:value-type="float" office:value="0.129974" calcext:value-type="float">
            <text:p>0.129974</text:p>
          </table:table-cell>
          <table:table-cell table:formula="of:=[.D593]+[.D$2]" office:value-type="float" office:value="0.78837" calcext:value-type="float">
            <text:p>0.788370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01074" calcext:value-type="float">
            <text:p>0.601074</text:p>
          </table:table-cell>
          <table:table-cell table:style-name="ce1" office:value-type="float" office:value="0.882996" calcext:value-type="float">
            <text:p>0.8829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4]+[.B$2]" office:value-type="float" office:value="0.182706" calcext:value-type="float">
            <text:p>0.182706</text:p>
          </table:table-cell>
          <table:table-cell table:formula="of:=[.C594]+[.C$2]" office:value-type="float" office:value="0.07634" calcext:value-type="float">
            <text:p>0.076340</text:p>
          </table:table-cell>
          <table:table-cell table:formula="of:=[.D594]+[.D$2]" office:value-type="float" office:value="0.805795" calcext:value-type="float">
            <text:p>0.80579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01074" calcext:value-type="float">
            <text:p>0.601074</text:p>
          </table:table-cell>
          <table:table-cell table:style-name="ce1" office:value-type="float" office:value="0.115524" calcext:value-type="float">
            <text:p>0.11552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5]+[.B$2]" office:value-type="float" office:value="0.177579" calcext:value-type="float">
            <text:p>0.177579</text:p>
          </table:table-cell>
          <table:table-cell table:formula="of:=[.C595]+[.C$2]" office:value-type="float" office:value="0.130783" calcext:value-type="float">
            <text:p>0.130783</text:p>
          </table:table-cell>
          <table:table-cell table:formula="of:=[.D595]+[.D$2]" office:value-type="float" office:value="0.788095" calcext:value-type="float">
            <text:p>0.78809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531006" calcext:value-type="float">
            <text:p>0.531006</text:p>
          </table:table-cell>
          <table:table-cell table:style-name="ce1" office:value-type="float" office:value="0.894608" calcext:value-type="float">
            <text:p>0.8946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6]+[.B$2]" office:value-type="float" office:value="0.177579" calcext:value-type="float">
            <text:p>0.177579</text:p>
          </table:table-cell>
          <table:table-cell table:formula="of:=[.C596]+[.C$2]" office:value-type="float" office:value="0.075516" calcext:value-type="float">
            <text:p>0.075516</text:p>
          </table:table-cell>
          <table:table-cell table:formula="of:=[.D596]+[.D$2]" office:value-type="float" office:value="0.806055" calcext:value-type="float">
            <text:p>0.80605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531006" calcext:value-type="float">
            <text:p>0.531006</text:p>
          </table:table-cell>
          <table:table-cell table:style-name="ce1" office:value-type="float" office:value="0.103912" calcext:value-type="float">
            <text:p>0.1039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7]+[.B$2]" office:value-type="float" office:value="0.172452" calcext:value-type="float">
            <text:p>0.172452</text:p>
          </table:table-cell>
          <table:table-cell table:formula="of:=[.C597]+[.C$2]" office:value-type="float" office:value="0.130783" calcext:value-type="float">
            <text:p>0.130783</text:p>
          </table:table-cell>
          <table:table-cell table:formula="of:=[.D597]+[.D$2]" office:value-type="float" office:value="0.788095" calcext:value-type="float">
            <text:p>0.78809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460968" calcext:value-type="float">
            <text:p>0.460968</text:p>
          </table:table-cell>
          <table:table-cell table:style-name="ce1" office:value-type="float" office:value="0.894608" calcext:value-type="float">
            <text:p>0.8946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8]+[.B$2]" office:value-type="float" office:value="0.172452" calcext:value-type="float">
            <text:p>0.172452</text:p>
          </table:table-cell>
          <table:table-cell table:formula="of:=[.C598]+[.C$2]" office:value-type="float" office:value="0.075516" calcext:value-type="float">
            <text:p>0.075516</text:p>
          </table:table-cell>
          <table:table-cell table:formula="of:=[.D598]+[.D$2]" office:value-type="float" office:value="0.806055" calcext:value-type="float">
            <text:p>0.80605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460968" calcext:value-type="float">
            <text:p>0.460968</text:p>
          </table:table-cell>
          <table:table-cell table:style-name="ce1" office:value-type="float" office:value="0.103912" calcext:value-type="float">
            <text:p>0.1039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599]+[.B$2]" office:value-type="float" office:value="0.167325" calcext:value-type="float">
            <text:p>0.167325</text:p>
          </table:table-cell>
          <table:table-cell table:formula="of:=[.C599]+[.C$2]" office:value-type="float" office:value="0.129974" calcext:value-type="float">
            <text:p>0.129974</text:p>
          </table:table-cell>
          <table:table-cell table:formula="of:=[.D599]+[.D$2]" office:value-type="float" office:value="0.78837" calcext:value-type="float">
            <text:p>0.788370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390915" calcext:value-type="float">
            <text:p>0.390915</text:p>
          </table:table-cell>
          <table:table-cell table:style-name="ce1" office:value-type="float" office:value="0.882996" calcext:value-type="float">
            <text:p>0.88299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0]+[.B$2]" office:value-type="float" office:value="0.167325" calcext:value-type="float">
            <text:p>0.167325</text:p>
          </table:table-cell>
          <table:table-cell table:formula="of:=[.C600]+[.C$2]" office:value-type="float" office:value="0.07634" calcext:value-type="float">
            <text:p>0.076340</text:p>
          </table:table-cell>
          <table:table-cell table:formula="of:=[.D600]+[.D$2]" office:value-type="float" office:value="0.805795" calcext:value-type="float">
            <text:p>0.80579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390915" calcext:value-type="float">
            <text:p>0.390915</text:p>
          </table:table-cell>
          <table:table-cell table:style-name="ce1" office:value-type="float" office:value="0.115524" calcext:value-type="float">
            <text:p>0.11552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1]+[.B$2]" office:value-type="float" office:value="0.163052" calcext:value-type="float">
            <text:p>0.163052</text:p>
          </table:table-cell>
          <table:table-cell table:formula="of:=[.C601]+[.C$2]" office:value-type="float" office:value="0.128342" calcext:value-type="float">
            <text:p>0.128342</text:p>
          </table:table-cell>
          <table:table-cell table:formula="of:=[.D601]+[.D$2]" office:value-type="float" office:value="0.788889" calcext:value-type="float">
            <text:p>0.788889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332535" calcext:value-type="float">
            <text:p>0.332535</text:p>
          </table:table-cell>
          <table:table-cell table:style-name="ce1" office:value-type="float" office:value="0.859726" calcext:value-type="float">
            <text:p>0.85972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2]+[.B$2]" office:value-type="float" office:value="0.163052" calcext:value-type="float">
            <text:p>0.163052</text:p>
          </table:table-cell>
          <table:table-cell table:formula="of:=[.C602]+[.C$2]" office:value-type="float" office:value="0.077957" calcext:value-type="float">
            <text:p>0.077957</text:p>
          </table:table-cell>
          <table:table-cell table:formula="of:=[.D602]+[.D$2]" office:value-type="float" office:value="0.805261" calcext:value-type="float">
            <text:p>0.805261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332535" calcext:value-type="float">
            <text:p>0.332535</text:p>
          </table:table-cell>
          <table:table-cell table:style-name="ce1" office:value-type="float" office:value="0.138794" calcext:value-type="float">
            <text:p>0.13879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3]+[.B$2]" office:value-type="float" office:value="0.15965" calcext:value-type="float">
            <text:p>0.159650</text:p>
          </table:table-cell>
          <table:table-cell table:formula="of:=[.C603]+[.C$2]" office:value-type="float" office:value="0.126724" calcext:value-type="float">
            <text:p>0.126724</text:p>
          </table:table-cell>
          <table:table-cell table:formula="of:=[.D603]+[.D$2]" office:value-type="float" office:value="0.789423" calcext:value-type="float">
            <text:p>0.78942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85828" calcext:value-type="float">
            <text:p>0.285828</text:p>
          </table:table-cell>
          <table:table-cell table:style-name="ce1" office:value-type="float" office:value="0.836472" calcext:value-type="float">
            <text:p>0.83647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4]+[.B$2]" office:value-type="float" office:value="0.15965" calcext:value-type="float">
            <text:p>0.159650</text:p>
          </table:table-cell>
          <table:table-cell table:formula="of:=[.C604]+[.C$2]" office:value-type="float" office:value="0.07959" calcext:value-type="float">
            <text:p>0.079590</text:p>
          </table:table-cell>
          <table:table-cell table:formula="of:=[.D604]+[.D$2]" office:value-type="float" office:value="0.804743" calcext:value-type="float">
            <text:p>0.80474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85828" calcext:value-type="float">
            <text:p>0.285828</text:p>
          </table:table-cell>
          <table:table-cell table:style-name="ce1" office:value-type="float" office:value="0.162048" calcext:value-type="float">
            <text:p>0.16204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5]+[.B$2]" office:value-type="float" office:value="0.155362" calcext:value-type="float">
            <text:p>0.155362</text:p>
          </table:table-cell>
          <table:table-cell table:formula="of:=[.C605]+[.C$2]" office:value-type="float" office:value="0.123474" calcext:value-type="float">
            <text:p>0.123474</text:p>
          </table:table-cell>
          <table:table-cell table:formula="of:=[.D605]+[.D$2]" office:value-type="float" office:value="0.790476" calcext:value-type="float">
            <text:p>0.79047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27448" calcext:value-type="float">
            <text:p>0.227448</text:p>
          </table:table-cell>
          <table:table-cell table:style-name="ce1" office:value-type="float" office:value="0.789963" calcext:value-type="float">
            <text:p>0.78996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6]+[.B$2]" office:value-type="float" office:value="0.155362" calcext:value-type="float">
            <text:p>0.155362</text:p>
          </table:table-cell>
          <table:table-cell table:formula="of:=[.C606]+[.C$2]" office:value-type="float" office:value="0.08284" calcext:value-type="float">
            <text:p>0.082840</text:p>
          </table:table-cell>
          <table:table-cell table:formula="of:=[.D606]+[.D$2]" office:value-type="float" office:value="0.803674" calcext:value-type="float">
            <text:p>0.803674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27448" calcext:value-type="float">
            <text:p>0.227448</text:p>
          </table:table-cell>
          <table:table-cell table:style-name="ce1" office:value-type="float" office:value="0.208557" calcext:value-type="float">
            <text:p>0.20855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7]+[.B$2]" office:value-type="float" office:value="0.153653" calcext:value-type="float">
            <text:p>0.153653</text:p>
          </table:table-cell>
          <table:table-cell table:formula="of:=[.C607]+[.C$2]" office:value-type="float" office:value="0.121841" calcext:value-type="float">
            <text:p>0.121841</text:p>
          </table:table-cell>
          <table:table-cell table:formula="of:=[.D607]+[.D$2]" office:value-type="float" office:value="0.79101" calcext:value-type="float">
            <text:p>0.791010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04102" calcext:value-type="float">
            <text:p>0.204102</text:p>
          </table:table-cell>
          <table:table-cell table:style-name="ce1" office:value-type="float" office:value="0.766708" calcext:value-type="float">
            <text:p>0.7667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8]+[.B$2]" office:value-type="float" office:value="0.153653" calcext:value-type="float">
            <text:p>0.153653</text:p>
          </table:table-cell>
          <table:table-cell table:formula="of:=[.C608]+[.C$2]" office:value-type="float" office:value="0.084457" calcext:value-type="float">
            <text:p>0.084457</text:p>
          </table:table-cell>
          <table:table-cell table:formula="of:=[.D608]+[.D$2]" office:value-type="float" office:value="0.803156" calcext:value-type="float">
            <text:p>0.80315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04102" calcext:value-type="float">
            <text:p>0.204102</text:p>
          </table:table-cell>
          <table:table-cell table:style-name="ce1" office:value-type="float" office:value="0.231812" calcext:value-type="float">
            <text:p>0.2318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09]+[.B$2]" office:value-type="float" office:value="0.150235" calcext:value-type="float">
            <text:p>0.150235</text:p>
          </table:table-cell>
          <table:table-cell table:formula="of:=[.C609]+[.C$2]" office:value-type="float" office:value="0.117783" calcext:value-type="float">
            <text:p>0.117783</text:p>
          </table:table-cell>
          <table:table-cell table:formula="of:=[.D609]+[.D$2]" office:value-type="float" office:value="0.792322" calcext:value-type="float">
            <text:p>0.792322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57379" calcext:value-type="float">
            <text:p>0.157379</text:p>
          </table:table-cell>
          <table:table-cell table:style-name="ce1" office:value-type="float" office:value="0.708557" calcext:value-type="float">
            <text:p>0.70855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10]+[.B$2]" office:value-type="float" office:value="0.150235" calcext:value-type="float">
            <text:p>0.150235</text:p>
          </table:table-cell>
          <table:table-cell table:formula="of:=[.C610]+[.C$2]" office:value-type="float" office:value="0.088531" calcext:value-type="float">
            <text:p>0.088531</text:p>
          </table:table-cell>
          <table:table-cell table:formula="of:=[.D610]+[.D$2]" office:value-type="float" office:value="0.801828" calcext:value-type="float">
            <text:p>0.801828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57379" calcext:value-type="float">
            <text:p>0.157379</text:p>
          </table:table-cell>
          <table:table-cell table:style-name="ce1" office:value-type="float" office:value="0.289963" calcext:value-type="float">
            <text:p>0.28996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11]+[.B$2]" office:value-type="float" office:value="0.148526" calcext:value-type="float">
            <text:p>0.148526</text:p>
          </table:table-cell>
          <table:table-cell table:formula="of:=[.C611]+[.C$2]" office:value-type="float" office:value="0.114532" calcext:value-type="float">
            <text:p>0.114532</text:p>
          </table:table-cell>
          <table:table-cell table:formula="of:=[.D611]+[.D$2]" office:value-type="float" office:value="0.793375" calcext:value-type="float">
            <text:p>0.79337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34048" calcext:value-type="float">
            <text:p>0.134048</text:p>
          </table:table-cell>
          <table:table-cell table:style-name="ce1" office:value-type="float" office:value="0.662064" calcext:value-type="float">
            <text:p>0.66206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12]+[.B$2]" office:value-type="float" office:value="0.148526" calcext:value-type="float">
            <text:p>0.148526</text:p>
          </table:table-cell>
          <table:table-cell table:formula="of:=[.C612]+[.C$2]" office:value-type="float" office:value="0.091782" calcext:value-type="float">
            <text:p>0.091782</text:p>
          </table:table-cell>
          <table:table-cell table:formula="of:=[.D612]+[.D$2]" office:value-type="float" office:value="0.800775" calcext:value-type="float">
            <text:p>0.80077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34048" calcext:value-type="float">
            <text:p>0.134048</text:p>
          </table:table-cell>
          <table:table-cell table:style-name="ce1" office:value-type="float" office:value="0.336456" calcext:value-type="float">
            <text:p>0.336456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13]+[.B$2]" office:value-type="float" office:value="0.146817" calcext:value-type="float">
            <text:p>0.146817</text:p>
          </table:table-cell>
          <table:table-cell table:formula="of:=[.C613]+[.C$2]" office:value-type="float" office:value="0.110474" calcext:value-type="float">
            <text:p>0.110474</text:p>
          </table:table-cell>
          <table:table-cell table:formula="of:=[.D613]+[.D$2]" office:value-type="float" office:value="0.794702" calcext:value-type="float">
            <text:p>0.794702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10687" calcext:value-type="float">
            <text:p>0.110687</text:p>
          </table:table-cell>
          <table:table-cell table:style-name="ce1" office:value-type="float" office:value="0.603912" calcext:value-type="float">
            <text:p>0.60391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14]+[.B$2]" office:value-type="float" office:value="0.146817" calcext:value-type="float">
            <text:p>0.146817</text:p>
          </table:table-cell>
          <table:table-cell table:formula="of:=[.C614]+[.C$2]" office:value-type="float" office:value="0.09584" calcext:value-type="float">
            <text:p>0.095840</text:p>
          </table:table-cell>
          <table:table-cell table:formula="of:=[.D614]+[.D$2]" office:value-type="float" office:value="0.799448" calcext:value-type="float">
            <text:p>0.799448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10687" calcext:value-type="float">
            <text:p>0.110687</text:p>
          </table:table-cell>
          <table:table-cell table:style-name="ce1" office:value-type="float" office:value="0.394608" calcext:value-type="float">
            <text:p>0.39460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15]+[.B$2]" office:value-type="float" office:value="0.145978" calcext:value-type="float">
            <text:p>0.145978</text:p>
          </table:table-cell>
          <table:table-cell table:formula="of:=[.C615]+[.C$2]" office:value-type="float" office:value="0.105591" calcext:value-type="float">
            <text:p>0.105591</text:p>
          </table:table-cell>
          <table:table-cell table:formula="of:=[.D615]+[.D$2]" office:value-type="float" office:value="0.796289" calcext:value-type="float">
            <text:p>0.796289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09903" calcext:value-type="float">
            <text:p>0.099030</text:p>
          </table:table-cell>
          <table:table-cell table:style-name="ce1" office:value-type="float" office:value="0.534149" calcext:value-type="float">
            <text:p>0.53414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16]+[.B$2]" office:value-type="float" office:value="0.145978" calcext:value-type="float">
            <text:p>0.145978</text:p>
          </table:table-cell>
          <table:table-cell table:formula="of:=[.C616]+[.C$2]" office:value-type="float" office:value="0.100708" calcext:value-type="float">
            <text:p>0.100708</text:p>
          </table:table-cell>
          <table:table-cell table:formula="of:=[.D616]+[.D$2]" office:value-type="float" office:value="0.797876" calcext:value-type="float">
            <text:p>0.79787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09903" calcext:value-type="float">
            <text:p>0.099030</text:p>
          </table:table-cell>
          <table:table-cell table:style-name="ce1" office:value-type="float" office:value="0.464371" calcext:value-type="float">
            <text:p>0.464371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eedle</text:p>
          </table:table-cell>
          <table:table-cell table:number-columns-repeated="2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18]+[.B$2]" office:value-type="float" office:value="0.190442" calcext:value-type="float">
            <text:p>0.190442</text:p>
          </table:table-cell>
          <table:table-cell table:formula="of:=[.C618]+[.C$2]" office:value-type="float" office:value="0.104401" calcext:value-type="float">
            <text:p>0.104401</text:p>
          </table:table-cell>
          <table:table-cell table:formula="of:=[.D618]+[.D$2]" office:value-type="float" office:value="0.798685" calcext:value-type="float">
            <text:p>0.798685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790054" calcext:value-type="float">
            <text:p>0.790054</text:p>
          </table:table-cell>
          <table:table-cell table:style-name="ce1" office:value-type="float" office:value="0.008362" calcext:value-type="float">
            <text:p>0.00836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19]+[.B$2]" office:value-type="float" office:value="0.190442" calcext:value-type="float">
            <text:p>0.190442</text:p>
          </table:table-cell>
          <table:table-cell table:formula="of:=[.C619]+[.C$2]" office:value-type="float" office:value="0.102844" calcext:value-type="float">
            <text:p>0.102844</text:p>
          </table:table-cell>
          <table:table-cell table:formula="of:=[.D619]+[.D$2]" office:value-type="float" office:value="0.799188" calcext:value-type="float">
            <text:p>0.799188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778214" calcext:value-type="float">
            <text:p>0.778214</text:p>
          </table:table-cell>
          <table:table-cell table:style-name="ce1" office:value-type="float" office:value="0.020203" calcext:value-type="float">
            <text:p>0.02020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0]+[.B$2]" office:value-type="float" office:value="0.189618" calcext:value-type="float">
            <text:p>0.189618</text:p>
          </table:table-cell>
          <table:table-cell table:formula="of:=[.C620]+[.C$2]" office:value-type="float" office:value="0.105759" calcext:value-type="float">
            <text:p>0.105759</text:p>
          </table:table-cell>
          <table:table-cell table:formula="of:=[.D620]+[.D$2]" office:value-type="float" office:value="0.798242" calcext:value-type="float">
            <text:p>0.798242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806152" calcext:value-type="float">
            <text:p>0.806152</text:p>
          </table:table-cell>
          <table:table-cell table:style-name="ce1" office:value-type="float" office:value="0.003967" calcext:value-type="float">
            <text:p>0.00396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1]+[.B$2]" office:value-type="float" office:value="0.189618" calcext:value-type="float">
            <text:p>0.189618</text:p>
          </table:table-cell>
          <table:table-cell table:formula="of:=[.C621]+[.C$2]" office:value-type="float" office:value="0.101486" calcext:value-type="float">
            <text:p>0.101486</text:p>
          </table:table-cell>
          <table:table-cell table:formula="of:=[.D621]+[.D$2]" office:value-type="float" office:value="0.799631" calcext:value-type="float">
            <text:p>0.799631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773819" calcext:value-type="float">
            <text:p>0.773819</text:p>
          </table:table-cell>
          <table:table-cell table:style-name="ce1" office:value-type="float" office:value="0.036301" calcext:value-type="float">
            <text:p>0.036301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2]+[.B$2]" office:value-type="float" office:value="0.188199" calcext:value-type="float">
            <text:p>0.188199</text:p>
          </table:table-cell>
          <table:table-cell table:formula="of:=[.C622]+[.C$2]" office:value-type="float" office:value="0.106537" calcext:value-type="float">
            <text:p>0.106537</text:p>
          </table:table-cell>
          <table:table-cell table:formula="of:=[.D622]+[.D$2]" office:value-type="float" office:value="0.797983" calcext:value-type="float">
            <text:p>0.797983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822205" calcext:value-type="float">
            <text:p>0.822205</text:p>
          </table:table-cell>
          <table:table-cell table:style-name="ce1" office:value-type="float" office:value="0.008194" calcext:value-type="float">
            <text:p>0.00819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3]+[.B$2]" office:value-type="float" office:value="0.188199" calcext:value-type="float">
            <text:p>0.188199</text:p>
          </table:table-cell>
          <table:table-cell table:formula="of:=[.C623]+[.C$2]" office:value-type="float" office:value="0.100708" calcext:value-type="float">
            <text:p>0.100708</text:p>
          </table:table-cell>
          <table:table-cell table:formula="of:=[.D623]+[.D$2]" office:value-type="float" office:value="0.799875" calcext:value-type="float">
            <text:p>0.799875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778046" calcext:value-type="float">
            <text:p>0.778046</text:p>
          </table:table-cell>
          <table:table-cell table:style-name="ce1" office:value-type="float" office:value="0.052353" calcext:value-type="float">
            <text:p>0.05235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4]+[.B$2]" office:value-type="float" office:value="0.186551" calcext:value-type="float">
            <text:p>0.186551</text:p>
          </table:table-cell>
          <table:table-cell table:formula="of:=[.C624]+[.C$2]" office:value-type="float" office:value="0.106537" calcext:value-type="float">
            <text:p>0.106537</text:p>
          </table:table-cell>
          <table:table-cell table:formula="of:=[.D624]+[.D$2]" office:value-type="float" office:value="0.797983" calcext:value-type="float">
            <text:p>0.797983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833923" calcext:value-type="float">
            <text:p>0.833923</text:p>
          </table:table-cell>
          <table:table-cell table:style-name="ce1" office:value-type="float" office:value="0.019913" calcext:value-type="float">
            <text:p>0.01991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5]+[.B$2]" office:value-type="float" office:value="0.186551" calcext:value-type="float">
            <text:p>0.186551</text:p>
          </table:table-cell>
          <table:table-cell table:formula="of:=[.C625]+[.C$2]" office:value-type="float" office:value="0.100708" calcext:value-type="float">
            <text:p>0.100708</text:p>
          </table:table-cell>
          <table:table-cell table:formula="of:=[.D625]+[.D$2]" office:value-type="float" office:value="0.79989" calcext:value-type="float">
            <text:p>0.799890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789749" calcext:value-type="float">
            <text:p>0.789749</text:p>
          </table:table-cell>
          <table:table-cell table:style-name="ce1" office:value-type="float" office:value="0.064072" calcext:value-type="float">
            <text:p>0.064072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6]+[.B$2]" office:value-type="float" office:value="0.185132" calcext:value-type="float">
            <text:p>0.185132</text:p>
          </table:table-cell>
          <table:table-cell table:formula="of:=[.C626]+[.C$2]" office:value-type="float" office:value="0.105759" calcext:value-type="float">
            <text:p>0.105759</text:p>
          </table:table-cell>
          <table:table-cell table:formula="of:=[.D626]+[.D$2]" office:value-type="float" office:value="0.798242" calcext:value-type="float">
            <text:p>0.798242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838135" calcext:value-type="float">
            <text:p>0.838135</text:p>
          </table:table-cell>
          <table:table-cell table:style-name="ce1" office:value-type="float" office:value="0.035965" calcext:value-type="float">
            <text:p>0.03596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7]+[.B$2]" office:value-type="float" office:value="0.185132" calcext:value-type="float">
            <text:p>0.185132</text:p>
          </table:table-cell>
          <table:table-cell table:formula="of:=[.C627]+[.C$2]" office:value-type="float" office:value="0.101486" calcext:value-type="float">
            <text:p>0.101486</text:p>
          </table:table-cell>
          <table:table-cell table:formula="of:=[.D627]+[.D$2]" office:value-type="float" office:value="0.799631" calcext:value-type="float">
            <text:p>0.799631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805817" calcext:value-type="float">
            <text:p>0.805817</text:p>
          </table:table-cell>
          <table:table-cell table:style-name="ce1" office:value-type="float" office:value="0.068298" calcext:value-type="float">
            <text:p>0.06829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8]+[.B$2]" office:value-type="float" office:value="0.184308" calcext:value-type="float">
            <text:p>0.184308</text:p>
          </table:table-cell>
          <table:table-cell table:formula="of:=[.C628]+[.C$2]" office:value-type="float" office:value="0.104401" calcext:value-type="float">
            <text:p>0.104401</text:p>
          </table:table-cell>
          <table:table-cell table:formula="of:=[.D628]+[.D$2]" office:value-type="float" office:value="0.79867" calcext:value-type="float">
            <text:p>0.798670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833755" calcext:value-type="float">
            <text:p>0.833755</text:p>
          </table:table-cell>
          <table:table-cell table:style-name="ce1" office:value-type="float" office:value="0.052078" calcext:value-type="float">
            <text:p>0.052078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29]+[.B$2]" office:value-type="float" office:value="0.184308" calcext:value-type="float">
            <text:p>0.184308</text:p>
          </table:table-cell>
          <table:table-cell table:formula="of:=[.C629]+[.C$2]" office:value-type="float" office:value="0.102844" calcext:value-type="float">
            <text:p>0.102844</text:p>
          </table:table-cell>
          <table:table-cell table:formula="of:=[.D629]+[.D$2]" office:value-type="float" office:value="0.799188" calcext:value-type="float">
            <text:p>0.799188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1" office:value-type="float" office:value="0.308182" calcext:value-type="float">
            <text:p>0.308182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821915" calcext:value-type="float">
            <text:p>0.821915</text:p>
          </table:table-cell>
          <table:table-cell table:style-name="ce1" office:value-type="float" office:value="0.063904" calcext:value-type="float">
            <text:p>0.06390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30]+[.B$2]" office:value-type="float" office:value="0.167783" calcext:value-type="float">
            <text:p>0.167783</text:p>
          </table:table-cell>
          <table:table-cell table:formula="of:=[.C630]+[.C$2]" office:value-type="float" office:value="0.10173" calcext:value-type="float">
            <text:p>0.101730</text:p>
          </table:table-cell>
          <table:table-cell table:formula="of:=[.D630]+[.D$2]" office:value-type="float" office:value="0.79928" calcext:value-type="float">
            <text:p>0.799280</text:p>
          </table:table-cell>
          <table:table-cell table:style-name="ce1" office:value-type="float" office:value="-0.005066" calcext:value-type="float">
            <text:p>-0.005066</text:p>
          </table:table-cell>
          <table:table-cell table:style-name="ce1" office:value-type="float" office:value="0.276062" calcext:value-type="float">
            <text:p>0.276062</text:p>
          </table:table-cell>
          <table:table-cell table:style-name="ce1" office:value-type="float" office:value="0.961121" calcext:value-type="float">
            <text:p>0.961121</text:p>
          </table:table-cell>
          <table:table-cell table:style-name="ce1" office:value-type="float" office:value="0.924652" calcext:value-type="float">
            <text:p>0.924652</text:p>
          </table:table-cell>
          <table:table-cell table:style-name="ce1" office:value-type="float" office:value="0.791824" calcext:value-type="float">
            <text:p>0.79182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31]+[.B$2]" office:value-type="float" office:value="0.152585" calcext:value-type="float">
            <text:p>0.152585</text:p>
          </table:table-cell>
          <table:table-cell table:formula="of:=[.C631]+[.C$2]" office:value-type="float" office:value="0.1017" calcext:value-type="float">
            <text:p>0.101700</text:p>
          </table:table-cell>
          <table:table-cell table:formula="of:=[.D631]+[.D$2]" office:value-type="float" office:value="0.799204" calcext:value-type="float">
            <text:p>0.799204</text:p>
          </table:table-cell>
          <table:table-cell table:style-name="ce1" office:value-type="float" office:value="-0.003326" calcext:value-type="float">
            <text:p>-0.003326</text:p>
          </table:table-cell>
          <table:table-cell table:style-name="ce1" office:value-type="float" office:value="0.275024" calcext:value-type="float">
            <text:p>0.275024</text:p>
          </table:table-cell>
          <table:table-cell table:style-name="ce1" office:value-type="float" office:value="0.961426" calcext:value-type="float">
            <text:p>0.961426</text:p>
          </table:table-cell>
          <table:table-cell table:style-name="ce1" office:value-type="float" office:value="0.766052" calcext:value-type="float">
            <text:p>0.766052</text:p>
          </table:table-cell>
          <table:table-cell table:style-name="ce1" office:value-type="float" office:value="0.951157" calcext:value-type="float">
            <text:p>0.951157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32]+[.B$2]" office:value-type="float" office:value="0.167645" calcext:value-type="float">
            <text:p>0.167645</text:p>
          </table:table-cell>
          <table:table-cell table:formula="of:=[.C632]+[.C$2]" office:value-type="float" office:value="0.10527" calcext:value-type="float">
            <text:p>0.105270</text:p>
          </table:table-cell>
          <table:table-cell table:formula="of:=[.D632]+[.D$2]" office:value-type="float" office:value="0.798273" calcext:value-type="float">
            <text:p>0.798273</text:p>
          </table:table-cell>
          <table:table-cell table:style-name="ce1" office:value-type="float" office:value="-0.005066" calcext:value-type="float">
            <text:p>-0.005066</text:p>
          </table:table-cell>
          <table:table-cell table:style-name="ce1" office:value-type="float" office:value="0.276062" calcext:value-type="float">
            <text:p>0.276062</text:p>
          </table:table-cell>
          <table:table-cell table:style-name="ce1" office:value-type="float" office:value="0.961121" calcext:value-type="float">
            <text:p>0.961121</text:p>
          </table:table-cell>
          <table:table-cell table:style-name="ce1" office:value-type="float" office:value="0.949158" calcext:value-type="float">
            <text:p>0.949158</text:p>
          </table:table-cell>
          <table:table-cell table:style-name="ce1" office:value-type="float" office:value="0.816193" calcext:value-type="float">
            <text:p>0.816193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33]+[.B$2]" office:value-type="float" office:value="0.152448" calcext:value-type="float">
            <text:p>0.152448</text:p>
          </table:table-cell>
          <table:table-cell table:formula="of:=[.C633]+[.C$2]" office:value-type="float" office:value="0.10524" calcext:value-type="float">
            <text:p>0.105240</text:p>
          </table:table-cell>
          <table:table-cell table:formula="of:=[.D633]+[.D$2]" office:value-type="float" office:value="0.798197" calcext:value-type="float">
            <text:p>0.798197</text:p>
          </table:table-cell>
          <table:table-cell table:style-name="ce1" office:value-type="float" office:value="-0.003326" calcext:value-type="float">
            <text:p>-0.003326</text:p>
          </table:table-cell>
          <table:table-cell table:style-name="ce1" office:value-type="float" office:value="0.275024" calcext:value-type="float">
            <text:p>0.275024</text:p>
          </table:table-cell>
          <table:table-cell table:style-name="ce1" office:value-type="float" office:value="0.961426" calcext:value-type="float">
            <text:p>0.961426</text:p>
          </table:table-cell>
          <table:table-cell table:style-name="ce1" office:value-type="float" office:value="0.790527" calcext:value-type="float">
            <text:p>0.790527</text:p>
          </table:table-cell>
          <table:table-cell table:style-name="ce1" office:value-type="float" office:value="0.975494" calcext:value-type="float">
            <text:p>0.975494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34]+[.B$2]" office:value-type="float" office:value="0.185406" calcext:value-type="float">
            <text:p>0.185406</text:p>
          </table:table-cell>
          <table:table-cell table:formula="of:=[.C634]+[.C$2]" office:value-type="float" office:value="0.101761" calcext:value-type="float">
            <text:p>0.101761</text:p>
          </table:table-cell>
          <table:table-cell table:formula="of:=[.D634]+[.D$2]" office:value-type="float" office:value="0.799356" calcext:value-type="float">
            <text:p>0.799356</text:p>
          </table:table-cell>
          <table:table-cell table:style-name="ce1" office:value-type="float" office:value="-0.004807" calcext:value-type="float">
            <text:p>-0.004807</text:p>
          </table:table-cell>
          <table:table-cell table:style-name="ce1" office:value-type="float" office:value="0.277191" calcext:value-type="float">
            <text:p>0.277191</text:p>
          </table:table-cell>
          <table:table-cell table:style-name="ce1" office:value-type="float" office:value="0.9608" calcext:value-type="float">
            <text:p>0.960800</text:p>
          </table:table-cell>
          <table:table-cell table:style-name="ce1" office:value-type="float" office:value="0.811066" calcext:value-type="float">
            <text:p>0.811066</text:p>
          </table:table-cell>
          <table:table-cell table:style-name="ce1" office:value-type="float" office:value="0.064529" calcext:value-type="float">
            <text:p>0.06452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35]+[.B$2]" office:value-type="float" office:value="0.167783" calcext:value-type="float">
            <text:p>0.167783</text:p>
          </table:table-cell>
          <table:table-cell table:formula="of:=[.C635]+[.C$2]" office:value-type="float" office:value="0.10173" calcext:value-type="float">
            <text:p>0.101730</text:p>
          </table:table-cell>
          <table:table-cell table:formula="of:=[.D635]+[.D$2]" office:value-type="float" office:value="0.79928" calcext:value-type="float">
            <text:p>0.799280</text:p>
          </table:table-cell>
          <table:table-cell table:style-name="ce1" office:value-type="float" office:value="-0.005066" calcext:value-type="float">
            <text:p>-0.005066</text:p>
          </table:table-cell>
          <table:table-cell table:style-name="ce1" office:value-type="float" office:value="0.276062" calcext:value-type="float">
            <text:p>0.276062</text:p>
          </table:table-cell>
          <table:table-cell table:style-name="ce1" office:value-type="float" office:value="0.961121" calcext:value-type="float">
            <text:p>0.961121</text:p>
          </table:table-cell>
          <table:table-cell table:style-name="ce1" office:value-type="float" office:value="0.96875" calcext:value-type="float">
            <text:p>0.968750</text:p>
          </table:table-cell>
          <table:table-cell table:style-name="ce1" office:value-type="float" office:value="0.227325" calcext:value-type="float">
            <text:p>0.22732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36]+[.B$2]" office:value-type="float" office:value="0.185269" calcext:value-type="float">
            <text:p>0.185269</text:p>
          </table:table-cell>
          <table:table-cell table:formula="of:=[.C636]+[.C$2]" office:value-type="float" office:value="0.105301" calcext:value-type="float">
            <text:p>0.105301</text:p>
          </table:table-cell>
          <table:table-cell table:formula="of:=[.D636]+[.D$2]" office:value-type="float" office:value="0.798334" calcext:value-type="float">
            <text:p>0.798334</text:p>
          </table:table-cell>
          <table:table-cell table:style-name="ce1" office:value-type="float" office:value="-0.004807" calcext:value-type="float">
            <text:p>-0.004807</text:p>
          </table:table-cell>
          <table:table-cell table:style-name="ce1" office:value-type="float" office:value="0.277191" calcext:value-type="float">
            <text:p>0.277191</text:p>
          </table:table-cell>
          <table:table-cell table:style-name="ce1" office:value-type="float" office:value="0.9608" calcext:value-type="float">
            <text:p>0.960800</text:p>
          </table:table-cell>
          <table:table-cell table:style-name="ce1" office:value-type="float" office:value="0.835449" calcext:value-type="float">
            <text:p>0.835449</text:p>
          </table:table-cell>
          <table:table-cell table:style-name="ce1" office:value-type="float" office:value="0.040009" calcext:value-type="float">
            <text:p>0.040009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37]+[.B$2]" office:value-type="float" office:value="0.167645" calcext:value-type="float">
            <text:p>0.167645</text:p>
          </table:table-cell>
          <table:table-cell table:formula="of:=[.C637]+[.C$2]" office:value-type="float" office:value="0.10527" calcext:value-type="float">
            <text:p>0.105270</text:p>
          </table:table-cell>
          <table:table-cell table:formula="of:=[.D637]+[.D$2]" office:value-type="float" office:value="0.798273" calcext:value-type="float">
            <text:p>0.798273</text:p>
          </table:table-cell>
          <table:table-cell table:style-name="ce1" office:value-type="float" office:value="-0.005066" calcext:value-type="float">
            <text:p>-0.005066</text:p>
          </table:table-cell>
          <table:table-cell table:style-name="ce1" office:value-type="float" office:value="0.276062" calcext:value-type="float">
            <text:p>0.276062</text:p>
          </table:table-cell>
          <table:table-cell table:style-name="ce1" office:value-type="float" office:value="0.961121" calcext:value-type="float">
            <text:p>0.961121</text:p>
          </table:table-cell>
          <table:table-cell table:style-name="ce1" office:value-type="float" office:value="0.993103" calcext:value-type="float">
            <text:p>0.993103</text:p>
          </table:table-cell>
          <table:table-cell table:style-name="ce1" office:value-type="float" office:value="0.202835" calcext:value-type="float">
            <text:p>0.202835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[.B638]+[.B$2]" office:value-type="float" office:value="0.147855" calcext:value-type="float">
            <text:p>0.147855</text:p>
          </table:table-cell>
          <table:table-cell table:formula="of:=[.C638]+[.C$2]" office:value-type="float" office:value="0.103424" calcext:value-type="float">
            <text:p>0.103424</text:p>
          </table:table-cell>
          <table:table-cell table:formula="of:=[.D638]+[.D$2]" office:value-type="float" office:value="0.7987" calcext:value-type="float">
            <text:p>0.798700</text:p>
          </table:table-cell>
          <table:table-cell table:style-name="ce1" office:value-type="float" office:value="-0.001358" calcext:value-type="float">
            <text:p>-0.001358</text:p>
          </table:table-cell>
          <table:table-cell table:style-name="ce1" office:value-type="float" office:value="0.275101" calcext:value-type="float">
            <text:p>0.275101</text:p>
          </table:table-cell>
          <table:table-cell table:style-name="ce1" office:value-type="float" office:value="0.961411" calcext:value-type="float">
            <text:p>0.961411</text:p>
          </table:table-cell>
          <table:table-cell table:style-name="ce1" office:value-type="float" office:value="0.744354" calcext:value-type="float">
            <text:p>0.744354</text:p>
          </table:table-cell>
          <table:table-cell table:style-name="ce1" office:value-type="float" office:value="0.993423" calcext:value-type="float">
            <text:p>0.99342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NEEDLE ROTATION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NIM_trans</text:p>
          </table:table-cell>
          <table:table-cell table:style-name="ce2" table:formula="of:=[.B323]+[.B$2]" office:value-type="float" office:value="0.17487" calcext:value-type="float">
            <text:p>0.174870</text:p>
          </table:table-cell>
          <table:table-cell table:style-name="ce2" table:formula="of:=[.C323]+[.C$2]" office:value-type="float" office:value="0.104232" calcext:value-type="float">
            <text:p>0.104232</text:p>
          </table:table-cell>
          <table:table-cell table:style-name="ce2" table:formula="of:=[.D323]+[.D$2]" office:value-type="float" office:value="0.80137" calcext:value-type="float">
            <text:p>0.801370</text:p>
          </table:table-cell>
          <table:table-cell table:style-name="ce2" table:formula="of:=[.E323]+[.B$2]" office:value-type="float" office:value="0.17487" calcext:value-type="float">
            <text:p>0.174870</text:p>
          </table:table-cell>
          <table:table-cell table:style-name="ce2" table:formula="of:=[.F323]+[.C$2]" office:value-type="float" office:value="0.104232" calcext:value-type="float">
            <text:p>0.104232</text:p>
          </table:table-cell>
          <table:table-cell table:style-name="ce2" table:formula="of:=[.G323]+[.D$2]" office:value-type="float" office:value="0.80137" calcext:value-type="float">
            <text:p>0.80137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IM_trans</text:p>
          </table:table-cell>
          <table:table-cell table:style-name="ce2" table:formula="of:=-[.B319]" office:value-type="float" office:value="-0.17487" calcext:value-type="float">
            <text:p>-0.174870</text:p>
          </table:table-cell>
          <table:table-cell table:style-name="ce2" table:formula="of:=-[.C319]" office:value-type="float" office:value="-0.104232" calcext:value-type="float">
            <text:p>-0.104232</text:p>
          </table:table-cell>
          <table:table-cell table:style-name="ce2" table:formula="of:=-[.D319]" office:value-type="float" office:value="-0.80137" calcext:value-type="float">
            <text:p>-0.801370</text:p>
          </table:table-cell>
          <table:table-cell table:style-name="ce2" table:formula="of:=-[.E319]" office:value-type="float" office:value="-0.17487" calcext:value-type="float">
            <text:p>-0.174870</text:p>
          </table:table-cell>
          <table:table-cell table:style-name="ce2" table:formula="of:=-[.F319]" office:value-type="float" office:value="-0.104232" calcext:value-type="float">
            <text:p>-0.104232</text:p>
          </table:table-cell>
          <table:table-cell table:style-name="ce2" table:formula="of:=-[.G319]" office:value-type="float" office:value="-0.80137" calcext:value-type="float">
            <text:p>-0.801370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2" office:value-type="string" calcext:value-type="string">
            <text:p>none</text:p>
          </table:table-cell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 office:value-type="string" calcext:value-type="string">
            <text:p>ORIGINAL DATA</text:p>
          </table:table-cell>
          <table:table-cell table:style-name="ce2" table:number-columns-repeated="9"/>
        </table:table-row>
        <table:table-row table:style-name="ro1">
          <table:table-cell office:value-type="string" calcext:value-type="string">
            <text:p>ANIM_trans</text:p>
          </table:table-cell>
          <table:table-cell table:style-name="ce3" office:value-type="string" calcext:value-type="string">
            <text:p><text:span text:style-name="T1">-0.000130</text:span></text:p>
          </table:table-cell>
          <table:table-cell table:style-name="ce3" office:value-type="string" calcext:value-type="string">
            <text:p><text:span text:style-name="T1">0.104232 </text:span></text:p>
          </table:table-cell>
          <table:table-cell table:style-name="ce3" office:value-type="string" calcext:value-type="string">
            <text:p><text:span text:style-name="T1">0.798370</text:span></text:p>
          </table:table-cell>
          <table:table-cell table:style-name="ce3" office:value-type="string" calcext:value-type="string">
            <text:p><text:span text:style-name="T1">-0.000130</text:span></text:p>
          </table:table-cell>
          <table:table-cell table:style-name="ce3" office:value-type="string" calcext:value-type="string">
            <text:p><text:span text:style-name="T1">0.104232 </text:span></text:p>
          </table:table-cell>
          <table:table-cell table:style-name="ce3" office:value-type="string" calcext:value-type="string">
            <text:p><text:span text:style-name="T1">0.798370</text:span></text:p>
          </table:table-cell>
          <table:table-cell table:number-columns-repeated="2" table:style-name="ce2" office:value-type="float" office:value="0" calcext:value-type="float">
            <text:p>0.000000</text:p>
          </table:table-cell>
          <table:table-cell table:style-name="ce3" office:value-type="string" calcext:value-type="string">
            <text:p><text:span text:style-name="T1">none</text:span>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float" office:value="-0.007675" calcext:value-type="float">
            <text:p>-0.007675</text:p>
          </table:table-cell>
          <table:table-cell office:value-type="float" office:value="0.131256" calcext:value-type="float">
            <text:p>0.131256</text:p>
          </table:table-cell>
          <table:table-cell office:value-type="float" office:value="0.789337" calcext:value-type="float">
            <text:p>0.789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548" calcext:value-type="float">
            <text:p>-0.002548</text:p>
          </table:table-cell>
          <table:table-cell office:value-type="float" office:value="0.13208" calcext:value-type="float">
            <text:p>0.132080</text:p>
          </table:table-cell>
          <table:table-cell office:value-type="float" office:value="0.789078" calcext:value-type="float">
            <text:p>0.789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675" calcext:value-type="float">
            <text:p>-0.007675</text:p>
          </table:table-cell>
          <table:table-cell office:value-type="float" office:value="0.129974" calcext:value-type="float">
            <text:p>0.129974</text:p>
          </table:table-cell>
          <table:table-cell office:value-type="float" office:value="0.78537" calcext:value-type="float">
            <text:p>0.7853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548" calcext:value-type="float">
            <text:p>-0.002548</text:p>
          </table:table-cell>
          <table:table-cell office:value-type="float" office:value="0.130783" calcext:value-type="float">
            <text:p>0.130783</text:p>
          </table:table-cell>
          <table:table-cell office:value-type="float" office:value="0.785095" calcext:value-type="float">
            <text:p>0.785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948" calcext:value-type="float">
            <text:p>-0.011948</text:p>
          </table:table-cell>
          <table:table-cell office:value-type="float" office:value="0.129639" calcext:value-type="float">
            <text:p>0.129639</text:p>
          </table:table-cell>
          <table:table-cell office:value-type="float" office:value="0.789871" calcext:value-type="float">
            <text:p>0.789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948" calcext:value-type="float">
            <text:p>-0.011948</text:p>
          </table:table-cell>
          <table:table-cell office:value-type="float" office:value="0.128342" calcext:value-type="float">
            <text:p>0.128342</text:p>
          </table:table-cell>
          <table:table-cell office:value-type="float" office:value="0.785889" calcext:value-type="float">
            <text:p>0.78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535" calcext:value-type="float">
            <text:p>-0.015350</text:p>
          </table:table-cell>
          <table:table-cell office:value-type="float" office:value="0.128006" calcext:value-type="float">
            <text:p>0.128006</text:p>
          </table:table-cell>
          <table:table-cell office:value-type="float" office:value="0.79039" calcext:value-type="float">
            <text:p>0.7903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535" calcext:value-type="float">
            <text:p>-0.015350</text:p>
          </table:table-cell>
          <table:table-cell office:value-type="float" office:value="0.126724" calcext:value-type="float">
            <text:p>0.126724</text:p>
          </table:table-cell>
          <table:table-cell office:value-type="float" office:value="0.786423" calcext:value-type="float">
            <text:p>0.78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9638" calcext:value-type="float">
            <text:p>-0.019638</text:p>
          </table:table-cell>
          <table:table-cell office:value-type="float" office:value="0.124756" calcext:value-type="float">
            <text:p>0.124756</text:p>
          </table:table-cell>
          <table:table-cell office:value-type="float" office:value="0.791458" calcext:value-type="float">
            <text:p>0.791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9638" calcext:value-type="float">
            <text:p>-0.019638</text:p>
          </table:table-cell>
          <table:table-cell office:value-type="float" office:value="0.123474" calcext:value-type="float">
            <text:p>0.123474</text:p>
          </table:table-cell>
          <table:table-cell office:value-type="float" office:value="0.787476" calcext:value-type="float">
            <text:p>0.78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347" calcext:value-type="float">
            <text:p>-0.021347</text:p>
          </table:table-cell>
          <table:table-cell office:value-type="float" office:value="0.123138" calcext:value-type="float">
            <text:p>0.123138</text:p>
          </table:table-cell>
          <table:table-cell office:value-type="float" office:value="0.791977" calcext:value-type="float">
            <text:p>0.791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347" calcext:value-type="float">
            <text:p>-0.021347</text:p>
          </table:table-cell>
          <table:table-cell office:value-type="float" office:value="0.121841" calcext:value-type="float">
            <text:p>0.121841</text:p>
          </table:table-cell>
          <table:table-cell office:value-type="float" office:value="0.78801" calcext:value-type="float">
            <text:p>0.7880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765" calcext:value-type="float">
            <text:p>-0.024765</text:p>
          </table:table-cell>
          <table:table-cell office:value-type="float" office:value="0.11908" calcext:value-type="float">
            <text:p>0.119080</text:p>
          </table:table-cell>
          <table:table-cell office:value-type="float" office:value="0.793304" calcext:value-type="float">
            <text:p>0.793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765" calcext:value-type="float">
            <text:p>-0.024765</text:p>
          </table:table-cell>
          <table:table-cell office:value-type="float" office:value="0.117783" calcext:value-type="float">
            <text:p>0.117783</text:p>
          </table:table-cell>
          <table:table-cell office:value-type="float" office:value="0.789322" calcext:value-type="float">
            <text:p>0.78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6474" calcext:value-type="float">
            <text:p>-0.026474</text:p>
          </table:table-cell>
          <table:table-cell office:value-type="float" office:value="0.115829" calcext:value-type="float">
            <text:p>0.115829</text:p>
          </table:table-cell>
          <table:table-cell office:value-type="float" office:value="0.794357" calcext:value-type="float">
            <text:p>0.794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6474" calcext:value-type="float">
            <text:p>-0.026474</text:p>
          </table:table-cell>
          <table:table-cell office:value-type="float" office:value="0.114532" calcext:value-type="float">
            <text:p>0.114532</text:p>
          </table:table-cell>
          <table:table-cell office:value-type="float" office:value="0.790375" calcext:value-type="float">
            <text:p>0.790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8183" calcext:value-type="float">
            <text:p>-0.028183</text:p>
          </table:table-cell>
          <table:table-cell office:value-type="float" office:value="0.111755" calcext:value-type="float">
            <text:p>0.111755</text:p>
          </table:table-cell>
          <table:table-cell office:value-type="float" office:value="0.79567" calcext:value-type="float">
            <text:p>0.7956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8183" calcext:value-type="float">
            <text:p>-0.028183</text:p>
          </table:table-cell>
          <table:table-cell office:value-type="float" office:value="0.110474" calcext:value-type="float">
            <text:p>0.110474</text:p>
          </table:table-cell>
          <table:table-cell office:value-type="float" office:value="0.791702" calcext:value-type="float">
            <text:p>0.791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2" calcext:value-type="float">
            <text:p>-0.029022</text:p>
          </table:table-cell>
          <table:table-cell office:value-type="float" office:value="0.106888" calcext:value-type="float">
            <text:p>0.106888</text:p>
          </table:table-cell>
          <table:table-cell office:value-type="float" office:value="0.797256" calcext:value-type="float">
            <text:p>0.79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2" calcext:value-type="float">
            <text:p>-0.029022</text:p>
          </table:table-cell>
          <table:table-cell office:value-type="float" office:value="0.105591" calcext:value-type="float">
            <text:p>0.105591</text:p>
          </table:table-cell>
          <table:table-cell office:value-type="float" office:value="0.793289" calcext:value-type="float">
            <text:p>0.793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2" calcext:value-type="float">
            <text:p>-0.029022</text:p>
          </table:table-cell>
          <table:table-cell office:value-type="float" office:value="0.102005" calcext:value-type="float">
            <text:p>0.102005</text:p>
          </table:table-cell>
          <table:table-cell office:value-type="float" office:value="0.798843" calcext:value-type="float">
            <text:p>0.79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2" calcext:value-type="float">
            <text:p>-0.029022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4876" calcext:value-type="float">
            <text:p>0.794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8183" calcext:value-type="float">
            <text:p>-0.028183</text:p>
          </table:table-cell>
          <table:table-cell office:value-type="float" office:value="0.097137" calcext:value-type="float">
            <text:p>0.097137</text:p>
          </table:table-cell>
          <table:table-cell office:value-type="float" office:value="0.80043" calcext:value-type="float">
            <text:p>0.8004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8183" calcext:value-type="float">
            <text:p>-0.028183</text:p>
          </table:table-cell>
          <table:table-cell office:value-type="float" office:value="0.09584" calcext:value-type="float">
            <text:p>0.095840</text:p>
          </table:table-cell>
          <table:table-cell office:value-type="float" office:value="0.796448" calcext:value-type="float">
            <text:p>0.796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6474" calcext:value-type="float">
            <text:p>-0.026474</text:p>
          </table:table-cell>
          <table:table-cell office:value-type="float" office:value="0.093063" calcext:value-type="float">
            <text:p>0.093063</text:p>
          </table:table-cell>
          <table:table-cell office:value-type="float" office:value="0.801743" calcext:value-type="float">
            <text:p>0.8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6474" calcext:value-type="float">
            <text:p>-0.026474</text:p>
          </table:table-cell>
          <table:table-cell office:value-type="float" office:value="0.091782" calcext:value-type="float">
            <text:p>0.091782</text:p>
          </table:table-cell>
          <table:table-cell office:value-type="float" office:value="0.797775" calcext:value-type="float">
            <text:p>0.79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765" calcext:value-type="float">
            <text:p>-0.024765</text:p>
          </table:table-cell>
          <table:table-cell office:value-type="float" office:value="0.089813" calcext:value-type="float">
            <text:p>0.089813</text:p>
          </table:table-cell>
          <table:table-cell office:value-type="float" office:value="0.802811" calcext:value-type="float">
            <text:p>0.802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765" calcext:value-type="float">
            <text:p>-0.024765</text:p>
          </table:table-cell>
          <table:table-cell office:value-type="float" office:value="0.088531" calcext:value-type="float">
            <text:p>0.088531</text:p>
          </table:table-cell>
          <table:table-cell office:value-type="float" office:value="0.798828" calcext:value-type="float">
            <text:p>0.798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347" calcext:value-type="float">
            <text:p>-0.021347</text:p>
          </table:table-cell>
          <table:table-cell office:value-type="float" office:value="0.085754" calcext:value-type="float">
            <text:p>0.085754</text:p>
          </table:table-cell>
          <table:table-cell office:value-type="float" office:value="0.804123" calcext:value-type="float">
            <text:p>0.804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347" calcext:value-type="float">
            <text:p>-0.021347</text:p>
          </table:table-cell>
          <table:table-cell office:value-type="float" office:value="0.084457" calcext:value-type="float">
            <text:p>0.084457</text:p>
          </table:table-cell>
          <table:table-cell office:value-type="float" office:value="0.800156" calcext:value-type="float">
            <text:p>0.800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9638" calcext:value-type="float">
            <text:p>-0.019638</text:p>
          </table:table-cell>
          <table:table-cell office:value-type="float" office:value="0.084122" calcext:value-type="float">
            <text:p>0.084122</text:p>
          </table:table-cell>
          <table:table-cell office:value-type="float" office:value="0.804657" calcext:value-type="float">
            <text:p>0.804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9638" calcext:value-type="float">
            <text:p>-0.019638</text:p>
          </table:table-cell>
          <table:table-cell office:value-type="float" office:value="0.08284" calcext:value-type="float">
            <text:p>0.082840</text:p>
          </table:table-cell>
          <table:table-cell office:value-type="float" office:value="0.800674" calcext:value-type="float">
            <text:p>0.800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535" calcext:value-type="float">
            <text:p>-0.015350</text:p>
          </table:table-cell>
          <table:table-cell office:value-type="float" office:value="0.080872" calcext:value-type="float">
            <text:p>0.080872</text:p>
          </table:table-cell>
          <table:table-cell office:value-type="float" office:value="0.80571" calcext:value-type="float">
            <text:p>0.8057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535" calcext:value-type="float">
            <text:p>-0.015350</text:p>
          </table:table-cell>
          <table:table-cell office:value-type="float" office:value="0.07959" calcext:value-type="float">
            <text:p>0.079590</text:p>
          </table:table-cell>
          <table:table-cell office:value-type="float" office:value="0.801743" calcext:value-type="float">
            <text:p>0.8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948" calcext:value-type="float">
            <text:p>-0.011948</text:p>
          </table:table-cell>
          <table:table-cell office:value-type="float" office:value="0.079254" calcext:value-type="float">
            <text:p>0.079254</text:p>
          </table:table-cell>
          <table:table-cell office:value-type="float" office:value="0.806244" calcext:value-type="float">
            <text:p>0.806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948" calcext:value-type="float">
            <text:p>-0.011948</text:p>
          </table:table-cell>
          <table:table-cell office:value-type="float" office:value="0.077957" calcext:value-type="float">
            <text:p>0.077957</text:p>
          </table:table-cell>
          <table:table-cell office:value-type="float" office:value="0.802261" calcext:value-type="float">
            <text:p>0.802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675" calcext:value-type="float">
            <text:p>-0.007675</text:p>
          </table:table-cell>
          <table:table-cell office:value-type="float" office:value="0.077621" calcext:value-type="float">
            <text:p>0.077621</text:p>
          </table:table-cell>
          <table:table-cell office:value-type="float" office:value="0.806763" calcext:value-type="float">
            <text:p>0.80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675" calcext:value-type="float">
            <text:p>-0.007675</text:p>
          </table:table-cell>
          <table:table-cell office:value-type="float" office:value="0.07634" calcext:value-type="float">
            <text:p>0.076340</text:p>
          </table:table-cell>
          <table:table-cell office:value-type="float" office:value="0.802795" calcext:value-type="float">
            <text:p>0.802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548" calcext:value-type="float">
            <text:p>-0.002548</text:p>
          </table:table-cell>
          <table:table-cell office:value-type="float" office:value="0.076813" calcext:value-type="float">
            <text:p>0.076813</text:p>
          </table:table-cell>
          <table:table-cell office:value-type="float" office:value="0.807022" calcext:value-type="float">
            <text:p>0.807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548" calcext:value-type="float">
            <text:p>-0.002548</text:p>
          </table:table-cell>
          <table:table-cell office:value-type="float" office:value="0.075516" calcext:value-type="float">
            <text:p>0.075516</text:p>
          </table:table-cell>
          <table:table-cell office:value-type="float" office:value="0.803055" calcext:value-type="float">
            <text:p>0.803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79" calcext:value-type="float">
            <text:p>0.002579</text:p>
          </table:table-cell>
          <table:table-cell office:value-type="float" office:value="0.076813" calcext:value-type="float">
            <text:p>0.076813</text:p>
          </table:table-cell>
          <table:table-cell office:value-type="float" office:value="0.807022" calcext:value-type="float">
            <text:p>0.807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79" calcext:value-type="float">
            <text:p>0.002579</text:p>
          </table:table-cell>
          <table:table-cell office:value-type="float" office:value="0.075516" calcext:value-type="float">
            <text:p>0.075516</text:p>
          </table:table-cell>
          <table:table-cell office:value-type="float" office:value="0.803055" calcext:value-type="float">
            <text:p>0.803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706" calcext:value-type="float">
            <text:p>0.007706</text:p>
          </table:table-cell>
          <table:table-cell office:value-type="float" office:value="0.077621" calcext:value-type="float">
            <text:p>0.077621</text:p>
          </table:table-cell>
          <table:table-cell office:value-type="float" office:value="0.806763" calcext:value-type="float">
            <text:p>0.80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706" calcext:value-type="float">
            <text:p>0.007706</text:p>
          </table:table-cell>
          <table:table-cell office:value-type="float" office:value="0.07634" calcext:value-type="float">
            <text:p>0.076340</text:p>
          </table:table-cell>
          <table:table-cell office:value-type="float" office:value="0.802795" calcext:value-type="float">
            <text:p>0.802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978" calcext:value-type="float">
            <text:p>0.011978</text:p>
          </table:table-cell>
          <table:table-cell office:value-type="float" office:value="0.079254" calcext:value-type="float">
            <text:p>0.079254</text:p>
          </table:table-cell>
          <table:table-cell office:value-type="float" office:value="0.806244" calcext:value-type="float">
            <text:p>0.806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978" calcext:value-type="float">
            <text:p>0.011978</text:p>
          </table:table-cell>
          <table:table-cell office:value-type="float" office:value="0.077957" calcext:value-type="float">
            <text:p>0.077957</text:p>
          </table:table-cell>
          <table:table-cell office:value-type="float" office:value="0.802261" calcext:value-type="float">
            <text:p>0.802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5396" calcext:value-type="float">
            <text:p>0.015396</text:p>
          </table:table-cell>
          <table:table-cell office:value-type="float" office:value="0.080872" calcext:value-type="float">
            <text:p>0.080872</text:p>
          </table:table-cell>
          <table:table-cell office:value-type="float" office:value="0.80571" calcext:value-type="float">
            <text:p>0.8057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5396" calcext:value-type="float">
            <text:p>0.015396</text:p>
          </table:table-cell>
          <table:table-cell office:value-type="float" office:value="0.07959" calcext:value-type="float">
            <text:p>0.079590</text:p>
          </table:table-cell>
          <table:table-cell office:value-type="float" office:value="0.801743" calcext:value-type="float">
            <text:p>0.8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9669" calcext:value-type="float">
            <text:p>0.019669</text:p>
          </table:table-cell>
          <table:table-cell office:value-type="float" office:value="0.084122" calcext:value-type="float">
            <text:p>0.084122</text:p>
          </table:table-cell>
          <table:table-cell office:value-type="float" office:value="0.804657" calcext:value-type="float">
            <text:p>0.804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9669" calcext:value-type="float">
            <text:p>0.019669</text:p>
          </table:table-cell>
          <table:table-cell office:value-type="float" office:value="0.08284" calcext:value-type="float">
            <text:p>0.082840</text:p>
          </table:table-cell>
          <table:table-cell office:value-type="float" office:value="0.800674" calcext:value-type="float">
            <text:p>0.800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378" calcext:value-type="float">
            <text:p>0.021378</text:p>
          </table:table-cell>
          <table:table-cell office:value-type="float" office:value="0.085754" calcext:value-type="float">
            <text:p>0.085754</text:p>
          </table:table-cell>
          <table:table-cell office:value-type="float" office:value="0.804123" calcext:value-type="float">
            <text:p>0.804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378" calcext:value-type="float">
            <text:p>0.021378</text:p>
          </table:table-cell>
          <table:table-cell office:value-type="float" office:value="0.084457" calcext:value-type="float">
            <text:p>0.084457</text:p>
          </table:table-cell>
          <table:table-cell office:value-type="float" office:value="0.800156" calcext:value-type="float">
            <text:p>0.800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796" calcext:value-type="float">
            <text:p>0.024796</text:p>
          </table:table-cell>
          <table:table-cell office:value-type="float" office:value="0.089813" calcext:value-type="float">
            <text:p>0.089813</text:p>
          </table:table-cell>
          <table:table-cell office:value-type="float" office:value="0.802811" calcext:value-type="float">
            <text:p>0.802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796" calcext:value-type="float">
            <text:p>0.024796</text:p>
          </table:table-cell>
          <table:table-cell office:value-type="float" office:value="0.088531" calcext:value-type="float">
            <text:p>0.088531</text:p>
          </table:table-cell>
          <table:table-cell office:value-type="float" office:value="0.798828" calcext:value-type="float">
            <text:p>0.798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505" calcext:value-type="float">
            <text:p>0.026505</text:p>
          </table:table-cell>
          <table:table-cell office:value-type="float" office:value="0.093063" calcext:value-type="float">
            <text:p>0.093063</text:p>
          </table:table-cell>
          <table:table-cell office:value-type="float" office:value="0.801743" calcext:value-type="float">
            <text:p>0.8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505" calcext:value-type="float">
            <text:p>0.026505</text:p>
          </table:table-cell>
          <table:table-cell office:value-type="float" office:value="0.091782" calcext:value-type="float">
            <text:p>0.091782</text:p>
          </table:table-cell>
          <table:table-cell office:value-type="float" office:value="0.797775" calcext:value-type="float">
            <text:p>0.79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8214" calcext:value-type="float">
            <text:p>0.028214</text:p>
          </table:table-cell>
          <table:table-cell office:value-type="float" office:value="0.097137" calcext:value-type="float">
            <text:p>0.097137</text:p>
          </table:table-cell>
          <table:table-cell office:value-type="float" office:value="0.80043" calcext:value-type="float">
            <text:p>0.8004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8214" calcext:value-type="float">
            <text:p>0.028214</text:p>
          </table:table-cell>
          <table:table-cell office:value-type="float" office:value="0.09584" calcext:value-type="float">
            <text:p>0.095840</text:p>
          </table:table-cell>
          <table:table-cell office:value-type="float" office:value="0.796448" calcext:value-type="float">
            <text:p>0.796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068" calcext:value-type="float">
            <text:p>0.029068</text:p>
          </table:table-cell>
          <table:table-cell office:value-type="float" office:value="0.102005" calcext:value-type="float">
            <text:p>0.102005</text:p>
          </table:table-cell>
          <table:table-cell office:value-type="float" office:value="0.798843" calcext:value-type="float">
            <text:p>0.79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068" calcext:value-type="float">
            <text:p>0.029068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4876" calcext:value-type="float">
            <text:p>0.794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068" calcext:value-type="float">
            <text:p>0.029068</text:p>
          </table:table-cell>
          <table:table-cell office:value-type="float" office:value="0.106888" calcext:value-type="float">
            <text:p>0.106888</text:p>
          </table:table-cell>
          <table:table-cell office:value-type="float" office:value="0.797256" calcext:value-type="float">
            <text:p>0.79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068" calcext:value-type="float">
            <text:p>0.029068</text:p>
          </table:table-cell>
          <table:table-cell office:value-type="float" office:value="0.105591" calcext:value-type="float">
            <text:p>0.105591</text:p>
          </table:table-cell>
          <table:table-cell office:value-type="float" office:value="0.793289" calcext:value-type="float">
            <text:p>0.793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8214" calcext:value-type="float">
            <text:p>0.028214</text:p>
          </table:table-cell>
          <table:table-cell office:value-type="float" office:value="0.111755" calcext:value-type="float">
            <text:p>0.111755</text:p>
          </table:table-cell>
          <table:table-cell office:value-type="float" office:value="0.79567" calcext:value-type="float">
            <text:p>0.7956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8214" calcext:value-type="float">
            <text:p>0.028214</text:p>
          </table:table-cell>
          <table:table-cell office:value-type="float" office:value="0.110474" calcext:value-type="float">
            <text:p>0.110474</text:p>
          </table:table-cell>
          <table:table-cell office:value-type="float" office:value="0.791702" calcext:value-type="float">
            <text:p>0.791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505" calcext:value-type="float">
            <text:p>0.026505</text:p>
          </table:table-cell>
          <table:table-cell office:value-type="float" office:value="0.115829" calcext:value-type="float">
            <text:p>0.115829</text:p>
          </table:table-cell>
          <table:table-cell office:value-type="float" office:value="0.794357" calcext:value-type="float">
            <text:p>0.794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505" calcext:value-type="float">
            <text:p>0.026505</text:p>
          </table:table-cell>
          <table:table-cell office:value-type="float" office:value="0.114532" calcext:value-type="float">
            <text:p>0.114532</text:p>
          </table:table-cell>
          <table:table-cell office:value-type="float" office:value="0.790375" calcext:value-type="float">
            <text:p>0.790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796" calcext:value-type="float">
            <text:p>0.024796</text:p>
          </table:table-cell>
          <table:table-cell office:value-type="float" office:value="0.11908" calcext:value-type="float">
            <text:p>0.119080</text:p>
          </table:table-cell>
          <table:table-cell office:value-type="float" office:value="0.793304" calcext:value-type="float">
            <text:p>0.793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796" calcext:value-type="float">
            <text:p>0.024796</text:p>
          </table:table-cell>
          <table:table-cell office:value-type="float" office:value="0.117783" calcext:value-type="float">
            <text:p>0.117783</text:p>
          </table:table-cell>
          <table:table-cell office:value-type="float" office:value="0.789322" calcext:value-type="float">
            <text:p>0.78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378" calcext:value-type="float">
            <text:p>0.021378</text:p>
          </table:table-cell>
          <table:table-cell office:value-type="float" office:value="0.123138" calcext:value-type="float">
            <text:p>0.123138</text:p>
          </table:table-cell>
          <table:table-cell office:value-type="float" office:value="0.791977" calcext:value-type="float">
            <text:p>0.791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378" calcext:value-type="float">
            <text:p>0.021378</text:p>
          </table:table-cell>
          <table:table-cell office:value-type="float" office:value="0.121841" calcext:value-type="float">
            <text:p>0.121841</text:p>
          </table:table-cell>
          <table:table-cell office:value-type="float" office:value="0.78801" calcext:value-type="float">
            <text:p>0.7880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9669" calcext:value-type="float">
            <text:p>0.019669</text:p>
          </table:table-cell>
          <table:table-cell office:value-type="float" office:value="0.124756" calcext:value-type="float">
            <text:p>0.124756</text:p>
          </table:table-cell>
          <table:table-cell office:value-type="float" office:value="0.791458" calcext:value-type="float">
            <text:p>0.791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9669" calcext:value-type="float">
            <text:p>0.019669</text:p>
          </table:table-cell>
          <table:table-cell office:value-type="float" office:value="0.123474" calcext:value-type="float">
            <text:p>0.123474</text:p>
          </table:table-cell>
          <table:table-cell office:value-type="float" office:value="0.787476" calcext:value-type="float">
            <text:p>0.78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5396" calcext:value-type="float">
            <text:p>0.015396</text:p>
          </table:table-cell>
          <table:table-cell office:value-type="float" office:value="0.128006" calcext:value-type="float">
            <text:p>0.128006</text:p>
          </table:table-cell>
          <table:table-cell office:value-type="float" office:value="0.79039" calcext:value-type="float">
            <text:p>0.7903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5396" calcext:value-type="float">
            <text:p>0.015396</text:p>
          </table:table-cell>
          <table:table-cell office:value-type="float" office:value="0.126724" calcext:value-type="float">
            <text:p>0.126724</text:p>
          </table:table-cell>
          <table:table-cell office:value-type="float" office:value="0.786423" calcext:value-type="float">
            <text:p>0.78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978" calcext:value-type="float">
            <text:p>0.011978</text:p>
          </table:table-cell>
          <table:table-cell office:value-type="float" office:value="0.129639" calcext:value-type="float">
            <text:p>0.129639</text:p>
          </table:table-cell>
          <table:table-cell office:value-type="float" office:value="0.789871" calcext:value-type="float">
            <text:p>0.789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978" calcext:value-type="float">
            <text:p>0.011978</text:p>
          </table:table-cell>
          <table:table-cell office:value-type="float" office:value="0.128342" calcext:value-type="float">
            <text:p>0.128342</text:p>
          </table:table-cell>
          <table:table-cell office:value-type="float" office:value="0.785889" calcext:value-type="float">
            <text:p>0.78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706" calcext:value-type="float">
            <text:p>0.007706</text:p>
          </table:table-cell>
          <table:table-cell office:value-type="float" office:value="0.131256" calcext:value-type="float">
            <text:p>0.131256</text:p>
          </table:table-cell>
          <table:table-cell office:value-type="float" office:value="0.789337" calcext:value-type="float">
            <text:p>0.789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706" calcext:value-type="float">
            <text:p>0.007706</text:p>
          </table:table-cell>
          <table:table-cell office:value-type="float" office:value="0.129974" calcext:value-type="float">
            <text:p>0.129974</text:p>
          </table:table-cell>
          <table:table-cell office:value-type="float" office:value="0.78537" calcext:value-type="float">
            <text:p>0.7853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79" calcext:value-type="float">
            <text:p>0.002579</text:p>
          </table:table-cell>
          <table:table-cell office:value-type="float" office:value="0.13208" calcext:value-type="float">
            <text:p>0.132080</text:p>
          </table:table-cell>
          <table:table-cell office:value-type="float" office:value="0.789078" calcext:value-type="float">
            <text:p>0.789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79" calcext:value-type="float">
            <text:p>0.002579</text:p>
          </table:table-cell>
          <table:table-cell office:value-type="float" office:value="0.130783" calcext:value-type="float">
            <text:p>0.130783</text:p>
          </table:table-cell>
          <table:table-cell office:value-type="float" office:value="0.785095" calcext:value-type="float">
            <text:p>0.785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487" calcext:value-type="float">
            <text:p>-0.002487</text:p>
          </table:table-cell>
          <table:table-cell office:value-type="float" office:value="0.135651" calcext:value-type="float">
            <text:p>0.135651</text:p>
          </table:table-cell>
          <table:table-cell office:value-type="float" office:value="0.7883" calcext:value-type="float">
            <text:p>0.7883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548" calcext:value-type="float">
            <text:p>-0.002548</text:p>
          </table:table-cell>
          <table:table-cell office:value-type="float" office:value="0.13208" calcext:value-type="float">
            <text:p>0.132080</text:p>
          </table:table-cell>
          <table:table-cell office:value-type="float" office:value="0.789078" calcext:value-type="float">
            <text:p>0.789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523" calcext:value-type="float">
            <text:p>-0.007523</text:p>
          </table:table-cell>
          <table:table-cell office:value-type="float" office:value="0.134857" calcext:value-type="float">
            <text:p>0.134857</text:p>
          </table:table-cell>
          <table:table-cell office:value-type="float" office:value="0.788559" calcext:value-type="float">
            <text:p>0.788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675" calcext:value-type="float">
            <text:p>-0.007675</text:p>
          </table:table-cell>
          <table:table-cell office:value-type="float" office:value="0.131256" calcext:value-type="float">
            <text:p>0.131256</text:p>
          </table:table-cell>
          <table:table-cell office:value-type="float" office:value="0.789337" calcext:value-type="float">
            <text:p>0.789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948" calcext:value-type="float">
            <text:p>-0.011948</text:p>
          </table:table-cell>
          <table:table-cell office:value-type="float" office:value="0.129639" calcext:value-type="float">
            <text:p>0.129639</text:p>
          </table:table-cell>
          <table:table-cell office:value-type="float" office:value="0.789871" calcext:value-type="float">
            <text:p>0.789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558" calcext:value-type="float">
            <text:p>-0.012558</text:p>
          </table:table-cell>
          <table:table-cell office:value-type="float" office:value="0.133255" calcext:value-type="float">
            <text:p>0.133255</text:p>
          </table:table-cell>
          <table:table-cell office:value-type="float" office:value="0.789078" calcext:value-type="float">
            <text:p>0.789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535" calcext:value-type="float">
            <text:p>-0.015350</text:p>
          </table:table-cell>
          <table:table-cell office:value-type="float" office:value="0.128006" calcext:value-type="float">
            <text:p>0.128006</text:p>
          </table:table-cell>
          <table:table-cell office:value-type="float" office:value="0.79039" calcext:value-type="float">
            <text:p>0.7903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7578" calcext:value-type="float">
            <text:p>-0.017578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0.789856" calcext:value-type="float">
            <text:p>0.789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9638" calcext:value-type="float">
            <text:p>-0.019638</text:p>
          </table:table-cell>
          <table:table-cell office:value-type="float" office:value="0.124756" calcext:value-type="float">
            <text:p>0.124756</text:p>
          </table:table-cell>
          <table:table-cell office:value-type="float" office:value="0.791458" calcext:value-type="float">
            <text:p>0.791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774" calcext:value-type="float">
            <text:p>-0.021774</text:p>
          </table:table-cell>
          <table:table-cell office:value-type="float" office:value="0.127686" calcext:value-type="float">
            <text:p>0.127686</text:p>
          </table:table-cell>
          <table:table-cell office:value-type="float" office:value="0.790894" calcext:value-type="float">
            <text:p>0.790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347" calcext:value-type="float">
            <text:p>-0.021347</text:p>
          </table:table-cell>
          <table:table-cell office:value-type="float" office:value="0.123138" calcext:value-type="float">
            <text:p>0.123138</text:p>
          </table:table-cell>
          <table:table-cell office:value-type="float" office:value="0.791977" calcext:value-type="float">
            <text:p>0.791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292" calcext:value-type="float">
            <text:p>-0.024292</text:p>
          </table:table-cell>
          <table:table-cell office:value-type="float" office:value="0.12529" calcext:value-type="float">
            <text:p>0.125290</text:p>
          </table:table-cell>
          <table:table-cell office:value-type="float" office:value="0.791672" calcext:value-type="float">
            <text:p>0.791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765" calcext:value-type="float">
            <text:p>-0.024765</text:p>
          </table:table-cell>
          <table:table-cell office:value-type="float" office:value="0.11908" calcext:value-type="float">
            <text:p>0.119080</text:p>
          </table:table-cell>
          <table:table-cell office:value-type="float" office:value="0.793304" calcext:value-type="float">
            <text:p>0.793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7634" calcext:value-type="float">
            <text:p>-0.027634</text:p>
          </table:table-cell>
          <table:table-cell office:value-type="float" office:value="0.121307" calcext:value-type="float">
            <text:p>0.121307</text:p>
          </table:table-cell>
          <table:table-cell office:value-type="float" office:value="0.792969" calcext:value-type="float">
            <text:p>0.792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6474" calcext:value-type="float">
            <text:p>-0.026474</text:p>
          </table:table-cell>
          <table:table-cell office:value-type="float" office:value="0.115829" calcext:value-type="float">
            <text:p>0.115829</text:p>
          </table:table-cell>
          <table:table-cell office:value-type="float" office:value="0.794357" calcext:value-type="float">
            <text:p>0.794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0151" calcext:value-type="float">
            <text:p>-0.030151</text:p>
          </table:table-cell>
          <table:table-cell office:value-type="float" office:value="0.116516" calcext:value-type="float">
            <text:p>0.116516</text:p>
          </table:table-cell>
          <table:table-cell office:value-type="float" office:value="0.794525" calcext:value-type="float">
            <text:p>0.794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8183" calcext:value-type="float">
            <text:p>-0.028183</text:p>
          </table:table-cell>
          <table:table-cell office:value-type="float" office:value="0.111755" calcext:value-type="float">
            <text:p>0.111755</text:p>
          </table:table-cell>
          <table:table-cell office:value-type="float" office:value="0.79567" calcext:value-type="float">
            <text:p>0.7956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183" calcext:value-type="float">
            <text:p>-0.031830</text:p>
          </table:table-cell>
          <table:table-cell office:value-type="float" office:value="0.11174" calcext:value-type="float">
            <text:p>0.111740</text:p>
          </table:table-cell>
          <table:table-cell office:value-type="float" office:value="0.796082" calcext:value-type="float">
            <text:p>0.796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2" calcext:value-type="float">
            <text:p>-0.029022</text:p>
          </table:table-cell>
          <table:table-cell office:value-type="float" office:value="0.106888" calcext:value-type="float">
            <text:p>0.106888</text:p>
          </table:table-cell>
          <table:table-cell office:value-type="float" office:value="0.797256" calcext:value-type="float">
            <text:p>0.79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2669" calcext:value-type="float">
            <text:p>-0.032669</text:p>
          </table:table-cell>
          <table:table-cell office:value-type="float" office:value="0.106949" calcext:value-type="float">
            <text:p>0.106949</text:p>
          </table:table-cell>
          <table:table-cell office:value-type="float" office:value="0.797638" calcext:value-type="float">
            <text:p>0.797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2" calcext:value-type="float">
            <text:p>-0.029022</text:p>
          </table:table-cell>
          <table:table-cell office:value-type="float" office:value="0.102005" calcext:value-type="float">
            <text:p>0.102005</text:p>
          </table:table-cell>
          <table:table-cell office:value-type="float" office:value="0.798843" calcext:value-type="float">
            <text:p>0.79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2669" calcext:value-type="float">
            <text:p>-0.032669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799179" calcext:value-type="float">
            <text:p>0.799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8183" calcext:value-type="float">
            <text:p>-0.028183</text:p>
          </table:table-cell>
          <table:table-cell office:value-type="float" office:value="0.097137" calcext:value-type="float">
            <text:p>0.097137</text:p>
          </table:table-cell>
          <table:table-cell office:value-type="float" office:value="0.80043" calcext:value-type="float">
            <text:p>0.8004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183" calcext:value-type="float">
            <text:p>-0.031830</text:p>
          </table:table-cell>
          <table:table-cell office:value-type="float" office:value="0.097382" calcext:value-type="float">
            <text:p>0.097382</text:p>
          </table:table-cell>
          <table:table-cell office:value-type="float" office:value="0.800735" calcext:value-type="float">
            <text:p>0.80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6474" calcext:value-type="float">
            <text:p>-0.026474</text:p>
          </table:table-cell>
          <table:table-cell office:value-type="float" office:value="0.093063" calcext:value-type="float">
            <text:p>0.093063</text:p>
          </table:table-cell>
          <table:table-cell office:value-type="float" office:value="0.801743" calcext:value-type="float">
            <text:p>0.8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0151" calcext:value-type="float">
            <text:p>-0.030151</text:p>
          </table:table-cell>
          <table:table-cell office:value-type="float" office:value="0.092606" calcext:value-type="float">
            <text:p>0.092606</text:p>
          </table:table-cell>
          <table:table-cell office:value-type="float" office:value="0.802292" calcext:value-type="float">
            <text:p>0.802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765" calcext:value-type="float">
            <text:p>-0.024765</text:p>
          </table:table-cell>
          <table:table-cell office:value-type="float" office:value="0.089813" calcext:value-type="float">
            <text:p>0.089813</text:p>
          </table:table-cell>
          <table:table-cell office:value-type="float" office:value="0.802811" calcext:value-type="float">
            <text:p>0.802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7634" calcext:value-type="float">
            <text:p>-0.027634</text:p>
          </table:table-cell>
          <table:table-cell office:value-type="float" office:value="0.087814" calcext:value-type="float">
            <text:p>0.087814</text:p>
          </table:table-cell>
          <table:table-cell office:value-type="float" office:value="0.803848" calcext:value-type="float">
            <text:p>0.80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347" calcext:value-type="float">
            <text:p>-0.021347</text:p>
          </table:table-cell>
          <table:table-cell office:value-type="float" office:value="0.085754" calcext:value-type="float">
            <text:p>0.085754</text:p>
          </table:table-cell>
          <table:table-cell office:value-type="float" office:value="0.804123" calcext:value-type="float">
            <text:p>0.804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292" calcext:value-type="float">
            <text:p>-0.024292</text:p>
          </table:table-cell>
          <table:table-cell office:value-type="float" office:value="0.083832" calcext:value-type="float">
            <text:p>0.083832</text:p>
          </table:table-cell>
          <table:table-cell office:value-type="float" office:value="0.805145" calcext:value-type="float">
            <text:p>0.805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9638" calcext:value-type="float">
            <text:p>-0.019638</text:p>
          </table:table-cell>
          <table:table-cell office:value-type="float" office:value="0.084122" calcext:value-type="float">
            <text:p>0.084122</text:p>
          </table:table-cell>
          <table:table-cell office:value-type="float" office:value="0.804657" calcext:value-type="float">
            <text:p>0.804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774" calcext:value-type="float">
            <text:p>-0.021774</text:p>
          </table:table-cell>
          <table:table-cell office:value-type="float" office:value="0.081436" calcext:value-type="float">
            <text:p>0.081436</text:p>
          </table:table-cell>
          <table:table-cell office:value-type="float" office:value="0.805923" calcext:value-type="float">
            <text:p>0.805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535" calcext:value-type="float">
            <text:p>-0.015350</text:p>
          </table:table-cell>
          <table:table-cell office:value-type="float" office:value="0.080872" calcext:value-type="float">
            <text:p>0.080872</text:p>
          </table:table-cell>
          <table:table-cell office:value-type="float" office:value="0.80571" calcext:value-type="float">
            <text:p>0.8057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7578" calcext:value-type="float">
            <text:p>-0.017578</text:p>
          </table:table-cell>
          <table:table-cell office:value-type="float" office:value="0.078247" calcext:value-type="float">
            <text:p>0.078247</text:p>
          </table:table-cell>
          <table:table-cell office:value-type="float" office:value="0.806961" calcext:value-type="float">
            <text:p>0.80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948" calcext:value-type="float">
            <text:p>-0.011948</text:p>
          </table:table-cell>
          <table:table-cell office:value-type="float" office:value="0.079254" calcext:value-type="float">
            <text:p>0.079254</text:p>
          </table:table-cell>
          <table:table-cell office:value-type="float" office:value="0.806244" calcext:value-type="float">
            <text:p>0.806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558" calcext:value-type="float">
            <text:p>-0.012558</text:p>
          </table:table-cell>
          <table:table-cell office:value-type="float" office:value="0.075867" calcext:value-type="float">
            <text:p>0.075867</text:p>
          </table:table-cell>
          <table:table-cell office:value-type="float" office:value="0.807739" calcext:value-type="float">
            <text:p>0.807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675" calcext:value-type="float">
            <text:p>-0.007675</text:p>
          </table:table-cell>
          <table:table-cell office:value-type="float" office:value="0.077621" calcext:value-type="float">
            <text:p>0.077621</text:p>
          </table:table-cell>
          <table:table-cell office:value-type="float" office:value="0.806763" calcext:value-type="float">
            <text:p>0.80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523" calcext:value-type="float">
            <text:p>-0.007523</text:p>
          </table:table-cell>
          <table:table-cell office:value-type="float" office:value="0.074265" calcext:value-type="float">
            <text:p>0.074265</text:p>
          </table:table-cell>
          <table:table-cell office:value-type="float" office:value="0.808258" calcext:value-type="float">
            <text:p>0.808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487" calcext:value-type="float">
            <text:p>-0.002487</text:p>
          </table:table-cell>
          <table:table-cell office:value-type="float" office:value="0.073471" calcext:value-type="float">
            <text:p>0.073471</text:p>
          </table:table-cell>
          <table:table-cell office:value-type="float" office:value="0.808517" calcext:value-type="float">
            <text:p>0.80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548" calcext:value-type="float">
            <text:p>-0.002548</text:p>
          </table:table-cell>
          <table:table-cell office:value-type="float" office:value="0.076813" calcext:value-type="float">
            <text:p>0.076813</text:p>
          </table:table-cell>
          <table:table-cell office:value-type="float" office:value="0.807022" calcext:value-type="float">
            <text:p>0.807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33" calcext:value-type="float">
            <text:p>0.002533</text:p>
          </table:table-cell>
          <table:table-cell office:value-type="float" office:value="0.073471" calcext:value-type="float">
            <text:p>0.073471</text:p>
          </table:table-cell>
          <table:table-cell office:value-type="float" office:value="0.808517" calcext:value-type="float">
            <text:p>0.80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79" calcext:value-type="float">
            <text:p>0.002579</text:p>
          </table:table-cell>
          <table:table-cell office:value-type="float" office:value="0.076813" calcext:value-type="float">
            <text:p>0.076813</text:p>
          </table:table-cell>
          <table:table-cell office:value-type="float" office:value="0.807022" calcext:value-type="float">
            <text:p>0.807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706" calcext:value-type="float">
            <text:p>0.007706</text:p>
          </table:table-cell>
          <table:table-cell office:value-type="float" office:value="0.077621" calcext:value-type="float">
            <text:p>0.077621</text:p>
          </table:table-cell>
          <table:table-cell office:value-type="float" office:value="0.806763" calcext:value-type="float">
            <text:p>0.80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568" calcext:value-type="float">
            <text:p>0.007568</text:p>
          </table:table-cell>
          <table:table-cell office:value-type="float" office:value="0.074265" calcext:value-type="float">
            <text:p>0.074265</text:p>
          </table:table-cell>
          <table:table-cell office:value-type="float" office:value="0.808258" calcext:value-type="float">
            <text:p>0.808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978" calcext:value-type="float">
            <text:p>0.011978</text:p>
          </table:table-cell>
          <table:table-cell office:value-type="float" office:value="0.079254" calcext:value-type="float">
            <text:p>0.079254</text:p>
          </table:table-cell>
          <table:table-cell office:value-type="float" office:value="0.806244" calcext:value-type="float">
            <text:p>0.806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2589" calcext:value-type="float">
            <text:p>0.012589</text:p>
          </table:table-cell>
          <table:table-cell office:value-type="float" office:value="0.075867" calcext:value-type="float">
            <text:p>0.075867</text:p>
          </table:table-cell>
          <table:table-cell office:value-type="float" office:value="0.807739" calcext:value-type="float">
            <text:p>0.807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7624" calcext:value-type="float">
            <text:p>0.017624</text:p>
          </table:table-cell>
          <table:table-cell office:value-type="float" office:value="0.078247" calcext:value-type="float">
            <text:p>0.078247</text:p>
          </table:table-cell>
          <table:table-cell office:value-type="float" office:value="0.806961" calcext:value-type="float">
            <text:p>0.80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5396" calcext:value-type="float">
            <text:p>0.015396</text:p>
          </table:table-cell>
          <table:table-cell office:value-type="float" office:value="0.080872" calcext:value-type="float">
            <text:p>0.080872</text:p>
          </table:table-cell>
          <table:table-cell office:value-type="float" office:value="0.80571" calcext:value-type="float">
            <text:p>0.8057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82" calcext:value-type="float">
            <text:p>0.021820</text:p>
          </table:table-cell>
          <table:table-cell office:value-type="float" office:value="0.081436" calcext:value-type="float">
            <text:p>0.081436</text:p>
          </table:table-cell>
          <table:table-cell office:value-type="float" office:value="0.805923" calcext:value-type="float">
            <text:p>0.805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9669" calcext:value-type="float">
            <text:p>0.019669</text:p>
          </table:table-cell>
          <table:table-cell office:value-type="float" office:value="0.084122" calcext:value-type="float">
            <text:p>0.084122</text:p>
          </table:table-cell>
          <table:table-cell office:value-type="float" office:value="0.804657" calcext:value-type="float">
            <text:p>0.804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323" calcext:value-type="float">
            <text:p>0.024323</text:p>
          </table:table-cell>
          <table:table-cell office:value-type="float" office:value="0.083832" calcext:value-type="float">
            <text:p>0.083832</text:p>
          </table:table-cell>
          <table:table-cell office:value-type="float" office:value="0.805145" calcext:value-type="float">
            <text:p>0.805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378" calcext:value-type="float">
            <text:p>0.021378</text:p>
          </table:table-cell>
          <table:table-cell office:value-type="float" office:value="0.085754" calcext:value-type="float">
            <text:p>0.085754</text:p>
          </table:table-cell>
          <table:table-cell office:value-type="float" office:value="0.804123" calcext:value-type="float">
            <text:p>0.804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7679" calcext:value-type="float">
            <text:p>0.027679</text:p>
          </table:table-cell>
          <table:table-cell office:value-type="float" office:value="0.087814" calcext:value-type="float">
            <text:p>0.087814</text:p>
          </table:table-cell>
          <table:table-cell office:value-type="float" office:value="0.803848" calcext:value-type="float">
            <text:p>0.80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796" calcext:value-type="float">
            <text:p>0.024796</text:p>
          </table:table-cell>
          <table:table-cell office:value-type="float" office:value="0.089813" calcext:value-type="float">
            <text:p>0.089813</text:p>
          </table:table-cell>
          <table:table-cell office:value-type="float" office:value="0.802811" calcext:value-type="float">
            <text:p>0.802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0197" calcext:value-type="float">
            <text:p>0.030197</text:p>
          </table:table-cell>
          <table:table-cell office:value-type="float" office:value="0.092606" calcext:value-type="float">
            <text:p>0.092606</text:p>
          </table:table-cell>
          <table:table-cell office:value-type="float" office:value="0.802292" calcext:value-type="float">
            <text:p>0.802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505" calcext:value-type="float">
            <text:p>0.026505</text:p>
          </table:table-cell>
          <table:table-cell office:value-type="float" office:value="0.093063" calcext:value-type="float">
            <text:p>0.093063</text:p>
          </table:table-cell>
          <table:table-cell office:value-type="float" office:value="0.801743" calcext:value-type="float">
            <text:p>0.8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1876" calcext:value-type="float">
            <text:p>0.031876</text:p>
          </table:table-cell>
          <table:table-cell office:value-type="float" office:value="0.097382" calcext:value-type="float">
            <text:p>0.097382</text:p>
          </table:table-cell>
          <table:table-cell office:value-type="float" office:value="0.800735" calcext:value-type="float">
            <text:p>0.80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8214" calcext:value-type="float">
            <text:p>0.028214</text:p>
          </table:table-cell>
          <table:table-cell office:value-type="float" office:value="0.097137" calcext:value-type="float">
            <text:p>0.097137</text:p>
          </table:table-cell>
          <table:table-cell office:value-type="float" office:value="0.80043" calcext:value-type="float">
            <text:p>0.8004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2715" calcext:value-type="float">
            <text:p>0.032715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799179" calcext:value-type="float">
            <text:p>0.799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068" calcext:value-type="float">
            <text:p>0.029068</text:p>
          </table:table-cell>
          <table:table-cell office:value-type="float" office:value="0.102005" calcext:value-type="float">
            <text:p>0.102005</text:p>
          </table:table-cell>
          <table:table-cell office:value-type="float" office:value="0.798843" calcext:value-type="float">
            <text:p>0.79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2715" calcext:value-type="float">
            <text:p>0.032715</text:p>
          </table:table-cell>
          <table:table-cell office:value-type="float" office:value="0.106949" calcext:value-type="float">
            <text:p>0.106949</text:p>
          </table:table-cell>
          <table:table-cell office:value-type="float" office:value="0.797638" calcext:value-type="float">
            <text:p>0.797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068" calcext:value-type="float">
            <text:p>0.029068</text:p>
          </table:table-cell>
          <table:table-cell office:value-type="float" office:value="0.106888" calcext:value-type="float">
            <text:p>0.106888</text:p>
          </table:table-cell>
          <table:table-cell office:value-type="float" office:value="0.797256" calcext:value-type="float">
            <text:p>0.79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1876" calcext:value-type="float">
            <text:p>0.031876</text:p>
          </table:table-cell>
          <table:table-cell office:value-type="float" office:value="0.11174" calcext:value-type="float">
            <text:p>0.111740</text:p>
          </table:table-cell>
          <table:table-cell office:value-type="float" office:value="0.796082" calcext:value-type="float">
            <text:p>0.796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8214" calcext:value-type="float">
            <text:p>0.028214</text:p>
          </table:table-cell>
          <table:table-cell office:value-type="float" office:value="0.111755" calcext:value-type="float">
            <text:p>0.111755</text:p>
          </table:table-cell>
          <table:table-cell office:value-type="float" office:value="0.79567" calcext:value-type="float">
            <text:p>0.7956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0197" calcext:value-type="float">
            <text:p>0.030197</text:p>
          </table:table-cell>
          <table:table-cell office:value-type="float" office:value="0.116516" calcext:value-type="float">
            <text:p>0.116516</text:p>
          </table:table-cell>
          <table:table-cell office:value-type="float" office:value="0.794525" calcext:value-type="float">
            <text:p>0.794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505" calcext:value-type="float">
            <text:p>0.026505</text:p>
          </table:table-cell>
          <table:table-cell office:value-type="float" office:value="0.115829" calcext:value-type="float">
            <text:p>0.115829</text:p>
          </table:table-cell>
          <table:table-cell office:value-type="float" office:value="0.794357" calcext:value-type="float">
            <text:p>0.794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7679" calcext:value-type="float">
            <text:p>0.027679</text:p>
          </table:table-cell>
          <table:table-cell office:value-type="float" office:value="0.121307" calcext:value-type="float">
            <text:p>0.121307</text:p>
          </table:table-cell>
          <table:table-cell office:value-type="float" office:value="0.792969" calcext:value-type="float">
            <text:p>0.792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796" calcext:value-type="float">
            <text:p>0.024796</text:p>
          </table:table-cell>
          <table:table-cell office:value-type="float" office:value="0.11908" calcext:value-type="float">
            <text:p>0.119080</text:p>
          </table:table-cell>
          <table:table-cell office:value-type="float" office:value="0.793304" calcext:value-type="float">
            <text:p>0.793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323" calcext:value-type="float">
            <text:p>0.024323</text:p>
          </table:table-cell>
          <table:table-cell office:value-type="float" office:value="0.12529" calcext:value-type="float">
            <text:p>0.125290</text:p>
          </table:table-cell>
          <table:table-cell office:value-type="float" office:value="0.791672" calcext:value-type="float">
            <text:p>0.791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378" calcext:value-type="float">
            <text:p>0.021378</text:p>
          </table:table-cell>
          <table:table-cell office:value-type="float" office:value="0.123138" calcext:value-type="float">
            <text:p>0.123138</text:p>
          </table:table-cell>
          <table:table-cell office:value-type="float" office:value="0.791977" calcext:value-type="float">
            <text:p>0.791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82" calcext:value-type="float">
            <text:p>0.021820</text:p>
          </table:table-cell>
          <table:table-cell office:value-type="float" office:value="0.127686" calcext:value-type="float">
            <text:p>0.127686</text:p>
          </table:table-cell>
          <table:table-cell office:value-type="float" office:value="0.790894" calcext:value-type="float">
            <text:p>0.790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9669" calcext:value-type="float">
            <text:p>0.019669</text:p>
          </table:table-cell>
          <table:table-cell office:value-type="float" office:value="0.124756" calcext:value-type="float">
            <text:p>0.124756</text:p>
          </table:table-cell>
          <table:table-cell office:value-type="float" office:value="0.791458" calcext:value-type="float">
            <text:p>0.791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7624" calcext:value-type="float">
            <text:p>0.017624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0.789856" calcext:value-type="float">
            <text:p>0.789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5396" calcext:value-type="float">
            <text:p>0.015396</text:p>
          </table:table-cell>
          <table:table-cell office:value-type="float" office:value="0.128006" calcext:value-type="float">
            <text:p>0.128006</text:p>
          </table:table-cell>
          <table:table-cell office:value-type="float" office:value="0.79039" calcext:value-type="float">
            <text:p>0.7903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2589" calcext:value-type="float">
            <text:p>0.012589</text:p>
          </table:table-cell>
          <table:table-cell office:value-type="float" office:value="0.133255" calcext:value-type="float">
            <text:p>0.133255</text:p>
          </table:table-cell>
          <table:table-cell office:value-type="float" office:value="0.789078" calcext:value-type="float">
            <text:p>0.789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978" calcext:value-type="float">
            <text:p>0.011978</text:p>
          </table:table-cell>
          <table:table-cell office:value-type="float" office:value="0.129639" calcext:value-type="float">
            <text:p>0.129639</text:p>
          </table:table-cell>
          <table:table-cell office:value-type="float" office:value="0.789871" calcext:value-type="float">
            <text:p>0.789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706" calcext:value-type="float">
            <text:p>0.007706</text:p>
          </table:table-cell>
          <table:table-cell office:value-type="float" office:value="0.131256" calcext:value-type="float">
            <text:p>0.131256</text:p>
          </table:table-cell>
          <table:table-cell office:value-type="float" office:value="0.789337" calcext:value-type="float">
            <text:p>0.789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568" calcext:value-type="float">
            <text:p>0.007568</text:p>
          </table:table-cell>
          <table:table-cell office:value-type="float" office:value="0.134857" calcext:value-type="float">
            <text:p>0.134857</text:p>
          </table:table-cell>
          <table:table-cell office:value-type="float" office:value="0.788559" calcext:value-type="float">
            <text:p>0.788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79" calcext:value-type="float">
            <text:p>0.002579</text:p>
          </table:table-cell>
          <table:table-cell office:value-type="float" office:value="0.13208" calcext:value-type="float">
            <text:p>0.132080</text:p>
          </table:table-cell>
          <table:table-cell office:value-type="float" office:value="0.789078" calcext:value-type="float">
            <text:p>0.789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33" calcext:value-type="float">
            <text:p>0.002533</text:p>
          </table:table-cell>
          <table:table-cell office:value-type="float" office:value="0.135651" calcext:value-type="float">
            <text:p>0.135651</text:p>
          </table:table-cell>
          <table:table-cell office:value-type="float" office:value="0.7883" calcext:value-type="float">
            <text:p>0.7883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523" calcext:value-type="float">
            <text:p>-0.007523</text:p>
          </table:table-cell>
          <table:table-cell office:value-type="float" office:value="0.134857" calcext:value-type="float">
            <text:p>0.134857</text:p>
          </table:table-cell>
          <table:table-cell office:value-type="float" office:value="0.788559" calcext:value-type="float">
            <text:p>0.788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8362" calcext:value-type="float">
            <text:p>-0.008362</text:p>
          </table:table-cell>
          <table:table-cell office:value-type="float" office:value="0.135788" calcext:value-type="float">
            <text:p>0.135788</text:p>
          </table:table-cell>
          <table:table-cell office:value-type="float" office:value="0.786011" calcext:value-type="float">
            <text:p>0.786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487" calcext:value-type="float">
            <text:p>-0.002487</text:p>
          </table:table-cell>
          <table:table-cell office:value-type="float" office:value="0.135651" calcext:value-type="float">
            <text:p>0.135651</text:p>
          </table:table-cell>
          <table:table-cell office:value-type="float" office:value="0.7883" calcext:value-type="float">
            <text:p>0.7883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487" calcext:value-type="float">
            <text:p>-0.002487</text:p>
          </table:table-cell>
          <table:table-cell office:value-type="float" office:value="0.136597" calcext:value-type="float">
            <text:p>0.136597</text:p>
          </table:table-cell>
          <table:table-cell office:value-type="float" office:value="0.785751" calcext:value-type="float">
            <text:p>0.785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558" calcext:value-type="float">
            <text:p>-0.012558</text:p>
          </table:table-cell>
          <table:table-cell office:value-type="float" office:value="0.133255" calcext:value-type="float">
            <text:p>0.133255</text:p>
          </table:table-cell>
          <table:table-cell office:value-type="float" office:value="0.789078" calcext:value-type="float">
            <text:p>0.789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3397" calcext:value-type="float">
            <text:p>-0.013397</text:p>
          </table:table-cell>
          <table:table-cell office:value-type="float" office:value="0.134201" calcext:value-type="float">
            <text:p>0.134201</text:p>
          </table:table-cell>
          <table:table-cell office:value-type="float" office:value="0.78653" calcext:value-type="float">
            <text:p>0.7865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7578" calcext:value-type="float">
            <text:p>-0.017578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0.789856" calcext:value-type="float">
            <text:p>0.789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8417" calcext:value-type="float">
            <text:p>-0.018417</text:p>
          </table:table-cell>
          <table:table-cell office:value-type="float" office:value="0.131805" calcext:value-type="float">
            <text:p>0.131805</text:p>
          </table:table-cell>
          <table:table-cell office:value-type="float" office:value="0.787308" calcext:value-type="float">
            <text:p>0.787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774" calcext:value-type="float">
            <text:p>-0.021774</text:p>
          </table:table-cell>
          <table:table-cell office:value-type="float" office:value="0.127686" calcext:value-type="float">
            <text:p>0.127686</text:p>
          </table:table-cell>
          <table:table-cell office:value-type="float" office:value="0.790894" calcext:value-type="float">
            <text:p>0.790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614" calcext:value-type="float">
            <text:p>-0.022614</text:p>
          </table:table-cell>
          <table:table-cell office:value-type="float" office:value="0.128616" calcext:value-type="float">
            <text:p>0.128616</text:p>
          </table:table-cell>
          <table:table-cell office:value-type="float" office:value="0.788345" calcext:value-type="float">
            <text:p>0.788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292" calcext:value-type="float">
            <text:p>-0.024292</text:p>
          </table:table-cell>
          <table:table-cell office:value-type="float" office:value="0.12529" calcext:value-type="float">
            <text:p>0.125290</text:p>
          </table:table-cell>
          <table:table-cell office:value-type="float" office:value="0.791672" calcext:value-type="float">
            <text:p>0.791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597" calcext:value-type="float">
            <text:p>-0.025970</text:p>
          </table:table-cell>
          <table:table-cell office:value-type="float" office:value="0.125427" calcext:value-type="float">
            <text:p>0.125427</text:p>
          </table:table-cell>
          <table:table-cell office:value-type="float" office:value="0.789383" calcext:value-type="float">
            <text:p>0.789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7634" calcext:value-type="float">
            <text:p>-0.027634</text:p>
          </table:table-cell>
          <table:table-cell office:value-type="float" office:value="0.121307" calcext:value-type="float">
            <text:p>0.121307</text:p>
          </table:table-cell>
          <table:table-cell office:value-type="float" office:value="0.792969" calcext:value-type="float">
            <text:p>0.792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327" calcext:value-type="float">
            <text:p>-0.029327</text:p>
          </table:table-cell>
          <table:table-cell office:value-type="float" office:value="0.121445" calcext:value-type="float">
            <text:p>0.121445</text:p>
          </table:table-cell>
          <table:table-cell office:value-type="float" office:value="0.790665" calcext:value-type="float">
            <text:p>0.790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1845" calcext:value-type="float">
            <text:p>-0.031845</text:p>
          </table:table-cell>
          <table:table-cell office:value-type="float" office:value="0.116653" calcext:value-type="float">
            <text:p>0.116653</text:p>
          </table:table-cell>
          <table:table-cell office:value-type="float" office:value="0.792221" calcext:value-type="float">
            <text:p>0.792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0151" calcext:value-type="float">
            <text:p>-0.030151</text:p>
          </table:table-cell>
          <table:table-cell office:value-type="float" office:value="0.116516" calcext:value-type="float">
            <text:p>0.116516</text:p>
          </table:table-cell>
          <table:table-cell office:value-type="float" office:value="0.794525" calcext:value-type="float">
            <text:p>0.794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3508" calcext:value-type="float">
            <text:p>-0.033508</text:p>
          </table:table-cell>
          <table:table-cell office:value-type="float" office:value="0.111877" calcext:value-type="float">
            <text:p>0.111877</text:p>
          </table:table-cell>
          <table:table-cell office:value-type="float" office:value="0.793777" calcext:value-type="float">
            <text:p>0.793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183" calcext:value-type="float">
            <text:p>-0.031830</text:p>
          </table:table-cell>
          <table:table-cell office:value-type="float" office:value="0.11174" calcext:value-type="float">
            <text:p>0.111740</text:p>
          </table:table-cell>
          <table:table-cell office:value-type="float" office:value="0.796082" calcext:value-type="float">
            <text:p>0.796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2669" calcext:value-type="float">
            <text:p>-0.032669</text:p>
          </table:table-cell>
          <table:table-cell office:value-type="float" office:value="0.106949" calcext:value-type="float">
            <text:p>0.106949</text:p>
          </table:table-cell>
          <table:table-cell office:value-type="float" office:value="0.797638" calcext:value-type="float">
            <text:p>0.797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4348" calcext:value-type="float">
            <text:p>-0.034348</text:p>
          </table:table-cell>
          <table:table-cell office:value-type="float" office:value="0.106293" calcext:value-type="float">
            <text:p>0.106293</text:p>
          </table:table-cell>
          <table:table-cell office:value-type="float" office:value="0.795593" calcext:value-type="float">
            <text:p>0.795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2669" calcext:value-type="float">
            <text:p>-0.032669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799179" calcext:value-type="float">
            <text:p>0.799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4348" calcext:value-type="float">
            <text:p>-0.034348</text:p>
          </table:table-cell>
          <table:table-cell office:value-type="float" office:value="0.101501" calcext:value-type="float">
            <text:p>0.101501</text:p>
          </table:table-cell>
          <table:table-cell office:value-type="float" office:value="0.79715" calcext:value-type="float">
            <text:p>0.7971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183" calcext:value-type="float">
            <text:p>-0.031830</text:p>
          </table:table-cell>
          <table:table-cell office:value-type="float" office:value="0.097382" calcext:value-type="float">
            <text:p>0.097382</text:p>
          </table:table-cell>
          <table:table-cell office:value-type="float" office:value="0.800735" calcext:value-type="float">
            <text:p>0.80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3508" calcext:value-type="float">
            <text:p>-0.033508</text:p>
          </table:table-cell>
          <table:table-cell office:value-type="float" office:value="0.095917" calcext:value-type="float">
            <text:p>0.095917</text:p>
          </table:table-cell>
          <table:table-cell office:value-type="float" office:value="0.798965" calcext:value-type="float">
            <text:p>0.798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0151" calcext:value-type="float">
            <text:p>-0.030151</text:p>
          </table:table-cell>
          <table:table-cell office:value-type="float" office:value="0.092606" calcext:value-type="float">
            <text:p>0.092606</text:p>
          </table:table-cell>
          <table:table-cell office:value-type="float" office:value="0.802292" calcext:value-type="float">
            <text:p>0.802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1845" calcext:value-type="float">
            <text:p>-0.031845</text:p>
          </table:table-cell>
          <table:table-cell office:value-type="float" office:value="0.091141" calcext:value-type="float">
            <text:p>0.091141</text:p>
          </table:table-cell>
          <table:table-cell office:value-type="float" office:value="0.800522" calcext:value-type="float">
            <text:p>0.80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7634" calcext:value-type="float">
            <text:p>-0.027634</text:p>
          </table:table-cell>
          <table:table-cell office:value-type="float" office:value="0.087814" calcext:value-type="float">
            <text:p>0.087814</text:p>
          </table:table-cell>
          <table:table-cell office:value-type="float" office:value="0.803848" calcext:value-type="float">
            <text:p>0.80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327" calcext:value-type="float">
            <text:p>-0.029327</text:p>
          </table:table-cell>
          <table:table-cell office:value-type="float" office:value="0.086349" calcext:value-type="float">
            <text:p>0.086349</text:p>
          </table:table-cell>
          <table:table-cell office:value-type="float" office:value="0.802063" calcext:value-type="float">
            <text:p>0.802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292" calcext:value-type="float">
            <text:p>-0.024292</text:p>
          </table:table-cell>
          <table:table-cell office:value-type="float" office:value="0.083832" calcext:value-type="float">
            <text:p>0.083832</text:p>
          </table:table-cell>
          <table:table-cell office:value-type="float" office:value="0.805145" calcext:value-type="float">
            <text:p>0.805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597" calcext:value-type="float">
            <text:p>-0.025970</text:p>
          </table:table-cell>
          <table:table-cell office:value-type="float" office:value="0.082367" calcext:value-type="float">
            <text:p>0.082367</text:p>
          </table:table-cell>
          <table:table-cell office:value-type="float" office:value="0.80336" calcext:value-type="float">
            <text:p>0.803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774" calcext:value-type="float">
            <text:p>-0.021774</text:p>
          </table:table-cell>
          <table:table-cell office:value-type="float" office:value="0.081436" calcext:value-type="float">
            <text:p>0.081436</text:p>
          </table:table-cell>
          <table:table-cell office:value-type="float" office:value="0.805923" calcext:value-type="float">
            <text:p>0.805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614" calcext:value-type="float">
            <text:p>-0.022614</text:p>
          </table:table-cell>
          <table:table-cell office:value-type="float" office:value="0.079178" calcext:value-type="float">
            <text:p>0.079178</text:p>
          </table:table-cell>
          <table:table-cell office:value-type="float" office:value="0.804398" calcext:value-type="float">
            <text:p>0.804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7578" calcext:value-type="float">
            <text:p>-0.017578</text:p>
          </table:table-cell>
          <table:table-cell office:value-type="float" office:value="0.078247" calcext:value-type="float">
            <text:p>0.078247</text:p>
          </table:table-cell>
          <table:table-cell office:value-type="float" office:value="0.806961" calcext:value-type="float">
            <text:p>0.80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8417" calcext:value-type="float">
            <text:p>-0.018417</text:p>
          </table:table-cell>
          <table:table-cell office:value-type="float" office:value="0.075989" calcext:value-type="float">
            <text:p>0.075989</text:p>
          </table:table-cell>
          <table:table-cell office:value-type="float" office:value="0.805435" calcext:value-type="float">
            <text:p>0.805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558" calcext:value-type="float">
            <text:p>-0.012558</text:p>
          </table:table-cell>
          <table:table-cell office:value-type="float" office:value="0.075867" calcext:value-type="float">
            <text:p>0.075867</text:p>
          </table:table-cell>
          <table:table-cell office:value-type="float" office:value="0.807739" calcext:value-type="float">
            <text:p>0.807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3397" calcext:value-type="float">
            <text:p>-0.013397</text:p>
          </table:table-cell>
          <table:table-cell office:value-type="float" office:value="0.073593" calcext:value-type="float">
            <text:p>0.073593</text:p>
          </table:table-cell>
          <table:table-cell office:value-type="float" office:value="0.806213" calcext:value-type="float">
            <text:p>0.806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523" calcext:value-type="float">
            <text:p>-0.007523</text:p>
          </table:table-cell>
          <table:table-cell office:value-type="float" office:value="0.074265" calcext:value-type="float">
            <text:p>0.074265</text:p>
          </table:table-cell>
          <table:table-cell office:value-type="float" office:value="0.808258" calcext:value-type="float">
            <text:p>0.808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8362" calcext:value-type="float">
            <text:p>-0.008362</text:p>
          </table:table-cell>
          <table:table-cell office:value-type="float" office:value="0.072006" calcext:value-type="float">
            <text:p>0.072006</text:p>
          </table:table-cell>
          <table:table-cell office:value-type="float" office:value="0.806732" calcext:value-type="float">
            <text:p>0.806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487" calcext:value-type="float">
            <text:p>-0.002487</text:p>
          </table:table-cell>
          <table:table-cell office:value-type="float" office:value="0.073471" calcext:value-type="float">
            <text:p>0.073471</text:p>
          </table:table-cell>
          <table:table-cell office:value-type="float" office:value="0.808517" calcext:value-type="float">
            <text:p>0.80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487" calcext:value-type="float">
            <text:p>-0.002487</text:p>
          </table:table-cell>
          <table:table-cell office:value-type="float" office:value="0.071213" calcext:value-type="float">
            <text:p>0.071213</text:p>
          </table:table-cell>
          <table:table-cell office:value-type="float" office:value="0.806992" calcext:value-type="float">
            <text:p>0.806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33" calcext:value-type="float">
            <text:p>0.002533</text:p>
          </table:table-cell>
          <table:table-cell office:value-type="float" office:value="0.073471" calcext:value-type="float">
            <text:p>0.073471</text:p>
          </table:table-cell>
          <table:table-cell office:value-type="float" office:value="0.808517" calcext:value-type="float">
            <text:p>0.80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33" calcext:value-type="float">
            <text:p>0.002533</text:p>
          </table:table-cell>
          <table:table-cell office:value-type="float" office:value="0.071213" calcext:value-type="float">
            <text:p>0.071213</text:p>
          </table:table-cell>
          <table:table-cell office:value-type="float" office:value="0.806992" calcext:value-type="float">
            <text:p>0.806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8408" calcext:value-type="float">
            <text:p>0.008408</text:p>
          </table:table-cell>
          <table:table-cell office:value-type="float" office:value="0.072006" calcext:value-type="float">
            <text:p>0.072006</text:p>
          </table:table-cell>
          <table:table-cell office:value-type="float" office:value="0.806732" calcext:value-type="float">
            <text:p>0.806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568" calcext:value-type="float">
            <text:p>0.007568</text:p>
          </table:table-cell>
          <table:table-cell office:value-type="float" office:value="0.074265" calcext:value-type="float">
            <text:p>0.074265</text:p>
          </table:table-cell>
          <table:table-cell office:value-type="float" office:value="0.808258" calcext:value-type="float">
            <text:p>0.808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3443" calcext:value-type="float">
            <text:p>0.013443</text:p>
          </table:table-cell>
          <table:table-cell office:value-type="float" office:value="0.073593" calcext:value-type="float">
            <text:p>0.073593</text:p>
          </table:table-cell>
          <table:table-cell office:value-type="float" office:value="0.806213" calcext:value-type="float">
            <text:p>0.806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2589" calcext:value-type="float">
            <text:p>0.012589</text:p>
          </table:table-cell>
          <table:table-cell office:value-type="float" office:value="0.075867" calcext:value-type="float">
            <text:p>0.075867</text:p>
          </table:table-cell>
          <table:table-cell office:value-type="float" office:value="0.807739" calcext:value-type="float">
            <text:p>0.807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8463" calcext:value-type="float">
            <text:p>0.018463</text:p>
          </table:table-cell>
          <table:table-cell office:value-type="float" office:value="0.075989" calcext:value-type="float">
            <text:p>0.075989</text:p>
          </table:table-cell>
          <table:table-cell office:value-type="float" office:value="0.805435" calcext:value-type="float">
            <text:p>0.805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7624" calcext:value-type="float">
            <text:p>0.017624</text:p>
          </table:table-cell>
          <table:table-cell office:value-type="float" office:value="0.078247" calcext:value-type="float">
            <text:p>0.078247</text:p>
          </table:table-cell>
          <table:table-cell office:value-type="float" office:value="0.806961" calcext:value-type="float">
            <text:p>0.80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2659" calcext:value-type="float">
            <text:p>0.022659</text:p>
          </table:table-cell>
          <table:table-cell office:value-type="float" office:value="0.079178" calcext:value-type="float">
            <text:p>0.079178</text:p>
          </table:table-cell>
          <table:table-cell office:value-type="float" office:value="0.804398" calcext:value-type="float">
            <text:p>0.804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82" calcext:value-type="float">
            <text:p>0.021820</text:p>
          </table:table-cell>
          <table:table-cell office:value-type="float" office:value="0.081436" calcext:value-type="float">
            <text:p>0.081436</text:p>
          </table:table-cell>
          <table:table-cell office:value-type="float" office:value="0.805923" calcext:value-type="float">
            <text:p>0.805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016" calcext:value-type="float">
            <text:p>0.026016</text:p>
          </table:table-cell>
          <table:table-cell office:value-type="float" office:value="0.082367" calcext:value-type="float">
            <text:p>0.082367</text:p>
          </table:table-cell>
          <table:table-cell office:value-type="float" office:value="0.80336" calcext:value-type="float">
            <text:p>0.803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323" calcext:value-type="float">
            <text:p>0.024323</text:p>
          </table:table-cell>
          <table:table-cell office:value-type="float" office:value="0.083832" calcext:value-type="float">
            <text:p>0.083832</text:p>
          </table:table-cell>
          <table:table-cell office:value-type="float" office:value="0.805145" calcext:value-type="float">
            <text:p>0.805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358" calcext:value-type="float">
            <text:p>0.029358</text:p>
          </table:table-cell>
          <table:table-cell office:value-type="float" office:value="0.086349" calcext:value-type="float">
            <text:p>0.086349</text:p>
          </table:table-cell>
          <table:table-cell office:value-type="float" office:value="0.802063" calcext:value-type="float">
            <text:p>0.802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7679" calcext:value-type="float">
            <text:p>0.027679</text:p>
          </table:table-cell>
          <table:table-cell office:value-type="float" office:value="0.087814" calcext:value-type="float">
            <text:p>0.087814</text:p>
          </table:table-cell>
          <table:table-cell office:value-type="float" office:value="0.803848" calcext:value-type="float">
            <text:p>0.80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1876" calcext:value-type="float">
            <text:p>0.031876</text:p>
          </table:table-cell>
          <table:table-cell office:value-type="float" office:value="0.091141" calcext:value-type="float">
            <text:p>0.091141</text:p>
          </table:table-cell>
          <table:table-cell office:value-type="float" office:value="0.800522" calcext:value-type="float">
            <text:p>0.80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0197" calcext:value-type="float">
            <text:p>0.030197</text:p>
          </table:table-cell>
          <table:table-cell office:value-type="float" office:value="0.092606" calcext:value-type="float">
            <text:p>0.092606</text:p>
          </table:table-cell>
          <table:table-cell office:value-type="float" office:value="0.802292" calcext:value-type="float">
            <text:p>0.802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1876" calcext:value-type="float">
            <text:p>0.031876</text:p>
          </table:table-cell>
          <table:table-cell office:value-type="float" office:value="0.097382" calcext:value-type="float">
            <text:p>0.097382</text:p>
          </table:table-cell>
          <table:table-cell office:value-type="float" office:value="0.800735" calcext:value-type="float">
            <text:p>0.80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3554" calcext:value-type="float">
            <text:p>0.033554</text:p>
          </table:table-cell>
          <table:table-cell office:value-type="float" office:value="0.095917" calcext:value-type="float">
            <text:p>0.095917</text:p>
          </table:table-cell>
          <table:table-cell office:value-type="float" office:value="0.798965" calcext:value-type="float">
            <text:p>0.798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2715" calcext:value-type="float">
            <text:p>0.032715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799179" calcext:value-type="float">
            <text:p>0.799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4393" calcext:value-type="float">
            <text:p>0.034393</text:p>
          </table:table-cell>
          <table:table-cell office:value-type="float" office:value="0.101501" calcext:value-type="float">
            <text:p>0.101501</text:p>
          </table:table-cell>
          <table:table-cell office:value-type="float" office:value="0.79715" calcext:value-type="float">
            <text:p>0.7971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2715" calcext:value-type="float">
            <text:p>0.032715</text:p>
          </table:table-cell>
          <table:table-cell office:value-type="float" office:value="0.106949" calcext:value-type="float">
            <text:p>0.106949</text:p>
          </table:table-cell>
          <table:table-cell office:value-type="float" office:value="0.797638" calcext:value-type="float">
            <text:p>0.797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4393" calcext:value-type="float">
            <text:p>0.034393</text:p>
          </table:table-cell>
          <table:table-cell office:value-type="float" office:value="0.106293" calcext:value-type="float">
            <text:p>0.106293</text:p>
          </table:table-cell>
          <table:table-cell office:value-type="float" office:value="0.795593" calcext:value-type="float">
            <text:p>0.795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1876" calcext:value-type="float">
            <text:p>0.031876</text:p>
          </table:table-cell>
          <table:table-cell office:value-type="float" office:value="0.11174" calcext:value-type="float">
            <text:p>0.111740</text:p>
          </table:table-cell>
          <table:table-cell office:value-type="float" office:value="0.796082" calcext:value-type="float">
            <text:p>0.796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3554" calcext:value-type="float">
            <text:p>0.033554</text:p>
          </table:table-cell>
          <table:table-cell office:value-type="float" office:value="0.111877" calcext:value-type="float">
            <text:p>0.111877</text:p>
          </table:table-cell>
          <table:table-cell office:value-type="float" office:value="0.793777" calcext:value-type="float">
            <text:p>0.793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1876" calcext:value-type="float">
            <text:p>0.031876</text:p>
          </table:table-cell>
          <table:table-cell office:value-type="float" office:value="0.116653" calcext:value-type="float">
            <text:p>0.116653</text:p>
          </table:table-cell>
          <table:table-cell office:value-type="float" office:value="0.792221" calcext:value-type="float">
            <text:p>0.792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0197" calcext:value-type="float">
            <text:p>0.030197</text:p>
          </table:table-cell>
          <table:table-cell office:value-type="float" office:value="0.116516" calcext:value-type="float">
            <text:p>0.116516</text:p>
          </table:table-cell>
          <table:table-cell office:value-type="float" office:value="0.794525" calcext:value-type="float">
            <text:p>0.794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358" calcext:value-type="float">
            <text:p>0.029358</text:p>
          </table:table-cell>
          <table:table-cell office:value-type="float" office:value="0.121445" calcext:value-type="float">
            <text:p>0.121445</text:p>
          </table:table-cell>
          <table:table-cell office:value-type="float" office:value="0.790665" calcext:value-type="float">
            <text:p>0.790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7679" calcext:value-type="float">
            <text:p>0.027679</text:p>
          </table:table-cell>
          <table:table-cell office:value-type="float" office:value="0.121307" calcext:value-type="float">
            <text:p>0.121307</text:p>
          </table:table-cell>
          <table:table-cell office:value-type="float" office:value="0.792969" calcext:value-type="float">
            <text:p>0.792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323" calcext:value-type="float">
            <text:p>0.024323</text:p>
          </table:table-cell>
          <table:table-cell office:value-type="float" office:value="0.12529" calcext:value-type="float">
            <text:p>0.125290</text:p>
          </table:table-cell>
          <table:table-cell office:value-type="float" office:value="0.791672" calcext:value-type="float">
            <text:p>0.791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016" calcext:value-type="float">
            <text:p>0.026016</text:p>
          </table:table-cell>
          <table:table-cell office:value-type="float" office:value="0.125427" calcext:value-type="float">
            <text:p>0.125427</text:p>
          </table:table-cell>
          <table:table-cell office:value-type="float" office:value="0.789383" calcext:value-type="float">
            <text:p>0.789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82" calcext:value-type="float">
            <text:p>0.021820</text:p>
          </table:table-cell>
          <table:table-cell office:value-type="float" office:value="0.127686" calcext:value-type="float">
            <text:p>0.127686</text:p>
          </table:table-cell>
          <table:table-cell office:value-type="float" office:value="0.790894" calcext:value-type="float">
            <text:p>0.790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2659" calcext:value-type="float">
            <text:p>0.022659</text:p>
          </table:table-cell>
          <table:table-cell office:value-type="float" office:value="0.128616" calcext:value-type="float">
            <text:p>0.128616</text:p>
          </table:table-cell>
          <table:table-cell office:value-type="float" office:value="0.788345" calcext:value-type="float">
            <text:p>0.788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7624" calcext:value-type="float">
            <text:p>0.017624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0.789856" calcext:value-type="float">
            <text:p>0.789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8463" calcext:value-type="float">
            <text:p>0.018463</text:p>
          </table:table-cell>
          <table:table-cell office:value-type="float" office:value="0.131805" calcext:value-type="float">
            <text:p>0.131805</text:p>
          </table:table-cell>
          <table:table-cell office:value-type="float" office:value="0.787308" calcext:value-type="float">
            <text:p>0.787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2589" calcext:value-type="float">
            <text:p>0.012589</text:p>
          </table:table-cell>
          <table:table-cell office:value-type="float" office:value="0.133255" calcext:value-type="float">
            <text:p>0.133255</text:p>
          </table:table-cell>
          <table:table-cell office:value-type="float" office:value="0.789078" calcext:value-type="float">
            <text:p>0.789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3443" calcext:value-type="float">
            <text:p>0.013443</text:p>
          </table:table-cell>
          <table:table-cell office:value-type="float" office:value="0.134201" calcext:value-type="float">
            <text:p>0.134201</text:p>
          </table:table-cell>
          <table:table-cell office:value-type="float" office:value="0.78653" calcext:value-type="float">
            <text:p>0.7865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568" calcext:value-type="float">
            <text:p>0.007568</text:p>
          </table:table-cell>
          <table:table-cell office:value-type="float" office:value="0.134857" calcext:value-type="float">
            <text:p>0.134857</text:p>
          </table:table-cell>
          <table:table-cell office:value-type="float" office:value="0.788559" calcext:value-type="float">
            <text:p>0.788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8408" calcext:value-type="float">
            <text:p>0.008408</text:p>
          </table:table-cell>
          <table:table-cell office:value-type="float" office:value="0.135788" calcext:value-type="float">
            <text:p>0.135788</text:p>
          </table:table-cell>
          <table:table-cell office:value-type="float" office:value="0.786011" calcext:value-type="float">
            <text:p>0.786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33" calcext:value-type="float">
            <text:p>0.002533</text:p>
          </table:table-cell>
          <table:table-cell office:value-type="float" office:value="0.135651" calcext:value-type="float">
            <text:p>0.135651</text:p>
          </table:table-cell>
          <table:table-cell office:value-type="float" office:value="0.7883" calcext:value-type="float">
            <text:p>0.7883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33" calcext:value-type="float">
            <text:p>0.002533</text:p>
          </table:table-cell>
          <table:table-cell office:value-type="float" office:value="0.136597" calcext:value-type="float">
            <text:p>0.136597</text:p>
          </table:table-cell>
          <table:table-cell office:value-type="float" office:value="0.785751" calcext:value-type="float">
            <text:p>0.785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4379" calcext:value-type="float">
            <text:p>0.004379</text:p>
          </table:table-cell>
          <table:table-cell office:value-type="float" office:value="0.104843" calcext:value-type="float">
            <text:p>0.104843</text:p>
          </table:table-cell>
          <table:table-cell office:value-type="float" office:value="0.796066" calcext:value-type="float">
            <text:p>0.796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4379" calcext:value-type="float">
            <text:p>0.004379</text:p>
          </table:table-cell>
          <table:table-cell office:value-type="float" office:value="0.102615" calcext:value-type="float">
            <text:p>0.102615</text:p>
          </table:table-cell>
          <table:table-cell office:value-type="float" office:value="0.796799" calcext:value-type="float">
            <text:p>0.796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3204" calcext:value-type="float">
            <text:p>0.003204</text:p>
          </table:table-cell>
          <table:table-cell office:value-type="float" office:value="0.106781" calcext:value-type="float">
            <text:p>0.106781</text:p>
          </table:table-cell>
          <table:table-cell office:value-type="float" office:value="0.795441" calcext:value-type="float">
            <text:p>0.795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3204" calcext:value-type="float">
            <text:p>0.003204</text:p>
          </table:table-cell>
          <table:table-cell office:value-type="float" office:value="0.100677" calcext:value-type="float">
            <text:p>0.100677</text:p>
          </table:table-cell>
          <table:table-cell office:value-type="float" office:value="0.79744" calcext:value-type="float">
            <text:p>0.797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1175" calcext:value-type="float">
            <text:p>0.001175</text:p>
          </table:table-cell>
          <table:table-cell office:value-type="float" office:value="0.107895" calcext:value-type="float">
            <text:p>0.107895</text:p>
          </table:table-cell>
          <table:table-cell office:value-type="float" office:value="0.79509" calcext:value-type="float">
            <text:p>0.7950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1175" calcext:value-type="float">
            <text:p>0.001175</text:p>
          </table:table-cell>
          <table:table-cell office:value-type="float" office:value="0.099564" calcext:value-type="float">
            <text:p>0.099564</text:p>
          </table:table-cell>
          <table:table-cell office:value-type="float" office:value="0.797791" calcext:value-type="float">
            <text:p>0.797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1175" calcext:value-type="float">
            <text:p>-0.001175</text:p>
          </table:table-cell>
          <table:table-cell office:value-type="float" office:value="0.107895" calcext:value-type="float">
            <text:p>0.107895</text:p>
          </table:table-cell>
          <table:table-cell office:value-type="float" office:value="0.79509" calcext:value-type="float">
            <text:p>0.7950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1175" calcext:value-type="float">
            <text:p>-0.001175</text:p>
          </table:table-cell>
          <table:table-cell office:value-type="float" office:value="0.099564" calcext:value-type="float">
            <text:p>0.099564</text:p>
          </table:table-cell>
          <table:table-cell office:value-type="float" office:value="0.797791" calcext:value-type="float">
            <text:p>0.797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3204" calcext:value-type="float">
            <text:p>-0.003204</text:p>
          </table:table-cell>
          <table:table-cell office:value-type="float" office:value="0.106781" calcext:value-type="float">
            <text:p>0.106781</text:p>
          </table:table-cell>
          <table:table-cell office:value-type="float" office:value="0.795441" calcext:value-type="float">
            <text:p>0.795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3204" calcext:value-type="float">
            <text:p>-0.003204</text:p>
          </table:table-cell>
          <table:table-cell office:value-type="float" office:value="0.100677" calcext:value-type="float">
            <text:p>0.100677</text:p>
          </table:table-cell>
          <table:table-cell office:value-type="float" office:value="0.79744" calcext:value-type="float">
            <text:p>0.797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4379" calcext:value-type="float">
            <text:p>-0.004379</text:p>
          </table:table-cell>
          <table:table-cell office:value-type="float" office:value="0.104843" calcext:value-type="float">
            <text:p>0.104843</text:p>
          </table:table-cell>
          <table:table-cell office:value-type="float" office:value="0.796066" calcext:value-type="float">
            <text:p>0.796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4379" calcext:value-type="float">
            <text:p>-0.004379</text:p>
          </table:table-cell>
          <table:table-cell office:value-type="float" office:value="0.102615" calcext:value-type="float">
            <text:p>0.102615</text:p>
          </table:table-cell>
          <table:table-cell office:value-type="float" office:value="0.796799" calcext:value-type="float">
            <text:p>0.796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068" calcext:value-type="float">
            <text:p>0.029068</text:p>
          </table:table-cell>
          <table:table-cell office:value-type="float" office:value="0.105591" calcext:value-type="float">
            <text:p>0.105591</text:p>
          </table:table-cell>
          <table:table-cell office:value-type="float" office:value="0.793289" calcext:value-type="float">
            <text:p>0.793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9068" calcext:value-type="float">
            <text:p>0.029068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4876" calcext:value-type="float">
            <text:p>0.794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8214" calcext:value-type="float">
            <text:p>0.028214</text:p>
          </table:table-cell>
          <table:table-cell office:value-type="float" office:value="0.110474" calcext:value-type="float">
            <text:p>0.110474</text:p>
          </table:table-cell>
          <table:table-cell office:value-type="float" office:value="0.791702" calcext:value-type="float">
            <text:p>0.791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8214" calcext:value-type="float">
            <text:p>0.028214</text:p>
          </table:table-cell>
          <table:table-cell office:value-type="float" office:value="0.09584" calcext:value-type="float">
            <text:p>0.095840</text:p>
          </table:table-cell>
          <table:table-cell office:value-type="float" office:value="0.796448" calcext:value-type="float">
            <text:p>0.796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505" calcext:value-type="float">
            <text:p>0.026505</text:p>
          </table:table-cell>
          <table:table-cell office:value-type="float" office:value="0.114532" calcext:value-type="float">
            <text:p>0.114532</text:p>
          </table:table-cell>
          <table:table-cell office:value-type="float" office:value="0.790375" calcext:value-type="float">
            <text:p>0.790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505" calcext:value-type="float">
            <text:p>0.026505</text:p>
          </table:table-cell>
          <table:table-cell office:value-type="float" office:value="0.091782" calcext:value-type="float">
            <text:p>0.091782</text:p>
          </table:table-cell>
          <table:table-cell office:value-type="float" office:value="0.797775" calcext:value-type="float">
            <text:p>0.79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796" calcext:value-type="float">
            <text:p>0.024796</text:p>
          </table:table-cell>
          <table:table-cell office:value-type="float" office:value="0.117783" calcext:value-type="float">
            <text:p>0.117783</text:p>
          </table:table-cell>
          <table:table-cell office:value-type="float" office:value="0.789322" calcext:value-type="float">
            <text:p>0.78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4796" calcext:value-type="float">
            <text:p>0.024796</text:p>
          </table:table-cell>
          <table:table-cell office:value-type="float" office:value="0.088531" calcext:value-type="float">
            <text:p>0.088531</text:p>
          </table:table-cell>
          <table:table-cell office:value-type="float" office:value="0.798828" calcext:value-type="float">
            <text:p>0.798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378" calcext:value-type="float">
            <text:p>0.021378</text:p>
          </table:table-cell>
          <table:table-cell office:value-type="float" office:value="0.121841" calcext:value-type="float">
            <text:p>0.121841</text:p>
          </table:table-cell>
          <table:table-cell office:value-type="float" office:value="0.78801" calcext:value-type="float">
            <text:p>0.7880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1378" calcext:value-type="float">
            <text:p>0.021378</text:p>
          </table:table-cell>
          <table:table-cell office:value-type="float" office:value="0.084457" calcext:value-type="float">
            <text:p>0.084457</text:p>
          </table:table-cell>
          <table:table-cell office:value-type="float" office:value="0.800156" calcext:value-type="float">
            <text:p>0.800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9669" calcext:value-type="float">
            <text:p>0.019669</text:p>
          </table:table-cell>
          <table:table-cell office:value-type="float" office:value="0.123474" calcext:value-type="float">
            <text:p>0.123474</text:p>
          </table:table-cell>
          <table:table-cell office:value-type="float" office:value="0.787476" calcext:value-type="float">
            <text:p>0.78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9669" calcext:value-type="float">
            <text:p>0.019669</text:p>
          </table:table-cell>
          <table:table-cell office:value-type="float" office:value="0.08284" calcext:value-type="float">
            <text:p>0.082840</text:p>
          </table:table-cell>
          <table:table-cell office:value-type="float" office:value="0.800674" calcext:value-type="float">
            <text:p>0.800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5396" calcext:value-type="float">
            <text:p>0.015396</text:p>
          </table:table-cell>
          <table:table-cell office:value-type="float" office:value="0.126724" calcext:value-type="float">
            <text:p>0.126724</text:p>
          </table:table-cell>
          <table:table-cell office:value-type="float" office:value="0.786423" calcext:value-type="float">
            <text:p>0.78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5396" calcext:value-type="float">
            <text:p>0.015396</text:p>
          </table:table-cell>
          <table:table-cell office:value-type="float" office:value="0.07959" calcext:value-type="float">
            <text:p>0.079590</text:p>
          </table:table-cell>
          <table:table-cell office:value-type="float" office:value="0.801743" calcext:value-type="float">
            <text:p>0.8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978" calcext:value-type="float">
            <text:p>0.011978</text:p>
          </table:table-cell>
          <table:table-cell office:value-type="float" office:value="0.128342" calcext:value-type="float">
            <text:p>0.128342</text:p>
          </table:table-cell>
          <table:table-cell office:value-type="float" office:value="0.785889" calcext:value-type="float">
            <text:p>0.78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978" calcext:value-type="float">
            <text:p>0.011978</text:p>
          </table:table-cell>
          <table:table-cell office:value-type="float" office:value="0.077957" calcext:value-type="float">
            <text:p>0.077957</text:p>
          </table:table-cell>
          <table:table-cell office:value-type="float" office:value="0.802261" calcext:value-type="float">
            <text:p>0.802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706" calcext:value-type="float">
            <text:p>0.007706</text:p>
          </table:table-cell>
          <table:table-cell office:value-type="float" office:value="0.129974" calcext:value-type="float">
            <text:p>0.129974</text:p>
          </table:table-cell>
          <table:table-cell office:value-type="float" office:value="0.78537" calcext:value-type="float">
            <text:p>0.7853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7706" calcext:value-type="float">
            <text:p>0.007706</text:p>
          </table:table-cell>
          <table:table-cell office:value-type="float" office:value="0.07634" calcext:value-type="float">
            <text:p>0.076340</text:p>
          </table:table-cell>
          <table:table-cell office:value-type="float" office:value="0.802795" calcext:value-type="float">
            <text:p>0.802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79" calcext:value-type="float">
            <text:p>0.002579</text:p>
          </table:table-cell>
          <table:table-cell office:value-type="float" office:value="0.130783" calcext:value-type="float">
            <text:p>0.130783</text:p>
          </table:table-cell>
          <table:table-cell office:value-type="float" office:value="0.785095" calcext:value-type="float">
            <text:p>0.785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579" calcext:value-type="float">
            <text:p>0.002579</text:p>
          </table:table-cell>
          <table:table-cell office:value-type="float" office:value="0.075516" calcext:value-type="float">
            <text:p>0.075516</text:p>
          </table:table-cell>
          <table:table-cell office:value-type="float" office:value="0.803055" calcext:value-type="float">
            <text:p>0.803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548" calcext:value-type="float">
            <text:p>-0.002548</text:p>
          </table:table-cell>
          <table:table-cell office:value-type="float" office:value="0.130783" calcext:value-type="float">
            <text:p>0.130783</text:p>
          </table:table-cell>
          <table:table-cell office:value-type="float" office:value="0.785095" calcext:value-type="float">
            <text:p>0.785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2548" calcext:value-type="float">
            <text:p>-0.002548</text:p>
          </table:table-cell>
          <table:table-cell office:value-type="float" office:value="0.075516" calcext:value-type="float">
            <text:p>0.075516</text:p>
          </table:table-cell>
          <table:table-cell office:value-type="float" office:value="0.803055" calcext:value-type="float">
            <text:p>0.803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675" calcext:value-type="float">
            <text:p>-0.007675</text:p>
          </table:table-cell>
          <table:table-cell office:value-type="float" office:value="0.129974" calcext:value-type="float">
            <text:p>0.129974</text:p>
          </table:table-cell>
          <table:table-cell office:value-type="float" office:value="0.78537" calcext:value-type="float">
            <text:p>0.7853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675" calcext:value-type="float">
            <text:p>-0.007675</text:p>
          </table:table-cell>
          <table:table-cell office:value-type="float" office:value="0.07634" calcext:value-type="float">
            <text:p>0.076340</text:p>
          </table:table-cell>
          <table:table-cell office:value-type="float" office:value="0.802795" calcext:value-type="float">
            <text:p>0.802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948" calcext:value-type="float">
            <text:p>-0.011948</text:p>
          </table:table-cell>
          <table:table-cell office:value-type="float" office:value="0.128342" calcext:value-type="float">
            <text:p>0.128342</text:p>
          </table:table-cell>
          <table:table-cell office:value-type="float" office:value="0.785889" calcext:value-type="float">
            <text:p>0.78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948" calcext:value-type="float">
            <text:p>-0.011948</text:p>
          </table:table-cell>
          <table:table-cell office:value-type="float" office:value="0.077957" calcext:value-type="float">
            <text:p>0.077957</text:p>
          </table:table-cell>
          <table:table-cell office:value-type="float" office:value="0.802261" calcext:value-type="float">
            <text:p>0.802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535" calcext:value-type="float">
            <text:p>-0.015350</text:p>
          </table:table-cell>
          <table:table-cell office:value-type="float" office:value="0.126724" calcext:value-type="float">
            <text:p>0.126724</text:p>
          </table:table-cell>
          <table:table-cell office:value-type="float" office:value="0.786423" calcext:value-type="float">
            <text:p>0.78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535" calcext:value-type="float">
            <text:p>-0.015350</text:p>
          </table:table-cell>
          <table:table-cell office:value-type="float" office:value="0.07959" calcext:value-type="float">
            <text:p>0.079590</text:p>
          </table:table-cell>
          <table:table-cell office:value-type="float" office:value="0.801743" calcext:value-type="float">
            <text:p>0.8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9638" calcext:value-type="float">
            <text:p>-0.019638</text:p>
          </table:table-cell>
          <table:table-cell office:value-type="float" office:value="0.123474" calcext:value-type="float">
            <text:p>0.123474</text:p>
          </table:table-cell>
          <table:table-cell office:value-type="float" office:value="0.787476" calcext:value-type="float">
            <text:p>0.78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9638" calcext:value-type="float">
            <text:p>-0.019638</text:p>
          </table:table-cell>
          <table:table-cell office:value-type="float" office:value="0.08284" calcext:value-type="float">
            <text:p>0.082840</text:p>
          </table:table-cell>
          <table:table-cell office:value-type="float" office:value="0.800674" calcext:value-type="float">
            <text:p>0.800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347" calcext:value-type="float">
            <text:p>-0.021347</text:p>
          </table:table-cell>
          <table:table-cell office:value-type="float" office:value="0.121841" calcext:value-type="float">
            <text:p>0.121841</text:p>
          </table:table-cell>
          <table:table-cell office:value-type="float" office:value="0.78801" calcext:value-type="float">
            <text:p>0.7880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1347" calcext:value-type="float">
            <text:p>-0.021347</text:p>
          </table:table-cell>
          <table:table-cell office:value-type="float" office:value="0.084457" calcext:value-type="float">
            <text:p>0.084457</text:p>
          </table:table-cell>
          <table:table-cell office:value-type="float" office:value="0.800156" calcext:value-type="float">
            <text:p>0.800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765" calcext:value-type="float">
            <text:p>-0.024765</text:p>
          </table:table-cell>
          <table:table-cell office:value-type="float" office:value="0.117783" calcext:value-type="float">
            <text:p>0.117783</text:p>
          </table:table-cell>
          <table:table-cell office:value-type="float" office:value="0.789322" calcext:value-type="float">
            <text:p>0.78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765" calcext:value-type="float">
            <text:p>-0.024765</text:p>
          </table:table-cell>
          <table:table-cell office:value-type="float" office:value="0.088531" calcext:value-type="float">
            <text:p>0.088531</text:p>
          </table:table-cell>
          <table:table-cell office:value-type="float" office:value="0.798828" calcext:value-type="float">
            <text:p>0.798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6474" calcext:value-type="float">
            <text:p>-0.026474</text:p>
          </table:table-cell>
          <table:table-cell office:value-type="float" office:value="0.114532" calcext:value-type="float">
            <text:p>0.114532</text:p>
          </table:table-cell>
          <table:table-cell office:value-type="float" office:value="0.790375" calcext:value-type="float">
            <text:p>0.790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6474" calcext:value-type="float">
            <text:p>-0.026474</text:p>
          </table:table-cell>
          <table:table-cell office:value-type="float" office:value="0.091782" calcext:value-type="float">
            <text:p>0.091782</text:p>
          </table:table-cell>
          <table:table-cell office:value-type="float" office:value="0.797775" calcext:value-type="float">
            <text:p>0.79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8183" calcext:value-type="float">
            <text:p>-0.028183</text:p>
          </table:table-cell>
          <table:table-cell office:value-type="float" office:value="0.110474" calcext:value-type="float">
            <text:p>0.110474</text:p>
          </table:table-cell>
          <table:table-cell office:value-type="float" office:value="0.791702" calcext:value-type="float">
            <text:p>0.791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8183" calcext:value-type="float">
            <text:p>-0.028183</text:p>
          </table:table-cell>
          <table:table-cell office:value-type="float" office:value="0.09584" calcext:value-type="float">
            <text:p>0.095840</text:p>
          </table:table-cell>
          <table:table-cell office:value-type="float" office:value="0.796448" calcext:value-type="float">
            <text:p>0.796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2" calcext:value-type="float">
            <text:p>-0.029022</text:p>
          </table:table-cell>
          <table:table-cell office:value-type="float" office:value="0.105591" calcext:value-type="float">
            <text:p>0.105591</text:p>
          </table:table-cell>
          <table:table-cell office:value-type="float" office:value="0.793289" calcext:value-type="float">
            <text:p>0.793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2" calcext:value-type="float">
            <text:p>-0.029022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4876" calcext:value-type="float">
            <text:p>0.7948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ed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15442" calcext:value-type="float">
            <text:p>0.015442</text:p>
          </table:table-cell>
          <table:table-cell office:value-type="float" office:value="0.104401" calcext:value-type="float">
            <text:p>0.104401</text:p>
          </table:table-cell>
          <table:table-cell office:value-type="float" office:value="0.795685" calcext:value-type="float">
            <text:p>0.795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5442" calcext:value-type="float">
            <text:p>0.015442</text:p>
          </table:table-cell>
          <table:table-cell office:value-type="float" office:value="0.102844" calcext:value-type="float">
            <text:p>0.102844</text:p>
          </table:table-cell>
          <table:table-cell office:value-type="float" office:value="0.796188" calcext:value-type="float">
            <text:p>0.796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4618" calcext:value-type="float">
            <text:p>0.014618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0.795242" calcext:value-type="float">
            <text:p>0.79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4618" calcext:value-type="float">
            <text:p>0.014618</text:p>
          </table:table-cell>
          <table:table-cell office:value-type="float" office:value="0.101486" calcext:value-type="float">
            <text:p>0.101486</text:p>
          </table:table-cell>
          <table:table-cell office:value-type="float" office:value="0.796631" calcext:value-type="float">
            <text:p>0.796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3199" calcext:value-type="float">
            <text:p>0.013199</text:p>
          </table:table-cell>
          <table:table-cell office:value-type="float" office:value="0.106537" calcext:value-type="float">
            <text:p>0.106537</text:p>
          </table:table-cell>
          <table:table-cell office:value-type="float" office:value="0.794983" calcext:value-type="float">
            <text:p>0.794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3199" calcext:value-type="float">
            <text:p>0.013199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6875" calcext:value-type="float">
            <text:p>0.796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551" calcext:value-type="float">
            <text:p>0.011551</text:p>
          </table:table-cell>
          <table:table-cell office:value-type="float" office:value="0.106537" calcext:value-type="float">
            <text:p>0.106537</text:p>
          </table:table-cell>
          <table:table-cell office:value-type="float" office:value="0.794983" calcext:value-type="float">
            <text:p>0.794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1551" calcext:value-type="float">
            <text:p>0.011551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689" calcext:value-type="float">
            <text:p>0.7968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0132" calcext:value-type="float">
            <text:p>0.010132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0.795242" calcext:value-type="float">
            <text:p>0.79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0132" calcext:value-type="float">
            <text:p>0.010132</text:p>
          </table:table-cell>
          <table:table-cell office:value-type="float" office:value="0.101486" calcext:value-type="float">
            <text:p>0.101486</text:p>
          </table:table-cell>
          <table:table-cell office:value-type="float" office:value="0.796631" calcext:value-type="float">
            <text:p>0.796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9308" calcext:value-type="float">
            <text:p>0.009308</text:p>
          </table:table-cell>
          <table:table-cell office:value-type="float" office:value="0.104401" calcext:value-type="float">
            <text:p>0.104401</text:p>
          </table:table-cell>
          <table:table-cell office:value-type="float" office:value="0.79567" calcext:value-type="float">
            <text:p>0.7956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9308" calcext:value-type="float">
            <text:p>0.009308</text:p>
          </table:table-cell>
          <table:table-cell office:value-type="float" office:value="0.102844" calcext:value-type="float">
            <text:p>0.102844</text:p>
          </table:table-cell>
          <table:table-cell office:value-type="float" office:value="0.796188" calcext:value-type="float">
            <text:p>0.796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217" calcext:value-type="float">
            <text:p>-0.007217</text:p>
          </table:table-cell>
          <table:table-cell office:value-type="float" office:value="0.10173" calcext:value-type="float">
            <text:p>0.101730</text:p>
          </table:table-cell>
          <table:table-cell office:value-type="float" office:value="0.79628" calcext:value-type="float">
            <text:p>0.796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415" calcext:value-type="float">
            <text:p>-0.022415</text:p>
          </table:table-cell>
          <table:table-cell office:value-type="float" office:value="0.1017" calcext:value-type="float">
            <text:p>0.101700</text:p>
          </table:table-cell>
          <table:table-cell office:value-type="float" office:value="0.796204" calcext:value-type="float">
            <text:p>0.796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355" calcext:value-type="float">
            <text:p>-0.007355</text:p>
          </table:table-cell>
          <table:table-cell office:value-type="float" office:value="0.10527" calcext:value-type="float">
            <text:p>0.105270</text:p>
          </table:table-cell>
          <table:table-cell office:value-type="float" office:value="0.795273" calcext:value-type="float">
            <text:p>0.79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552" calcext:value-type="float">
            <text:p>-0.022552</text:p>
          </table:table-cell>
          <table:table-cell office:value-type="float" office:value="0.10524" calcext:value-type="float">
            <text:p>0.105240</text:p>
          </table:table-cell>
          <table:table-cell office:value-type="float" office:value="0.795197" calcext:value-type="float">
            <text:p>0.79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0406" calcext:value-type="float">
            <text:p>0.010406</text:p>
          </table:table-cell>
          <table:table-cell office:value-type="float" office:value="0.101761" calcext:value-type="float">
            <text:p>0.101761</text:p>
          </table:table-cell>
          <table:table-cell office:value-type="float" office:value="0.796356" calcext:value-type="float">
            <text:p>0.796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217" calcext:value-type="float">
            <text:p>-0.007217</text:p>
          </table:table-cell>
          <table:table-cell office:value-type="float" office:value="0.10173" calcext:value-type="float">
            <text:p>0.101730</text:p>
          </table:table-cell>
          <table:table-cell office:value-type="float" office:value="0.79628" calcext:value-type="float">
            <text:p>0.796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0269" calcext:value-type="float">
            <text:p>0.010269</text:p>
          </table:table-cell>
          <table:table-cell office:value-type="float" office:value="0.105301" calcext:value-type="float">
            <text:p>0.105301</text:p>
          </table:table-cell>
          <table:table-cell office:value-type="float" office:value="0.795334" calcext:value-type="float">
            <text:p>0.795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7355" calcext:value-type="float">
            <text:p>-0.007355</text:p>
          </table:table-cell>
          <table:table-cell office:value-type="float" office:value="0.10527" calcext:value-type="float">
            <text:p>0.105270</text:p>
          </table:table-cell>
          <table:table-cell office:value-type="float" office:value="0.795273" calcext:value-type="float">
            <text:p>0.79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7145" calcext:value-type="float">
            <text:p>-0.027145</text:p>
          </table:table-cell>
          <table:table-cell office:value-type="float" office:value="0.103424" calcext:value-type="float">
            <text:p>0.103424</text:p>
          </table:table-cell>
          <table:table-cell office:value-type="float" office:value="0.7957" calcext:value-type="float">
            <text:p>0.795700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59.97mm" svg:height="90.05mm" svg:x="118.67mm" svg:y="124.57mm">
            <draw:object draw:notify-on-update-of-ranges="Sheet2.B3:Sheet2.B22 Sheet2.C3:Sheet2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5442" calcext:value-type="float">
            <text:p>0.015442</text:p>
          </table:table-cell>
          <table:table-cell office:value-type="float" office:value="0.102844" calcext:value-type="float">
            <text:p>0.102844</text:p>
          </table:table-cell>
          <table:table-cell office:value-type="float" office:value="0.796188" calcext:value-type="float">
            <text:p>0.796188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778214" calcext:value-type="float">
            <text:p>0.778214</text:p>
          </table:table-cell>
          <table:table-cell office:value-type="float" office:value="0.020203" calcext:value-type="float">
            <text:p>0.02020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4618" calcext:value-type="float">
            <text:p>0.014618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0.795242" calcext:value-type="float">
            <text:p>0.795242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806152" calcext:value-type="float">
            <text:p>0.806152</text:p>
          </table:table-cell>
          <table:table-cell office:value-type="float" office:value="0.003967" calcext:value-type="float">
            <text:p>0.00396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4618" calcext:value-type="float">
            <text:p>0.014618</text:p>
          </table:table-cell>
          <table:table-cell office:value-type="float" office:value="0.101486" calcext:value-type="float">
            <text:p>0.101486</text:p>
          </table:table-cell>
          <table:table-cell office:value-type="float" office:value="0.796631" calcext:value-type="float">
            <text:p>0.796631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773819" calcext:value-type="float">
            <text:p>0.773819</text:p>
          </table:table-cell>
          <table:table-cell office:value-type="float" office:value="0.036301" calcext:value-type="float">
            <text:p>0.0363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3199" calcext:value-type="float">
            <text:p>0.013199</text:p>
          </table:table-cell>
          <table:table-cell office:value-type="float" office:value="0.106537" calcext:value-type="float">
            <text:p>0.106537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822205" calcext:value-type="float">
            <text:p>0.822205</text:p>
          </table:table-cell>
          <table:table-cell office:value-type="float" office:value="0.008194" calcext:value-type="float">
            <text:p>0.0081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3199" calcext:value-type="float">
            <text:p>0.013199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778046" calcext:value-type="float">
            <text:p>0.778046</text:p>
          </table:table-cell>
          <table:table-cell office:value-type="float" office:value="0.052353" calcext:value-type="float">
            <text:p>0.0523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1551" calcext:value-type="float">
            <text:p>0.011551</text:p>
          </table:table-cell>
          <table:table-cell office:value-type="float" office:value="0.106537" calcext:value-type="float">
            <text:p>0.106537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833923" calcext:value-type="float">
            <text:p>0.833923</text:p>
          </table:table-cell>
          <table:table-cell office:value-type="float" office:value="0.019913" calcext:value-type="float">
            <text:p>0.01991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1551" calcext:value-type="float">
            <text:p>0.011551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689" calcext:value-type="float">
            <text:p>0.79689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789749" calcext:value-type="float">
            <text:p>0.789749</text:p>
          </table:table-cell>
          <table:table-cell office:value-type="float" office:value="0.064072" calcext:value-type="float">
            <text:p>0.064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0132" calcext:value-type="float">
            <text:p>0.010132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0.795242" calcext:value-type="float">
            <text:p>0.795242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838135" calcext:value-type="float">
            <text:p>0.838135</text:p>
          </table:table-cell>
          <table:table-cell office:value-type="float" office:value="0.035965" calcext:value-type="float">
            <text:p>0.03596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0132" calcext:value-type="float">
            <text:p>0.010132</text:p>
          </table:table-cell>
          <table:table-cell office:value-type="float" office:value="0.101486" calcext:value-type="float">
            <text:p>0.101486</text:p>
          </table:table-cell>
          <table:table-cell office:value-type="float" office:value="0.796631" calcext:value-type="float">
            <text:p>0.796631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805817" calcext:value-type="float">
            <text:p>0.805817</text:p>
          </table:table-cell>
          <table:table-cell office:value-type="float" office:value="0.068298" calcext:value-type="float">
            <text:p>0.06829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104401" calcext:value-type="float">
            <text:p>0.104401</text:p>
          </table:table-cell>
          <table:table-cell office:value-type="float" office:value="0.79567" calcext:value-type="float">
            <text:p>0.79567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833755" calcext:value-type="float">
            <text:p>0.833755</text:p>
          </table:table-cell>
          <table:table-cell office:value-type="float" office:value="0.052078" calcext:value-type="float">
            <text:p>0.0520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102844" calcext:value-type="float">
            <text:p>0.102844</text:p>
          </table:table-cell>
          <table:table-cell office:value-type="float" office:value="0.796188" calcext:value-type="float">
            <text:p>0.796188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08182" calcext:value-type="float">
            <text:p>0.308182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821915" calcext:value-type="float">
            <text:p>0.821915</text:p>
          </table:table-cell>
          <table:table-cell office:value-type="float" office:value="0.063904" calcext:value-type="float">
            <text:p>0.0639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07217" calcext:value-type="float">
            <text:p>-0.007217</text:p>
          </table:table-cell>
          <table:table-cell office:value-type="float" office:value="0.10173" calcext:value-type="float">
            <text:p>0.10173</text:p>
          </table:table-cell>
          <table:table-cell office:value-type="float" office:value="0.79628" calcext:value-type="float">
            <text:p>0.79628</text:p>
          </table:table-cell>
          <table:table-cell office:value-type="float" office:value="-0.005066" calcext:value-type="float">
            <text:p>-0.005066</text:p>
          </table:table-cell>
          <table:table-cell office:value-type="float" office:value="0.276062" calcext:value-type="float">
            <text:p>0.276062</text:p>
          </table:table-cell>
          <table:table-cell office:value-type="float" office:value="0.961121" calcext:value-type="float">
            <text:p>0.961121</text:p>
          </table:table-cell>
          <table:table-cell office:value-type="float" office:value="0.924652" calcext:value-type="float">
            <text:p>0.924652</text:p>
          </table:table-cell>
          <table:table-cell office:value-type="float" office:value="0.791824" calcext:value-type="float">
            <text:p>0.79182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22415" calcext:value-type="float">
            <text:p>-0.022415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796204" calcext:value-type="float">
            <text:p>0.796204</text:p>
          </table:table-cell>
          <table:table-cell office:value-type="float" office:value="-0.003326" calcext:value-type="float">
            <text:p>-0.003326</text:p>
          </table:table-cell>
          <table:table-cell office:value-type="float" office:value="0.275024" calcext:value-type="float">
            <text:p>0.275024</text:p>
          </table:table-cell>
          <table:table-cell office:value-type="float" office:value="0.961426" calcext:value-type="float">
            <text:p>0.961426</text:p>
          </table:table-cell>
          <table:table-cell office:value-type="float" office:value="0.766052" calcext:value-type="float">
            <text:p>0.766052</text:p>
          </table:table-cell>
          <table:table-cell office:value-type="float" office:value="0.951157" calcext:value-type="float">
            <text:p>0.9511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07355" calcext:value-type="float">
            <text:p>-0.007355</text:p>
          </table:table-cell>
          <table:table-cell office:value-type="float" office:value="0.10527" calcext:value-type="float">
            <text:p>0.10527</text:p>
          </table:table-cell>
          <table:table-cell office:value-type="float" office:value="0.795273" calcext:value-type="float">
            <text:p>0.795273</text:p>
          </table:table-cell>
          <table:table-cell office:value-type="float" office:value="-0.005066" calcext:value-type="float">
            <text:p>-0.005066</text:p>
          </table:table-cell>
          <table:table-cell office:value-type="float" office:value="0.276062" calcext:value-type="float">
            <text:p>0.276062</text:p>
          </table:table-cell>
          <table:table-cell office:value-type="float" office:value="0.961121" calcext:value-type="float">
            <text:p>0.961121</text:p>
          </table:table-cell>
          <table:table-cell office:value-type="float" office:value="0.949158" calcext:value-type="float">
            <text:p>0.949158</text:p>
          </table:table-cell>
          <table:table-cell office:value-type="float" office:value="0.816193" calcext:value-type="float">
            <text:p>0.8161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22552" calcext:value-type="float">
            <text:p>-0.022552</text:p>
          </table:table-cell>
          <table:table-cell office:value-type="float" office:value="0.10524" calcext:value-type="float">
            <text:p>0.10524</text:p>
          </table:table-cell>
          <table:table-cell office:value-type="float" office:value="0.795197" calcext:value-type="float">
            <text:p>0.795197</text:p>
          </table:table-cell>
          <table:table-cell office:value-type="float" office:value="-0.003326" calcext:value-type="float">
            <text:p>-0.003326</text:p>
          </table:table-cell>
          <table:table-cell office:value-type="float" office:value="0.275024" calcext:value-type="float">
            <text:p>0.275024</text:p>
          </table:table-cell>
          <table:table-cell office:value-type="float" office:value="0.961426" calcext:value-type="float">
            <text:p>0.961426</text:p>
          </table:table-cell>
          <table:table-cell office:value-type="float" office:value="0.790527" calcext:value-type="float">
            <text:p>0.790527</text:p>
          </table:table-cell>
          <table:table-cell office:value-type="float" office:value="0.975494" calcext:value-type="float">
            <text:p>0.9754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101761" calcext:value-type="float">
            <text:p>0.101761</text:p>
          </table:table-cell>
          <table:table-cell office:value-type="float" office:value="0.796356" calcext:value-type="float">
            <text:p>0.796356</text:p>
          </table:table-cell>
          <table:table-cell office:value-type="float" office:value="-0.004807" calcext:value-type="float">
            <text:p>-0.004807</text:p>
          </table:table-cell>
          <table:table-cell office:value-type="float" office:value="0.277191" calcext:value-type="float">
            <text:p>0.277191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811066" calcext:value-type="float">
            <text:p>0.811066</text:p>
          </table:table-cell>
          <table:table-cell office:value-type="float" office:value="0.064529" calcext:value-type="float">
            <text:p>0.0645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07217" calcext:value-type="float">
            <text:p>-0.007217</text:p>
          </table:table-cell>
          <table:table-cell office:value-type="float" office:value="0.10173" calcext:value-type="float">
            <text:p>0.10173</text:p>
          </table:table-cell>
          <table:table-cell office:value-type="float" office:value="0.79628" calcext:value-type="float">
            <text:p>0.79628</text:p>
          </table:table-cell>
          <table:table-cell office:value-type="float" office:value="-0.005066" calcext:value-type="float">
            <text:p>-0.005066</text:p>
          </table:table-cell>
          <table:table-cell office:value-type="float" office:value="0.276062" calcext:value-type="float">
            <text:p>0.276062</text:p>
          </table:table-cell>
          <table:table-cell office:value-type="float" office:value="0.961121" calcext:value-type="float">
            <text:p>0.96112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227325" calcext:value-type="float">
            <text:p>0.2273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0269" calcext:value-type="float">
            <text:p>0.010269</text:p>
          </table:table-cell>
          <table:table-cell office:value-type="float" office:value="0.105301" calcext:value-type="float">
            <text:p>0.105301</text:p>
          </table:table-cell>
          <table:table-cell office:value-type="float" office:value="0.795334" calcext:value-type="float">
            <text:p>0.795334</text:p>
          </table:table-cell>
          <table:table-cell office:value-type="float" office:value="-0.004807" calcext:value-type="float">
            <text:p>-0.004807</text:p>
          </table:table-cell>
          <table:table-cell office:value-type="float" office:value="0.277191" calcext:value-type="float">
            <text:p>0.277191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835449" calcext:value-type="float">
            <text:p>0.835449</text:p>
          </table:table-cell>
          <table:table-cell office:value-type="float" office:value="0.040009" calcext:value-type="float">
            <text:p>0.04000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07355" calcext:value-type="float">
            <text:p>-0.007355</text:p>
          </table:table-cell>
          <table:table-cell office:value-type="float" office:value="0.10527" calcext:value-type="float">
            <text:p>0.10527</text:p>
          </table:table-cell>
          <table:table-cell office:value-type="float" office:value="0.795273" calcext:value-type="float">
            <text:p>0.795273</text:p>
          </table:table-cell>
          <table:table-cell office:value-type="float" office:value="-0.005066" calcext:value-type="float">
            <text:p>-0.005066</text:p>
          </table:table-cell>
          <table:table-cell office:value-type="float" office:value="0.276062" calcext:value-type="float">
            <text:p>0.276062</text:p>
          </table:table-cell>
          <table:table-cell office:value-type="float" office:value="0.961121" calcext:value-type="float">
            <text:p>0.961121</text:p>
          </table:table-cell>
          <table:table-cell office:value-type="float" office:value="0.993103" calcext:value-type="float">
            <text:p>0.993103</text:p>
          </table:table-cell>
          <table:table-cell office:value-type="float" office:value="0.202835" calcext:value-type="float">
            <text:p>0.20283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27145" calcext:value-type="float">
            <text:p>-0.027145</text:p>
          </table:table-cell>
          <table:table-cell office:value-type="float" office:value="0.103424" calcext:value-type="float">
            <text:p>0.103424</text:p>
          </table:table-cell>
          <table:table-cell office:value-type="float" office:value="0.7957" calcext:value-type="float">
            <text:p>0.7957</text:p>
          </table:table-cell>
          <table:table-cell office:value-type="float" office:value="-0.001358" calcext:value-type="float">
            <text:p>-0.001358</text:p>
          </table:table-cell>
          <table:table-cell office:value-type="float" office:value="0.275101" calcext:value-type="float">
            <text:p>0.275101</text:p>
          </table:table-cell>
          <table:table-cell office:value-type="float" office:value="0.961411" calcext:value-type="float">
            <text:p>0.961411</text:p>
          </table:table-cell>
          <table:table-cell office:value-type="float" office:value="0.744354" calcext:value-type="float">
            <text:p>0.744354</text:p>
          </table:table-cell>
          <table:table-cell office:value-type="float" office:value="0.993423" calcext:value-type="float">
            <text:p>0.993423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float" office:value="0.015442" calcext:value-type="float">
            <text:p>0.015442</text:p>
          </table:table-cell>
          <table:table-cell office:value-type="float" office:value="0.102844" calcext:value-type="float">
            <text:p>0.102844</text:p>
          </table:table-cell>
          <table:table-cell office:value-type="float" office:value="0.796188" calcext:value-type="float">
            <text:p>0.796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4618" calcext:value-type="float">
            <text:p>0.014618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0.795242" calcext:value-type="float">
            <text:p>0.795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4618" calcext:value-type="float">
            <text:p>0.014618</text:p>
          </table:table-cell>
          <table:table-cell office:value-type="float" office:value="0.101486" calcext:value-type="float">
            <text:p>0.101486</text:p>
          </table:table-cell>
          <table:table-cell office:value-type="float" office:value="0.796631" calcext:value-type="float">
            <text:p>0.7966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3199" calcext:value-type="float">
            <text:p>0.013199</text:p>
          </table:table-cell>
          <table:table-cell office:value-type="float" office:value="0.106537" calcext:value-type="float">
            <text:p>0.106537</text:p>
          </table:table-cell>
          <table:table-cell office:value-type="float" office:value="0.794983" calcext:value-type="float">
            <text:p>0.7949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3199" calcext:value-type="float">
            <text:p>0.013199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6875" calcext:value-type="float">
            <text:p>0.79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551" calcext:value-type="float">
            <text:p>0.011551</text:p>
          </table:table-cell>
          <table:table-cell office:value-type="float" office:value="0.106537" calcext:value-type="float">
            <text:p>0.106537</text:p>
          </table:table-cell>
          <table:table-cell office:value-type="float" office:value="0.794983" calcext:value-type="float">
            <text:p>0.7949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551" calcext:value-type="float">
            <text:p>0.011551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79689" calcext:value-type="float">
            <text:p>0.79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0132" calcext:value-type="float">
            <text:p>0.010132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0.795242" calcext:value-type="float">
            <text:p>0.795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0132" calcext:value-type="float">
            <text:p>0.010132</text:p>
          </table:table-cell>
          <table:table-cell office:value-type="float" office:value="0.101486" calcext:value-type="float">
            <text:p>0.101486</text:p>
          </table:table-cell>
          <table:table-cell office:value-type="float" office:value="0.796631" calcext:value-type="float">
            <text:p>0.7966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9308" calcext:value-type="float">
            <text:p>0.009308</text:p>
          </table:table-cell>
          <table:table-cell office:value-type="float" office:value="0.104401" calcext:value-type="float">
            <text:p>0.104401</text:p>
          </table:table-cell>
          <table:table-cell office:value-type="float" office:value="0.79567" calcext:value-type="float">
            <text:p>0.795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9308" calcext:value-type="float">
            <text:p>0.009308</text:p>
          </table:table-cell>
          <table:table-cell office:value-type="float" office:value="0.102844" calcext:value-type="float">
            <text:p>0.102844</text:p>
          </table:table-cell>
          <table:table-cell office:value-type="float" office:value="0.796188" calcext:value-type="float">
            <text:p>0.796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7217" calcext:value-type="float">
            <text:p>-0.007217</text:p>
          </table:table-cell>
          <table:table-cell office:value-type="float" office:value="0.10173" calcext:value-type="float">
            <text:p>0.10173</text:p>
          </table:table-cell>
          <table:table-cell office:value-type="float" office:value="0.79628" calcext:value-type="float">
            <text:p>0.796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2415" calcext:value-type="float">
            <text:p>-0.022415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796204" calcext:value-type="float">
            <text:p>0.7962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7355" calcext:value-type="float">
            <text:p>-0.007355</text:p>
          </table:table-cell>
          <table:table-cell office:value-type="float" office:value="0.10527" calcext:value-type="float">
            <text:p>0.10527</text:p>
          </table:table-cell>
          <table:table-cell office:value-type="float" office:value="0.795273" calcext:value-type="float">
            <text:p>0.7952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2552" calcext:value-type="float">
            <text:p>-0.022552</text:p>
          </table:table-cell>
          <table:table-cell office:value-type="float" office:value="0.10524" calcext:value-type="float">
            <text:p>0.10524</text:p>
          </table:table-cell>
          <table:table-cell office:value-type="float" office:value="0.795197" calcext:value-type="float">
            <text:p>0.7951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0406" calcext:value-type="float">
            <text:p>0.010406</text:p>
          </table:table-cell>
          <table:table-cell office:value-type="float" office:value="0.101761" calcext:value-type="float">
            <text:p>0.101761</text:p>
          </table:table-cell>
          <table:table-cell office:value-type="float" office:value="0.796356" calcext:value-type="float">
            <text:p>0.7963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7217" calcext:value-type="float">
            <text:p>-0.007217</text:p>
          </table:table-cell>
          <table:table-cell office:value-type="float" office:value="0.10173" calcext:value-type="float">
            <text:p>0.10173</text:p>
          </table:table-cell>
          <table:table-cell office:value-type="float" office:value="0.79628" calcext:value-type="float">
            <text:p>0.796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0269" calcext:value-type="float">
            <text:p>0.010269</text:p>
          </table:table-cell>
          <table:table-cell office:value-type="float" office:value="0.105301" calcext:value-type="float">
            <text:p>0.105301</text:p>
          </table:table-cell>
          <table:table-cell office:value-type="float" office:value="0.795334" calcext:value-type="float">
            <text:p>0.7953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7355" calcext:value-type="float">
            <text:p>-0.007355</text:p>
          </table:table-cell>
          <table:table-cell office:value-type="float" office:value="0.10527" calcext:value-type="float">
            <text:p>0.10527</text:p>
          </table:table-cell>
          <table:table-cell office:value-type="float" office:value="0.795273" calcext:value-type="float">
            <text:p>0.7952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7145" calcext:value-type="float">
            <text:p>-0.027145</text:p>
          </table:table-cell>
          <table:table-cell office:value-type="float" office:value="0.103424" calcext:value-type="float">
            <text:p>0.103424</text:p>
          </table:table-cell>
          <table:table-cell office:value-type="float" office:value="0.7957" calcext:value-type="float">
            <text:p>0.795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03:32.997811632</meta:creation-date>
    <dc:date>2019-06-13T16:40:32.497586890</dc:date>
    <meta:editing-duration>PT2M41S</meta:editing-duration>
    <meta:editing-cycles>2</meta:editing-cycles>
    <meta:generator>LibreOffice/6.0.7.3$Linux_X86_64 LibreOffice_project/00m0$Build-3</meta:generator>
    <meta:document-statistic meta:table-count="2" meta:cell-count="40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2.B3:Sheet2.C22" svg:x="0.317cm" svg:y="4.777cm" svg:width="13.093cm" svg:height="4.044cm">
          <chartooo:coordinate-region svg:x="0.701cm" svg:y="4.976cm" svg:width="12.377cm" svg:height="3.1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3:Sheet2.C22" chart:class="chart:scatter">
            <chart:domain table:cell-range-address="Sheet2.B3:Sheet2.B2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442">
                <text:p>0.015442</text:p>
                <draw:g>
                  <svg:desc>Sheet2.B3:Sheet2.B22</svg:desc>
                </draw:g>
              </table:table-cell>
              <table:table-cell office:value-type="float" office:value="0.102844">
                <text:p>0.102844</text:p>
                <draw:g>
                  <svg:desc>Sheet2.C3:Sheet2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618">
                <text:p>0.014618</text:p>
              </table:table-cell>
              <table:table-cell office:value-type="float" office:value="0.105759">
                <text:p>0.105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618">
                <text:p>0.014618</text:p>
              </table:table-cell>
              <table:table-cell office:value-type="float" office:value="0.101486">
                <text:p>0.101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199">
                <text:p>0.013199</text:p>
              </table:table-cell>
              <table:table-cell office:value-type="float" office:value="0.106537">
                <text:p>0.106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199">
                <text:p>0.013199</text:p>
              </table:table-cell>
              <table:table-cell office:value-type="float" office:value="0.100708">
                <text:p>0.100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551">
                <text:p>0.011551</text:p>
              </table:table-cell>
              <table:table-cell office:value-type="float" office:value="0.106537">
                <text:p>0.106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551">
                <text:p>0.011551</text:p>
              </table:table-cell>
              <table:table-cell office:value-type="float" office:value="0.100708">
                <text:p>0.100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132">
                <text:p>0.010132</text:p>
              </table:table-cell>
              <table:table-cell office:value-type="float" office:value="0.105759">
                <text:p>0.105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132">
                <text:p>0.010132</text:p>
              </table:table-cell>
              <table:table-cell office:value-type="float" office:value="0.101486">
                <text:p>0.101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308">
                <text:p>0.009308</text:p>
              </table:table-cell>
              <table:table-cell office:value-type="float" office:value="0.104401">
                <text:p>0.104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308">
                <text:p>0.009308</text:p>
              </table:table-cell>
              <table:table-cell office:value-type="float" office:value="0.102844">
                <text:p>0.102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7217">
                <text:p>-0.007217</text:p>
              </table:table-cell>
              <table:table-cell office:value-type="float" office:value="0.10173">
                <text:p>0.10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2415">
                <text:p>-0.022415</text:p>
              </table:table-cell>
              <table:table-cell office:value-type="float" office:value="0.1017">
                <text:p>0.1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7355">
                <text:p>-0.007355</text:p>
              </table:table-cell>
              <table:table-cell office:value-type="float" office:value="0.10527">
                <text:p>0.10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2552">
                <text:p>-0.022552</text:p>
              </table:table-cell>
              <table:table-cell office:value-type="float" office:value="0.10524">
                <text:p>0.10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406">
                <text:p>0.010406</text:p>
              </table:table-cell>
              <table:table-cell office:value-type="float" office:value="0.101761">
                <text:p>0.10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7217">
                <text:p>-0.007217</text:p>
              </table:table-cell>
              <table:table-cell office:value-type="float" office:value="0.10173">
                <text:p>0.10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269">
                <text:p>0.010269</text:p>
              </table:table-cell>
              <table:table-cell office:value-type="float" office:value="0.105301">
                <text:p>0.105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355">
                <text:p>-0.007355</text:p>
              </table:table-cell>
              <table:table-cell office:value-type="float" office:value="0.10527">
                <text:p>0.10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7145">
                <text:p>-0.027145</text:p>
              </table:table-cell>
              <table:table-cell office:value-type="float" office:value="0.103424">
                <text:p>0.103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